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Thorndale1" svg:font-family="Thorndal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Arial" fo:font-size="10pt" fo:font-weight="bold" style:font-name-asian="Arial1" style:font-size-asian="10pt" style:font-weight-asian="bold" style:font-name-complex="Arial1" style:font-size-complex="10pt"/>
    </style:style>
    <style:style style:name="P3" style:family="paragraph" style:parent-style-name="Standard">
      <style:paragraph-properties fo:margin-top="0in" fo:margin-bottom="0in" loext:contextual-spacing="false" fo:text-align="center" style:justify-single-word="false"/>
      <style:text-properties fo:font-weight="bold" style:font-weight-asian="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124b66"/>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124b66"/>
    </style:style>
    <style:style style:name="P1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paragraph-rsid="001585d1"/>
    </style:style>
    <style:style style:name="P11" style:family="paragraph" style:parent-style-name="Standard">
      <style:paragraph-properties fo:margin-left="0in" fo:margin-right="0in" fo:margin-top="0in" fo:margin-bottom="0.0799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1585d1"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1a8702"/>
    </style:style>
    <style:style style:name="P1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officeooo:paragraph-rsid="001a8702"/>
    </style:style>
    <style:style style:name="P15" style:family="paragraph" style:parent-style-name="Title" style:master-page-name="First_20_Page">
      <style:paragraph-properties fo:margin-top="0.3335in" fo:margin-bottom="0.0835in" loext:contextual-spacing="false" fo:text-align="center" style:justify-single-word="false" style:page-number="1"/>
    </style:style>
    <style:style style:name="T1" style:family="text">
      <style:text-properties fo:color="#000080" style:font-name="Arial" fo:font-size="10pt" style:text-underline-style="solid" style:text-underline-width="auto" style:text-underline-color="font-color" fo:font-weight="bold" style:font-name-asian="Arial1" style:font-size-asian="10pt" style:font-weight-asian="bold" style:font-name-complex="Arial1" style:font-size-complex="10pt"/>
    </style:style>
    <style:style style:name="T2" style:family="text">
      <style:text-properties fo:color="#000080" style:text-underline-style="solid" style:text-underline-width="auto" style:text-underline-color="font-color" fo:font-weight="bold" style:font-weight-asian="bold"/>
    </style:style>
    <style:style style:name="T3" style:family="text">
      <style:text-properties style:font-name="Arial" fo:font-size="10pt" fo:font-weight="bold" style:font-name-asian="Arial1" style:font-size-asian="10pt" style:font-weight-asian="bold" style:font-name-complex="Arial1" style:font-size-complex="10pt"/>
    </style:style>
    <style:style style:name="T4" style:family="text">
      <style:text-properties style:text-position="0% 100%" fo:font-size="20pt" style:font-size-asian="20pt" style:font-size-complex="20pt"/>
    </style:style>
    <style:style style:name="T5" style:family="text">
      <style:text-properties style:text-position="0% 100%" fo:font-size="20pt" fo:font-style="italic" style:font-size-asian="20pt" style:font-style-asian="italic" style:font-size-complex="20pt"/>
    </style:style>
    <style:style style:name="T6" style:family="text">
      <style:text-properties style:text-position="0% 100%" fo:font-size="24pt" style:font-size-asian="24pt" style:font-size-complex="24pt"/>
    </style:style>
    <style:style style:name="T7" style:family="text">
      <style:text-properties fo:font-size="20pt" style:font-size-asian="20pt" style:font-size-complex="20pt"/>
    </style:style>
    <style:style style:name="T8"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15"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6"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weight-complex="bold"/>
    </style:style>
    <style:style style:name="T17"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80" style:text-line-through-style="none" style:text-line-through-type="none" style:text-position="0% 100%" fo:font-size="12pt" fo:font-style="normal" style:text-underline-style="solid" style:text-underline-width="auto" style:text-underline-color="font-color" fo:font-weight="bold" style:font-size-asian="12pt" style:font-style-asian="normal" style:font-weight-asian="bold" style:font-size-complex="12pt"/>
    </style:style>
    <style:style style:name="T19" style:family="text">
      <style:text-properties fo:font-variant="normal" fo:text-transform="none"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20" style:family="text">
      <style:text-properties fo:font-variant="normal" fo:text-transform="none"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style:text-line-through-style="none" style:text-line-through-type="none" style:text-position="0% 100%" fo:font-size="12pt" fo:font-style="normal" style:font-size-asian="12pt" style:font-style-asian="normal" style:font-size-complex="12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fr1" style:family="graphic" style:parent-style-name="Graphics">
      <style:graphic-properties fo:margin-left="0.0626in" fo:margin-right="0.0626in" fo:margin-top="0.0626in" fo:margin-bottom="0.0626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bzhk60usgn93"/><text:span text:style-name="T4">Glossary of Common Terms for Translators using</text:span><text:span text:style-name="T7"><text:line-break/></text:span><text:span text:style-name="T5">Adapt It</text:span><text:span text:style-name="T6"> </text:span><text:span text:style-name="T4">and </text:span><text:span text:style-name="T5">Paratext</text:span><text:span text:style-name="T6"> </text:span><text:span text:style-name="T4">on Wasta Linux</text:span></text:p>
      <text:p text:style-name="P4"><text:bookmark text:name="5wbblmalahqi"/></text:p>
      <text:p text:style-name="P13"><text:span text:style-name="T8">Alphabetical Index:</text:span></text:p>
      <text:p text:style-name="P14"><text:span text:style-name="T8"><text:s/></text:span><text:a xlink:type="simple" xlink:href="#pnqnbtyf2p2r" text:style-name="Internet_20_link" text:visited-style-name="Visited_20_Internet_20_Link"><text:span text:style-name="T15">A</text:span></text:a><text:span text:style-name="T10"> </text:span><text:a xlink:type="simple" xlink:href="#rpfy9cpsbp47" text:style-name="Internet_20_link" text:visited-style-name="Visited_20_Internet_20_Link"><text:span text:style-name="T15">B</text:span></text:a><text:span text:style-name="T10"> </text:span><text:a xlink:type="simple" xlink:href="#bx6h1g4t8w2v" text:style-name="Internet_20_link" text:visited-style-name="Visited_20_Internet_20_Link"><text:span text:style-name="T15">C</text:span></text:a><text:span text:style-name="T10"> </text:span><text:a xlink:type="simple" xlink:href="#jbcp6mp7rlzh" text:style-name="Internet_20_link" text:visited-style-name="Visited_20_Internet_20_Link"><text:span text:style-name="T15">D</text:span></text:a><text:span text:style-name="T10"> </text:span><text:a xlink:type="simple" xlink:href="#206ipza" text:style-name="Internet_20_link" text:visited-style-name="Visited_20_Internet_20_Link"><text:span text:style-name="T15">E</text:span></text:a><text:span text:style-name="T10"> </text:span><text:a xlink:type="simple" xlink:href="#oedafxaaboor" text:style-name="Internet_20_link" text:visited-style-name="Visited_20_Internet_20_Link"><text:span text:style-name="T15">F</text:span></text:a><text:span text:style-name="T10"> </text:span><text:a xlink:type="simple" xlink:href="#qtcm87k133h2" text:style-name="Internet_20_link" text:visited-style-name="Visited_20_Internet_20_Link"><text:span text:style-name="T15">G</text:span></text:a><text:span text:style-name="T10"> </text:span><text:a xlink:type="simple" xlink:href="#xf2k2nrevzza" text:style-name="Internet_20_link" text:visited-style-name="Visited_20_Internet_20_Link"><text:span text:style-name="T15">H</text:span></text:a><text:span text:style-name="T10"> </text:span><text:a xlink:type="simple" xlink:href="#3lzdlgi5or0d" text:style-name="Internet_20_link" text:visited-style-name="Visited_20_Internet_20_Link"><text:span text:style-name="T15">I</text:span></text:a><text:span text:style-name="T10"> </text:span><text:a xlink:type="simple" xlink:href="#8zqwuyl8psak" text:style-name="Internet_20_link" text:visited-style-name="Visited_20_Internet_20_Link"><text:span text:style-name="T15">J</text:span></text:a><text:span text:style-name="T10"> </text:span><text:a xlink:type="simple" xlink:href="#9pnbjnrybwc2" text:style-name="Internet_20_link" text:visited-style-name="Visited_20_Internet_20_Link"><text:span text:style-name="T15">K</text:span></text:a><text:span text:style-name="T10"> </text:span><text:a xlink:type="simple" xlink:href="#ock05b37c3lr" text:style-name="Internet_20_link" text:visited-style-name="Visited_20_Internet_20_Link"><text:span text:style-name="T15">L</text:span></text:a><text:span text:style-name="T10"> </text:span><text:a xlink:type="simple" xlink:href="#wersd7q1old4" text:style-name="Internet_20_link" text:visited-style-name="Visited_20_Internet_20_Link"><text:span text:style-name="T15">M</text:span></text:a><text:span text:style-name="T10"> </text:span><text:a xlink:type="simple" xlink:href="#b3kxytsmw2uq" text:style-name="Internet_20_link" text:visited-style-name="Visited_20_Internet_20_Link"><text:span text:style-name="T15">N</text:span></text:a><text:span text:style-name="T10"> </text:span><text:a xlink:type="simple" xlink:href="#xuet5lqfgx9" text:style-name="Internet_20_link" text:visited-style-name="Visited_20_Internet_20_Link"><text:span text:style-name="T15">O</text:span></text:a><text:span text:style-name="T10"> </text:span><text:a xlink:type="simple" xlink:href="#lutvlzu88yuv" text:style-name="Internet_20_link" text:visited-style-name="Visited_20_Internet_20_Link"><text:span text:style-name="T15">P</text:span></text:a><text:span text:style-name="T10"> </text:span><text:a xlink:type="simple" xlink:href="#jfp2flw5mk9v" text:style-name="Internet_20_link" text:visited-style-name="Visited_20_Internet_20_Link"><text:span text:style-name="T15">Q</text:span></text:a><text:span text:style-name="T10"> </text:span><text:a xlink:type="simple" xlink:href="#qxd8qrnfoaed" text:style-name="Internet_20_link" text:visited-style-name="Visited_20_Internet_20_Link"><text:span text:style-name="T15">R</text:span></text:a><text:span text:style-name="T10"> </text:span><text:a xlink:type="simple" xlink:href="#87jzkfvczn9" text:style-name="Internet_20_link" text:visited-style-name="Visited_20_Internet_20_Link"><text:span text:style-name="T15">S</text:span></text:a><text:span text:style-name="T10"> </text:span><text:a xlink:type="simple" xlink:href="#810b1cr8bex0" text:style-name="Internet_20_link" text:visited-style-name="Visited_20_Internet_20_Link"><text:span text:style-name="T15">T</text:span></text:a><text:span text:style-name="T10"> </text:span><text:a xlink:type="simple" xlink:href="#atyphm2x2m51" text:style-name="Internet_20_link" text:visited-style-name="Visited_20_Internet_20_Link"><text:span text:style-name="T15">U</text:span></text:a><text:span text:style-name="T10"> </text:span><text:a xlink:type="simple" xlink:href="#mzs3985qipj1" text:style-name="Internet_20_link" text:visited-style-name="Visited_20_Internet_20_Link"><text:span text:style-name="T15">V</text:span></text:a><text:span text:style-name="T10"> </text:span><text:a xlink:type="simple" xlink:href="#g72uefoabjx1" text:style-name="Internet_20_link" text:visited-style-name="Visited_20_Internet_20_Link"><text:span text:style-name="T15">W</text:span></text:a><text:span text:style-name="T10"> </text:span><text:a xlink:type="simple" xlink:href="#4207wptvrwkm" text:style-name="Internet_20_link" text:visited-style-name="Visited_20_Internet_20_Link"><text:span text:style-name="T15">X</text:span></text:a><text:span text:style-name="T10"> </text:span><text:a xlink:type="simple" xlink:href="#s8fvlovyb8rh" text:style-name="Internet_20_link" text:visited-style-name="Visited_20_Internet_20_Link"><text:span text:style-name="T15">Y</text:span></text:a><text:span text:style-name="T10"> </text:span><text:a xlink:type="simple" xlink:href="#ihsltak2ri1z" text:style-name="Internet_20_link" text:visited-style-name="Visited_20_Internet_20_Link"><text:span text:style-name="T15">Z</text:span></text:a></text:p>
      <text:p text:style-name="P4"><text:bookmark text:name="pnqnbtyf2p2r"/></text:p>
      <text:p text:style-name="P5">A</text:p>
      <text:p text:style-name="P6"><text:span text:style-name="T10">- </text:span><text:bookmark text:name="3ovcz878ul7m"/><text:span text:style-name="T12">Adapt</text:span><text:span text:style-name="T10">, </text:span><text:span text:style-name="T12">Adapting</text:span><text:span text:style-name="T10">, </text:span><text:span text:style-name="T12">Adaptation</text:span><text:span text:style-name="T10"> are words that refer to translating the words and phrases of a </text:span><text:a xlink:type="simple" xlink:href="#adshmeb1ja8q" text:style-name="Internet_20_link" text:visited-style-name="Visited_20_Internet_20_Link"><text:span text:style-name="T15">source language text</text:span></text:a><text:span text:style-name="T10"> into a </text:span><text:a xlink:type="simple" xlink:href="#uj4cnwe0ij9t" text:style-name="Internet_20_link" text:visited-style-name="Visited_20_Internet_20_Link"><text:span text:style-name="T15">target language text</text:span></text:a><text:span text:style-name="T10">. Usually adaptation of texts assumes that the structure (ordering) of the target language is similar to the structure of the source language. Adapting usually results in a target text that is a rough draft which will need revision, testing, checking and polishing before it can be published or used widely. See </text:span><text:a xlink:type="simple" xlink:href="#k39ojmbyembe" text:style-name="Internet_20_link" text:visited-style-name="Visited_20_Internet_20_Link"><text:span text:style-name="T15">Adapt It</text:span></text:a><text:span text:style-name="T10">.</text:span></text:p>
      <text:p text:style-name="P6"><text:span text:style-name="T12">- </text:span><text:bookmark text:name="k39ojmbyembe"/><text:span text:style-name="T12">Adapt It</text:span><text:span text:style-name="T10"> is a computer program that is designed especially for national translators. Adapt It helps its user </text:span><text:a xlink:type="simple" xlink:href="#3ovcz878ul7m" text:style-name="Internet_20_link" text:visited-style-name="Visited_20_Internet_20_Link"><text:span text:style-name="T15">adapt</text:span></text:a><text:span text:style-name="T10"> the text of a second language into his/her own mother tongue (first language). </text:span><draw:frame draw:style-name="fr1" draw:name="image85.png" text:anchor-type="char" svg:x="0in" svg:y="0.45in" svg:width="0.3335in" svg:height="0.3508in" draw:z-index="42"><draw:image xlink:href="../wasta-docs-images/adaptit.png" xlink:type="simple" xlink:show="embed" xlink:actuate="onLoad"/></draw:frame></text:p>
      <text:p text:style-name="P6"><text:span text:style-name="T10">The language the user is adapting from is known as the </text:span><text:a xlink:type="simple" xlink:href="#adshmeb1ja8q" text:style-name="Internet_20_link" text:visited-style-name="Visited_20_Internet_20_Link"><text:span text:style-name="T15">source language</text:span></text:a><text:span text:style-name="T10">. The text that the user is adapting into is known as the </text:span><text:a xlink:type="simple" xlink:href="#uj4cnwe0ij9t" text:style-name="Internet_20_link" text:visited-style-name="Visited_20_Internet_20_Link"><text:span text:style-name="T15">target language</text:span></text:a><text:span text:style-name="T10">. Adapt It works best when the user knows the source and target languages well (bilingual), and when the source and target languages are similar or related languages. See </text:span><text:a xlink:type="simple" xlink:href="#adshmeb1ja8q" text:style-name="Internet_20_link" text:visited-style-name="Visited_20_Internet_20_Link"><text:span text:style-name="T15">Source Text</text:span></text:a><text:span text:style-name="T10">. See </text:span><text:a xlink:type="simple" xlink:href="#uj4cnwe0ij9t" text:style-name="Internet_20_link" text:visited-style-name="Visited_20_Internet_20_Link"><text:span text:style-name="T15">Target Text</text:span></text:a><text:span text:style-name="T10">.</text:span></text:p>
      <text:p text:style-name="P6">- <text:bookmark text:name="kgsnad7vovgo"/><text:span text:style-name="T22">Administrator</text:span> is a person that has special permission to install or remove software, and to make changes to the computer and software settings. Usually an administrator needs to know a <text:a xlink:type="simple" xlink:href="#xao6qyc9i2xb" text:style-name="Internet_20_link" text:visited-style-name="Visited_20_Internet_20_Link"><text:span text:style-name="T2">password</text:span></text:a> to make such changes. An administrator generally will have more advanced technical knowledge, experience and computer skills than an ordinary computer user. </text:p>
      <text:p text:style-name="P6">- <text:bookmark text:name="syts9ejh5la2"/><text:span text:style-name="T22">Administrator or Administration menu</text:span> is a special menu that administrators can access (sometimes requiring the knowledge of an administrator <text:a xlink:type="simple" xlink:href="#xao6qyc9i2xb" text:style-name="Internet_20_link" text:visited-style-name="Visited_20_Internet_20_Link"><text:span text:style-name="T2">password</text:span></text:a>) to set up a computer program, project or special computer behaviors available to certain computer users. The <text:a xlink:type="simple" xlink:href="#wy2k62f3late" text:style-name="Internet_20_link" text:visited-style-name="Visited_20_Internet_20_Link"><text:span text:style-name="T2">Wasta Linux</text:span></text:a> system has an <text:a xlink:type="simple" xlink:href="#syts9ejh5la2" text:style-name="Internet_20_link" text:visited-style-name="Visited_20_Internet_20_Link"><text:span text:style-name="T2">Administration</text:span></text:a> category that contains various programs an administrator can use to set up the computer and its software. The <text:a xlink:type="simple" xlink:href="#k39ojmbyembe" text:style-name="Internet_20_link" text:visited-style-name="Visited_20_Internet_20_Link"><text:span text:style-name="T2">Adapt It</text:span></text:a> program also has a special Administrator menu that can be made visible (using the View menu in Adapt It’s Menu bar). From that Administrator menu the administrator can set up <text:a xlink:type="simple" xlink:href="#100epxqcq7oz" text:style-name="Internet_20_link" text:visited-style-name="Visited_20_Internet_20_Link"><text:span text:style-name="T2">collaboration between Adapt It and Paratext</text:span></text:a>, adopt a special user workflow profile - by hiding certain parts of the interface, change data locations and protections, etc.</text:p>
      <text:p text:style-name="P6"><text:span text:style-name="T12">- </text:span><text:bookmark text:name="kkd1dwjblwjf"/><text:span text:style-name="T8">Alt</text:span><text:span text:style-name="T10"> (key) on a computer keyboard is used to change (alternate) the function of other pressed keys. Thus, the Alt key is a modifier key, used in a similar fashion to the </text:span><text:a xlink:type="simple" xlink:href="#mpfm0voh85gi" text:style-name="Internet_20_link" text:visited-style-name="Visited_20_Internet_20_Link"><text:span text:style-name="T15">Shift</text:span></text:a><text:span text:style-name="T10"> key. </text:span><draw:frame draw:style-name="fr2" draw:name="image87.png" text:anchor-type="char" svg:x="0in" svg:y="0.4701in" svg:width="1.1138in" svg:height="0.8429in" draw:z-index="41"><draw:image xlink:href="../wasta-docs-images/AltKey.png" xlink:type="simple" xlink:show="embed" xlink:actuate="onLoad"/></draw:frame></text:p>
      <text:p text:style-name="P6"><text:span text:style-name="T10">For example, simply pressing the A key will type the letter a, but if you hold down either Alt key while pressing A, the computer will perform an </text:span><text:span text:style-name="T14">Alt</text:span><text:span text:style-name="T10">+</text:span><text:span text:style-name="T14">A</text:span><text:span text:style-name="T10"> function, the effect of which varies from program to program. You can also call it the Alternate key. The key is located either side of the </text:span><text:a xlink:type="simple" xlink:href="#juhrodi6xhf6" text:style-name="Internet_20_link" text:visited-style-name="Visited_20_Internet_20_Link"><text:span text:style-name="T15">Space bar</text:span></text:a><text:span text:style-name="T10">.</text:span></text:p>
      <text:p text:style-name="P6"><text:span text:style-name="T10">- </text:span><text:bookmark text:name="2bzl4p1m03qx"/><text:span text:style-name="T12">Android</text:span><text:span text:style-name="T10"> See </text:span><text:a xlink:type="simple" xlink:href="#9yx3plmph8bg" text:style-name="Internet_20_link" text:visited-style-name="Visited_20_Internet_20_Link"><text:span text:style-name="T15">Operating System</text:span></text:a><text:span text:style-name="T10">.</text:span></text:p>
      <text:p text:style-name="P6"><text:span text:style-name="T10">- </text:span><text:bookmark text:name="55kcbdrtpks6"/><text:span text:style-name="T12">Apple Operating Systems</text:span><text:span text:style-name="T10"> (OS X, IOS) See </text:span><text:a xlink:type="simple" xlink:href="#9yx3plmph8bg" text:style-name="Internet_20_link" text:visited-style-name="Visited_20_Internet_20_Link"><text:span text:style-name="T15">Operating System</text:span></text:a><text:span text:style-name="T10">.</text:span></text:p>
      <text:p text:style-name="P6"><text:span text:style-name="T10">- </text:span><text:bookmark text:name="e6tvwzu96v8n"/><text:span text:style-name="T12">Archive File</text:span><text:span text:style-name="T10"> An </text:span><text:span text:style-name="T12">archive file</text:span><text:span text:style-name="T10"> is a file that is composed of one or more computer files along with </text:span><text:soft-page-break/><text:span text:style-name="T10">information about those files (metadata). Archive files are used to collect multiple data files together into a single file for easier portability and storage, or simply to </text:span><text:a xlink:type="simple" xlink:href="#p8aw80kmrp" text:style-name="Internet_20_link" text:visited-style-name="Visited_20_Internet_20_Link"><text:span text:style-name="T15">compress</text:span></text:a><text:span text:style-name="T10"> files to use less storage space.</text:span></text:p>
      <text:p text:style-name="P6"><text:span text:style-name="T10">- </text:span><text:bookmark text:name="uhzs5axurcvv"/><text:span text:style-name="T12">ASCII</text:span><text:span text:style-name="T10"> is an abbreviation for American Standard Code for Information Interchange. ASCII was used to designate the set of </text:span><text:a xlink:type="simple" xlink:href="#vhhaxe6xjx1d" text:style-name="Internet_20_link" text:visited-style-name="Visited_20_Internet_20_Link"><text:span text:style-name="T15">characters</text:span></text:a><text:span text:style-name="T10"> available for creating text files in computers. Representing the characters (alphabet) of a language with ASCII characters is only suitable for English and some other European languages that do not require very many special characters. For other languages that require special or complex characters, a more flexible and complete standard is used called Unicode. See </text:span><text:a xlink:type="simple" xlink:href="#ohth4lx93s56" text:style-name="Internet_20_link" text:visited-style-name="Visited_20_Internet_20_Link"><text:span text:style-name="T15">Unicode</text:span></text:a><text:span text:style-name="T10">.</text:span></text:p>
      <text:p text:style-name="P6"><text:span text:style-name="T10">- </text:span><text:bookmark text:name="825zkts27imo"/><text:span text:style-name="T12">AV </text:span><text:span text:style-name="T10">or </text:span><text:span text:style-name="T12">Anti-Virus</text:span><text:span text:style-name="T10"> is a program that is designed to watch and or scan for </text:span><text:a xlink:type="simple" xlink:href="#hhiscme8gfuy" text:style-name="Internet_20_link" text:visited-style-name="Visited_20_Internet_20_Link"><text:span text:style-name="T15">viruses</text:span></text:a><text:span text:style-name="T10">, </text:span><text:a xlink:type="simple" xlink:href="#m7ruo39c9c09" text:style-name="Internet_20_link" text:visited-style-name="Visited_20_Internet_20_Link"><text:span text:style-name="T15">worms</text:span></text:a><text:span text:style-name="T10"> and </text:span><text:a xlink:type="simple" xlink:href="#3rz3ckjkeugo" text:style-name="Internet_20_link" text:visited-style-name="Visited_20_Internet_20_Link"><text:span text:style-name="T15">Trojan Horses</text:span></text:a><text:span text:style-name="T10">, and then clean, quarantine or delete infected files if it finds them. Linux systems like </text:span><text:a xlink:type="simple" xlink:href="#z76c8ulr8qt" text:style-name="Internet_20_link" text:visited-style-name="Visited_20_Internet_20_Link"><text:span text:style-name="T15">Linux Mint</text:span></text:a><text:span text:style-name="T10"> and </text:span><text:a xlink:type="simple" xlink:href="#wy2k62f3late" text:style-name="Internet_20_link" text:visited-style-name="Visited_20_Internet_20_Link"><text:span text:style-name="T18">Wasta Linux</text:span></text:a><text:span text:style-name="T10"> don't really need to run Anti-Virus all the time because viruses don't generally infect Linux computers like they do Windows computers. Wasta Linux does have an Anti-Virus program called </text:span><text:span text:style-name="T12">ClamTK</text:span><text:span text:style-name="T10"> (Menu &gt; Accessories), which can be used to look for and clean Windows viruses from </text:span><text:a xlink:type="simple" xlink:href="#oysu97nx0yth" text:style-name="Internet_20_link" text:visited-style-name="Visited_20_Internet_20_Link"><text:span text:style-name="T15">USB Drives</text:span></text:a><text:span text:style-name="T10"> or from files copied from Windows computers. See </text:span><text:a xlink:type="simple" xlink:href="#hhiscme8gfuy" text:style-name="Internet_20_link" text:visited-style-name="Visited_20_Internet_20_Link"><text:span text:style-name="T15">Virus</text:span></text:a><text:span text:style-name="T10">.</text:span><text:bookmark text:name="rpfy9cpsbp47"/></text:p>
      <text:p text:style-name="P5">B</text:p>
      <text:p text:style-name="P6"><text:span text:style-name="T10">- </text:span><text:bookmark text:name="aivkqtsuwva0"/><text:span text:style-name="T12">Background</text:span><text:span text:style-name="T10"> (desktop) is a design or a picture that can be set to display on the computer's desktop. The desktop background can be changed by using Menu &gt; Preferences &gt; Cinnamon Settings &gt; Backgrounds. See </text:span><text:a xlink:type="simple" xlink:href="#xl9vlpc8td4z" text:style-name="Internet_20_link" text:visited-style-name="Visited_20_Internet_20_Link"><text:span text:style-name="T15">Desktop</text:span></text:a><text:span text:style-name="T10">.</text:span></text:p>
      <text:p text:style-name="P6"><text:span text:style-name="T10">- </text:span><text:bookmark text:name="5vtg0kn36jpc"/><text:span text:style-name="T12">Backlight</text:span><text:span text:style-name="T10"> is the light that makes a computer's </text:span><text:a xlink:type="simple" xlink:href="#ugddljuxz3fp" text:style-name="Internet_20_link" text:visited-style-name="Visited_20_Internet_20_Link"><text:span text:style-name="T15">screen</text:span></text:a><text:span text:style-name="T10"> light up. It is called a backlight because the light appears to come from the back of the screen. The intensity of the backlight can be adjusted by pressing and holding down the </text:span><text:a xlink:type="simple" xlink:href="#11bux6d" text:style-name="Internet_20_link" text:visited-style-name="Visited_20_Internet_20_Link"><text:span text:style-name="T15">Fn key</text:span></text:a><text:span text:style-name="T10"> (at lower left) while pressing the </text:span><text:span text:style-name="T12">F8</text:span><text:span text:style-name="T10"> or </text:span><text:span text:style-name="T12">F9</text:span><text:span text:style-name="T10"> function keys on the top row of keys. Each </text:span><text:span text:style-name="T12">Fn+F8</text:span><text:span text:style-name="T10"> key press decreases the backlight until it reaches a minimum amount of light; each </text:span><text:span text:style-name="T12">Fn+F9</text:span><text:span text:style-name="T10"> key press increases the backlight until it reaches a maximum amount of light. Reducing the backlight is one way to lengthen the time a laptop computer can run on a battery charge.</text:span></text:p>
      <text:p text:style-name="P6"><text:span text:style-name="T12">- </text:span><text:bookmark text:name="c17157dp4p92"/><text:span text:style-name="T8">Backslash</text:span><text:span text:style-name="T10"> (\) is a symbol that can be typed by using the key below the </text:span><text:a xlink:type="simple" xlink:href="#26in1rg" text:style-name="Internet_20_link" text:visited-style-name="Visited_20_Internet_20_Link"><text:span text:style-name="T16">Backspace</text:span></text:a><text:span text:style-name="T10"> key. The backslash symbol is used to identify the markers used within the </text:span><text:a xlink:type="simple" xlink:href="#3lbifu6" text:style-name="Internet_20_link" text:visited-style-name="Visited_20_Internet_20_Link"><text:span text:style-name="T16">Unified Standard Format Markers (USFM)</text:span></text:a><text:span text:style-name="T10"> system of marking the parts of Scripture text. </text:span><draw:frame draw:style-name="fr2" draw:name="image86.png" text:anchor-type="char" svg:x="0in" svg:y="0.6in" svg:width="1.0307in" svg:height="0.9783in" draw:z-index="40"><draw:image xlink:href="../wasta-docs-images/BackSlashKey.png" xlink:type="simple" xlink:show="embed" xlink:actuate="onLoad"/></draw:frame></text:p>
      <text:p text:style-name="P6"><text:span text:style-name="T10">The </text:span><text:a xlink:type="simple" xlink:href="#k39ojmbyembe" text:style-name="Internet_20_link" text:visited-style-name="Visited_20_Internet_20_Link"><text:span text:style-name="T15">Adapt It</text:span></text:a><text:span text:style-name="T10"> and </text:span><text:a xlink:type="simple" xlink:href="#ezcd641l4mey" text:style-name="Internet_20_link" text:visited-style-name="Visited_20_Internet_20_Link"><text:span text:style-name="T15">Paratext</text:span></text:a><text:span text:style-name="T10"> programs both use texts that have USFM codes to mark things in Scripture such as chapters (\c 1, \c2, \c3, etc), verses (\v 1, \v 2, \v 3, etc), section headings (\s), and many other things. You generally won't have to worry about USFM backslash markers when using Adapt It as long as the source texts used already have their USFM markings. Paratext also can display the USFM markings when displaying your Scriptures. Paratext also can create "empty" Scripture books which have all the chapter (\c ) and verse (\v ) markers already entered in the not-yet-translated Scripture book files. See </text:span><text:a xlink:type="simple" xlink:href="#utkdw5qqundz" text:style-name="Internet_20_link" text:visited-style-name="Visited_20_Internet_20_Link"><text:span text:style-name="T15">USFM</text:span></text:a><text:span text:style-name="T10">.</text:span></text:p>
      <text:p text:style-name="P6"><text:span text:style-name="T12">- </text:span><text:bookmark text:name="xu3x6hqpx855"/><text:span text:style-name="T8">Backspace</text:span><text:span text:style-name="T10"> is the keyboard key that moves the display cursor one position backwards, deletes the </text:span><text:a xlink:type="simple" xlink:href="#1y810tw" text:style-name="Internet_20_link" text:visited-style-name="Visited_20_Internet_20_Link"><text:span text:style-name="T16">character</text:span></text:a><text:span text:style-name="T10"> at that position, and shifts back the text after that position by one position. </text:span><draw:frame draw:style-name="fr2" draw:name="image82.png" text:anchor-type="char" svg:x="0in" svg:y="0.4902in" svg:width="1.2807in" svg:height="0.9366in" draw:z-index="39"><draw:image xlink:href="../wasta-docs-images/BackspaceKey.png" xlink:type="simple" xlink:show="embed" xlink:actuate="onLoad"/></draw:frame></text:p>
      <text:p text:style-name="P6"><text:span text:style-name="T10">One way of "deleting text" is to position the display cursor immediately to the right of what you want to delete, and then use the Backspace key to delete characters backwards from the starting point until </text:span><text:soft-page-break/><text:span text:style-name="T10">what you want to delete is removed from the text. See </text:span><text:a xlink:type="simple" xlink:href="#7nsof398qik" text:style-name="Internet_20_link" text:visited-style-name="Visited_20_Internet_20_Link"><text:span text:style-name="T15">Delete (key)</text:span></text:a><text:span text:style-name="T10">.</text:span></text:p>
      <text:p text:style-name="P6"/>
      <text:p text:style-name="P6"><text:span text:style-name="T10">- </text:span><text:bookmark text:name="5n06w3oe54m2"/><text:span text:style-name="T12">Back Translation</text:span><text:span text:style-name="T10"> is a special </text:span><text:a xlink:type="simple" xlink:href="#7s7nlhgk77dg" text:style-name="Internet_20_link" text:visited-style-name="Visited_20_Internet_20_Link"><text:span text:style-name="T15">translation</text:span></text:a><text:span text:style-name="T10"> of your Scripture translation that you create in order to give to a </text:span><text:a xlink:type="simple" xlink:href="#q96m723ukqte" text:style-name="Internet_20_link" text:visited-style-name="Visited_20_Internet_20_Link"><text:span text:style-name="T15">translation consultant</text:span></text:a><text:span text:style-name="T10"> to study before he checks your translation. This back translation helps the translation consultant (who does not know your language) to understand more how your language works and how you've translated the words and phrases of the Scriptures into your language. When it is time for a consultant to check the translation, you or a person who knows your language and either Tok Pisin or English, will need to prepare a back translation written in Tok Pisin or English to give to the consultant ahead of a consultant session. The back translation must be prepared without referring to or looking at any other Bible. A special back translation project can be created in </text:span><text:a xlink:type="simple" xlink:href="#k39ojmbyembe" text:style-name="Internet_20_link" text:visited-style-name="Visited_20_Internet_20_Link"><text:span text:style-name="T15">Adapt It</text:span></text:a><text:span text:style-name="T10"> and </text:span><text:a xlink:type="simple" xlink:href="#ezcd641l4mey" text:style-name="Internet_20_link" text:visited-style-name="Visited_20_Internet_20_Link"><text:span text:style-name="T15">Paratext</text:span></text:a><text:span text:style-name="T10"> to help in the preparation of the back translation. See </text:span><text:a xlink:type="simple" xlink:href="#7s7nlhgk77dg" text:style-name="Internet_20_link" text:visited-style-name="Visited_20_Internet_20_Link"><text:span text:style-name="T15">Translation</text:span></text:a><text:span text:style-name="T10">.</text:span></text:p>
      <text:p text:style-name="P6"><text:span text:style-name="T10">- </text:span><text:bookmark text:name="xz62mo2g2qr"/><text:span text:style-name="T12">Backup</text:span><text:span text:style-name="T10"> is copying important computer </text:span><text:a xlink:type="simple" xlink:href="#s5mgsqsa8nly" text:style-name="Internet_20_link" text:visited-style-name="Visited_20_Internet_20_Link"><text:span text:style-name="T15">documents</text:span></text:a><text:span text:style-name="T10"> and </text:span><text:a xlink:type="simple" xlink:href="#8n69n7dsd6ek" text:style-name="Internet_20_link" text:visited-style-name="Visited_20_Internet_20_Link"><text:span text:style-name="T15">files</text:span></text:a><text:span text:style-name="T10"> to a different location - such as a </text:span><text:a xlink:type="simple" xlink:href="#oysu97nx0yth" text:style-name="Internet_20_link" text:visited-style-name="Visited_20_Internet_20_Link"><text:span text:style-name="T15">USB Drive</text:span></text:a><text:span text:style-name="T10"> - for safe keeping. Then, if one or more of those important files is lost or undesirable changes are made to it, the backed up documents can be copied back to replace the lost or undesirable files with good copies. </text:span><text:a xlink:type="simple" xlink:href="#wy2k62f3late" text:style-name="Internet_20_link" text:visited-style-name="Visited_20_Internet_20_Link"><text:span text:style-name="T2">Wasta Linux</text:span></text:a> has a program called <text:span text:style-name="T22">Wasta [Backup]</text:span> - located in the <text:span text:style-name="T22">Accessories</text:span> category of the Wasta Linux menu system . It is a smart program that knows where your computer stores your data. You should have a USB Drive dedicated to store your backups. It is recommended that you run Wasta [Backup] regularly - once per day or at least once per week. When Wasta [Backup] runs, it only takes a single click on the program’s <text:span text:style-name="T22">Backup</text:span> button to backup all your important data to the USB drive. <text:span text:style-name="T10">When using </text:span><text:a xlink:type="simple" xlink:href="#ezcd641l4mey" text:style-name="Internet_20_link" text:visited-style-name="Visited_20_Internet_20_Link"><text:span text:style-name="T18">Paratext</text:span></text:a><text:span text:style-name="T10">, t</text:span>he <text:a xlink:type="simple" xlink:href="#x2f8a57u94ug" text:style-name="Internet_20_link" text:visited-style-name="Visited_20_Internet_20_Link"><text:span text:style-name="T2">Send/Receive</text:span></text:a> feature is also a way to backup your Paratext data in case your computer breaks down or gets lost. <text:span text:style-name="T10">See also </text:span><text:a xlink:type="simple" xlink:href="#sdpmjj4xedrd" text:style-name="Internet_20_link" text:visited-style-name="Visited_20_Internet_20_Link"><text:span text:style-name="T15">Restore (a file or folder)</text:span></text:a><text:span text:style-name="T10">.</text:span></text:p>
      <text:p text:style-name="P6"><text:span text:style-name="T10">- </text:span><text:bookmark text:name="s25vcyn3v8g9"/><text:span text:style-name="T12">Battery</text:span><text:span text:style-name="T10"> and </text:span><text:span text:style-name="T12">Battery Charge</text:span><text:span text:style-name="T10"> for Lenovo laptops running Linux</text:span> <text:span text:style-name="T10">is displayed in the </text:span><text:a xlink:type="simple" xlink:href="#odsk5hv0azid" text:style-name="Internet_20_link" text:visited-style-name="Visited_20_Internet_20_Link"><text:span text:style-name="T15">panel</text:span></text:a><text:span text:style-name="T10"> at the lower right part of the computer screen. The battery charge level can be displayed as a percentage or as time remaining until the battery power is exhausted. To change the display click on the battery display area and select Display and click on "Show percentage" or "Show time remaining". See </text:span><text:a xlink:type="simple" xlink:href="#qysf8kgk9ue8" text:style-name="Internet_20_link" text:visited-style-name="Visited_20_Internet_20_Link"><text:span text:style-name="T15">Laptop</text:span></text:a><text:span text:style-name="T10">.</text:span></text:p>
      <text:p text:style-name="P6"><text:span text:style-name="T10">- </text:span><text:bookmark text:name="g8avw7nbwb0r"/><text:span text:style-name="T12">Binary</text:span><text:span text:style-name="T10"> is a number system in which there are only two possible values for each digit: 0 and 1. Binary is the "machine" language all computers understand. See </text:span><text:a xlink:type="simple" xlink:href="#knddvecleg90" text:style-name="Internet_20_link" text:visited-style-name="Visited_20_Internet_20_Link"><text:span text:style-name="T15">Language (machine)</text:span></text:a><text:span text:style-name="T10">.</text:span></text:p>
      <text:p text:style-name="P6"><text:span text:style-name="T10">- </text:span><text:bookmark text:name="uhre9zw3suuk"/><text:span text:style-name="T12">BIOS</text:span><text:span text:style-name="T10"> basic input/output system is the program a personal computer's </text:span><text:a xlink:type="simple" xlink:href="#5tc9mjrk7q0r" text:style-name="Internet_20_link" text:visited-style-name="Visited_20_Internet_20_Link"><text:span text:style-name="T18">CPU</text:span></text:a><text:a xlink:type="simple" xlink:href="#5tc9mjrk7q0r" text:style-name="Internet_20_link" text:visited-style-name="Visited_20_Internet_20_Link"><text:span text:style-name="T2"> or </text:span></text:a><text:a xlink:type="simple" xlink:href="#5tc9mjrk7q0r" text:style-name="Internet_20_link" text:visited-style-name="Visited_20_Internet_20_Link"><text:span text:style-name="T18">microprocessor</text:span></text:a><text:span text:style-name="T10"> uses to get the </text:span><text:a xlink:type="simple" xlink:href="#9yx3plmph8bg" text:style-name="Internet_20_link" text:visited-style-name="Visited_20_Internet_20_Link"><text:span text:style-name="T18">computer system</text:span></text:a><text:span text:style-name="T10"> started after you turn it on. It also manages data flow between the computer's operating system and attached devices such as the </text:span><text:a xlink:type="simple" xlink:href="#mtc6g6zeig9r" text:style-name="Internet_20_link" text:visited-style-name="Visited_20_Internet_20_Link"><text:span text:style-name="T18">hard disk</text:span></text:a><text:span text:style-name="T10">, </text:span><text:a xlink:type="simple" xlink:href="#7pnfeolff8w5" text:style-name="Internet_20_link" text:visited-style-name="Visited_20_Internet_20_Link"><text:span text:style-name="T18">video adapter</text:span></text:a><text:span text:style-name="T10">, </text:span><text:a xlink:type="simple" xlink:href="#ji5vwed9kw8f" text:style-name="Internet_20_link" text:visited-style-name="Visited_20_Internet_20_Link"><text:span text:style-name="T18">keyboard</text:span></text:a><text:span text:style-name="T10">, </text:span><text:a xlink:type="simple" xlink:href="#e8p17xm7pw8g" text:style-name="Internet_20_link" text:visited-style-name="Visited_20_Internet_20_Link"><text:span text:style-name="T18">mouse</text:span></text:a><text:span text:style-name="T10">, and </text:span><text:a xlink:type="simple" xlink:href="#cs0c2ia9vn6j" text:style-name="Internet_20_link" text:visited-style-name="Visited_20_Internet_20_Link"><text:span text:style-name="T18">printer</text:span></text:a><text:span text:style-name="T10">. The computer's BIOS settings can be viewed and/or changed by pressing the Enter key while the computer boots up showing the "Thinkpad" screen, then quickly pressing the F1 function key. Normally, you don't have to worry about the settings in the computer's BIOS. To exit the BIOS settings screen just press the Esc key, then select "Exit Discarding Changes" and press Enter.</text:span></text:p>
      <text:p text:style-name="P6"><text:span text:style-name="T10">- </text:span><text:bookmark text:name="9jmgud6ft3e9"/><text:span text:style-name="T12">Boot</text:span><text:span text:style-name="T10"> or </text:span><text:span text:style-name="T12">Booting Up</text:span><text:span text:style-name="T10"> (a computer) When you turn on a computer, the computer must first "boot" its </text:span><text:a xlink:type="simple" xlink:href="#9yx3plmph8bg" text:style-name="Internet_20_link" text:visited-style-name="Visited_20_Internet_20_Link"><text:span text:style-name="T15">operating system</text:span></text:a><text:span text:style-name="T10">. This "boot" process involves some self checks to find out what </text:span><text:a xlink:type="simple" xlink:href="#p8j85uwrra7a" text:style-name="Internet_20_link" text:visited-style-name="Visited_20_Internet_20_Link"><text:span text:style-name="T15">hardware</text:span></text:a><text:span text:style-name="T10"> is present or hooked up to the computer. The boot process also makes a quick test of those hardware part especially the </text:span><text:a xlink:type="simple" xlink:href="#8wlayoh9mdeg" text:style-name="Internet_20_link" text:visited-style-name="Visited_20_Internet_20_Link"><text:span text:style-name="T15">RAM memory</text:span></text:a><text:span text:style-name="T10"> and disk that stores the operating system, to ensure that the computer's hardware is working properly and the </text:span><text:a xlink:type="simple" xlink:href="#p3yebsqq8wfu" text:style-name="Internet_20_link" text:visited-style-name="Visited_20_Internet_20_Link"><text:span text:style-name="T15">software</text:span></text:a><text:span text:style-name="T10"> to run the computer is present. Then, the computer loads its operating software from </text:span><text:a xlink:type="simple" xlink:href="#1apuyjevveu4" text:style-name="Internet_20_link" text:visited-style-name="Visited_20_Internet_20_Link"><text:span text:style-name="T15">disk</text:span></text:a><text:span text:style-name="T10"> into the computer's memory, then finally, it turns over full control to that operating system software - and waits for you to </text:span><text:a xlink:type="simple" xlink:href="#r5ns7mftnlas" text:style-name="Internet_20_link" text:visited-style-name="Visited_20_Internet_20_Link"><text:span text:style-name="T15">Log</text:span></text:a><text:a xlink:type="simple" xlink:href="#r5ns7mftnlas" text:style-name="Internet_20_link" text:visited-style-name="Visited_20_Internet_20_Link"><text:span text:style-name="T17"> </text:span></text:a><text:a xlink:type="simple" xlink:href="#r5ns7mftnlas" text:style-name="Internet_20_link" text:visited-style-name="Visited_20_Internet_20_Link"><text:span text:style-name="T15">In</text:span></text:a><text:span text:style-name="T10"> to the computer. Some computers have more than one operating system installed or available to the computer at boot time. In such cases, a </text:span><text:a xlink:type="simple" xlink:href="#9jmgud6ft3e9" text:style-name="Internet_20_link" text:visited-style-name="Visited_20_Internet_20_Link"><text:span text:style-name="T15">boot</text:span></text:a><text:span text:style-name="T10"> menu may appear (called a </text:span><text:a xlink:type="simple" xlink:href="#ssk74j910k1d" text:style-name="Internet_20_link" text:visited-style-name="Visited_20_Internet_20_Link"><text:span text:style-name="T15">Grub</text:span></text:a><text:span text:style-name="T10"> Menu) allowing the user to select which operating system to boot into. See </text:span><text:a xlink:type="simple" xlink:href="#p8j85uwrra7a" text:style-name="Internet_20_link" text:visited-style-name="Visited_20_Internet_20_Link"><text:span text:style-name="T15">Hardware</text:span></text:a><text:span text:style-name="T10">. See </text:span><text:a xlink:type="simple" xlink:href="#kzkai5whotb9" text:style-name="Internet_20_link" text:visited-style-name="Visited_20_Internet_20_Link"><text:span text:style-name="T15">Restart</text:span></text:a><text:span text:style-name="T10">.</text:span></text:p>
      <text:p text:style-name="P6"><text:span text:style-name="T10">- </text:span><text:bookmark text:name="z547pz100b3x"/><text:span text:style-name="T12">Bug</text:span><text:span text:style-name="T10"> See </text:span><text:a xlink:type="simple" xlink:href="#qojnd27rqkg" text:style-name="Internet_20_link" text:visited-style-name="Visited_20_Internet_20_Link"><text:span text:style-name="T15">Error</text:span></text:a><text:span text:style-name="T10"> and see </text:span><text:a xlink:type="simple" xlink:href="#rhzhtkwy206n" text:style-name="Internet_20_link" text:visited-style-name="Visited_20_Internet_20_Link"><text:span text:style-name="T15">Crash</text:span></text:a><text:span text:style-name="T10">.</text:span></text:p>
      <text:p text:style-name="P6"><text:span text:style-name="T10">- </text:span><text:bookmark text:name="t9y4irt7gsdf"/><text:span text:style-name="T12">Byte</text:span><text:span text:style-name="T10"> is a unit of data that is eight </text:span><text:a xlink:type="simple" xlink:href="#g8avw7nbwb0r" text:style-name="Internet_20_link" text:visited-style-name="Visited_20_Internet_20_Link"><text:span text:style-name="T18">binary</text:span></text:a><text:span text:style-name="T10"> digits or "bits" long. A </text:span><text:a xlink:type="simple" xlink:href="#t9y4irt7gsdf" text:style-name="Internet_20_link" text:visited-style-name="Visited_20_Internet_20_Link"><text:span text:style-name="T18">byte</text:span></text:a><text:span text:style-name="T10"> is the simplest unit that computers can use to represent a </text:span><text:a xlink:type="simple" xlink:href="#vhhaxe6xjx1d" text:style-name="Internet_20_link" text:visited-style-name="Visited_20_Internet_20_Link"><text:span text:style-name="T15">character</text:span></text:a><text:span text:style-name="T10"> such as a letter, number, or typographic symbol (for example, "a", "1", or "#"). See </text:span><text:a xlink:type="simple" xlink:href="#knddvecleg90" text:style-name="Internet_20_link" text:visited-style-name="Visited_20_Internet_20_Link"><text:span text:style-name="T15">Language (machine)</text:span></text:a><text:span text:style-name="T10">.</text:span><text:bookmark text:name="bx6h1g4t8w2v"/></text:p>
      <text:p text:style-name="P5">C</text:p>
      <text:p text:style-name="P6"><text:soft-page-break/><text:span text:style-name="T12">- </text:span><text:bookmark text:name="hn2u1mykw4kv"/><text:span text:style-name="T8">CapsLock</text:span><text:span text:style-name="T10"> (key) is located on the left side of the keyboard between the </text:span><text:a xlink:type="simple" xlink:href="#16ges7u" text:style-name="Internet_20_link" text:visited-style-name="Visited_20_Internet_20_Link"><text:span text:style-name="T16">Tab</text:span></text:a><text:span text:style-name="T10"> key and the </text:span><text:a xlink:type="simple" xlink:href="#4fbwdob" text:style-name="Internet_20_link" text:visited-style-name="Visited_20_Internet_20_Link"><text:span text:style-name="T16">Shift</text:span></text:a><text:span text:style-name="T10"> key. </text:span></text:p>
      <text:p text:style-name="P4">The CapsLock key can be used to cause a string of characters typed to be all upper-case. The CapsLock key works like a toggle switch. Press it once to lock it into "all upper-case" mode. Click it again to release its lock and return to its normal mode. <draw:frame draw:style-name="fr2" draw:name="image81.png" text:anchor-type="char" svg:x="0in" svg:y="0.7201in" svg:width="1.572in" svg:height="0.7909in" draw:z-index="38"><draw:image xlink:href="../wasta-docs-images/CapsLockKey.png" xlink:type="simple" xlink:show="embed" xlink:actuate="onLoad"/></draw:frame></text:p>
      <text:p text:style-name="P4">Normally to capitalize words you would use the SHIFT key instead of the CapsLock key. Use the CapsLock key only if you need to type many capital letters in a row. Then remember to press it a second time to turn it off for normal typing.</text:p>
      <text:p text:style-name="P6"><text:span text:style-name="T10">- </text:span><text:bookmark text:name="vhhaxe6xjx1d"/><text:span text:style-name="T12">Character</text:span><text:span text:style-name="T10"> is a letter (alphabet), or number, or other symbol that can be typed from the computer </text:span><text:a xlink:type="simple" xlink:href="#ji5vwed9kw8f" text:style-name="Internet_20_link" text:visited-style-name="Visited_20_Internet_20_Link"><text:span text:style-name="T15">keyboard</text:span></text:a><text:span text:style-name="T10">. A space is also a character even though you don't normally see the space on the screen. See also </text:span><text:a xlink:type="simple" xlink:href="#ohth4lx93s56" text:style-name="Internet_20_link" text:visited-style-name="Visited_20_Internet_20_Link"><text:span text:style-name="T15">Unicode</text:span></text:a><text:span text:style-name="T10">.</text:span></text:p>
      <text:p text:style-name="P6"><text:span text:style-name="T10">- </text:span><text:bookmark text:name="nx8ix07gy9cu"/><text:span text:style-name="T12">Chat</text:span><text:span text:style-name="T10"> or </text:span><text:span text:style-name="T12">IRC Chat</text:span><text:span text:style-name="T10"> is way to have a written conversation with someone located at a distance (even around the world). Your computer and the other person's computer must be connected to the </text:span><text:a xlink:type="simple" xlink:href="#5vekqwntt7yh" text:style-name="Internet_20_link" text:visited-style-name="Visited_20_Internet_20_Link"><text:span text:style-name="T15">Internet</text:span></text:a><text:span text:style-name="T10"> in order to use a Chat program</text:span>. <text:a xlink:type="simple" xlink:href="#wy2k62f3late" text:style-name="Internet_20_link" text:visited-style-name="Visited_20_Internet_20_Link"><text:span text:style-name="T23">Wa</text:span></text:a><text:a xlink:type="simple" xlink:href="#wy2k62f3late" text:style-name="Internet_20_link" text:visited-style-name="Visited_20_Internet_20_Link"><text:span text:style-name="T23">s</text:span></text:a><text:a xlink:type="simple" xlink:href="#wy2k62f3late" text:style-name="Internet_20_link" text:visited-style-name="Visited_20_Internet_20_Link"><text:span text:style-name="T23">ta </text:span></text:a><text:a xlink:type="simple" xlink:href="#wy2k62f3late" text:style-name="Internet_20_link" text:visited-style-name="Visited_20_Internet_20_Link"><text:span text:style-name="T23">Linux</text:span></text:a> h<text:span text:style-name="T10">as the </text:span><text:a xlink:type="simple" xlink:href="#17wutv8zomgt" text:style-name="Internet_20_link" text:visited-style-name="Visited_20_Internet_20_Link"><text:span text:style-name="T15">Sk</text:span></text:a><text:a xlink:type="simple" xlink:href="#17wutv8zomgt" text:style-name="Internet_20_link" text:visited-style-name="Visited_20_Internet_20_Link"><text:span text:style-name="T15">y</text:span></text:a><text:a xlink:type="simple" xlink:href="#17wutv8zomgt" text:style-name="Internet_20_link" text:visited-style-name="Visited_20_Internet_20_Link"><text:span text:style-name="T15">pe</text:span></text:a><text:span text:style-name="T10"> program which can be used to chat with other people. If your computer is connected to the Internet, you can start Skype by selecting Menu &gt; Internet &gt; Skype. See </text:span><text:a xlink:type="simple" xlink:href="#17wutv8zomgt" text:style-name="Internet_20_link" text:visited-style-name="Visited_20_Internet_20_Link"><text:span text:style-name="T15">Skype</text:span></text:a><text:span text:style-name="T10"> for more information.</text:span></text:p>
      <text:p text:style-name="P6"><text:span text:style-name="T10">- </text:span><text:bookmark text:name="vc2bnas2v335"/><text:span text:style-name="T12">Chip</text:span><text:span text:style-name="T10"> or </text:span><text:span text:style-name="T12">Integrated Circuit</text:span><text:span text:style-name="T10"> (computer) is group of miniature electronic components that are used in modern computers, cell phones, and other electronic devices. Computer chips are very small and compact - they can have billions of transistors (switches) and other electronic components in an area the size of a small fingernail. See </text:span><text:a xlink:type="simple" xlink:href="#p8j85uwrra7a" text:style-name="Internet_20_link" text:visited-style-name="Visited_20_Internet_20_Link"><text:span text:style-name="T15">Hardware (computer)</text:span></text:a><text:span text:style-name="T10">.</text:span></text:p>
      <text:p text:style-name="P6">- <text:bookmark text:name="fvf3p5w0613r"/><text:span text:style-name="T22">Chromebook</text:span> is a computer similar to a <text:a xlink:type="simple" xlink:href="#qysf8kgk9ue8" text:style-name="Internet_20_link" text:visited-style-name="Visited_20_Internet_20_Link"><text:span text:style-name="T2">laptop</text:span></text:a> computer that runs on the web-based Chrome <text:a xlink:type="simple" xlink:href="#9yx3plmph8bg" text:style-name="Internet_20_link" text:visited-style-name="Visited_20_Internet_20_Link"><text:span text:style-name="T2">operating system</text:span></text:a> (created by <text:a xlink:type="simple" xlink:href="#36ec2jgk4o14" text:style-name="Internet_20_link" text:visited-style-name="Visited_20_Internet_20_Link"><text:span text:style-name="T2">Google</text:span></text:a>) and is designed to be used for situations that have continuous access to the <text:a xlink:type="simple" xlink:href="#5vekqwntt7yh" text:style-name="Internet_20_link" text:visited-style-name="Visited_20_Internet_20_Link"><text:span text:style-name="T2">Internet</text:span></text:a>. The documents, applications used, and data created within a Chromebook computer are generally stored and accessed in <text:a xlink:type="simple" xlink:href="#m0iwosavqg1s" text:style-name="Internet_20_link" text:visited-style-name="Visited_20_Internet_20_Link"><text:span text:style-name="T2">Cloud storage</text:span></text:a> over the Internet.</text:p>
      <text:p text:style-name="P6"><text:span text:style-name="T10">- </text:span><text:bookmark text:name="ryptnijlwl2w"/><text:span text:style-name="T12">CD</text:span><text:span text:style-name="T10"> or </text:span><text:span text:style-name="T12">Compact Disk</text:span><text:span text:style-name="T10"> is a storage device. A CD can store about 700 </text:span><text:a xlink:type="simple" xlink:href="#9ti8amgpgqs2" text:style-name="Internet_20_link" text:visited-style-name="Visited_20_Internet_20_Link"><text:span text:style-name="T15">Megabytes</text:span></text:a><text:span text:style-name="T10"> of text, music, videos, or other data. Many recently made </text:span><text:a xlink:type="simple" xlink:href="#qysf8kgk9ue8" text:style-name="Internet_20_link" text:visited-style-name="Visited_20_Internet_20_Link"><text:span text:style-name="T15">laptop computers</text:span></text:a><text:span text:style-name="T10"> no longer have CD or DVD drives because it is old technology and much more data can be stored on external </text:span><text:a xlink:type="simple" xlink:href="#oysu97nx0yth" text:style-name="Internet_20_link" text:visited-style-name="Visited_20_Internet_20_Link"><text:span text:style-name="T15">USB drives</text:span></text:a><text:span text:style-name="T10"> and </text:span><text:a xlink:type="simple" xlink:href="#mtc6g6zeig9r" text:style-name="Internet_20_link" text:visited-style-name="Visited_20_Internet_20_Link"><text:span text:style-name="T18">hard drives</text:span></text:a><text:span text:style-name="T10"> today than on CDs. See </text:span><text:a xlink:type="simple" xlink:href="#1apuyjevveu4" text:style-name="Internet_20_link" text:visited-style-name="Visited_20_Internet_20_Link"><text:span text:style-name="T15">Disk</text:span></text:a><text:span text:style-name="T10">.</text:span></text:p>
      <text:p text:style-name="P6"><text:span text:style-name="T10">- </text:span><text:bookmark text:name="rvh4z1smfy6n"/><text:span text:style-name="T12">Click</text:span><text:span text:style-name="T10"> (with mouse or trackpad) is one way to control a computer. The left button of a </text:span><text:a xlink:type="simple" xlink:href="#e8p17xm7pw8g" text:style-name="Internet_20_link" text:visited-style-name="Visited_20_Internet_20_Link"><text:span text:style-name="T15">mouse</text:span></text:a><text:span text:style-name="T10"> or </text:span><text:a xlink:type="simple" xlink:href="#mzlbe4qfi79e" text:style-name="Internet_20_link" text:visited-style-name="Visited_20_Internet_20_Link"><text:span text:style-name="T15">trackpad</text:span></text:a><text:span text:style-name="T10"> is the normal "click" button used to select things being pointed at on a computer screen. The right mouse button or trackpad button can be used to do a "right-click" operation on the thing being pointed at on the screen. The mouse wheel can also be used to scroll a list or window that has scroll bars. See also </text:span><text:a xlink:type="simple" xlink:href="#e8p17xm7pw8g" text:style-name="Internet_20_link" text:visited-style-name="Visited_20_Internet_20_Link"><text:span text:style-name="T15">Mouse</text:span></text:a><text:span text:style-name="T10"> and </text:span><text:a xlink:type="simple" xlink:href="#3deozzag6h0n" text:style-name="Internet_20_link" text:visited-style-name="Visited_20_Internet_20_Link"><text:span text:style-name="T15">Right-click</text:span></text:a><text:a xlink:type="simple" xlink:href="#3deozzag6h0n" text:style-name="Internet_20_link" text:visited-style-name="Visited_20_Internet_20_Link"><text:span text:style-name="T17"> (with mouse or trackpad)</text:span></text:a><text:span text:style-name="T10">.</text:span></text:p>
      <text:p text:style-name="P6"><text:span text:style-name="T12">- </text:span><text:bookmark text:name="ujkm1mdq98ha"/><text:span text:style-name="T8">Close</text:span><text:span text:style-name="T10"> (window or program) In the </text:span><text:a xlink:type="simple" xlink:href="#epmli7q2c3am" text:style-name="Internet_20_link" text:visited-style-name="Visited_20_Internet_20_Link"><text:span text:style-name="T18">title bar</text:span></text:a><text:span text:style-name="T10"> at the top right of most </text:span><text:a xlink:type="simple" xlink:href="#3b2epr8" text:style-name="Internet_20_link" text:visited-style-name="Visited_20_Internet_20_Link"><text:span text:style-name="T16">window</text:span></text:a><text:span text:style-name="T10"> </text:span><text:a xlink:type="simple" xlink:href="#43v86uo" text:style-name="Internet_20_link" text:visited-style-name="Visited_20_Internet_20_Link"><text:span text:style-name="T16">frames</text:span></text:a><text:span text:style-name="T10"> you will see three little round buttons. </text:span><draw:frame draw:style-name="fr2" draw:name="image84.png" text:anchor-type="char" svg:x="0in" svg:y="0.4402in" svg:width="0.9681in" svg:height="0.5618in" draw:z-index="37"><draw:image xlink:href="../wasta-docs-images/CloseButton.png" xlink:type="simple" xlink:show="embed" xlink:actuate="onLoad"/></draw:frame></text:p>
      <text:p text:style-name="P6"><text:span text:style-name="T10">The round button closest to the right corner of the window frame is the Close button. It has an x inside the button. You can click on that button to close the window. If a program is running within the window you are closing, the program may ask you if you want to </text:span><text:a xlink:type="simple" xlink:href="#f0lyqdwxyss8" text:style-name="Internet_20_link" text:visited-style-name="Visited_20_Internet_20_Link"><text:span text:style-name="T15">save</text:span></text:a><text:span text:style-name="T10"> your work before the window (and program) closes. See </text:span><text:a xlink:type="simple" xlink:href="#8prxdt8y1aqq" text:style-name="Internet_20_link" text:visited-style-name="Visited_20_Internet_20_Link"><text:span text:style-name="T2">Exit</text:span></text:a><text:span text:style-name="T10">.</text:span></text:p>
      <text:p text:style-name="P6">- <text:bookmark text:name="m0iwosavqg1s"/><text:span text:style-name="T22">Cloud storage</text:span> is a place to store data in one or more locations on a remote network or over the <text:a xlink:type="simple" xlink:href="#5vekqwntt7yh" text:style-name="Internet_20_link" text:visited-style-name="Visited_20_Internet_20_Link"><text:span text:style-name="T2">Internet</text:span></text:a>. Cloud storage is provided by large companies like Amazon and <text:a xlink:type="simple" xlink:href="#36ec2jgk4o14" text:style-name="Internet_20_link" text:visited-style-name="Visited_20_Internet_20_Link"><text:span text:style-name="T2">Google</text:span></text:a> that may provide a limited amount of storage for free, but charge fees for larger amounts of cloud storage.</text:p>
      <text:p text:style-name="P6"><text:soft-page-break/><text:span text:style-name="T10">- </text:span><text:bookmark text:name="100epxqcq7oz"/><text:span text:style-name="T12">Collaboration Between Adapt It and Paratext</text:span><text:span text:style-name="T10"> Collaboration means sharing data together. </text:span><text:a xlink:type="simple" xlink:href="#k39ojmbyembe" text:style-name="Internet_20_link" text:visited-style-name="Visited_20_Internet_20_Link"><text:span text:style-name="T15">Adapt It</text:span></text:a><text:span text:style-name="T10"> and </text:span><text:a xlink:type="simple" xlink:href="#ezcd641l4mey" text:style-name="Internet_20_link" text:visited-style-name="Visited_20_Internet_20_Link"><text:span text:style-name="T15">Paratext</text:span></text:a><text:span text:style-name="T10"> can be set up to share data automatically which greatly simplifies working with both Adapt It and Paratext. An </text:span><text:a xlink:type="simple" xlink:href="#kgsnad7vovgo" text:style-name="Internet_20_link" text:visited-style-name="Visited_20_Internet_20_Link"><text:span text:style-name="T18">administrator</text:span></text:a><text:span text:style-name="T10"> sets up Adapt It and Paratext to collaborate together. During the set up for collaboration, Paratext is set up to have at least two Paratext Projects: a </text:span><text:a xlink:type="simple" xlink:href="#adshmeb1ja8q" text:style-name="Internet_20_link" text:visited-style-name="Visited_20_Internet_20_Link"><text:span text:style-name="T18">Source Language</text:span></text:a><text:span text:style-name="T10"> Project, and a </text:span><text:a xlink:type="simple" xlink:href="#uj4cnwe0ij9t" text:style-name="Internet_20_link" text:visited-style-name="Visited_20_Internet_20_Link"><text:span text:style-name="T18">Target Language</text:span></text:a><text:span text:style-name="T10"> Project. The Source Language Project will consist of the Scripture books (imported into Paratext) that will be used to translate from during the adaptation process. The Target Language Project in Paratext will consist mainly of the same Scripture books - but in the target language project, they are initially created as "empty" books within Paratext. As adaptation work proceeds inside Adapt It, this Paratext Target Language Project will automatically receive the adapted target text produced during adaptation work within Adapt It. The administrator sets up Adapt It to know what Paratext project is to be used for obtaining its source texts, and which Paratext project is to be used for storing its adapted target texts. A Project is established within Adapt It for this language pair. Once this collaboration is set up, Adapt It automatically handles all of the transfer of texts between Paratext and Adapt It, and between Adapt It and Paratext. Working entirely within Adapt It, the user selects the Scripture books and adapts them to target text within Adapt It and the Paratext project for receiving those target texts automatically grows until each target text is completely created (from within Adapt It). Once the adaptation process for a given book is complete, the user can switch to Paratext, open the target language project where he will find the adapted texts, and continue his work of editing and revising the adapted texts - now from within Paratext only. The collaboration setup process is described in detail in the Help_for_Administrators.htm document. This document can be displayed by making the Administrator menu visible from Adapt It (using the "Show Administrator Menu..." selection on the View menu) and then selecting the "Help for Administrators (HTML)" menu item on the Administrator menu. See </text:span><text:a xlink:type="simple" xlink:href="#k39ojmbyembe" text:style-name="Internet_20_link" text:visited-style-name="Visited_20_Internet_20_Link"><text:span text:style-name="T15">Adapt It</text:span></text:a><text:span text:style-name="T10">. See </text:span><text:a xlink:type="simple" xlink:href="#ezcd641l4mey" text:style-name="Internet_20_link" text:visited-style-name="Visited_20_Internet_20_Link"><text:span text:style-name="T15">Paratext</text:span></text:a><text:span text:style-name="T10">.</text:span></text:p>
      <text:p text:style-name="P6"><text:span text:style-name="T10">- </text:span><text:bookmark text:name="p8aw80kmrp"/><text:span text:style-name="T12">Compress</text:span><text:span text:style-name="T10"> or </text:span><text:span text:style-name="T12">Zip</text:span><text:span text:style-name="T10"> or </text:span><text:span text:style-name="T12">Archive</text:span><text:span text:style-name="T10"> is a way of making a file smaller in order to take up less space on a computer's </text:span><text:a xlink:type="simple" xlink:href="#mtc6g6zeig9r" text:style-name="Internet_20_link" text:visited-style-name="Visited_20_Internet_20_Link"><text:span text:style-name="T15">hard disk</text:span></text:a><text:span text:style-name="T10"> (or on a </text:span><text:a xlink:type="simple" xlink:href="#oysu97nx0yth" text:style-name="Internet_20_link" text:visited-style-name="Visited_20_Internet_20_Link"><text:span text:style-name="T15">USB disk</text:span></text:a><text:span text:style-name="T10">). A disk file which is compressed may have a .zip or a .gz file extension. Before a compressed or zipped file can be used, it needs to be uncompressed or unzipped. Usually the Linux system will know how to uncompress or unzip one of these files if you right-click on the file within the File Manager and select "Open with Archive Manager". See </text:span><text:a xlink:type="simple" xlink:href="#tl5tm0k5g1m6" text:style-name="Internet_20_link" text:visited-style-name="Visited_20_Internet_20_Link"><text:span text:style-name="T15">File Properties</text:span></text:a><text:span text:style-name="T10">. See </text:span><text:a xlink:type="simple" xlink:href="#pygvrggi38my" text:style-name="Internet_20_link" text:visited-style-name="Visited_20_Internet_20_Link"><text:span text:style-name="T15">Zip</text:span></text:a><text:span text:style-name="T10">. See </text:span><text:a xlink:type="simple" xlink:href="#2i8c74hvurz5" text:style-name="Internet_20_link" text:visited-style-name="Visited_20_Internet_20_Link"><text:span text:style-name="T15">Unzip</text:span></text:a><text:span text:style-name="T10">.</text:span></text:p>
      <text:p text:style-name="P6"><text:span text:style-name="T12">- </text:span><text:bookmark text:name="4zb5dzds4wiv"/><text:span text:style-name="T8">Compose Bar</text:span><text:span text:style-name="T10"> (in Adapt It) is an optional edit box that is normally hidden but can be made available by selecting "Compose Bar" on Adapt It's View menu. The Compose Bar is a handy place for you to type any text you might like to type, without having to worry about where the phrase box is. For example, you might be working on a complex adaptation for a whole sentence, and wish to work it all out before you enter it into the document. Click the View menu's Compose Bar command a second time and it will disappear (its contents will be retained though). </text:span><draw:frame draw:style-name="fr2" draw:name="image83.png" text:anchor-type="char" svg:x="0in" svg:y="1.2799in" svg:width="5.3638in" svg:height="1.3429in" draw:z-index="36"><draw:image xlink:href="../wasta-docs-images/ComposeBar.png" xlink:type="simple" xlink:show="embed" xlink:actuate="onLoad"/></draw:frame></text:p>
      <text:p text:style-name="P6"><text:span text:style-name="T10">Removing a </text:span><text:a xlink:type="simple" xlink:href="#ep714p65kvtk" text:style-name="Internet_20_link" text:visited-style-name="Visited_20_Internet_20_Link"><text:span text:style-name="T15">retranslation</text:span></text:a><text:span text:style-name="T10"> also results in the retranslated text being copied to the Compose Bar, in case you want to retain it temporarily. Most people never use the Compose Bar, so unless you feel it will be important for your work, you can just forget about it and it will stay hidden.</text:span></text:p>
      <text:p text:style-name="P6"><text:span text:style-name="T10">- </text:span><text:bookmark text:name="fnulzbft5me1"/><text:span text:style-name="T12">Computer</text:span><text:span text:style-name="T10"> is a machine that can be programmed to carry out math and logic operations. A computer generally has some kind of </text:span><text:a xlink:type="simple" xlink:href="#5tc9mjrk7q0r" text:style-name="Internet_20_link" text:visited-style-name="Visited_20_Internet_20_Link"><text:span text:style-name="T15">processor (CPU)</text:span></text:a><text:span text:style-name="T10">, memory for temporarily storing data and program instructions, and a way to get information and instructions in and out of the computer. Personal </text:span><text:soft-page-break/><text:span text:style-name="T10">computers have only been available for purchase and use by ordinary people for about 30 years. The design and speed of computers changes very rapidly along with advances in technology. See </text:span><text:a xlink:type="simple" xlink:href="#qysf8kgk9ue8" text:style-name="Internet_20_link" text:visited-style-name="Visited_20_Internet_20_Link"><text:span text:style-name="T15">Laptop</text:span></text:a><text:span text:style-name="T10">. See </text:span><text:a xlink:type="simple" xlink:href="#xsivggyuxiy4" text:style-name="Internet_20_link" text:visited-style-name="Visited_20_Internet_20_Link"><text:span text:style-name="T15">Desktop</text:span></text:a><text:span text:style-name="T10">. See </text:span><text:a xlink:type="simple" xlink:href="#vewcz2ly26pt" text:style-name="Internet_20_link" text:visited-style-name="Visited_20_Internet_20_Link"><text:span text:style-name="T15">Tablet</text:span></text:a><text:span text:style-name="T10">. See </text:span><text:a xlink:type="simple" xlink:href="#z8822femgum9" text:style-name="Internet_20_link" text:visited-style-name="Visited_20_Internet_20_Link"><text:span text:style-name="T15">Ultrabook</text:span></text:a><text:span text:style-name="T10">. See </text:span><text:a xlink:type="simple" xlink:href="#fvf3p5w0613r" text:style-name="Internet_20_link" text:visited-style-name="Visited_20_Internet_20_Link"><text:span text:style-name="T18">Chromebook</text:span></text:a><text:span text:style-name="T10">.</text:span></text:p>
      <text:p text:style-name="P6"><text:span text:style-name="T10">- </text:span><text:bookmark text:name="fbkb8iobp0f0"/><text:span text:style-name="T12">Configuration file</text:span><text:span text:style-name="T10"> (Adapt It) Adapt It stores most of the settings you use in two configuration files. There is a general configuration file, which has the filename </text:span><text:span text:style-name="T12">AI-BasicConfiguration.aic</text:span><text:span text:style-name="T10">. This file contains all the application-wide settings. It is updated every time you close the application. It is used to restore the application-wide settings every time you launch Adapt It. It is saved to the Adapt It Unicode Work folder. It is a plain text file. There is also a second configuration file – one for each project you have created. Each time you close a project, the project's configuration file is updated. The project configuration file has the name </text:span><text:span text:style-name="T12">AI-ProjectConfiguration.aic</text:span><text:span text:style-name="T10">. It stores the settings for settings which are unique to projects only. A few settings such as font settings are located in both configuration files. If the settings in the project configuration differ from the ones in the basic configuration, then the project settings take priority. Most computer settings have a default setting if you do not set them yourself. See </text:span><text:a xlink:type="simple" xlink:href="#8nhsrigk6z7d" text:style-name="Internet_20_link" text:visited-style-name="Visited_20_Internet_20_Link"><text:span text:style-name="T15">Default</text:span></text:a><text:span text:style-name="T10">.</text:span></text:p>
      <text:p text:style-name="P6"><text:span text:style-name="T10">- </text:span><text:bookmark text:name="ye6ukhx04toq"/><text:span text:style-name="T12">Consistent Changes</text:span><text:span text:style-name="T10"> (CC) </text:span><text:a xlink:type="simple" xlink:href="#k39ojmbyembe" text:style-name="Internet_20_link" text:visited-style-name="Visited_20_Internet_20_Link"><text:span text:style-name="T18">Adapt It</text:span></text:a><text:span text:style-name="T10">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 You do not have to use consistent changes when you use Adapt It, if you do not want to. This functionality is, however, very powerful and highly useful if you have a lot of known changes which are regular – especially </text:span><text:a xlink:type="simple" xlink:href="#8nyrdvy3o6mu" text:style-name="Internet_20_link" text:visited-style-name="Visited_20_Internet_20_Link"><text:span text:style-name="T15">orthography</text:span></text:a><text:span text:style-name="T12"> (alphabet) </text:span><text:span text:style-name="T10">changes; it can save you lots of time manually typing adaptations.</text:span></text:p>
      <text:p text:style-name="P6"><text:span text:style-name="T10">- </text:span><text:bookmark text:name="q96m723ukqte"/><text:span text:style-name="T12">Consultant</text:span><text:span text:style-name="T10"> is a person who has good knowledge of </text:span><text:a xlink:type="simple" xlink:href="#7s7nlhgk77dg" text:style-name="Internet_20_link" text:visited-style-name="Visited_20_Internet_20_Link"><text:span text:style-name="T18">translation</text:span></text:a><text:span text:style-name="T10">, </text:span><text:a xlink:type="simple" xlink:href="#ug0l5lhjckon" text:style-name="Internet_20_link" text:visited-style-name="Visited_20_Internet_20_Link"><text:span text:style-name="T18">linguistics</text:span></text:a><text:span text:style-name="T10"> or </text:span><text:a xlink:type="simple" xlink:href="#j01zgssschno" text:style-name="Internet_20_link" text:visited-style-name="Visited_20_Internet_20_Link"><text:span text:style-name="T18">literacy</text:span></text:a><text:span text:style-name="T10">, and who can give advice about one or more of those topics. Scripture translation should be checked by a translation consultant before it is published and distributed widely to the language community. Most translation consultants require that someone on your team prepare a </text:span><text:a xlink:type="simple" xlink:href="#5n06w3oe54m2" text:style-name="Internet_20_link" text:visited-style-name="Visited_20_Internet_20_Link"><text:span text:style-name="T15">back translation</text:span></text:a><text:span text:style-name="T10"> in order to help the translation consultant understand more about your language and translation.</text:span></text:p>
      <text:p text:style-name="P6"><text:span text:style-name="T10">- </text:span><text:bookmark text:name="gstno4qeq7u"/><text:span text:style-name="T12">Controls</text:span><text:span text:style-name="T10"> and </text:span><text:span text:style-name="T12">Buttons</text:span><text:span text:style-name="T10"> (computer interface) are things that appear in a </text:span><text:a xlink:type="simple" xlink:href="#54dy6r4pd41g" text:style-name="Internet_20_link" text:visited-style-name="Visited_20_Internet_20_Link"><text:span text:style-name="T15">computer program</text:span></text:a><text:span text:style-name="T10"> or </text:span><text:a xlink:type="simple" xlink:href="#5jn9k5idnueq" text:style-name="Internet_20_link" text:visited-style-name="Visited_20_Internet_20_Link"><text:span text:style-name="T15">dialog</text:span></text:a><text:span text:style-name="T10"> that the user can click on to make a selection, provide information, or do an action. Examples of controls and buttons include: check boxes, radio buttons, lists, edit boxes, OK and Cancel buttons, and many others.</text:span></text:p>
      <text:p text:style-name="P6"><text:span text:style-name="T10">- </text:span><text:bookmark text:name="wqizbgpmffty"/><text:span text:style-name="T12">Copy</text:span><text:span text:style-name="T10"> (file) You can copy a </text:span><text:a xlink:type="simple" xlink:href="#8n69n7dsd6ek" text:style-name="Internet_20_link" text:visited-style-name="Visited_20_Internet_20_Link"><text:span text:style-name="T15">file</text:span></text:a><text:span text:style-name="T10"> using the </text:span><text:a xlink:type="simple" xlink:href="#2euhjuqfpiec" text:style-name="Internet_20_link" text:visited-style-name="Visited_20_Internet_20_Link"><text:span text:style-name="T15">File Manager</text:span></text:a><text:span text:style-name="T10">, which can be launched by clicking the "Files" icon in the launch bar, or by selecting Menu &gt; Places and clicking on one of the </text:span><text:a xlink:type="simple" xlink:href="#vxballdh42uf" text:style-name="Internet_20_link" text:visited-style-name="Visited_20_Internet_20_Link"><text:span text:style-name="T15">folders</text:span></text:a><text:span text:style-name="T10"> listed in Places. To copy a file go to the folder that has the file you want to copy. Click once on the file to select it. Then select Edit &gt; Copy (or hold down the </text:span><text:a xlink:type="simple" xlink:href="#7k49sujdm1ia" text:style-name="Internet_20_link" text:visited-style-name="Visited_20_Internet_20_Link"><text:span text:style-name="T15">Ctrl key</text:span></text:a><text:span text:style-name="T10"> and press C). Then in File Manager go to the folder where you want the file copy to go, select that folder and select Edit &gt; Paste (or hold down the Ctrl key and press V). A copy of the file should now appear in the folder. </text:span></text:p>
      <text:p text:style-name="P6"><text:span text:style-name="T10">- </text:span><text:bookmark text:name="qs9n56d4oz4c"/><text:span text:style-name="T12">Copy</text:span><text:span text:style-name="T10"> (folder) You can copy a </text:span><text:a xlink:type="simple" xlink:href="#vxballdh42uf" text:style-name="Internet_20_link" text:visited-style-name="Visited_20_Internet_20_Link"><text:span text:style-name="T15">folder</text:span></text:a><text:span text:style-name="T10"> using the same commands that you use to copy a </text:span><text:a xlink:type="simple" xlink:href="#8n69n7dsd6ek" text:style-name="Internet_20_link" text:visited-style-name="Visited_20_Internet_20_Link"><text:span text:style-name="T15">file</text:span></text:a><text:span text:style-name="T10">. Launch the </text:span><text:a xlink:type="simple" xlink:href="#2euhjuqfpiec" text:style-name="Internet_20_link" text:visited-style-name="Visited_20_Internet_20_Link"><text:span text:style-name="T15">File Manager</text:span></text:a><text:span text:style-name="T10"> by clicking on the "Files" icon in the launch bar. Using the File Manager, go to the folder you want to </text:span><text:span text:style-name="T21">copy</text:span><text:span text:style-name="T10"> and click on the folder to select it. Select Edit &gt; Copy. Then in File Manager go to a folder that you want to place the copied folder in, and select that destination folder and select Edit &gt; Paste. A copy of that folder (and all of its contents, which may be other folders and files) will be placed in that destination location.</text:span></text:p>
      <text:p text:style-name="P6"><text:span text:style-name="T10">- </text:span><text:bookmark text:name="g8av4lggi496"/><text:span text:style-name="T12">Copy</text:span><text:span text:style-name="T10"> (text) If you are working with text in a program like Adapt It, Paratext, LibreOffice Writer, or any other program, you can </text:span><text:span text:style-name="T21">copy</text:span><text:span text:style-name="T10"> text from one location and paste a copy of that text to another location. Select the text you want to copy (see </text:span><text:a xlink:type="simple" xlink:href="#p2ailj4l6jti" text:style-name="Internet_20_link" text:visited-style-name="Visited_20_Internet_20_Link"><text:span text:style-name="T15">Selecting Text</text:span></text:a><text:span text:style-name="T10">), then using the program's Edit menu, select Copy. Then place the </text:span><text:a xlink:type="simple" xlink:href="#npqn2wwxv4h1" text:style-name="Internet_20_link" text:visited-style-name="Visited_20_Internet_20_Link"><text:span text:style-name="T18">cursor</text:span></text:a><text:span text:style-name="T10"> (insertion point) at the point is your document where you want the copied text to appear, and use the program's Edit menu and select Paste. The Ctrl+C short cut can be used to do the copy step, and the Ctrl+V short cut can be used to do the paste step.</text:span></text:p>
      <text:p text:style-name="P6"><text:span text:style-name="T10">- </text:span><text:bookmark text:name="5tc9mjrk7q0r"/><text:span text:style-name="T12">CPU</text:span><text:span text:style-name="T10"> </text:span><text:span text:style-name="T12">Central Processing Unit</text:span><text:span text:style-name="T10"> (hardware) is the "brain" of a computer that contains its processor </text:span><text:soft-page-break/><text:span text:style-name="T10">(also called microprocessor), memory and other important electronic parts that make up the computer. See </text:span><text:a xlink:type="simple" xlink:href="#vc2bnas2v335" text:style-name="Internet_20_link" text:visited-style-name="Visited_20_Internet_20_Link"><text:span text:style-name="T15">Chip</text:span></text:a><text:span text:style-name="T10">.</text:span></text:p>
      <text:p text:style-name="P6"><text:span text:style-name="T10">- </text:span><text:bookmark text:name="rhzhtkwy206n"/><text:span text:style-name="T12">Crash</text:span><text:span text:style-name="T10"> A crash happens when a computer </text:span><text:a xlink:type="simple" xlink:href="#54dy6r4pd41g" text:style-name="Internet_20_link" text:visited-style-name="Visited_20_Internet_20_Link"><text:span text:style-name="T15">program</text:span></text:a><text:span text:style-name="T10"> or the computer's </text:span><text:a xlink:type="simple" xlink:href="#9yx3plmph8bg" text:style-name="Internet_20_link" text:visited-style-name="Visited_20_Internet_20_Link"><text:span text:style-name="T15">operating system</text:span></text:a><text:span text:style-name="T10"> itself quits suddenly or hangs up and no longer responds to your commands at the keyboard or actions you take with the mouse pointer. Sometimes a crash means that the program itself has a "bug" and needs to be fixed or updated by the </text:span><text:a xlink:type="simple" xlink:href="#4anbobbfr9yw" text:style-name="Internet_20_link" text:visited-style-name="Visited_20_Internet_20_Link"><text:span text:style-name="T15">programmer(s)</text:span></text:a><text:span text:style-name="T10"> who created the program. Another reason that a computer program might crash is if a </text:span><text:a xlink:type="simple" xlink:href="#8n69n7dsd6ek" text:style-name="Internet_20_link" text:visited-style-name="Visited_20_Internet_20_Link"><text:span text:style-name="T15">file</text:span></text:a><text:span text:style-name="T10"> that the computer program depends on gets corrupted or accidentally deleted or moved to an unexpected location. See </text:span><text:a xlink:type="simple" xlink:href="#qojnd27rqkg" text:style-name="Internet_20_link" text:visited-style-name="Visited_20_Internet_20_Link"><text:span text:style-name="T15">Error</text:span></text:a><text:span text:style-name="T10">.</text:span></text:p>
      <text:p text:style-name="P6"><text:span text:style-name="T12">- </text:span><text:bookmark text:name="7k49sujdm1ia"/><text:span text:style-name="T12">Ctrl</text:span><text:span text:style-name="T10"> (key) is located at the lower left part of the keyboard. The Ctrl key can be used along with other keys to give special commands or short cuts to the </text:span><text:a xlink:type="simple" xlink:href="#54dy6r4pd41g" text:style-name="Internet_20_link" text:visited-style-name="Visited_20_Internet_20_Link"><text:span text:style-name="T15">program</text:span></text:a><text:span text:style-name="T10"> that is running on the computer. </text:span><draw:frame draw:style-name="fr2" draw:name="image50.png" text:anchor-type="char" svg:x="0in" svg:y="0.5098in" svg:width="1.7492in" svg:height="1.1709in" draw:z-index="35"><draw:image xlink:href="../wasta-docs-images/CtrlKey.png" xlink:type="simple" xlink:show="embed" xlink:actuate="onLoad"/></draw:frame></text:p>
      <text:p text:style-name="P6"><text:span text:style-name="T10">For example, you can give the Ctrl+S command (by holding down the Ctrl key while pressing the S key, then releasing both keys) while creating a document in LibreOffice Writer. The command tells Writer to save your work immediately. The Ctrl+S command is simply a keyboard short cut for selecting the Save menu item on Writer's File menu. Another example of how the Ctrl key is used is to select some text in Writer, and give the Ctrl+B command. The selected text is made </text:span><text:span text:style-name="T12">Bold</text:span><text:span text:style-name="T10"> by that command. The Ctrl+B command is simply a keyboard short cut for selecting the Bold icon on Writer's formatting tool bar. There are many other short cut commands that you can memorize to make your work go faster Many of the short cut commands are listed on a program's menus, and in the documentation files. </text:span></text:p>
      <text:p text:style-name="P6"><text:span text:style-name="T10">- </text:span><text:bookmark text:name="npqn2wwxv4h1"/><text:span text:style-name="T12">Cursor</text:span><text:span text:style-name="T10"> is the arrow-shaped pointer that you can move around the screen by moving the </text:span><text:a xlink:type="simple" xlink:href="#e8p17xm7pw8g" text:style-name="Internet_20_link" text:visited-style-name="Visited_20_Internet_20_Link"><text:span text:style-name="T18">mouse</text:span></text:a><text:span text:style-name="T10">, or by sliding your finger across the </text:span><text:a xlink:type="simple" xlink:href="#mzlbe4qfi79e" text:style-name="Internet_20_link" text:visited-style-name="Visited_20_Internet_20_Link"><text:span text:style-name="T18">trackpad</text:span></text:a><text:span text:style-name="T10">, or by gently pushing the red "</text:span><text:a xlink:type="simple" xlink:href="#p4q62ajmzttw" text:style-name="Internet_20_link" text:visited-style-name="Visited_20_Internet_20_Link"><text:span text:style-name="T18">pointing stick</text:span></text:a><text:span text:style-name="T10">" between the G, H, and B keys of the keyboard in different directions. Often you will want to move the cursor over a button or other control and then press the left-mouse button (or the left trackpad button) to activate that control. Often you will move the cursor over a text - in which case the cursor will change from an arrow shaped pointer to a pointer that looks like the capital letter </text:span><text:span text:style-name="T12">I</text:span><text:span text:style-name="T10"> (called the I-beam cursor). You can then position the I-beam cursor between the letters of the text and click the left-mouse button (or left trackpad button), to place the flashing Insertion point in the text. You will do this commonly as you edit text. See </text:span><text:a xlink:type="simple" xlink:href="#2a7xfgpp44j5" text:style-name="Internet_20_link" text:visited-style-name="Visited_20_Internet_20_Link"><text:span text:style-name="T15">Insertion Point</text:span></text:a><text:span text:style-name="T10">. See </text:span><text:a xlink:type="simple" xlink:href="#e8p17xm7pw8g" text:style-name="Internet_20_link" text:visited-style-name="Visited_20_Internet_20_Link"><text:span text:style-name="T15">Mouse</text:span></text:a><text:span text:style-name="T10">. See </text:span><text:a xlink:type="simple" xlink:href="#p4q62ajmzttw" text:style-name="Internet_20_link" text:visited-style-name="Visited_20_Internet_20_Link"><text:span text:style-name="T15">Pointing Stick</text:span></text:a><text:span text:style-name="T10">.</text:span><text:bookmark text:name="jbcp6mp7rlzh"/></text:p>
      <text:p text:style-name="P5">D</text:p>
      <text:p text:style-name="P6"><text:span text:style-name="T10">- </text:span><text:bookmark text:name="8nhsrigk6z7d"/><text:span text:style-name="T12">Default</text:span><text:span text:style-name="T10"> is pre-set value or setting that the </text:span><text:a xlink:type="simple" xlink:href="#4anbobbfr9yw" text:style-name="Internet_20_link" text:visited-style-name="Visited_20_Internet_20_Link"><text:span text:style-name="T15">computer programmer</text:span></text:a><text:span text:style-name="T10"> felt would be the most common setting or value. Often you can change a default value or setting to something different if the different value or setting is more suitable for your needs. For example, the default colour for </text:span><text:a xlink:type="simple" xlink:href="#uj4cnwe0ij9t" text:style-name="Internet_20_link" text:visited-style-name="Visited_20_Internet_20_Link"><text:span text:style-name="T15">target text</text:span></text:a><text:span text:style-name="T10"> within Adapt It is blue, to distinguish it from </text:span><text:a xlink:type="simple" xlink:href="#adshmeb1ja8q" text:style-name="Internet_20_link" text:visited-style-name="Visited_20_Internet_20_Link"><text:span text:style-name="T15">source text</text:span></text:a><text:span text:style-name="T10"> whose default colour is black. These default colours can be changed to different colours if desired by selecting Edit &gt; Preferences and selecting the appropriate "Set Custom Color..." buttons on the Fonts tab. See </text:span><text:a xlink:type="simple" xlink:href="#fbkb8iobp0f0" text:style-name="Internet_20_link" text:visited-style-name="Visited_20_Internet_20_Link"><text:span text:style-name="T15">Configuration File</text:span></text:a><text:span text:style-name="T10">.</text:span></text:p>
      <text:p text:style-name="P6"><text:span text:style-name="T12">- </text:span><text:bookmark text:name="7nsof398qik"/><text:span text:style-name="T8">Delete</text:span><text:span text:style-name="T10"> is removing something such as a portion of </text:span><text:a xlink:type="simple" xlink:href="#hkkpf6" text:style-name="Internet_20_link" text:visited-style-name="Visited_20_Internet_20_Link"><text:span text:style-name="T16">text</text:span></text:a><text:span text:style-name="T10">, a </text:span><text:a xlink:type="simple" xlink:href="#2zlqixl" text:style-name="Internet_20_link" text:visited-style-name="Visited_20_Internet_20_Link"><text:span text:style-name="T16">file</text:span></text:a><text:span text:style-name="T10">, or a </text:span><text:a xlink:type="simple" xlink:href="#3hv69ve" text:style-name="Internet_20_link" text:visited-style-name="Visited_20_Internet_20_Link"><text:span text:style-name="T16">folder</text:span></text:a><text:span text:style-name="T10">. To delete something you </text:span><text:a xlink:type="simple" xlink:href="#48zs1w5" text:style-name="Internet_20_link" text:visited-style-name="Visited_20_Internet_20_Link"><text:span text:style-name="T16">select</text:span></text:a><text:span text:style-name="T10"> it, then press the Delete key (or Delete from the application's Edit menu). </text:span></text:p>
      <text:p text:style-name="P6"><text:soft-page-break/><text:span text:style-name="T10">If you accidentally delete text or a file or folder you can usually get it back if you immediately click on the </text:span><text:span text:style-name="T12">Undo</text:span><text:span text:style-name="T10"> Delete menu item in the Edit menu of the program you are working in. Generally deleted files that you delete within the </text:span><text:a xlink:type="simple" xlink:href="#2euhjuqfpiec" text:style-name="Internet_20_link" text:visited-style-name="Visited_20_Internet_20_Link"><text:span text:style-name="T15">File Manager</text:span></text:a><text:span text:style-name="T10"> are kept in a special folder called the </text:span><text:a xlink:type="simple" xlink:href="#6d06dkk3yb7r" text:style-name="Internet_20_link" text:visited-style-name="Visited_20_Internet_20_Link"><text:span text:style-name="T15">Trash</text:span></text:a><text:span text:style-name="T10"> folder. </text:span><draw:frame draw:style-name="fr2" draw:name="image49.png" text:anchor-type="char" svg:x="0in" svg:y="0.1701in" svg:width="1.7807in" svg:height="1.0098in" draw:z-index="34"><draw:image xlink:href="../wasta-docs-images/DeleteKey.png" xlink:type="simple" xlink:show="embed" xlink:actuate="onLoad"/></draw:frame></text:p>
      <text:p text:style-name="P6"><text:span text:style-name="T10">If you deleted a file or folder some time ago and cannot get it back by selecting "Undo Delete" in the File Manager's Edit menu, you may be able to open the Trash folder, find the file or folder you deleted, select it, and click on the "Restore Selected Items" button in the Trash window. See </text:span><text:a xlink:type="simple" xlink:href="#sdpmjj4xedrd" text:style-name="Internet_20_link" text:visited-style-name="Visited_20_Internet_20_Link"><text:span text:style-name="T15">Restore (a file or folder)</text:span></text:a><text:span text:style-name="T10">.</text:span></text:p>
      <text:p text:style-name="P6"><text:span text:style-name="T10">- </text:span><text:bookmark text:name="xl9vlpc8td4z"/><text:span text:style-name="T12">Desktop</text:span><text:span text:style-name="T10"> (computer interface) is a technical term for the computer's elements (or interface) that it presents to the user. A computer's Desktop governs how the user interacts with the computer, how it arranges its menu and status bars, how programs are launched, and the appearance of its window frames, etc. There are many other Desktop systems available for Linux computers.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0"> is one such Desktop system. Windows and Mac computers also have their own style of Desktop.</text:span></text:p>
      <text:p text:style-name="P6"><text:span text:style-name="T10">- </text:span><text:bookmark text:name="xsivggyuxiy4"/><text:span text:style-name="T12">Desktop</text:span><text:span text:style-name="T10"> (hardware) is a type of computer system that has a </text:span><text:a xlink:type="simple" xlink:href="#5tc9mjrk7q0r" text:style-name="Internet_20_link" text:visited-style-name="Visited_20_Internet_20_Link"><text:span text:style-name="T15">CPU</text:span></text:a><text:span text:style-name="T10"> located in a cabinet, a separate </text:span><text:a xlink:type="simple" xlink:href="#glofwyolwcaf" text:style-name="Internet_20_link" text:visited-style-name="Visited_20_Internet_20_Link"><text:span text:style-name="T15">monitor</text:span></text:a><text:span text:style-name="T10"> (screen), and a separate </text:span><text:a xlink:type="simple" xlink:href="#ji5vwed9kw8f" text:style-name="Internet_20_link" text:visited-style-name="Visited_20_Internet_20_Link"><text:span text:style-name="T15">keyboard</text:span></text:a><text:span text:style-name="T10">. Desktop computers are less portable and heavier than laptop, netbook, tablet, or ultrabook computers which have all of their computer components in a single small case. See </text:span><text:a xlink:type="simple" xlink:href="#qysf8kgk9ue8" text:style-name="Internet_20_link" text:visited-style-name="Visited_20_Internet_20_Link"><text:span text:style-name="T15">Laptop</text:span></text:a><text:span text:style-name="T10">. See </text:span><text:a xlink:type="simple" xlink:href="#w5uhc6dxkvui" text:style-name="Internet_20_link" text:visited-style-name="Visited_20_Internet_20_Link"><text:span text:style-name="T15">Netbook</text:span></text:a><text:span text:style-name="T10">. See </text:span><text:a xlink:type="simple" xlink:href="#vewcz2ly26pt" text:style-name="Internet_20_link" text:visited-style-name="Visited_20_Internet_20_Link"><text:span text:style-name="T15">Tablet</text:span></text:a><text:span text:style-name="T10">. See </text:span><text:a xlink:type="simple" xlink:href="#z8822femgum9" text:style-name="Internet_20_link" text:visited-style-name="Visited_20_Internet_20_Link"><text:span text:style-name="T15">Ultrabook</text:span></text:a><text:span text:style-name="T10">. See </text:span><text:a xlink:type="simple" xlink:href="#fvf3p5w0613r" text:style-name="Internet_20_link" text:visited-style-name="Visited_20_Internet_20_Link"><text:span text:style-name="T18">Chromebook</text:span></text:a><text:span text:style-name="T10">.</text:span></text:p>
      <text:p text:style-name="P6"><text:span text:style-name="T10">- </text:span><text:bookmark text:name="f5js9rj94son"/><text:span text:style-name="T12">Desktop</text:span><text:span text:style-name="T10"> </text:span><text:span text:style-name="T12">(icon)</text:span><text:span text:style-name="T10"> is a small picture located on the computer's desktop interface that represents a </text:span><text:a xlink:type="simple" xlink:href="#54dy6r4pd41g" text:style-name="Internet_20_link" text:visited-style-name="Visited_20_Internet_20_Link"><text:span text:style-name="T15">computer program</text:span></text:a><text:span text:style-name="T10">. You can </text:span><text:a xlink:type="simple" xlink:href="#v4h4vnux8rpz" text:style-name="Internet_20_link" text:visited-style-name="Visited_20_Internet_20_Link"><text:span text:style-name="T15">double-click</text:span></text:a><text:span text:style-name="T10"> the desktop icon to start up the program that it represents.</text:span></text:p>
      <text:p text:style-name="P6"><text:span text:style-name="T10">- </text:span><text:bookmark text:name="5jn9k5idnueq"/><text:span text:style-name="T12">Dialog</text:span><text:span text:style-name="T10"> is framed </text:span><text:a xlink:type="simple" xlink:href="#vezkek5eqyd3" text:style-name="Internet_20_link" text:visited-style-name="Visited_20_Internet_20_Link"><text:span text:style-name="T15">window</text:span></text:a><text:span text:style-name="T10"> of information and interface elements that appears when a computer program needs the user to make some decisions or give some information to the </text:span><text:a xlink:type="simple" xlink:href="#54dy6r4pd41g" text:style-name="Internet_20_link" text:visited-style-name="Visited_20_Internet_20_Link"><text:span text:style-name="T15">computer program</text:span></text:a><text:span text:style-name="T10">. Dialogs usually have an OK button and sometimes a Cancel button. Dialogs are one of the main ways that the computer communicates or "dialogs" with the user. When a dialog appears, you often need to respond to that dialog before you can continue working in the program. See </text:span><text:a xlink:type="simple" xlink:href="#vezkek5eqyd3" text:style-name="Internet_20_link" text:visited-style-name="Visited_20_Internet_20_Link"><text:span text:style-name="T15">Window</text:span></text:a><text:span text:style-name="T10">.</text:span></text:p>
      <text:p text:style-name="P6"><text:span text:style-name="T10">- </text:span><text:bookmark text:name="5yh2a5xt3d"/><text:span text:style-name="T12">Directory</text:span><text:span text:style-name="T10"> is another name for a folder in a computer's </text:span><text:a xlink:type="simple" xlink:href="#nkb6o0q6o3jj" text:style-name="Internet_20_link" text:visited-style-name="Visited_20_Internet_20_Link"><text:span text:style-name="T15">file system</text:span></text:a><text:span text:style-name="T10">. See </text:span><text:a xlink:type="simple" xlink:href="#vxballdh42uf" text:style-name="Internet_20_link" text:visited-style-name="Visited_20_Internet_20_Link"><text:span text:style-name="T15">Folder</text:span></text:a><text:span text:style-name="T10">.</text:span></text:p>
      <text:p text:style-name="P6"><text:span text:style-name="T10">- </text:span><text:bookmark text:name="1apuyjevveu4"/><text:span text:style-name="T12">Disk</text:span><text:span text:style-name="T10"> is a storage device for storing data such as </text:span><text:a xlink:type="simple" xlink:href="#8n69n7dsd6ek" text:style-name="Internet_20_link" text:visited-style-name="Visited_20_Internet_20_Link"><text:span text:style-name="T15">files</text:span></text:a><text:span text:style-name="T10"> and </text:span><text:a xlink:type="simple" xlink:href="#vxballdh42uf" text:style-name="Internet_20_link" text:visited-style-name="Visited_20_Internet_20_Link"><text:span text:style-name="T15">folders</text:span></text:a><text:span text:style-name="T10">. One type of disk storage is a hard disk (or hard drive), which actually has spinning plates within the hard drive case, and information is stored in magnetic "tracks" around the spinning plates and written and read by a moving "head" that hovers above the spinning plates. Another type of "disk" is a </text:span><text:a xlink:type="simple" xlink:href="#oysu97nx0yth" text:style-name="Internet_20_link" text:visited-style-name="Visited_20_Internet_20_Link"><text:span text:style-name="T15">USB Disk</text:span></text:a><text:span text:style-name="T10"> or Solid State Disk (SSD) that has no spinning parts, but stores its data in tiny memory </text:span><text:a xlink:type="simple" xlink:href="#vc2bnas2v335" text:style-name="Internet_20_link" text:visited-style-name="Visited_20_Internet_20_Link"><text:span text:style-name="T15">chips</text:span></text:a><text:span text:style-name="T10"> instead of spinning magnetic plates. See </text:span><text:a xlink:type="simple" xlink:href="#1l354xk" text:style-name="Internet_20_link" text:visited-style-name="Visited_20_Internet_20_Link"><text:span text:style-name="T15">USB</text:span></text:a><text:span text:style-name="T10">. See </text:span><text:a xlink:type="simple" xlink:href="#oysu97nx0yth" text:style-name="Internet_20_link" text:visited-style-name="Visited_20_Internet_20_Link"><text:span text:style-name="T15">USB Thumb Drive</text:span></text:a><text:span text:style-name="T10">.</text:span></text:p>
      <text:p text:style-name="P6"><text:span text:style-name="T10">- </text:span><text:bookmark text:name="eafj3w7bvsr1"/><text:span text:style-name="T12">DOC</text:span><text:span text:style-name="T10"> (file extension) used for formatted documents created by a word processor such as Microsoft Word or LibreOffice. See </text:span><text:a xlink:type="simple" xlink:href="#ttrard23cncy" text:style-name="Internet_20_link" text:visited-style-name="Visited_20_Internet_20_Link"><text:span text:style-name="T15">ODT</text:span></text:a><text:span text:style-name="T10">.</text:span></text:p>
      <text:p text:style-name="P6">- <text:bookmark text:name="s5mgsqsa8nly"/><text:span text:style-name="T22">Document or Documents</text:span> are files containing text and possibly other formatting information. Documents usually contain <text:a xlink:type="simple" xlink:href="#swzqjr39vyli" text:style-name="Internet_20_link" text:visited-style-name="Visited_20_Internet_20_Link"><text:span text:style-name="T2">text</text:span></text:a>, but they may also contain images, embedded spreadsheets, and other special types of information describing how the text is <text:a xlink:type="simple" xlink:href="#qp86pokthzyu" text:style-name="Internet_20_link" text:visited-style-name="Visited_20_Internet_20_Link"><text:span text:style-name="T2">formatted</text:span></text:a>.</text:p>
      <text:p text:style-name="P6"><text:span text:style-name="T10">- </text:span><text:bookmark text:name="v4h4vnux8rpz"/><text:span text:style-name="T12">Double-click</text:span><text:span text:style-name="T10"> (with a mouse) is clicking the left </text:span><text:a xlink:type="simple" xlink:href="#e8p17xm7pw8g" text:style-name="Internet_20_link" text:visited-style-name="Visited_20_Internet_20_Link"><text:span text:style-name="T15">mouse</text:span></text:a><text:span text:style-name="T10"> button (or left </text:span><text:a xlink:type="simple" xlink:href="#mzlbe4qfi79e" text:style-name="Internet_20_link" text:visited-style-name="Visited_20_Internet_20_Link"><text:span text:style-name="T18">trackpad</text:span></text:a><text:span text:style-name="T10"> button) twice in quick succession. A </text:span><text:a xlink:type="simple" xlink:href="#v4h4vnux8rpz" text:style-name="Internet_20_link" text:visited-style-name="Visited_20_Internet_20_Link"><text:span text:style-name="T18">double-click</text:span></text:a><text:span text:style-name="T10"> a short-cut way of </text:span><text:a xlink:type="simple" xlink:href="#p2ailj4l6jti" text:style-name="Internet_20_link" text:visited-style-name="Visited_20_Internet_20_Link"><text:span text:style-name="T15">selecting</text:span></text:a><text:span text:style-name="T10"> an item and having some effect on that item. For example, </text:span><text:span text:style-name="T21">double clicking</text:span><text:span text:style-name="T10"> on a </text:span><text:a xlink:type="simple" xlink:href="#vbscpg7cf4pd" text:style-name="Internet_20_link" text:visited-style-name="Visited_20_Internet_20_Link"><text:span text:style-name="T15">program icon</text:span></text:a><text:span text:style-name="T10"> on the </text:span><text:a xlink:type="simple" xlink:href="#f5js9rj94son" text:style-name="Internet_20_link" text:visited-style-name="Visited_20_Internet_20_Link"><text:span text:style-name="T15">desktop</text:span></text:a><text:span text:style-name="T10"> does two things: It selects that program icon and starts up the </text:span><text:a xlink:type="simple" xlink:href="#54dy6r4pd41g" text:style-name="Internet_20_link" text:visited-style-name="Visited_20_Internet_20_Link"><text:span text:style-name="T15">program</text:span></text:a><text:span text:style-name="T10"> associated with that icon. A double-click can also be done on a word of </text:span><text:a xlink:type="simple" xlink:href="#swzqjr39vyli" text:style-name="Internet_20_link" text:visited-style-name="Visited_20_Internet_20_Link"><text:span text:style-name="T15">text</text:span></text:a><text:span text:style-name="T10"> in a word processor. When </text:span><text:a xlink:type="simple" xlink:href="#cnl3phgull4p" text:style-name="Internet_20_link" text:visited-style-name="Visited_20_Internet_20_Link"><text:span text:style-name="T15">editing</text:span></text:a><text:span text:style-name="T10"> text, a double-click on a word highlights the whole word, and makes the word be in </text:span><text:a xlink:type="simple" xlink:href="#xeq3qcq4p2a4" text:style-name="Internet_20_link" text:visited-style-name="Visited_20_Internet_20_Link"><text:span text:style-name="T15">focus</text:span></text:a><text:span text:style-name="T10"> for the next action taken, such as deleting the whole word or typing a different word in its place. Some people have difficulty in doing a double-click, because to be </text:span><text:soft-page-break/><text:span text:style-name="T10">a true double-click, the clicks must be done quickly with the left mouse button while holding the mouse still. If the mouse moves between the clicks, the attempted double-click will be understood as two single clicks in different places on the screen. See </text:span><text:a xlink:type="simple" xlink:href="#rvh4z1smfy6n" text:style-name="Internet_20_link" text:visited-style-name="Visited_20_Internet_20_Link"><text:span text:style-name="T15">Click</text:span></text:a><text:span text:style-name="T10">.</text:span></text:p>
      <text:p text:style-name="P6"><text:span text:style-name="T12">- </text:span><text:bookmark text:name="6bab13bhf20g"/><text:span text:style-name="T8">DownArrow</text:span><text:span text:style-name="T10"> (key) is located at the lower right part of the keyboard with the image of a downward pointing arrow. This key is used to move scrolling windows down a line or two. </text:span><draw:frame draw:style-name="fr2" draw:name="image51.png" text:anchor-type="char" svg:x="0in" svg:y="0.4799in" svg:width="1.6555in" svg:height="0.8744in" draw:z-index="33"><draw:image xlink:href="../wasta-docs-images/DownArrowKey.png" xlink:type="simple" xlink:show="embed" xlink:actuate="onLoad"/></draw:frame></text:p>
      <text:p text:style-name="P6"><text:span text:style-name="T10">When an </text:span><text:a xlink:type="simple" xlink:href="#13acmbr" text:style-name="Internet_20_link" text:visited-style-name="Visited_20_Internet_20_Link"><text:span text:style-name="T16">insertion poin</text:span></text:a><text:a xlink:type="simple" xlink:href="#13acmbr" text:style-name="Internet_20_link" text:visited-style-name="Visited_20_Internet_20_Link"><text:span text:style-name="T16">t</text:span></text:a><text:span text:style-name="T10"> has been placed within a text, this key is used to move that insertion point down one line. Within Adapt It, this key can be used in combination with the </text:span><text:a xlink:type="simple" xlink:href="#kkd1dwjblwjf" text:style-name="Internet_20_link" text:visited-style-name="Visited_20_Internet_20_Link"><text:span text:style-name="T15">Alt</text:span></text:a><text:span text:style-name="T10"> and </text:span><text:a xlink:type="simple" xlink:href="#7k49sujdm1ia" text:style-name="Internet_20_link" text:visited-style-name="Visited_20_Internet_20_Link"><text:span text:style-name="T15">Ctrl</text:span></text:a><text:span text:style-name="T10"> keys to insert a </text:span><text:a xlink:type="simple" xlink:href="#xcgt7ekt616w" text:style-name="Internet_20_link" text:visited-style-name="Visited_20_Internet_20_Link"><text:span text:style-name="T15">placeholder</text:span></text:a><text:span text:style-name="T10"> in the </text:span><text:a xlink:type="simple" xlink:href="#adshmeb1ja8q" text:style-name="Internet_20_link" text:visited-style-name="Visited_20_Internet_20_Link"><text:span text:style-name="T15">Source Text</text:span></text:a><text:span text:style-name="T10"> line in order to make a place there (marked by ...) so that a target word or phrase can be entered under that placeholder. </text:span><text:span text:style-name="T12">ALT+DownArrow</text:span><text:span text:style-name="T10"> causes a placeholder to be inserted BEFORE the first selected portion of source text. </text:span><text:span text:style-name="T12">CTRL+DownArrow</text:span><text:span text:style-name="T10"> causes a placeholder to be inserted AFTER the last selected portion of source text (same as CTRL+I). See </text:span><text:a xlink:type="simple" xlink:href="#kkd1dwjblwjf" text:style-name="Internet_20_link" text:visited-style-name="Visited_20_Internet_20_Link"><text:span text:style-name="T15">Alt (key)</text:span></text:a><text:span text:style-name="T10">. See </text:span><text:a xlink:type="simple" xlink:href="#7k49sujdm1ia" text:style-name="Internet_20_link" text:visited-style-name="Visited_20_Internet_20_Link"><text:span text:style-name="T15">Ctrl (key)</text:span></text:a><text:span text:style-name="T10">.</text:span></text:p>
      <text:p text:style-name="P6"><text:span text:style-name="T10">- </text:span><text:bookmark text:name="pkwojwvmj23e"/><text:span text:style-name="T12">Drag and Drop</text:span><text:span text:style-name="T10"> (with mouse) is an action you can do with the </text:span><text:a xlink:type="simple" xlink:href="#e8p17xm7pw8g" text:style-name="Internet_20_link" text:visited-style-name="Visited_20_Internet_20_Link"><text:span text:style-name="T15">mouse</text:span></text:a><text:span text:style-name="T10">, by </text:span><text:a xlink:type="simple" xlink:href="#p2ailj4l6jti" text:style-name="Internet_20_link" text:visited-style-name="Visited_20_Internet_20_Link"><text:span text:style-name="T15">selecting</text:span></text:a><text:span text:style-name="T10"> something and then holding the left mouse down on the selected thing while dragging the thing to a different place, or on top of a different thing. For example, Drag and Drop is one way to move selected </text:span><text:a xlink:type="simple" xlink:href="#swzqjr39vyli" text:style-name="Internet_20_link" text:visited-style-name="Visited_20_Internet_20_Link"><text:span text:style-name="T15">text</text:span></text:a><text:span text:style-name="T10"> from one place in a text to another place within the text. Drag and Drop can also be used within the </text:span><text:a xlink:type="simple" xlink:href="#2euhjuqfpiec" text:style-name="Internet_20_link" text:visited-style-name="Visited_20_Internet_20_Link"><text:span text:style-name="T15">File Manager</text:span></text:a><text:span text:style-name="T10"> to move selected </text:span><text:a xlink:type="simple" xlink:href="#8n69n7dsd6ek" text:style-name="Internet_20_link" text:visited-style-name="Visited_20_Internet_20_Link"><text:span text:style-name="T15">files</text:span></text:a><text:span text:style-name="T10"> and/or </text:span><text:a xlink:type="simple" xlink:href="#vxballdh42uf" text:style-name="Internet_20_link" text:visited-style-name="Visited_20_Internet_20_Link"><text:span text:style-name="T15">folders</text:span></text:a><text:span text:style-name="T10"> from one place to another place within the same file system (device). Drag and Drop takes understanding, skill and good mouse control to do accurately and effectively, especially when using it with files or folders. Therefore for inexperienced users, it is usually better to do a </text:span><text:a xlink:type="simple" xlink:href="#wqizbgpmffty" text:style-name="Internet_20_link" text:visited-style-name="Visited_20_Internet_20_Link"><text:span text:style-name="T15">Copy</text:span></text:a><text:span text:style-name="T10"> and </text:span><text:a xlink:type="simple" xlink:href="#hy2ejttrg9gx" text:style-name="Internet_20_link" text:visited-style-name="Visited_20_Internet_20_Link"><text:span text:style-name="T15">Paste</text:span></text:a><text:span text:style-name="T10"> operation or a </text:span><text:span text:style-name="T9">Cut</text:span><text:span text:style-name="T10"> and Paste operation instead. It is important to realize that when one or more files or folders are selected, that a Drag and Drop operation MOVES them when done within the same file system, but a Drag and Drop done with selected files or folders does a COPY operation when done across different file systems (devices) such as between your computer and a USB thumb drive. See </text:span><text:a xlink:type="simple" xlink:href="#e8p17xm7pw8g" text:style-name="Internet_20_link" text:visited-style-name="Visited_20_Internet_20_Link"><text:span text:style-name="T15">Mouse</text:span></text:a><text:span text:style-name="T10">. See </text:span><text:a xlink:type="simple" xlink:href="#p2ailj4l6jti" text:style-name="Internet_20_link" text:visited-style-name="Visited_20_Internet_20_Link"><text:span text:style-name="T15">Select or Selection</text:span></text:a><text:span text:style-name="T10">. See </text:span><text:a xlink:type="simple" xlink:href="#wqizbgpmffty" text:style-name="Internet_20_link" text:visited-style-name="Visited_20_Internet_20_Link"><text:span text:style-name="T15">Copy (file)</text:span></text:a><text:span text:style-name="T10">. See </text:span><text:a xlink:type="simple" xlink:href="#g8av4lggi496" text:style-name="Internet_20_link" text:visited-style-name="Visited_20_Internet_20_Link"><text:span text:style-name="T15">Copy (text)</text:span></text:a><text:span text:style-name="T10">. See </text:span><text:a xlink:type="simple" xlink:href="#a6v93wncqfpi" text:style-name="Internet_20_link" text:visited-style-name="Visited_20_Internet_20_Link"><text:span text:style-name="T15">Move (file)</text:span></text:a><text:span text:style-name="T10">. See </text:span><text:a xlink:type="simple" xlink:href="#bs95u11gxwl3" text:style-name="Internet_20_link" text:visited-style-name="Visited_20_Internet_20_Link"><text:span text:style-name="T15">Move (text)</text:span></text:a><text:span text:style-name="T10">. </text:span></text:p>
      <text:p text:style-name="P6"><text:span text:style-name="T12">- </text:span><text:bookmark text:name="vbmip1xrynq7"/><text:span text:style-name="T8">Dropdown list</text:span><text:span text:style-name="T10"> is a user interface element that contains a list of possible values, with only a single </text:span><text:a xlink:type="simple" xlink:href="#8nhsrigk6z7d" text:style-name="Internet_20_link" text:visited-style-name="Visited_20_Internet_20_Link"><text:span text:style-name="T18">default</text:span></text:a><text:span text:style-name="T10"> value showing initially. A small down arrow at the right end of the dropdown list can be clicked to cause the list of all possible choices to “drop down” and become visible. </text:span><draw:frame draw:style-name="fr2" draw:name="image72.png" text:anchor-type="char" svg:x="0in" svg:y="0.6799in" svg:width="2.8535in" svg:height="0.3846in" draw:z-index="32"><draw:image xlink:href="../wasta-docs-images/DropDownList.png" xlink:type="simple" xlink:show="embed" xlink:actuate="onLoad"/></draw:frame></text:p>
      <text:p text:style-name="P6"><text:span text:style-name="T10">The user can then </text:span><text:a xlink:type="simple" xlink:href="#p2ailj4l6jti" text:style-name="Internet_20_link" text:visited-style-name="Visited_20_Internet_20_Link"><text:span text:style-name="T15">select</text:span></text:a><text:span text:style-name="T10"> one of the possible choices, which causes the list to close and the selected item then becomes the value visible in the dropdown list.</text:span></text:p>
      <text:p text:style-name="P6"><text:span text:style-name="T10">- </text:span><text:bookmark text:name="vl6cuga3w36n"/><text:span text:style-name="T12">DVD</text:span><text:span text:style-name="T10"> is a storage device that looks like a </text:span><text:a xlink:type="simple" xlink:href="#ryptnijlwl2w" text:style-name="Internet_20_link" text:visited-style-name="Visited_20_Internet_20_Link"><text:span text:style-name="T15">CD</text:span></text:a><text:span text:style-name="T10"> disk, but can commonly store about 6 times more data than a CD disk. There are many types of DVDs, but the most common type stores 4.7 Gigabytes (4,700 </text:span><text:a xlink:type="simple" xlink:href="#9ti8amgpgqs2" text:style-name="Internet_20_link" text:visited-style-name="Visited_20_Internet_20_Link"><text:span text:style-name="T15">Megabytes</text:span></text:a><text:span text:style-name="T10">) of text, music, videos, or other data. Many recently made </text:span><text:a xlink:type="simple" xlink:href="#qysf8kgk9ue8" text:style-name="Internet_20_link" text:visited-style-name="Visited_20_Internet_20_Link"><text:span text:style-name="T15">laptop</text:span></text:a><text:span text:style-name="T10"> computers no longer have CD or DVD drives because laptops</text:span>, <text:a xlink:type="simple" xlink:href="#z8822femgum9" text:style-name="Internet_20_link" text:visited-style-name="Visited_20_Internet_20_Link"><text:span text:style-name="T15">ultrabooks</text:span></text:a><text:span text:style-name="T10"> and </text:span><text:a xlink:type="simple" xlink:href="#fvf3p5w0613r" text:style-name="Internet_20_link" text:visited-style-name="Visited_20_Internet_20_Link"><text:span text:style-name="T18">Chromebooks</text:span></text:a><text:span text:style-name="T10"> are getting thinner and thinner without room for a DVD drive in their cases, while USB drives can hold more data in a smaller space. See </text:span><text:a xlink:type="simple" xlink:href="#ryptnijlwl2w" text:style-name="Internet_20_link" text:visited-style-name="Visited_20_Internet_20_Link"><text:span text:style-name="T15">CD or Compact Disk</text:span></text:a><text:span text:style-name="T10">.</text:span></text:p>
      <text:p text:style-name="P5">E<text:bookmark text:name="206ipza"/></text:p>
      <text:p text:style-name="P6"><text:span text:style-name="T10">- </text:span><text:bookmark text:name="cnl3phgull4p"/><text:span text:style-name="T12">Edit</text:span><text:span text:style-name="T10"> The word Edit refers to the process of creating, changing or deleting some </text:span><text:a xlink:type="simple" xlink:href="#swzqjr39vyli" text:style-name="Internet_20_link" text:visited-style-name="Visited_20_Internet_20_Link"><text:span text:style-name="T15">text</text:span></text:a><text:span text:style-name="T10"> within a computer program such as Adapt It, Paratext or LibreOffice Writer. As the user of the computer program you use the computer's </text:span><text:a xlink:type="simple" xlink:href="#ji5vwed9kw8f" text:style-name="Internet_20_link" text:visited-style-name="Visited_20_Internet_20_Link"><text:span text:style-name="T15">keyboard</text:span></text:a><text:span text:style-name="T10"> and </text:span><text:a xlink:type="simple" xlink:href="#e8p17xm7pw8g" text:style-name="Internet_20_link" text:visited-style-name="Visited_20_Internet_20_Link"><text:span text:style-name="T15">mouse</text:span></text:a><text:span text:style-name="T10"> pointer to do your text editing. See </text:span><text:a xlink:type="simple" xlink:href="#ji5vwed9kw8f" text:style-name="Internet_20_link" text:visited-style-name="Visited_20_Internet_20_Link"><text:span text:style-name="T15">Keyboard</text:span></text:a><text:span text:style-name="T10">. See </text:span><text:a xlink:type="simple" xlink:href="#e8p17xm7pw8g" text:style-name="Internet_20_link" text:visited-style-name="Visited_20_Internet_20_Link"><text:span text:style-name="T15">Mouse</text:span></text:a><text:span text:style-name="T10">.</text:span></text:p>
      <text:p text:style-name="P6"><text:soft-page-break/><text:span text:style-name="T10">- </text:span><text:bookmark text:name="v4eked1tut2p"/><text:span text:style-name="T12">Editor</text:span><text:span text:style-name="T10"> is a computer program that is specially designed to edit text (see </text:span><text:a xlink:type="simple" xlink:href="#cnl3phgull4p" text:style-name="Internet_20_link" text:visited-style-name="Visited_20_Internet_20_Link"><text:span text:style-name="T15">Edit</text:span></text:a><text:span text:style-name="T10">). In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22"> </text:span><text:span text:style-name="T10">the text editor is called </text:span><text:a xlink:type="simple" xlink:href="#2uhrtclmdg7l" text:style-name="Internet_20_link" text:visited-style-name="Visited_20_Internet_20_Link"><text:span text:style-name="T15">gedit</text:span></text:a><text:span text:style-name="T10"> and is the editor that starts automatically if the user </text:span><text:a xlink:type="simple" xlink:href="#v4h4vnux8rpz" text:style-name="Internet_20_link" text:visited-style-name="Visited_20_Internet_20_Link"><text:span text:style-name="T15">double-clicks</text:span></text:a><text:span text:style-name="T10"> on a </text:span><text:a xlink:type="simple" xlink:href="#3e7sq6n6h6m5" text:style-name="Internet_20_link" text:visited-style-name="Visited_20_Internet_20_Link"><text:span text:style-name="T15">plain text</text:span></text:a><text:span text:style-name="T10"> document within the </text:span><text:a xlink:type="simple" xlink:href="#2euhjuqfpiec" text:style-name="Internet_20_link" text:visited-style-name="Visited_20_Internet_20_Link"><text:span text:style-name="T15">File Manager</text:span></text:a><text:span text:style-name="T10"> (plain text documents don't have any special formatting and often have a .txt at the end of their file names). The gedit program can also be started by selecting Menu &gt; Accessories &gt; gedit. See </text:span><text:a xlink:type="simple" xlink:href="#3e7sq6n6h6m5" text:style-name="Internet_20_link" text:visited-style-name="Visited_20_Internet_20_Link"><text:span text:style-name="T15">Plain Text</text:span></text:a><text:span text:style-name="T10">. See </text:span><text:a xlink:type="simple" xlink:href="#2uhrtclmdg7l" text:style-name="Internet_20_link" text:visited-style-name="Visited_20_Internet_20_Link"><text:span text:style-name="T15">Gedit</text:span></text:a><text:span text:style-name="T10">.</text:span></text:p>
      <text:p text:style-name="P6">- <text:bookmark text:name="nbwdhjx20kco"/><text:span text:style-name="T22">Email</text:span> is a method of exchanging messages between people using electronic devices over the <text:a xlink:type="simple" xlink:href="#5vekqwntt7yh" text:style-name="Internet_20_link" text:visited-style-name="Visited_20_Internet_20_Link"><text:span text:style-name="T2">Internet</text:span></text:a>. The <text:a xlink:type="simple" xlink:href="#8nhsrigk6z7d" text:style-name="Internet_20_link" text:visited-style-name="Visited_20_Internet_20_Link"><text:span text:style-name="T2">default</text:span></text:a> <text:a xlink:type="simple" xlink:href="#wy2k62f3late" text:style-name="Internet_20_link" text:visited-style-name="Visited_20_Internet_20_Link"><text:span text:style-name="T2">Wasta Linux</text:span></text:a> <text:a xlink:type="simple" xlink:href="#54dy6r4pd41g" text:style-name="Internet_20_link" text:visited-style-name="Visited_20_Internet_20_Link"><text:span text:style-name="T2">program</text:span></text:a> for sending and retrieving email is called <text:a xlink:type="simple" xlink:href="#95z2419bpi2l" text:style-name="Internet_20_link" text:visited-style-name="Visited_20_Internet_20_Link"><text:span text:style-name="T2">Thunderbird</text:span></text:a>.</text:p>
      <text:p text:style-name="P6"><text:span text:style-name="T10">- </text:span><text:bookmark text:name="wcvyw7l9eznz"/><text:span text:style-name="T12">Encrypted (file) and Encryption</text:span><text:span text:style-name="T10"> An encrypted </text:span><text:a xlink:type="simple" xlink:href="#8n69n7dsd6ek" text:style-name="Internet_20_link" text:visited-style-name="Visited_20_Internet_20_Link"><text:span text:style-name="T18">file</text:span></text:a><text:span text:style-name="T10"> has been changed in such a way that only authorized people (who know how to decrypt the file) can read it. Encryption is the process of encoding messages (or information) in such a way that eavesdroppers or hackers cannot read it, but that authorized parties (who have the decryption key) can. See </text:span><text:a xlink:type="simple" xlink:href="#tl5tm0k5g1m6" text:style-name="Internet_20_link" text:visited-style-name="Visited_20_Internet_20_Link"><text:span text:style-name="T15">File Properties</text:span></text:a><text:span text:style-name="T10">.</text:span></text:p>
      <text:p text:style-name="P6"><text:span text:style-name="T12">- </text:span><text:bookmark text:name="ypm05486og0x"/><text:span text:style-name="T8">End</text:span><text:span text:style-name="T10"> (key) is located on the top row of keys on the Lenovo keyboard near the right end of that row between the Home and Insert keys. </text:span><draw:frame draw:style-name="fr2" draw:name="image71.png" text:anchor-type="char" svg:x="0in" svg:y="0.4299in" svg:width="1.322in" svg:height="0.6453in" draw:z-index="31"><draw:image xlink:href="../wasta-docs-images/EndKey.png" xlink:type="simple" xlink:show="embed" xlink:actuate="onLoad"/></draw:frame></text:p>
      <text:p text:style-name="P6"><text:span text:style-name="T10">When </text:span><text:a xlink:type="simple" xlink:href="#cnl3phgull4p" text:style-name="Internet_20_link" text:visited-style-name="Visited_20_Internet_20_Link"><text:span text:style-name="T15">editing</text:span></text:a><text:span text:style-name="T10"> text, the End key can be used to move the </text:span><text:a xlink:type="simple" xlink:href="#2a7xfgpp44j5" text:style-name="Internet_20_link" text:visited-style-name="Visited_20_Internet_20_Link"><text:span text:style-name="T15">insertion point</text:span></text:a><text:span text:style-name="T10"> to the right "end" of a line of text. See </text:span><text:a xlink:type="simple" xlink:href="#6j483z1sztv8" text:style-name="Internet_20_link" text:visited-style-name="Visited_20_Internet_20_Link"><text:span text:style-name="T15">Home (key)</text:span></text:a><text:span text:style-name="T10">.</text:span></text:p>
      <text:p text:style-name="P8"/>
      <text:p text:style-name="P8"/>
      <text:p text:style-name="P6"><text:span text:style-name="T12">- </text:span><text:bookmark text:name="k17x1ebnyv5r"/><text:span text:style-name="T8">Enter</text:span><text:span text:style-name="T10"> (key) is an important key that is used in nearly all computer programs. Within </text:span><text:a xlink:type="simple" xlink:href="#v4eked1tut2p" text:style-name="Internet_20_link" text:visited-style-name="Visited_20_Internet_20_Link"><text:span text:style-name="T15">Editor</text:span></text:a><text:span text:style-name="T10"> programs (including </text:span><text:a xlink:type="simple" xlink:href="#ezcd641l4mey" text:style-name="Internet_20_link" text:visited-style-name="Visited_20_Internet_20_Link"><text:span text:style-name="T15">Paratext</text:span></text:a><text:span text:style-name="T10">) the Enter key is used to start a new text line or paragraph while editing. </text:span></text:p>
      <text:p text:style-name="P6"><text:span text:style-name="T10">Within </text:span><text:a xlink:type="simple" xlink:href="#k39ojmbyembe" text:style-name="Internet_20_link" text:visited-style-name="Visited_20_Internet_20_Link"><text:span text:style-name="T15">Adapt It</text:span></text:a><text:span text:style-name="T10"> the Enter key is used within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o tell Adapt It to move on to "Enter" the translation into the </text:span><text:a xlink:type="simple" xlink:href="#8b9kp8tzphv" text:style-name="Internet_20_link" text:visited-style-name="Visited_20_Internet_20_Link"><text:span text:style-name="T15">Knowledge Base</text:span></text:a><text:span text:style-name="T10">, and move the phrase box the next source word (or "</text:span><text:a xlink:type="simple" xlink:href="#c52yr99gbsi6" text:style-name="Internet_20_link" text:visited-style-name="Visited_20_Internet_20_Link"><text:span text:style-name="T15">hole</text:span></text:a><text:span text:style-name="T10">") while adapting. Sometimes, within a </text:span><text:a xlink:type="simple" xlink:href="#5jn9k5idnueq" text:style-name="Internet_20_link" text:visited-style-name="Visited_20_Internet_20_Link"><text:span text:style-name="T15">dialog</text:span></text:a><text:span text:style-name="T10">, pressing the Enter key will act like pressing a pre-selected button, such as the OK button. Se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ext:span><draw:frame draw:style-name="fr2" draw:name="image80.png" text:anchor-type="char" svg:x="0in" svg:y="0.0799in" svg:width="1.3953in" svg:height="0.8535in" draw:z-index="30"><draw:image xlink:href="../wasta-docs-images/EnterKey.png" xlink:type="simple" xlink:show="embed" xlink:actuate="onLoad"/></draw:frame></text:p>
      <text:p text:style-name="P6"><text:span text:style-name="T10">- </text:span><text:bookmark text:name="qojnd27rqkg"/><text:span text:style-name="T12">Error</text:span><text:span text:style-name="T10"> is a condition in which you or the computer is attempting to do something that it cannot do successfully. Usually the computer or the program will give you a </text:span><text:a xlink:type="simple" xlink:href="#yy2m0poaze1n" text:style-name="Internet_20_link" text:visited-style-name="Visited_20_Internet_20_Link"><text:span text:style-name="T15">message</text:span></text:a><text:span text:style-name="T10"> about the error. Hopefully the error message will help you to avoid the error condition if the error is the result of some action you are trying to do. On rare occasions a program may suddenly stop or quit which is usually the result of a program "</text:span><text:a xlink:type="simple" xlink:href="#z547pz100b3x" text:style-name="Internet_20_link" text:visited-style-name="Visited_20_Internet_20_Link"><text:span text:style-name="T15">bug</text:span></text:a><text:span text:style-name="T10">" or defect. If that kind of error happens it is not your fault, but such "bugs" are the result of faulty logic or conditions that the </text:span><text:a xlink:type="simple" xlink:href="#4anbobbfr9yw" text:style-name="Internet_20_link" text:visited-style-name="Visited_20_Internet_20_Link"><text:span text:style-name="T15">programmer</text:span></text:a><text:span text:style-name="T10"> did not anticipate. If you encounter a program error or bug in a program such as Adapt It or Paratext you can talk to your advisor or, if you have Internet access and can still run the program, you can choose the "Report a Problem" menu item on the program's Help menu, fill in as much information you can in the report dialog, and send it to the program's programmers over the </text:span><text:a xlink:type="simple" xlink:href="#5vekqwntt7yh" text:style-name="Internet_20_link" text:visited-style-name="Visited_20_Internet_20_Link"><text:span text:style-name="T15">Internet</text:span></text:a><text:span text:style-name="T10">. See </text:span><text:a xlink:type="simple" xlink:href="#rhzhtkwy206n" text:style-name="Internet_20_link" text:visited-style-name="Visited_20_Internet_20_Link"><text:span text:style-name="T15">Crash</text:span></text:a><text:span text:style-name="T10"> and see </text:span><text:a xlink:type="simple" xlink:href="#yy2m0poaze1n" text:style-name="Internet_20_link" text:visited-style-name="Visited_20_Internet_20_Link"><text:span text:style-name="T15">Message</text:span></text:a><text:span text:style-name="T10">. See </text:span><text:a xlink:type="simple" xlink:href="#djfec7ilhs0x" text:style-name="Internet_20_link" text:visited-style-name="Visited_20_Internet_20_Link"><text:span text:style-name="T15">Warning</text:span></text:a><text:span text:style-name="T10">.</text:span></text:p>
      <text:p text:style-name="P6"><text:span text:style-name="T10">- </text:span><text:bookmark text:name="ffazj08ufutk"/><text:span text:style-name="T12">Esc</text:span><text:span text:style-name="T10"> (key) is a key located at the upper left corner of the computer's keyboard. The Esc key is a short cut in dialog boxes for </text:span><text:span text:style-name="T13">No</text:span><text:span text:style-name="T10">, </text:span><text:span text:style-name="T13">Quit</text:span><text:span text:style-name="T10">, </text:span><text:span text:style-name="T13">Exit</text:span><text:span text:style-name="T10">, </text:span><text:span text:style-name="T13">Cancel</text:span><text:span text:style-name="T10">, or </text:span><text:span text:style-name="T13">Abort</text:span><text:span text:style-name="T10">, as well as a common short cut key for the Stop button in many web browsers. Pressing the Esc key will usually close a </text:span><text:a xlink:type="simple" xlink:href="#gnby68vvcpyz" text:style-name="Internet_20_link" text:visited-style-name="Visited_20_Internet_20_Link"><text:span text:style-name="T15">menu</text:span></text:a><text:span text:style-name="T10"> list if it remains open and you do not want to select any menu item on the list. </text:span><draw:frame draw:style-name="fr2" draw:name="image79.png" text:anchor-type="char" svg:x="0in" svg:y="0.5402in" svg:width="1.6138in" svg:height="0.9992in" draw:z-index="29"><draw:image xlink:href="../wasta-docs-images/EscKey.png" xlink:type="simple" xlink:show="embed" xlink:actuate="onLoad"/></draw:frame></text:p>
      <text:p text:style-name="P6"><text:soft-page-break/><text:span text:style-name="T10">Within Adapt It, the Esc key can be used to tell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o just display a copy of the source text rather than any guess made by the Guesser.</text:span></text:p>
      <text:p text:style-name="P6"><text:span text:style-name="T10">- </text:span><text:bookmark text:name="g6z3jcg49vti"/><text:span text:style-name="T12">Execute</text:span><text:span text:style-name="T10"> or </text:span><text:span text:style-name="T12">Executable</text:span><text:span text:style-name="T10"> To Execute a program is the same as to "launch" or "start up" a program. An Executable is the actual disk file that contains the </text:span><text:a xlink:type="simple" xlink:href="#54dy6r4pd41g" text:style-name="Internet_20_link" text:visited-style-name="Visited_20_Internet_20_Link"><text:span text:style-name="T15">program</text:span></text:a><text:span text:style-name="T10"> itself that is normally invoked by selecting a </text:span><text:a xlink:type="simple" xlink:href="#gnby68vvcpyz" text:style-name="Internet_20_link" text:visited-style-name="Visited_20_Internet_20_Link"><text:span text:style-name="T15">Menu</text:span></text:a><text:span text:style-name="T10"> command, or by clicking on the program's </text:span><text:a xlink:type="simple" xlink:href="#yg5resfoud30" text:style-name="Internet_20_link" text:visited-style-name="Visited_20_Internet_20_Link"><text:span text:style-name="T15">launch bar</text:span></text:a><text:span text:style-name="T10"> icon, or by </text:span><text:a xlink:type="simple" xlink:href="#v4h4vnux8rpz" text:style-name="Internet_20_link" text:visited-style-name="Visited_20_Internet_20_Link"><text:span text:style-name="T15">double-clicking</text:span></text:a><text:span text:style-name="T10"> on the program's desktop icon. Most programs can be invoked from a Menu command. Only a few commonly used programs can be invoked via the launch bar or via a desktop icon. See </text:span><text:a xlink:type="simple" xlink:href="#hu9h4ou047it" text:style-name="Internet_20_link" text:visited-style-name="Visited_20_Internet_20_Link"><text:span text:style-name="T15">Menubar</text:span></text:a><text:span text:style-name="T10">, </text:span><text:a xlink:type="simple" xlink:href="#yg5resfoud30" text:style-name="Internet_20_link" text:visited-style-name="Visited_20_Internet_20_Link"><text:span text:style-name="T15">Launch Bar</text:span></text:a><text:span text:style-name="T10"> and </text:span><text:a xlink:type="simple" xlink:href="#f5js9rj94son" text:style-name="Internet_20_link" text:visited-style-name="Visited_20_Internet_20_Link"><text:span text:style-name="T15">Desktop (icon)</text:span></text:a><text:span text:style-name="T10">.</text:span></text:p>
      <text:p text:style-name="P6"><text:span text:style-name="T10">- </text:span><text:bookmark text:name="8prxdt8y1aqq"/><text:span text:style-name="T12">Exit</text:span><text:span text:style-name="T10"> is a </text:span><text:a xlink:type="simple" xlink:href="#gnby68vvcpyz" text:style-name="Internet_20_link" text:visited-style-name="Visited_20_Internet_20_Link"><text:span text:style-name="T15">menu</text:span></text:a><text:span text:style-name="T10"> item on the File menu that can be used to quit or end the running of a program such as Adapt It, Paratext, or LibreOffice Writer.</text:span></text:p>
      <text:p text:style-name="P6"><text:span text:style-name="T10">- </text:span><text:bookmark text:name="8lnjsuulezo8"/><text:span text:style-name="T12">Export</text:span><text:span text:style-name="T10"> is a way to get data out of a program, in a form that is designed to be imported (opened) for use within another program. For example, Adapt It has an Export-Import menu in its </text:span><text:a xlink:type="simple" xlink:href="#hu9h4ou047it" text:style-name="Internet_20_link" text:visited-style-name="Visited_20_Internet_20_Link"><text:span text:style-name="T15">menu bar</text:span></text:a><text:span text:style-name="T10"> that lists 6 kinds of exports, one of which is Export Translation Text. The Export Translation Text (with the RTF button selected) can be used to produce a nicely formatted (</text:span><text:a xlink:type="simple" xlink:href="#j47jqst8hbhs" text:style-name="Internet_20_link" text:visited-style-name="Visited_20_Internet_20_Link"><text:span text:style-name="T15">RTF</text:span></text:a><text:span text:style-name="T10">) document that can be opened within LibreOffice Writer and printed for village testing. Note: You do not have to export adapted translation text from Adapt It in order to get it into Paratext. This can be done automatically when an administrator sets up collaboration between Adapt It and Paratext. See </text:span><text:a xlink:type="simple" xlink:href="#100epxqcq7oz" text:style-name="Internet_20_link" text:visited-style-name="Visited_20_Internet_20_Link"><text:span text:style-name="T15">Collaboration Between Adapt It and Paratext</text:span></text:a><text:span text:style-name="T10">. Other types of exports from Adapt It include: Export Source Text, Export Interlinear Text, Export Glosses as Text, Export Free Translations, and Export Knowledge Base. See also </text:span><text:a xlink:type="simple" xlink:href="#pixau0y33wxj" text:style-name="Internet_20_link" text:visited-style-name="Visited_20_Internet_20_Link"><text:span text:style-name="T15">Import</text:span></text:a><text:span text:style-name="T10">.</text:span></text:p>
      <text:p text:style-name="P6"><text:span text:style-name="T10">- </text:span><text:bookmark text:name="w0hr4sbwisro"/><text:span text:style-name="T12">Ext2</text:span><text:span text:style-name="T10">, </text:span><text:span text:style-name="T12">Ext3</text:span><text:span text:style-name="T10">, </text:span><text:span text:style-name="T12">Ext4</text:span><text:span text:style-name="T10"> Extended file systems commonly used on </text:span><text:a xlink:type="simple" xlink:href="#n9sozqqazchv" text:style-name="Internet_20_link" text:visited-style-name="Visited_20_Internet_20_Link"><text:span text:style-name="T15">Linux</text:span></text:a><text:span text:style-name="T10"> computers. See </text:span><text:a xlink:type="simple" xlink:href="#nkb6o0q6o3jj" text:style-name="Internet_20_link" text:visited-style-name="Visited_20_Internet_20_Link"><text:span text:style-name="T15">File System</text:span></text:a><text:span text:style-name="T10">.</text:span></text:p>
      <text:p text:style-name="P6"><text:span text:style-name="T10">- </text:span><text:bookmark text:name="vcgbve27s7u9"/><text:span text:style-name="T12">Extension</text:span><text:span text:style-name="T10"> / </text:span><text:span text:style-name="T12">File Extension</text:span><text:span text:style-name="T10"> / </text:span><text:span text:style-name="T12">File Type</text:span><text:span text:style-name="T10"> can be indicated for a file by ending the filename with a dot plus an "extension" which is an abbreviation that indicates the type of content in the file. For example, a </text:span><text:a xlink:type="simple" xlink:href="#3e7sq6n6h6m5" text:style-name="Internet_20_link" text:visited-style-name="Visited_20_Internet_20_Link"><text:span text:style-name="T15">plain text</text:span></text:a><text:span text:style-name="T10"> file called ReadMe might have the </text:span><text:a xlink:type="simple" xlink:href="#jwthz61avyc9" text:style-name="Internet_20_link" text:visited-style-name="Visited_20_Internet_20_Link"><text:span text:style-name="T15">.txt</text:span></text:a><text:span text:style-name="T10"> extension making the whole name of the file become ReadMe.txt. A picture taken from a camera might have the name WorkshopParticipants and the extension </text:span><text:a xlink:type="simple" xlink:href="#a766c5l22ez4" text:style-name="Internet_20_link" text:visited-style-name="Visited_20_Internet_20_Link"><text:span text:style-name="T15">.jpg</text:span></text:a><text:span text:style-name="T10"> so that the whole file name is WorkshopParticipants.jpg. A document created by LibreOffice Writer (with formatting) might be called MyFamilyHistory and the extension </text:span><text:a xlink:type="simple" xlink:href="#ttrard23cncy" text:style-name="Internet_20_link" text:visited-style-name="Visited_20_Internet_20_Link"><text:span text:style-name="T15">.odt</text:span></text:a><text:span text:style-name="T10"> so that the whole file name in this case is MyFamilyHistory.odt. The file extension of this HTML document you are now reading is </text:span><text:a xlink:type="simple" xlink:href="#grffkjrk53fa" text:style-name="Internet_20_link" text:visited-style-name="Visited_20_Internet_20_Link"><text:span text:style-name="T15">.html</text:span></text:a><text:span text:style-name="T10"> and the program you are viewing this document in is Firefox. See </text:span><text:a xlink:type="simple" xlink:href="#grffkjrk53fa" text:style-name="Internet_20_link" text:visited-style-name="Visited_20_Internet_20_Link"><text:span text:style-name="T15">HTML</text:span></text:a><text:span text:style-name="T10">. See </text:span><text:a xlink:type="simple" xlink:href="#43iz3rh0mm92" text:style-name="Internet_20_link" text:visited-style-name="Visited_20_Internet_20_Link"><text:span text:style-name="T15">Firefox</text:span></text:a><text:span text:style-name="T10">.</text:span><text:bookmark text:name="oedafxaaboor"/></text:p>
      <text:p text:style-name="P5">F</text:p>
      <text:p text:style-name="P6"><text:span text:style-name="T10">- </text:span><text:bookmark text:name="v6pplt30st3h"/><text:span text:style-name="T12">F1 F2 F3 F4 F5 F6 F7 F8 F9 F10 F11 F12</text:span><text:span text:style-name="T10"> (function) keys The function keys are located along the top row of keys on the </text:span><text:a xlink:type="simple" xlink:href="#ji5vwed9kw8f" text:style-name="Internet_20_link" text:visited-style-name="Visited_20_Internet_20_Link"><text:span text:style-name="T15">keyboard</text:span></text:a><text:span text:style-name="T10"> and each key has the letter F plus a number from 1 to 12. </text:span><draw:frame draw:style-name="fr2" draw:name="image78.png" text:anchor-type="char" svg:x="0in" svg:y="0.5201in" svg:width="5.322in" svg:height="0.7752in" draw:z-index="28"><draw:image xlink:href="../wasta-docs-images/FunctionKeys1-12.png" xlink:type="simple" xlink:show="embed" xlink:actuate="onLoad"/></draw:frame></text:p>
      <text:p text:style-name="P6"><text:span text:style-name="T10">Each function key can have different meanings in different programs. The function keys also have different meanings when used together with the Fn key at the lower left corner of the keyboard. Those different meanings are symbolized by the small pictures on the lower part of some function keys. See </text:span><text:a xlink:type="simple" xlink:href="#x3nsd1ymzd0c" text:style-name="Internet_20_link" text:visited-style-name="Visited_20_Internet_20_Link"><text:span text:style-name="T15">Fn (key)</text:span></text:a><text:span text:style-name="T10">.</text:span></text:p>
      <text:p text:style-name="P6"><text:span text:style-name="T10">- </text:span><text:bookmark text:name="6no4a7xnaea2"/><text:span text:style-name="T12">FAT, FAT32</text:span><text:span text:style-name="T10"> (File Allocation Table) is a file system commonly used on older Windows computers and on USB drives. See </text:span><text:a xlink:type="simple" xlink:href="#nkb6o0q6o3jj" text:style-name="Internet_20_link" text:visited-style-name="Visited_20_Internet_20_Link"><text:span text:style-name="T15">File System</text:span></text:a><text:span text:style-name="T10">.</text:span></text:p>
      <text:p text:style-name="P6"><text:span text:style-name="T10">- </text:span><text:bookmark text:name="8n69n7dsd6ek"/><text:span text:style-name="T12">File</text:span><text:span text:style-name="T10"> or </text:span><text:span text:style-name="T12">Disk File</text:span><text:span text:style-name="T10"> is logical arrangement of data contained in a single unit within a computer's </text:span><text:a xlink:type="simple" xlink:href="#nkb6o0q6o3jj" text:style-name="Internet_20_link" text:visited-style-name="Visited_20_Internet_20_Link"><text:span text:style-name="T15">file </text:span></text:a><text:soft-page-break/><text:a xlink:type="simple" xlink:href="#nkb6o0q6o3jj" text:style-name="Internet_20_link" text:visited-style-name="Visited_20_Internet_20_Link"><text:span text:style-name="T15">system</text:span></text:a><text:span text:style-name="T10">. A computer file in a computer's file system is like a book in a library. Computer files can contain text, images, computer programs and other types of data. Each file must have a name and other information that defines the characteristics of the file such as the size of the file, the date the file was created, the date it was last modified, who can access the file and whether it can be read or written to (</text:span><text:a xlink:type="simple" xlink:href="#5u8hnsqff97y" text:style-name="Internet_20_link" text:visited-style-name="Visited_20_Internet_20_Link"><text:span text:style-name="T15">permissions</text:span></text:a><text:span text:style-name="T10">). Some files can be handled by a user and other kinds of files should not be handled by computer users. All Files have </text:span><text:a xlink:type="simple" xlink:href="#tl5tm0k5g1m6" text:style-name="Internet_20_link" text:visited-style-name="Visited_20_Internet_20_Link"><text:span text:style-name="T15">File Properties</text:span></text:a><text:span text:style-name="T10">. See </text:span><text:a xlink:type="simple" xlink:href="#2euhjuqfpiec" text:style-name="Internet_20_link" text:visited-style-name="Visited_20_Internet_20_Link"><text:span text:style-name="T15">File Browser</text:span></text:a><text:a xlink:type="simple" xlink:href="#2euhjuqfpiec" text:style-name="Internet_20_link" text:visited-style-name="Visited_20_Internet_20_Link"><text:span text:style-name="T17"> or </text:span></text:a><text:a xlink:type="simple" xlink:href="#2euhjuqfpiec" text:style-name="Internet_20_link" text:visited-style-name="Visited_20_Internet_20_Link"><text:span text:style-name="T15">File Manager</text:span></text:a><text:span text:style-name="T10">. See </text:span><text:a xlink:type="simple" xlink:href="#nkb6o0q6o3jj" text:style-name="Internet_20_link" text:visited-style-name="Visited_20_Internet_20_Link"><text:span text:style-name="T15">File System</text:span></text:a><text:span text:style-name="T10">. See </text:span><text:a xlink:type="simple" xlink:href="#1apuyjevveu4" text:style-name="Internet_20_link" text:visited-style-name="Visited_20_Internet_20_Link"><text:span text:style-name="T15">Disk</text:span></text:a><text:span text:style-name="T10">.</text:span></text:p>
      <text:p text:style-name="P6"><text:span text:style-name="T10">- </text:span><text:bookmark text:name="2euhjuqfpiec"/><text:span text:style-name="T12">File Browser </text:span><text:span text:style-name="T10">or </text:span><text:span text:style-name="T12">File Manager</text:span><text:span text:style-name="T10"> is program that can assist a computer user by displaying where files are located and how those files are organized. The File Browser or File Manager can be launched by clicking on the "Files" icon in the </text:span><text:a xlink:type="simple" xlink:href="#yg5resfoud30" text:style-name="Internet_20_link" text:visited-style-name="Visited_20_Internet_20_Link"><text:span text:style-name="T15">launch bar</text:span></text:a><text:span text:style-name="T10"> or on the "Files" icon in the Favorites list of the main </text:span><text:a xlink:type="simple" xlink:href="#gnby68vvcpyz" text:style-name="Internet_20_link" text:visited-style-name="Visited_20_Internet_20_Link"><text:span text:style-name="T15">Menu</text:span></text:a><text:span text:style-name="T10">. This program can be used to view the contents of folders and devices such as a USB drive. It can also be used (with care) to rename, move, copy or delete files and whole folders. Beware: Some files and folders should not be renamed using the File Browser/Manager. These include the "Adapt It Unicode Work" and the "ParatextProjects" folders along with most of the files contained with those folders. Renaming or deleting a file that is needed by another program may cause that program to fail to run properly or "crash". Files that can be renamed, moved, or deleted include document files that you create using the LibreOffice Writer program. Make sure you </text:span><text:a xlink:type="simple" xlink:href="#f0lyqdwxyss8" text:style-name="Internet_20_link" text:visited-style-name="Visited_20_Internet_20_Link"><text:span text:style-name="T15">save</text:span></text:a><text:span text:style-name="T10"> any documents and </text:span><text:a xlink:type="simple" xlink:href="#8prxdt8y1aqq" text:style-name="Internet_20_link" text:visited-style-name="Visited_20_Internet_20_Link"><text:span text:style-name="T15">Exit</text:span></text:a><text:span text:style-name="T10"> from the LibreOffice Writer program before you attempt to </text:span><text:a xlink:type="simple" xlink:href="#a6v93wncqfpi" text:style-name="Internet_20_link" text:visited-style-name="Visited_20_Internet_20_Link"><text:span text:style-name="T15">move</text:span></text:a><text:span text:style-name="T10"> or </text:span><text:a xlink:type="simple" xlink:href="#7nsof398qik" text:style-name="Internet_20_link" text:visited-style-name="Visited_20_Internet_20_Link"><text:span text:style-name="T15">delete</text:span></text:a><text:span text:style-name="T10"> files that you created or </text:span><text:a xlink:type="simple" xlink:href="#cnl3phgull4p" text:style-name="Internet_20_link" text:visited-style-name="Visited_20_Internet_20_Link"><text:span text:style-name="T15">edited</text:span></text:a><text:span text:style-name="T10"> during your current computer session. </text:span></text:p>
      <text:p text:style-name="P6"><text:span text:style-name="T10">- </text:span><text:bookmark text:name="tl5tm0k5g1m6"/><text:span text:style-name="T12">File properties</text:span><text:span text:style-name="T10"> are aspects of a file or directory such as whether the file or directory is </text:span><text:a xlink:type="simple" xlink:href="#d9baqr3g7w0l" text:style-name="Internet_20_link" text:visited-style-name="Visited_20_Internet_20_Link"><text:span text:style-name="T15">read only</text:span></text:a><text:span text:style-name="T10">, </text:span><text:a xlink:type="simple" xlink:href="#7lpdjboh7j6j" text:style-name="Internet_20_link" text:visited-style-name="Visited_20_Internet_20_Link"><text:span text:style-name="T15">hidden</text:span></text:a><text:span text:style-name="T10">, </text:span><text:a xlink:type="simple" xlink:href="#wcvyw7l9eznz" text:style-name="Internet_20_link" text:visited-style-name="Visited_20_Internet_20_Link"><text:span text:style-name="T15">encrypted</text:span></text:a><text:span text:style-name="T10"> or </text:span><text:a xlink:type="simple" xlink:href="#p8aw80kmrp" text:style-name="Internet_20_link" text:visited-style-name="Visited_20_Internet_20_Link"><text:span text:style-name="T15">compressed</text:span></text:a><text:span text:style-name="T10">.</text:span></text:p>
      <text:p text:style-name="P6"><text:span text:style-name="T10">- </text:span><text:bookmark text:name="nkb6o0q6o3jj"/><text:span text:style-name="T12">File system</text:span><text:span text:style-name="T10"> is the way in which files are named and where they are placed logically for storage and retrieval. Computers running the Microsoft Windows operating system commonly use the </text:span><text:a xlink:type="simple" xlink:href="#2pe3147jr418" text:style-name="Internet_20_link" text:visited-style-name="Visited_20_Internet_20_Link"><text:span text:style-name="T15">NTFS</text:span></text:a><text:span text:style-name="T10">, </text:span><text:a xlink:type="simple" xlink:href="#6no4a7xnaea2" text:style-name="Internet_20_link" text:visited-style-name="Visited_20_Internet_20_Link"><text:span text:style-name="T15">FAT32 or FAT</text:span></text:a><text:span text:style-name="T10"> file systems. The Windows operating system does not recognize other file systems. Linux, however, knows how to use its own file system (</text:span><text:a xlink:type="simple" xlink:href="#w0hr4sbwisro" text:style-name="Internet_20_link" text:visited-style-name="Visited_20_Internet_20_Link"><text:span text:style-name="T15">Ext2, Ext3, Ext4)</text:span></text:a><text:span text:style-name="T10"> AND can also recognize and use the FAT, FAT32 and NTFS Windows file systems. This means a Linux computer system can read and write files on a Windows system as well as its own system files. See </text:span><text:a xlink:type="simple" xlink:href="#9yx3plmph8bg" text:style-name="Internet_20_link" text:visited-style-name="Visited_20_Internet_20_Link"><text:span text:style-name="T15">Operating System</text:span></text:a><text:span text:style-name="T10">.</text:span></text:p>
      <text:p text:style-name="P6"><text:span text:style-name="T10">- </text:span><text:bookmark text:name="43iz3rh0mm92"/><text:span text:style-name="T12">Firefox</text:span><text:span text:style-name="T10"> is a popular </text:span><text:a xlink:type="simple" xlink:href="#4nqyyzfu3nlb" text:style-name="Internet_20_link" text:visited-style-name="Visited_20_Internet_20_Link"><text:span text:style-name="T15">web browser</text:span></text:a><text:span text:style-name="T10"> that can be used to view </text:span><text:span text:style-name="T21">web pages</text:span><text:span text:style-name="T9"> </text:span><text:span text:style-name="T10">and </text:span><text:a xlink:type="simple" xlink:href="#grffkjrk53fa" text:style-name="Internet_20_link" text:visited-style-name="Visited_20_Internet_20_Link"><text:span text:style-name="T15">HTML</text:span></text:a><text:span text:style-name="T10"> documents of various kinds located on the </text:span><text:a xlink:type="simple" xlink:href="#5vekqwntt7yh" text:style-name="Internet_20_link" text:visited-style-name="Visited_20_Internet_20_Link"><text:span text:style-name="T15">Internet</text:span></text:a><text:span text:style-name="T10"> and on your </text:span><text:a xlink:type="simple" xlink:href="#fnulzbft5me1" text:style-name="Internet_20_link" text:visited-style-name="Visited_20_Internet_20_Link"><text:span text:style-name="T15">computer</text:span></text:a><text:span text:style-name="T10">. </text:span></text:p>
      <text:p text:style-name="P6"><text:span text:style-name="T10">- </text:span><text:bookmark text:name="4ek960hgt2g0"/><text:span text:style-name="T12">Firewall</text:span><text:span text:style-name="T10"> is a is a piece of </text:span><text:a xlink:type="simple" xlink:href="#p8j85uwrra7a" text:style-name="Internet_20_link" text:visited-style-name="Visited_20_Internet_20_Link"><text:span text:style-name="T15">hardware</text:span></text:a><text:span text:style-name="T10"> or a </text:span><text:a xlink:type="simple" xlink:href="#p3yebsqq8wfu" text:style-name="Internet_20_link" text:visited-style-name="Visited_20_Internet_20_Link"><text:span text:style-name="T15">software</text:span></text:a><text:span text:style-name="T10"> program that protects the information on your </text:span><text:a xlink:type="simple" xlink:href="#x4qq00g8vcz0" text:style-name="Internet_20_link" text:visited-style-name="Visited_20_Internet_20_Link"><text:span text:style-name="T15">network</text:span></text:a><text:span text:style-name="T10"> from users of other networks. The firewall is a security system that controls the incoming and outgoing network traffic, and determines which traffic should be allowed through or not, based on a set of rules and safeguards.</text:span></text:p>
      <text:p text:style-name="P6"><text:span text:style-name="T12">- </text:span><text:bookmark text:name="x3nsd1ymzd0c"/><text:span text:style-name="T8">Fn</text:span><text:span text:style-name="T10"> (key) is located at the lower left corner of the </text:span><text:a xlink:type="simple" xlink:href="#3qg2avn" text:style-name="Internet_20_link" text:visited-style-name="Visited_20_Internet_20_Link"><text:span text:style-name="T16">keyboard</text:span></text:a><text:span text:style-name="T10">. The Fn key can be used together with some of the</text:span><text:span text:style-name="T11"> </text:span><text:a xlink:type="simple" xlink:href="#42nnq3z" text:style-name="Internet_20_link" text:visited-style-name="Visited_20_Internet_20_Link"><text:span text:style-name="T16">function keys</text:span></text:a><text:span text:style-name="T10"> located on the top row of keys on the keyboard. For example, you can hold down the Fn key while pressing the F8 key (Fn+F8) to lower the intensity of the backlight of the Lenovo's screen, or Fn+F9 to raise the intensity of the backlight again to its brightest setting. </text:span><draw:frame draw:style-name="fr2" draw:name="image77.png" text:anchor-type="char" svg:x="0in" svg:y="0.8598in" svg:width="2.0929in" svg:height="1.0618in" draw:z-index="27"><draw:image xlink:href="../wasta-docs-images/FnKey.png" xlink:type="simple" xlink:show="embed" xlink:actuate="onLoad"/></draw:frame></text:p>
      <text:p text:style-name="P6"><text:span text:style-name="T10">The light gray symbols on the function keys on the top row of the keyboard give some indication of what those keys do when pressed while the Fn key is being held down. Some Fn key combinations only work when a certain program is running (that makes use of them), or a video projector is hooked up to the computer, and some may only work if your computer was running Microsoft Windows instead of Linux. See </text:span><text:a xlink:type="simple" xlink:href="#v6pplt30st3h" text:style-name="Internet_20_link" text:visited-style-name="Visited_20_Internet_20_Link"><text:span text:style-name="T15">Function Keys</text:span></text:a><text:span text:style-name="T10">.</text:span></text:p>
      <text:p text:style-name="P6"><text:span text:style-name="T10">- </text:span><text:bookmark text:name="xeq3qcq4p2a4"/><text:span text:style-name="T12">Focus</text:span><text:span text:style-name="T10"> or </text:span><text:span text:style-name="T12">Control Focus</text:span><text:span text:style-name="T10"> is one way that the computer understands what you want to do while using </text:span><text:soft-page-break/><text:span text:style-name="T10">the computer. The focus is especially important when more than one </text:span><text:a xlink:type="simple" xlink:href="#54dy6r4pd41g" text:style-name="Internet_20_link" text:visited-style-name="Visited_20_Internet_20_Link"><text:span text:style-name="T15">program</text:span></text:a><text:span text:style-name="T10"> or </text:span><text:a xlink:type="simple" xlink:href="#vezkek5eqyd3" text:style-name="Internet_20_link" text:visited-style-name="Visited_20_Internet_20_Link"><text:span text:style-name="T15">window</text:span></text:a><text:span text:style-name="T10"> is open at the same time on the computer screen. When more than one program or window is open, the program or window that is in "focus" is the one that will respond to your key presses or your clicks of the </text:span><text:a xlink:type="simple" xlink:href="#e8p17xm7pw8g" text:style-name="Internet_20_link" text:visited-style-name="Visited_20_Internet_20_Link"><text:span text:style-name="T15">mouse</text:span></text:a><text:span text:style-name="T10"> or </text:span><text:a xlink:type="simple" xlink:href="#mzlbe4qfi79e" text:style-name="Internet_20_link" text:visited-style-name="Visited_20_Internet_20_Link"><text:span text:style-name="T15">trackpad</text:span></text:a><text:span text:style-name="T10"> buttons. If more than one program or window is open, the window that is in focus will normally be in front of any other overlapping windows, and </text:span><text:a xlink:type="simple" xlink:href="#epmli7q2c3am" text:style-name="Internet_20_link" text:visited-style-name="Visited_20_Internet_20_Link"><text:span text:style-name="T15">title bar</text:span></text:a><text:span text:style-name="T10"> of the focused window will be brighter than the title bar of windows which are not in focus. Within dialogs, items such as edit boxes, dropdown lists, buttons, check boxes and radio buttons that are in focus will have a highlight or </text:span><text:a xlink:type="simple" xlink:href="#p2ailj4l6jti" text:style-name="Internet_20_link" text:visited-style-name="Visited_20_Internet_20_Link"><text:span text:style-name="T15">selection</text:span></text:a><text:span text:style-name="T10"> colour and/or be outlined with a dashed line. To change the focus of windows, you can use the mouse pointer to click in a different window. You can also use the mouse pointer to move the focus to different items within a </text:span><text:a xlink:type="simple" xlink:href="#5jn9k5idnueq" text:style-name="Internet_20_link" text:visited-style-name="Visited_20_Internet_20_Link"><text:span text:style-name="T15">dialog</text:span></text:a><text:span text:style-name="T10">. Within dialogs it is also possible to move the focus to different items by using the </text:span><text:a xlink:type="simple" xlink:href="#bwf60z8vfrbz" text:style-name="Internet_20_link" text:visited-style-name="Visited_20_Internet_20_Link"><text:span text:style-name="T15">Tab key</text:span></text:a><text:span text:style-name="T10">.</text:span></text:p>
      <text:p text:style-name="P6"><text:span text:style-name="T12">- </text:span><text:bookmark text:name="vxballdh42uf"/><text:span text:style-name="T8">Folder</text:span><text:span text:style-name="T10"> is a named location in the </text:span><text:a xlink:type="simple" xlink:href="#1gpiias" text:style-name="Internet_20_link" text:visited-style-name="Visited_20_Internet_20_Link"><text:span text:style-name="T16">file system</text:span></text:a><text:span text:style-name="T10"> that can contain other folders and/or </text:span><text:a xlink:type="simple" xlink:href="#2zlqixl" text:style-name="Internet_20_link" text:visited-style-name="Visited_20_Internet_20_Link"><text:span text:style-name="T16">files</text:span></text:a><text:span text:style-name="T10">. Folders are shown within the computer as </text:span><text:a xlink:type="simple" xlink:href="#2fugb6e" text:style-name="Internet_20_link" text:visited-style-name="Visited_20_Internet_20_Link"><text:span text:style-name="T16">icons</text:span></text:a><text:span text:style-name="T10"> that look like a physical manila folder that might be stored in a physical "file cabinet". </text:span><draw:frame draw:style-name="fr2" draw:name="image76.png" text:anchor-type="char" svg:x="0.0598in" svg:y="0.6799in" svg:width="0.4154in" svg:height="0.3508in" draw:z-index="26"><draw:image xlink:href="../wasta-docs-images/FolderIcon.png" xlink:type="simple" xlink:show="embed" xlink:actuate="onLoad"/></draw:frame></text:p>
      <text:p text:style-name="P6"><text:span text:style-name="T10">A folder can contain other folders, which in turn contain other folders and so on. Another name for folder is a "directory". See </text:span><text:a xlink:type="simple" xlink:href="#nkb6o0q6o3jj" text:style-name="Internet_20_link" text:visited-style-name="Visited_20_Internet_20_Link"><text:span text:style-name="T15">File System</text:span></text:a><text:span text:style-name="T10">. </text:span></text:p>
      <text:p text:style-name="P6"><text:span text:style-name="T10">- </text:span><text:bookmark text:name="p65nkckq4iq7"/><text:span text:style-name="T12">Folklore</text:span><text:span text:style-name="T10">. See </text:span><text:a xlink:type="simple" xlink:href="#sqpt045d1xn4" text:style-name="Internet_20_link" text:visited-style-name="Visited_20_Internet_20_Link"><text:span text:style-name="T15">Hoax Emails</text:span></text:a><text:span text:style-name="T10">.</text:span></text:p>
      <text:p text:style-name="P6"><text:span text:style-name="T10">- </text:span><text:bookmark text:name="dboa9bpzdx7d"/><text:span text:style-name="T12">Format</text:span><text:span text:style-name="T10"> or </text:span><text:span text:style-name="T12">Formatted</text:span><text:span text:style-name="T10"> (device or disk partition) A computer's file storage devices are formatted with a </text:span><text:a xlink:type="simple" xlink:href="#nkb6o0q6o3jj" text:style-name="Internet_20_link" text:visited-style-name="Visited_20_Internet_20_Link"><text:span text:style-name="T15">file system</text:span></text:a><text:span text:style-name="T10"> that acts as a map to organize and keep track of the </text:span><text:a xlink:type="simple" xlink:href="#1apuyjevveu4" text:style-name="Internet_20_link" text:visited-style-name="Visited_20_Internet_20_Link"><text:span text:style-name="T15">disk</text:span></text:a><text:span text:style-name="T10"> information stored there. It is possible for a computer user to format a device such as a </text:span><text:a xlink:type="simple" xlink:href="#oysu97nx0yth" text:style-name="Internet_20_link" text:visited-style-name="Visited_20_Internet_20_Link"><text:span text:style-name="T15">USB drive</text:span></text:a><text:span text:style-name="T10">, or a disk partition, but usually that is not needed unless the device or disk partition becomes corrupted and must be cleared of all of its data (folders and files) to enable it to store fresh data. Formatting a device or disk partition recreates its internal map and destroys all data that was present on that device or partition. For this reason, normal computer users should not attempt to format such devices.</text:span></text:p>
      <text:p text:style-name="P6"><text:span text:style-name="T10">- </text:span><text:bookmark text:name="qp86pokthzyu"/><text:span text:style-name="T12">Format</text:span><text:span text:style-name="T10"> or </text:span><text:span text:style-name="T12">Formatted</text:span><text:span text:style-name="T10"> (document) is a document made up of </text:span><text:a xlink:type="simple" xlink:href="#swzqjr39vyli" text:style-name="Internet_20_link" text:visited-style-name="Visited_20_Internet_20_Link"><text:span text:style-name="T15">text</text:span></text:a><text:span text:style-name="T10"> that has been enhanced to make the document have a more published-like structure and appearance as you might find in a book or magazine. Formatting a document gives it those enhancements. Formatted documents may have things like bold or italic words or phrases, different size or kinds of fonts, special kinds of paragraph indentation or spacing, borders, shading, embedded pictures, and many other kinds of formatting. Formatted documents are usually created within word processor programs such as LibreOffice Writer or Microsoft Word. Files that have a </text:span><text:a xlink:type="simple" xlink:href="#eafj3w7bvsr1" text:style-name="Internet_20_link" text:visited-style-name="Visited_20_Internet_20_Link"><text:span text:style-name="T15">.doc</text:span></text:a><text:span text:style-name="T10"> or </text:span><text:a xlink:type="simple" xlink:href="#ttrard23cncy" text:style-name="Internet_20_link" text:visited-style-name="Visited_20_Internet_20_Link"><text:span text:style-name="T15">.odt</text:span></text:a><text:span text:style-name="T10"> or </text:span><text:a xlink:type="simple" xlink:href="#j47jqst8hbhs" text:style-name="Internet_20_link" text:visited-style-name="Visited_20_Internet_20_Link"><text:span text:style-name="T15">.rtf</text:span></text:a><text:span text:style-name="T12"> </text:span><text:span text:style-name="T10">extension are usually formatted documents. See </text:span><text:a xlink:type="simple" xlink:href="#vcgbve27s7u9" text:style-name="Internet_20_link" text:visited-style-name="Visited_20_Internet_20_Link"><text:span text:style-name="T15">Extension / File Extension / File Type</text:span></text:a><text:span text:style-name="T10">.</text:span></text:p>
      <text:p text:style-name="P6"><text:span text:style-name="T10">- </text:span><text:bookmark text:name="tz1budwnj5b7"/><text:span text:style-name="T12">Frame</text:span><text:span text:style-name="T10"> is a rectangular border of a </text:span><text:a xlink:type="simple" xlink:href="#vezkek5eqyd3" text:style-name="Internet_20_link" text:visited-style-name="Visited_20_Internet_20_Link"><text:span text:style-name="T15">window</text:span></text:a><text:span text:style-name="T10"> appearing on the computer screen. The frame and window usually contain a running </text:span><text:a xlink:type="simple" xlink:href="#54dy6r4pd41g" text:style-name="Internet_20_link" text:visited-style-name="Visited_20_Internet_20_Link"><text:span text:style-name="T15">program</text:span></text:a><text:span text:style-name="T10">, or a dialog displayed by the program. Frames have a </text:span><text:a xlink:type="simple" xlink:href="#epmli7q2c3am" text:style-name="Internet_20_link" text:visited-style-name="Visited_20_Internet_20_Link"><text:span text:style-name="T15">title bar</text:span></text:a><text:span text:style-name="T10"> which has buttons that can be used to </text:span><text:a xlink:type="simple" xlink:href="#98fffarc2mmw" text:style-name="Internet_20_link" text:visited-style-name="Visited_20_Internet_20_Link"><text:span text:style-name="T15">maximize</text:span></text:a><text:span text:style-name="T10"> the frame (and its window) to take up all of the desktop area, a button to </text:span><text:a xlink:type="simple" xlink:href="#kcjcpx1qnm4p" text:style-name="Internet_20_link" text:visited-style-name="Visited_20_Internet_20_Link"><text:span text:style-name="T15">minimize</text:span></text:a><text:span text:style-name="T10"> the frame down to the task bar or </text:span><text:a xlink:type="simple" xlink:href="#ffd18qmwahe" text:style-name="Internet_20_link" text:visited-style-name="Visited_20_Internet_20_Link"><text:span text:style-name="T15">restore</text:span></text:a><text:span text:style-name="T10"> the frame to its original position, and a button to </text:span><text:a xlink:type="simple" xlink:href="#ujkm1mdq98ha" text:style-name="Internet_20_link" text:visited-style-name="Visited_20_Internet_20_Link"><text:span text:style-name="T15">close</text:span></text:a><text:span text:style-name="T10"> the frame and window entirely.</text:span></text:p>
      <text:p text:style-name="P6"><text:span text:style-name="T10">- </text:span><text:bookmark text:name="ccezfvqgyhz"/><text:span text:style-name="T12">Free software</text:span><text:span text:style-name="T10"> is </text:span><text:a xlink:type="simple" xlink:href="#p3yebsqq8wfu" text:style-name="Internet_20_link" text:visited-style-name="Visited_20_Internet_20_Link"><text:span text:style-name="T15">software</text:span></text:a><text:span text:style-name="T10"> that is released under a free </text:span><text:a xlink:type="simple" xlink:href="#vkt2jbcnt5j8" text:style-name="Internet_20_link" text:visited-style-name="Visited_20_Internet_20_Link"><text:span text:style-name="T15">license</text:span></text:a><text:span text:style-name="T10"> such as the GPL (General Public License) or LGPL (Lesser General Public License). Free software licenses such as these are designed to increase its users freedom rather than reduce it. The idea behind free software is that its users should have some basic rights including the rights to change, modify, copy, and give free software to others. Therefore, when we speak of free software, we are referring to "freedom" as much as we are speaking about its price. Examples of "free" software are the </text:span><text:a xlink:type="simple" xlink:href="#n9sozqqazchv" text:style-name="Internet_20_link" text:visited-style-name="Visited_20_Internet_20_Link"><text:span text:style-name="T15">Linux</text:span></text:a><text:span text:style-name="T10"> operating system, and programs such as LibreOffice ("Libre" is the French word for "freedom" or "liberty"). The opposite of free software is un-free software, also called proprietary software, where the license takes away all of the freedoms that the free GPL provides. Classic examples of un-free software are Microsoft Windows and Apple </text:span><text:soft-page-break/><text:span text:style-name="T10">Computer's OS X </text:span><text:a xlink:type="simple" xlink:href="#9yx3plmph8bg" text:style-name="Internet_20_link" text:visited-style-name="Visited_20_Internet_20_Link"><text:span text:style-name="T15">operating systems</text:span></text:a><text:span text:style-name="T10">.</text:span><text:bookmark text:name="qtcm87k133h2"/></text:p>
      <text:p text:style-name="P5">G</text:p>
      <text:p text:style-name="P6"><text:span text:style-name="T10">- </text:span><text:bookmark text:name="2uhrtclmdg7l"/><text:span text:style-name="T12">Gedit</text:span><text:span text:style-name="T10"> is the Linux </text:span><text:a xlink:type="simple" xlink:href="#3e7sq6n6h6m5" text:style-name="Internet_20_link" text:visited-style-name="Visited_20_Internet_20_Link"><text:span text:style-name="T15">plain text</text:span></text:a><text:span text:style-name="T10"> </text:span><text:a xlink:type="simple" xlink:href="#v4eked1tut2p" text:style-name="Internet_20_link" text:visited-style-name="Visited_20_Internet_20_Link"><text:span text:style-name="T15">editor</text:span></text:a><text:span text:style-name="T10">. See </text:span><text:a xlink:type="simple" xlink:href="#v4eked1tut2p" text:style-name="Internet_20_link" text:visited-style-name="Visited_20_Internet_20_Link"><text:span text:style-name="T15">Editor</text:span></text:a><text:span text:style-name="T10">. See </text:span><text:a xlink:type="simple" xlink:href="#3e7sq6n6h6m5" text:style-name="Internet_20_link" text:visited-style-name="Visited_20_Internet_20_Link"><text:span text:style-name="T15">Plain Text</text:span></text:a><text:span text:style-name="T10">.</text:span></text:p>
      <text:p text:style-name="P6"><text:span text:style-name="T10">- </text:span><text:bookmark text:name="ng4qwa5kjjsh"/><text:span text:style-name="T12">GHz</text:span><text:span text:style-name="T10"> or </text:span><text:span text:style-name="T12">Gigahertz</text:span><text:span text:style-name="T10"> is a frequency expression equal to one thousand million hertz (1,000,000,000 Hz). The term Gigahertz is used in computers to express microprocessor clock speed. One Gigahertz is just over 1000 </text:span><text:a xlink:type="simple" xlink:href="#m58951ct95en" text:style-name="Internet_20_link" text:visited-style-name="Visited_20_Internet_20_Link"><text:span text:style-name="T15">Megahertz</text:span></text:a><text:span text:style-name="T10">. </text:span></text:p>
      <text:p text:style-name="P6"><text:span text:style-name="T10">- </text:span><text:bookmark text:name="kf31357k7s6h"/><text:span text:style-name="T12">Gigabyte</text:span><text:span text:style-name="T10"> is two to the 30th power, or 1,073,741,824 </text:span><text:a xlink:type="simple" xlink:href="#t9y4irt7gsdf" text:style-name="Internet_20_link" text:visited-style-name="Visited_20_Internet_20_Link"><text:span text:style-name="T15">bytes</text:span></text:a><text:span text:style-name="T10"> in decimal notation. One Gigabyte is just over 1000 </text:span><text:a xlink:type="simple" xlink:href="#9ti8amgpgqs2" text:style-name="Internet_20_link" text:visited-style-name="Visited_20_Internet_20_Link"><text:span text:style-name="T15">Megabytes</text:span></text:a><text:span text:style-name="T10">. </text:span></text:p>
      <text:p text:style-name="P6"><text:span text:style-name="T10">- </text:span><text:bookmark text:name="mpq8zrqfgock"/><text:span text:style-name="T12">Gimp</text:span><text:span text:style-name="T10"> is a graphics or picture editor and creator. The Gimp program is found at Menu &gt; Graphics &gt; Gimp Image Editor.</text:span></text:p>
      <text:p text:style-name="P6"><text:span text:style-name="T10">- </text:span><text:bookmark text:name="kridtvx7q0e8"/><text:span text:style-name="T12">Gnome</text:span><text:span text:style-name="T10"> (GNU Network Object Model Environment, pronounced gah-NOHM) is a </text:span><text:a xlink:type="simple" xlink:href="#vkybxhf92ddl" text:style-name="Internet_20_link" text:visited-style-name="Visited_20_Internet_20_Link"><text:span text:style-name="T15">graphical desktop</text:span></text:a><text:span text:style-name="T10"> for users of </text:span><text:a xlink:type="simple" xlink:href="#n9sozqqazchv" text:style-name="Internet_20_link" text:visited-style-name="Visited_20_Internet_20_Link"><text:span text:style-name="T15">Linux</text:span></text:a><text:span text:style-name="T10"> machines. See </text:span><text:a xlink:type="simple" xlink:href="#wy2k62f3late" text:style-name="Internet_20_link" text:visited-style-name="Visited_20_Internet_20_Link"><text:span text:style-name="T2">Wasta</text:span></text:a><text:a xlink:type="simple" xlink:href="#wy2k62f3late" text:style-name="Internet_20_link" text:visited-style-name="Visited_20_Internet_20_Link"><text:span text:style-name="T18"> </text:span></text:a><text:a xlink:type="simple" xlink:href="#wy2k62f3late" text:style-name="Internet_20_link" text:visited-style-name="Visited_20_Internet_20_Link"><text:span text:style-name="T15">Linux</text:span></text:a><text:span text:style-name="T10">.</text:span></text:p>
      <text:p text:style-name="P6"><text:span text:style-name="T10">- </text:span><text:bookmark text:name="36ec2jgk4o14"/><text:span text:style-name="T12">Google</text:span><text:span text:style-name="T10"> is a large multi-national organization that has specialized </text:span>i<text:span text:style-name="T10">n </text:span><text:a xlink:type="simple" xlink:href="#5vekqwntt7yh" text:style-name="Internet_20_link" text:visited-style-name="Visited_20_Internet_20_Link"><text:span text:style-name="T15">Internet</text:span></text:a><text:span text:style-name="T10">-related services and products. These include search, </text:span><text:a xlink:type="simple" xlink:href="#m0iwosavqg1s" text:style-name="Internet_20_link" text:visited-style-name="Visited_20_Internet_20_Link"><text:span text:style-name="T18">cloud</text:span></text:a><text:span text:style-name="T10"> computing, </text:span><text:a xlink:type="simple" xlink:href="#p3yebsqq8wfu" text:style-name="Internet_20_link" text:visited-style-name="Visited_20_Internet_20_Link"><text:span text:style-name="T18">software</text:span></text:a><text:span text:style-name="T10"> and online advertising technologies. Google's mission statement is "to organize the world's information and make it universally accessible and useful". See </text:span><text:a xlink:type="simple" xlink:href="#1iurcs86geg3" text:style-name="Internet_20_link" text:visited-style-name="Visited_20_Internet_20_Link"><text:span text:style-name="T15">Yahoo!</text:span></text:a><text:span text:style-name="T10">.</text:span></text:p>
      <text:p text:style-name="P6"><text:span text:style-name="T10">- </text:span><text:bookmark text:name="vkybxhf92ddl"/><text:span text:style-name="T12">Graphical User Interface</text:span><text:span text:style-name="T10"> or </text:span><text:span text:style-name="T12">GUI</text:span><text:span text:style-name="T10"> usually pronounced GOO-ee, is a method of interacting with the computer using images and other visual controls rather than by means of text commands. Each part of a computer's graphical user interface is usually just a type of </text:span><text:a xlink:type="simple" xlink:href="#vezkek5eqyd3" text:style-name="Internet_20_link" text:visited-style-name="Visited_20_Internet_20_Link"><text:span text:style-name="T15">window</text:span></text:a><text:span text:style-name="T10">, displaying some information or item to the user.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u<text:span text:style-name="T10">ses a GUI that is somewhat similar to the GUI used on Windows computers. See </text:span><text:a xlink:type="simple" xlink:href="#3b2epr8" text:style-name="Internet_20_link" text:visited-style-name="Visited_20_Internet_20_Link"><text:span text:style-name="T15">Window</text:span></text:a><text:span text:style-name="T10">.</text:span></text:p>
      <text:p text:style-name="P6">- <text:span text:style-name="T22">Graphics adapter</text:span>. See <text:a xlink:type="simple" xlink:href="#7pnfeolff8w5" text:style-name="Internet_20_link" text:visited-style-name="Visited_20_Internet_20_Link"><text:span text:style-name="T2">Video adapter</text:span></text:a>.</text:p>
      <text:p text:style-name="P6"><text:span text:style-name="T10">- </text:span><text:bookmark text:name="anqzdmiqrxii"/><text:span text:style-name="T12">Group</text:span><text:span text:style-name="T10"> (permissions) </text:span><text:a xlink:type="simple" xlink:href="#n9sozqqazchv" text:style-name="Internet_20_link" text:visited-style-name="Visited_20_Internet_20_Link"><text:span text:style-name="T15">Linux</text:span></text:a><text:span text:style-name="T10"> operating systems allow certain permissions to be granted to the "owner", to the "group", and to "others" with respect to the </text:span><text:a xlink:type="simple" xlink:href="#tl5tm0k5g1m6" text:style-name="Internet_20_link" text:visited-style-name="Visited_20_Internet_20_Link"><text:span text:style-name="T15">files</text:span></text:a><text:span text:style-name="T10"> and </text:span><text:a xlink:type="simple" xlink:href="#vxballdh42uf" text:style-name="Internet_20_link" text:visited-style-name="Visited_20_Internet_20_Link"><text:span text:style-name="T15">folders</text:span></text:a><text:span text:style-name="T10"> in the computer. The group is distinct and has certain permissions that are distinct from the owner and from the others. See </text:span><text:a xlink:type="simple" xlink:href="#ael3w6qwb1lk" text:style-name="Internet_20_link" text:visited-style-name="Visited_20_Internet_20_Link"><text:span text:style-name="T15">User (Permissions)</text:span></text:a><text:span text:style-name="T10">.</text:span></text:p>
      <text:p text:style-name="P6"><text:span text:style-name="T10">- </text:span><text:bookmark text:name="ssk74j910k1d"/><text:span text:style-name="T12">Grub</text:span><text:span text:style-name="T10"> is a small </text:span><text:a xlink:type="simple" xlink:href="#p3yebsqq8wfu" text:style-name="Internet_20_link" text:visited-style-name="Visited_20_Internet_20_Link"><text:span text:style-name="T15">software</text:span></text:a><text:span text:style-name="T10"> program that functions as a "boot loader". It is the first software program that runs when a computer starts. It is responsible for loading and transferring control to the </text:span><text:a xlink:type="simple" xlink:href="#9yx3plmph8bg" text:style-name="Internet_20_link" text:visited-style-name="Visited_20_Internet_20_Link"><text:span text:style-name="T15">operating system</text:span></text:a><text:span text:style-name="T10"> </text:span><text:a xlink:type="simple" xlink:href="#4ztl1si6du3w" text:style-name="Internet_20_link" text:visited-style-name="Visited_20_Internet_20_Link"><text:span text:style-name="T15">kernel</text:span></text:a><text:span text:style-name="T10"> </text:span><text:a xlink:type="simple" xlink:href="#p3yebsqq8wfu" text:style-name="Internet_20_link" text:visited-style-name="Visited_20_Internet_20_Link"><text:span text:style-name="T15">software</text:span></text:a><text:span text:style-name="T10">. The kernel then starts the rest of the operating system. </text:span></text:p>
      <text:p text:style-name="P6"><text:span text:style-name="T10">- </text:span><text:bookmark text:name="uh6fruek81mk"/><text:span text:style-name="T12">Guess</text:span><text:span text:style-name="T10"> or </text:span><text:span text:style-name="T12">Guesser</text:span><text:span text:style-name="T10"> is a feature of Adapt It that analyzes the </text:span><text:a xlink:type="simple" xlink:href="#adshmeb1ja8q" text:style-name="Internet_20_link" text:visited-style-name="Visited_20_Internet_20_Link"><text:span text:style-name="T15">source text</text:span></text:a><text:span text:style-name="T10"> words and phrases and how the user has previously associated them with the </text:span><text:a xlink:type="simple" xlink:href="#uj4cnwe0ij9t" text:style-name="Internet_20_link" text:visited-style-name="Visited_20_Internet_20_Link"><text:span text:style-name="T15">target text</text:span></text:a><text:span text:style-name="T10"> adaptations as found in the Adapt It project's </text:span><text:a xlink:type="simple" xlink:href="#8b9kp8tzphv" text:style-name="Internet_20_link" text:visited-style-name="Visited_20_Internet_20_Link"><text:span text:style-name="T15">knowledge base</text:span></text:a><text:span text:style-name="T10">. While the user works adapting text the guesser makes guesses about the possible form of adaptations that it thinks can possibly be associated with source text words and phrases that have not yet been adapted. When the guesser makes its guess it puts it into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and makes the background colour of the phrase box turn orange to signal to the user that its contents are a guess made by the guesser function. If the guess is not a good adaptation at that point, the user can press the </text:span><text:a xlink:type="simple" xlink:href="#ffazj08ufutk" text:style-name="Internet_20_link" text:visited-style-name="Visited_20_Internet_20_Link"><text:span text:style-name="T15">Esc</text:span></text:a><text:span text:style-name="T10"> key which will remove the guess and allow the source text to be copied into the phrase box as usual.</text:span><text:bookmark text:name="xf2k2nrevzza"/></text:p>
      <text:p text:style-name="P5">H</text:p>
      <text:p text:style-name="P6"><text:span text:style-name="T10">- </text:span><text:bookmark text:name="mtc6g6zeig9r"/><text:span text:style-name="T12">Hard Disk</text:span><text:span text:style-name="T10"> or </text:span><text:span text:style-name="T12">Hard Drive</text:span><text:span text:style-name="T10"> is a storage device that uses a spinning platter with a magnetic surface that stores digital data. The data is written and read from the platter's surface by means of one or more moving "heads" that can seek out the data locations as the platter spins at several thousand revolutions per minute. An hard disk retains its data even when the hard disk is powered off. The Lenovo x130e and x131e laptop computers have a hard disk that can store 320 </text:span><text:a xlink:type="simple" xlink:href="#kf31357k7s6h" text:style-name="Internet_20_link" text:visited-style-name="Visited_20_Internet_20_Link"><text:span text:style-name="T15">Gigabytes</text:span></text:a><text:span text:style-name="T10"> of data and transfer data to and from the hard disk at the rate of between 10 and 30 </text:span><text:a xlink:type="simple" xlink:href="#9ti8amgpgqs2" text:style-name="Internet_20_link" text:visited-style-name="Visited_20_Internet_20_Link"><text:span text:style-name="T15">megabytes</text:span></text:a><text:span text:style-name="T10"> of data per second.</text:span></text:p>
      <text:p text:style-name="P6"><text:span text:style-name="T10">- </text:span><text:bookmark text:name="p8j85uwrra7a"/><text:span text:style-name="T12">Hardware</text:span><text:span text:style-name="T10"> (computer) is the collection of physical machines and devices that make up a </text:span><text:a xlink:type="simple" xlink:href="#fnulzbft5me1" text:style-name="Internet_20_link" text:visited-style-name="Visited_20_Internet_20_Link"><text:span text:style-name="T15">computer</text:span></text:a><text:span text:style-name="T10"> system. Hardware is basically useless without some software to make the hardware useful as a tool for doing work. See </text:span><text:a xlink:type="simple" xlink:href="#p3yebsqq8wfu" text:style-name="Internet_20_link" text:visited-style-name="Visited_20_Internet_20_Link"><text:span text:style-name="T15">Software</text:span></text:a><text:span text:style-name="T10">.</text:span></text:p>
      <text:p text:style-name="P6"><text:span text:style-name="T10">- </text:span><text:bookmark text:name="l9ujrfufbx64"/><text:span text:style-name="T12">Hertz</text:span><text:span text:style-name="T10"> A hertz is a measure of frequency in an electronic device. One hertz is one cycle per second. </text:span><text:soft-page-break/><text:span text:style-name="T10">See </text:span><text:a xlink:type="simple" xlink:href="#m58951ct95en" text:style-name="Internet_20_link" text:visited-style-name="Visited_20_Internet_20_Link"><text:span text:style-name="T15">Megahertz</text:span></text:a><text:span text:style-name="T10">. See </text:span><text:a xlink:type="simple" xlink:href="#ng4qwa5kjjsh" text:style-name="Internet_20_link" text:visited-style-name="Visited_20_Internet_20_Link"><text:span text:style-name="T15">Gigahertz</text:span></text:a><text:span text:style-name="T10">.</text:span></text:p>
      <text:p text:style-name="P6"><text:span text:style-name="T10">- </text:span><text:bookmark text:name="7lpdjboh7j6j"/><text:span text:style-name="T12">Hidden (file property)</text:span><text:span text:style-name="T10"> All file and folder names in </text:span><text:a xlink:type="simple" xlink:href="#n9sozqqazchv" text:style-name="Internet_20_link" text:visited-style-name="Visited_20_Internet_20_Link"><text:span text:style-name="T15">Linux</text:span></text:a><text:span text:style-name="T10"> file systems that begin with a dot (full stop) have the hidden property. Hidden files are not normally displayed in the </text:span><text:a xlink:type="simple" xlink:href="#2euhjuqfpiec" text:style-name="Internet_20_link" text:visited-style-name="Visited_20_Internet_20_Link"><text:span text:style-name="T15">File Manager</text:span></text:a><text:span text:style-name="T10">, unless the user asks specifically to be able to see hidden files (the "Show Hidden Files" menu item is ticked in the View menu of the File Manager). Hiding files from view is a way of protecting them from accidental changes or from being moved from their normal location by casual computer users. See </text:span><text:a xlink:type="simple" xlink:href="#tl5tm0k5g1m6" text:style-name="Internet_20_link" text:visited-style-name="Visited_20_Internet_20_Link"><text:span text:style-name="T15">File Properties</text:span></text:a><text:span text:style-name="T10">.</text:span></text:p>
      <text:p text:style-name="P6"><text:span text:style-name="T10">- </text:span><text:bookmark text:name="sqpt045d1xn4"/><text:span text:style-name="T12">Hoax Emails</text:span><text:span text:style-name="T10"> Email and the </text:span><text:a xlink:type="simple" xlink:href="#5vekqwntt7yh" text:style-name="Internet_20_link" text:visited-style-name="Visited_20_Internet_20_Link"><text:span text:style-name="T15">Internet</text:span></text:a><text:span text:style-name="T10"> are wonderful places to share information. There are, however, many sources of false and misleading information that get shared via email and posted on the Internet. Email and the Internet make it easy for people to find false and misleading information and pass it on to others. Unfortunately, there are a great many stories and claims passed around that may appear to be true, but that are not true, or that are only partly true. They are hoaxes. Being a "false witness" is a sin in God's sight, regardless of whether it happens personally or by spreading falsehoods on the Internet of via email. If you have Internet access there are some good sites that can help you understand what is true and what is not. Good sites with helpful information are www.snopes.com and www.vmyths.com/hmul/. It is best to just delete emails that are hoaxes. </text:span><text:span text:style-name="T12">Do not forward them to others on your email list!</text:span><text:span text:style-name="T10"> If you forward such email you only contribute to the problem of hoax emails and risk being a false witness.</text:span></text:p>
      <text:p text:style-name="P6"><text:span text:style-name="T10">- </text:span><text:bookmark text:name="c52yr99gbsi6"/><text:span text:style-name="T12">Hole (Adapt It)</text:span><text:span text:style-name="T10">. A hole is an untranslated location in the </text:span><text:a xlink:type="simple" xlink:href="#uj4cnwe0ij9t" text:style-name="Internet_20_link" text:visited-style-name="Visited_20_Internet_20_Link"><text:span text:style-name="T15">Target Text</text:span></text:a><text:span text:style-name="T10">. A hole is left in the target text when you press the </text:span><text:a xlink:type="simple" xlink:href="#k17x1ebnyv5r" text:style-name="Internet_20_link" text:visited-style-name="Visited_20_Internet_20_Link"><text:span text:style-name="T15">Enter key</text:span></text:a><text:span text:style-name="T10"> with nothing in the phrase box, or if you move the phrase box by clicking to another location in the target text before entering any adaptation in the phrase box. When Adapt It is in Drafting mode, and you press Enter in the phrase box, the phrase box will jump to the next location in the target text where a hole is located. Se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text:span></text:p>
      <text:p text:style-name="P6"><text:span text:style-name="T10">- </text:span><text:bookmark text:name="yjcnx9p2mvao"/><text:span text:style-name="T12">Home</text:span><text:span text:style-name="T10"> (folder) is the main </text:span><text:a xlink:type="simple" xlink:href="#vxballdh42uf" text:style-name="Internet_20_link" text:visited-style-name="Visited_20_Internet_20_Link"><text:span text:style-name="T15">folder</text:span></text:a><text:span text:style-name="T10"> that belongs to the computer user. When a computer has more than one user (with their own </text:span><text:a xlink:type="simple" xlink:href="#hoedzaweqb21" text:style-name="Internet_20_link" text:visited-style-name="Visited_20_Internet_20_Link"><text:span text:style-name="T15">user name</text:span></text:a><text:span text:style-name="T10"> and password), each user has their own Home folder which is separate and cannot be seen by other users on the same computer. Your Home folder contains other folders including folders called Documents, ParatextProjects, Adapt It Unicode Work, Music, Pictures, Videos and Downloads. When you click on the "Files" folder icon in the launch bar, the </text:span><text:a xlink:type="simple" xlink:href="#2euhjuqfpiec" text:style-name="Internet_20_link" text:visited-style-name="Visited_20_Internet_20_Link"><text:span text:style-name="T15">File Browser</text:span></text:a><text:span text:style-name="T10"> (or File Manager) opens showing the folders and files that are contained in your own Home folder. </text:span></text:p>
      <text:p text:style-name="P6"><text:span text:style-name="T12">- </text:span><text:bookmark text:name="6j483z1sztv8"/><text:span text:style-name="T8">Home</text:span><text:span text:style-name="T10"> (key) is located on the top row of keys on the Lenovo </text:span><text:a xlink:type="simple" xlink:href="#3qg2avn" text:style-name="Internet_20_link" text:visited-style-name="Visited_20_Internet_20_Link"><text:span text:style-name="T16">keyboard</text:span></text:a><text:span text:style-name="T10"> near the right end of that row between the F12 and End keys. </text:span><draw:frame draw:style-name="fr2" draw:name="image75.png" text:anchor-type="char" svg:x="0in" svg:y="0.5402in" svg:width="1.8638in" svg:height="0.739in" draw:z-index="25"><draw:image xlink:href="../wasta-docs-images/HomeKey.png" xlink:type="simple" xlink:show="embed" xlink:actuate="onLoad"/></draw:frame></text:p>
      <text:p text:style-name="P6"><text:span text:style-name="T10">The Home key can be used to move the </text:span><text:a xlink:type="simple" xlink:href="#2a7xfgpp44j5" text:style-name="Internet_20_link" text:visited-style-name="Visited_20_Internet_20_Link"><text:span text:style-name="T15">insertion point</text:span></text:a><text:span text:style-name="T10"> to the left "end" (beginning) of a line of </text:span><text:a xlink:type="simple" xlink:href="#swzqjr39vyli" text:style-name="Internet_20_link" text:visited-style-name="Visited_20_Internet_20_Link"><text:span text:style-name="T15">text</text:span></text:a><text:span text:style-name="T10"> when </text:span><text:a xlink:type="simple" xlink:href="#cnl3phgull4p" text:style-name="Internet_20_link" text:visited-style-name="Visited_20_Internet_20_Link"><text:span text:style-name="T15">editing</text:span></text:a><text:span text:style-name="T10"> the text.</text:span></text:p>
      <text:p text:style-name="P6"/>
      <text:p text:style-name="P6"><text:span text:style-name="T10">- </text:span><text:bookmark text:name="grffkjrk53fa"/><text:span text:style-name="T12">HTML</text:span><text:span text:style-name="T10"> is an abbreviation for Hyper Text Markup Language. HTML is the main markup language for creating </text:span><text:a xlink:type="simple" xlink:href="#uogcqte4m5vf" text:style-name="Internet_20_link" text:visited-style-name="Visited_20_Internet_20_Link"><text:span text:style-name="T18">web pages</text:span></text:a><text:span text:style-name="T10"> and other information that can be displayed in a </text:span><text:a xlink:type="simple" xlink:href="#4nqyyzfu3nlb" text:style-name="Internet_20_link" text:visited-style-name="Visited_20_Internet_20_Link"><text:span text:style-name="T15">web browser</text:span></text:a><text:span text:style-name="T10"> such as </text:span><text:a xlink:type="simple" xlink:href="#43iz3rh0mm92" text:style-name="Internet_20_link" text:visited-style-name="Visited_20_Internet_20_Link"><text:span text:style-name="T15">Firefox</text:span></text:a><text:span text:style-name="T10">.</text:span></text:p>
      <text:p text:style-name="P6"><text:span text:style-name="T10">- </text:span><text:bookmark text:name="nohzlu7b89yn"/><text:span text:style-name="T12">Hyperlink</text:span><text:span text:style-name="T10"> or </text:span><text:span text:style-name="T12">Jump Link</text:span><text:span text:style-name="T10"> is a reference to data that is located in another place - either within the same file, a different file on the user's computer, or in a file somewhere else, such as on the world wide web. By clicking on (or activating) the link, the user can follow that link and access or view the data at the link's actual location. Hyperlinks are usually underlined (or become underlined when hovering the mouse pointer over them). This document has many hyperlinks that you can </text:span><text:a xlink:type="simple" xlink:href="#rvh4z1smfy6n" text:style-name="Internet_20_link" text:visited-style-name="Visited_20_Internet_20_Link"><text:span text:style-name="T15">click</text:span></text:a><text:span text:style-name="T10"> on to jump to topics and related glossary references in other parts of this document. When viewing a document such as this one, after you click on a hyperlink and have jumped to a new location, you can jump back to the original location by clicking on the browser's "Go Back" button. See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 Web, World Wide </text:span></text:a><text:soft-page-break/><text:a xlink:type="simple" xlink:href="#uogcqte4m5vf" text:style-name="Internet_20_link" text:visited-style-name="Visited_20_Internet_20_Link"><text:span text:style-name="T15">Web (www)</text:span></text:a><text:span text:style-name="T10">.</text:span></text:p>
      <text:p text:style-name="P6"><text:span text:style-name="T10">- </text:span><text:bookmark text:name="9a9aiy603zjo"/><text:span text:style-name="T12">Hz</text:span><text:span text:style-name="T10"> or </text:span><text:span text:style-name="T12">Hertz</text:span><text:span text:style-name="T10"> is a unit of frequency expressed in cycles per second. Mains power in Papua New Guinea is alternating at 50 hertz or 50 cycles per second. In America and some other countries the mains power frequency is 60 hertz, or 60 cycles per second. Computers operate at very high speed. The </text:span><text:a xlink:type="simple" xlink:href="#5tc9mjrk7q0r" text:style-name="Internet_20_link" text:visited-style-name="Visited_20_Internet_20_Link"><text:span text:style-name="T15">CPU</text:span></text:a><text:span text:style-name="T10"> of a modern </text:span><text:a xlink:type="simple" xlink:href="#fnulzbft5me1" text:style-name="Internet_20_link" text:visited-style-name="Visited_20_Internet_20_Link"><text:span text:style-name="T15">computer</text:span></text:a><text:span text:style-name="T10"> is usually operating in the </text:span><text:a xlink:type="simple" xlink:href="#ng4qwa5kjjsh" text:style-name="Internet_20_link" text:visited-style-name="Visited_20_Internet_20_Link"><text:span text:style-name="T15">gigahertz</text:span></text:a><text:span text:style-name="T10"> range. See </text:span><text:a xlink:type="simple" xlink:href="#m58951ct95en" text:style-name="Internet_20_link" text:visited-style-name="Visited_20_Internet_20_Link"><text:span text:style-name="T15">Megahertz</text:span></text:a><text:span text:style-name="T10">.</text:span><text:bookmark text:name="3lzdlgi5or0d"/></text:p>
      <text:p text:style-name="P5">I</text:p>
      <text:p text:style-name="P6"><text:span text:style-name="T10">- </text:span><text:bookmark text:name="vbscpg7cf4pd"/><text:span text:style-name="T12">Icon</text:span><text:span text:style-name="T10"> (computer) is a small symbol or picture displayed on a computer </text:span><text:a xlink:type="simple" xlink:href="#ugddljuxz3fp" text:style-name="Internet_20_link" text:visited-style-name="Visited_20_Internet_20_Link"><text:span text:style-name="T15">screen</text:span></text:a><text:span text:style-name="T10"> and used as a symbol representing something else. Icons are also used to navigate a computer system or mobile device. The icon itself serves as a quick, "intuitive" representation of a software tool, function or a data file accessible on the system. It functions as an electronic hyperlink or file short cut to access the </text:span><text:a xlink:type="simple" xlink:href="#54dy6r4pd41g" text:style-name="Internet_20_link" text:visited-style-name="Visited_20_Internet_20_Link"><text:span text:style-name="T15">program</text:span></text:a><text:span text:style-name="T10"> or data. Computer icons, in conjunction with computer windows, menus and a pointing device, form the </text:span><text:a xlink:type="simple" xlink:href="#vkybxhf92ddl" text:style-name="Internet_20_link" text:visited-style-name="Visited_20_Internet_20_Link"><text:span text:style-name="T15">graphical user interface (GUI)</text:span></text:a><text:span text:style-name="T10"> of the </text:span><text:a xlink:type="simple" xlink:href="#fnulzbft5me1" text:style-name="Internet_20_link" text:visited-style-name="Visited_20_Internet_20_Link"><text:span text:style-name="T15">computer system</text:span></text:a><text:span text:style-name="T10">, and enable the user to easily and intuitively navigate the system. See </text:span><text:a xlink:type="simple" xlink:href="#vezkek5eqyd3" text:style-name="Internet_20_link" text:visited-style-name="Visited_20_Internet_20_Link"><text:span text:style-name="T15">Window</text:span></text:a><text:span text:style-name="T10"> and </text:span><text:a xlink:type="simple" xlink:href="#e8p17xm7pw8g" text:style-name="Internet_20_link" text:visited-style-name="Visited_20_Internet_20_Link"><text:span text:style-name="T15">Mouse</text:span></text:a><text:span text:style-name="T10">.</text:span></text:p>
      <text:p text:style-name="P6"><text:span text:style-name="T10">- </text:span><text:bookmark text:name="rm754hxvtrbz"/><text:span text:style-name="T12">IMAP</text:span><text:span text:style-name="T10"> Internet Message Access Protocol is a standard protocol for accessing </text:span><text:a xlink:type="simple" xlink:href="#nbwdhjx20kco" text:style-name="Internet_20_link" text:visited-style-name="Visited_20_Internet_20_Link"><text:span text:style-name="T18">email</text:span></text:a><text:span text:style-name="T10"> from your local email service provider. With IMAP email is received and held for you by your </text:span><text:a xlink:type="simple" xlink:href="#8opp2vpak0gn" text:style-name="Internet_20_link" text:visited-style-name="Visited_20_Internet_20_Link"><text:span text:style-name="T18">Internet service provider</text:span></text:a><text:span text:style-name="T10">. With IMAP, your email is not on your computer, your just reading it from your computer. </text:span></text:p>
      <text:p text:style-name="P6"><text:span text:style-name="T10">- </text:span><text:bookmark text:name="pixau0y33wxj"/><text:span text:style-name="T12">Import</text:span><text:span text:style-name="T10"> is a way to get data into a </text:span><text:a xlink:type="simple" xlink:href="#54dy6r4pd41g" text:style-name="Internet_20_link" text:visited-style-name="Visited_20_Internet_20_Link"><text:span text:style-name="T15">program</text:span></text:a><text:span text:style-name="T10"> for use within that program. The data that is imported generally has been exported by a different program in a form that is designed to be imported (opened) for use within another program. For example, Adapt It has an Export-Import menu in its menu bar that lists 2 kinds of imports: Import to Knowledge Base, and Import Edited Source Text. Note: You do not have to manually export source text from Paratext in order to import it into Adapt It. This can be done automatically when an </text:span><text:a xlink:type="simple" xlink:href="#kgsnad7vovgo" text:style-name="Internet_20_link" text:visited-style-name="Visited_20_Internet_20_Link"><text:span text:style-name="T18">administrator</text:span></text:a><text:span text:style-name="T10"> sets up collaboration between Adapt It and Paratext. See </text:span><text:a xlink:type="simple" xlink:href="#100epxqcq7oz" text:style-name="Internet_20_link" text:visited-style-name="Visited_20_Internet_20_Link"><text:span text:style-name="T15">Collaboration Between Adapt It and Paratext</text:span></text:a><text:span text:style-name="T10">. See also </text:span><text:a xlink:type="simple" xlink:href="#8lnjsuulezo8" text:style-name="Internet_20_link" text:visited-style-name="Visited_20_Internet_20_Link"><text:span text:style-name="T15">Export</text:span></text:a><text:span text:style-name="T10">.</text:span></text:p>
      <text:p text:style-name="P6"><text:span text:style-name="T12">- </text:span><text:bookmark text:name="2a7xfgpp44j5"/><text:span text:style-name="T8">Insertion Point</text:span><text:span text:style-name="T10"> is the location within a </text:span><text:a xlink:type="simple" xlink:href="#hkkpf6" text:style-name="Internet_20_link" text:visited-style-name="Visited_20_Internet_20_Link"><text:span text:style-name="T16">text</text:span></text:a><text:span text:style-name="T10"> document where text will be </text:span><text:a xlink:type="simple" xlink:href="#206ipza" text:style-name="Internet_20_link" text:visited-style-name="Visited_20_Internet_20_Link"><text:span text:style-name="T16">edited</text:span></text:a><text:span text:style-name="T10"> using the keyboard and other editing commands. To set an insertion point, you move the </text:span><text:a xlink:type="simple" xlink:href="#3z7bk57" text:style-name="Internet_20_link" text:visited-style-name="Visited_20_Internet_20_Link"><text:span text:style-name="T16">mouse</text:span></text:a><text:span text:style-name="T10"> pointer over a text or within an edit box - in which case the </text:span><text:a xlink:type="simple" xlink:href="#npqn2wwxv4h1" text:style-name="Internet_20_link" text:visited-style-name="Visited_20_Internet_20_Link"><text:span text:style-name="T15">cursor</text:span></text:a><text:span text:style-name="T10"> will change from an arrow shaped pointer to a pointer that looks like the capital letter </text:span><text:span text:style-name="T12">I</text:span><text:span text:style-name="T10"> (called the I-beam cursor). </text:span></text:p>
      <text:p text:style-name="P4">You can then position the I-beam cursor between the letters of the text (or within the edit box) and click the left-mouse button (or left trackpad button), to place the flashing Insertion point in the text. You will often set an insertion point in order to edit text within Paratext, Adapt It, or LibreOffice Writer.<draw:frame draw:style-name="fr2" draw:name="image74.png" text:anchor-type="char" svg:x="0in" svg:y="0.0598in" svg:width="2.3429in" svg:height="0.5516in" draw:z-index="24"><draw:image xlink:href="../wasta-docs-images/InsertionPointExampleInText.png" xlink:type="simple" xlink:show="embed" xlink:actuate="onLoad"/></draw:frame></text:p>
      <text:p text:style-name="P6"><text:span text:style-name="T10">- </text:span><text:bookmark text:name="5ubg3r4aiyj9"/><text:span text:style-name="T12">Insert</text:span><text:span text:style-name="T10"> (key) On some Lenovo keyboards there is no Insert key. Normally, within an </text:span><text:a xlink:type="simple" xlink:href="#v4eked1tut2p" text:style-name="Internet_20_link" text:visited-style-name="Visited_20_Internet_20_Link"><text:span text:style-name="T15">editor</text:span></text:a><text:span text:style-name="T10"> program if you place the </text:span><text:a xlink:type="simple" xlink:href="#2a7xfgpp44j5" text:style-name="Internet_20_link" text:visited-style-name="Visited_20_Internet_20_Link"><text:span text:style-name="T15">insertion point</text:span></text:a><text:span text:style-name="T10"> within some </text:span><text:a xlink:type="simple" xlink:href="#swzqjr39vyli" text:style-name="Internet_20_link" text:visited-style-name="Visited_20_Internet_20_Link"><text:span text:style-name="T15">text</text:span></text:a><text:span text:style-name="T10">, and you begin typing more text, the typed characters are "inserted" into the existing text - pushing any existing text to the right as you type the new characters. On keyboards that have the </text:span><text:a xlink:type="simple" xlink:href="#5ubg3r4aiyj9" text:style-name="Internet_20_link" text:visited-style-name="Visited_20_Internet_20_Link"><text:span text:style-name="T18">Insert key</text:span></text:a><text:span text:style-name="T10">, it can be used as a toggle to turn this "insert" behavior OFF. When Insert is OFF, the insertion point looks like a black flashing rectangle, and every letter you type will replace (rub out) the next character in the existing text. To turn Insert mode back on just press the Insert key again. </text:span></text:p>
      <text:p text:style-name="P6"><text:span text:style-name="T10">- </text:span><text:bookmark text:name="fs9g807izff1"/><text:span text:style-name="T12">Install</text:span><text:span text:style-name="T10"> (a program or software) is to add a </text:span><text:a xlink:type="simple" xlink:href="#p3yebsqq8wfu" text:style-name="Internet_20_link" text:visited-style-name="Visited_20_Internet_20_Link"><text:span text:style-name="T15">software</text:span></text:a><text:span text:style-name="T10"> program to your </text:span><text:a xlink:type="simple" xlink:href="#fnulzbft5me1" text:style-name="Internet_20_link" text:visited-style-name="Visited_20_Internet_20_Link"><text:span text:style-name="T15">computer</text:span></text:a><text:span text:style-name="T10">.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c<text:span text:style-name="T10">omes with many software programs which are already installed on the computer, and are available from the main </text:span><text:a xlink:type="simple" xlink:href="#gnby68vvcpyz" text:style-name="Internet_20_link" text:visited-style-name="Visited_20_Internet_20_Link"><text:span text:style-name="T15">Menu</text:span></text:a><text:span text:style-name="T10">. Probably most software that you will ever need is already on your Wasta Linux system. There are thousands of other free software programs that available and can be found in software "repositories" on the </text:span><text:a xlink:type="simple" xlink:href="#5vekqwntt7yh" text:style-name="Internet_20_link" text:visited-style-name="Visited_20_Internet_20_Link"><text:span text:style-name="T15">Internet</text:span></text:a><text:span text:style-name="T10">. Wasta Linux has a program called "Ubuntu Software Center" which can be launched at Menu &gt; Preferences &gt; Ubuntu Software Center. The Ubuntu Software Center knows the location of over 63,000 free software programs designed especially for Linux computers. If you have </text:span><text:soft-page-break/><text:span text:style-name="T10">Internet access you can view lists of many of those software programs that are available for free download. For example, suppose you are interested in Astronomy. Within the Ubuntu Software Center you can click on the category "Science and Engineering" and then click on the category "Astronomy". There you will find a dozen free programs having to do with Astronomy. One of the better programs is called "Stellarium". If you have Internet access this program can be downloaded and installed. Note: Some programs like Stellarium are large programs. Stellarium is about 36 Megabytes, so it may take a while to download and, although the Linux software itself is free, downloading it may cost you connection time and data charges from your Internet provider. </text:span></text:p>
      <text:p text:style-name="P6"><text:span text:style-name="T10">- </text:span><text:bookmark text:name="nzgrtwq1g0um"/><text:span text:style-name="T12">Interface</text:span><text:span text:style-name="T10"> (computer) See </text:span><text:a xlink:type="simple" xlink:href="#vkybxhf92ddl" text:style-name="Internet_20_link" text:visited-style-name="Visited_20_Internet_20_Link"><text:span text:style-name="T15">Graphical User Interface</text:span></text:a><text:a xlink:type="simple" xlink:href="#vkybxhf92ddl" text:style-name="Internet_20_link" text:visited-style-name="Visited_20_Internet_20_Link"><text:span text:style-name="T17"> or </text:span></text:a><text:a xlink:type="simple" xlink:href="#vkybxhf92ddl" text:style-name="Internet_20_link" text:visited-style-name="Visited_20_Internet_20_Link"><text:span text:style-name="T15">GUI</text:span></text:a><text:span text:style-name="T12">.</text:span></text:p>
      <text:p text:style-name="P6"><text:span text:style-name="T10">- </text:span><text:bookmark text:name="5vekqwntt7yh"/><text:span text:style-name="T12">Internet</text:span><text:span text:style-name="T10"> is is a global system of interconnected computer </text:span><text:a xlink:type="simple" xlink:href="#h9do0g6fq5s0" text:style-name="Internet_20_link" text:visited-style-name="Visited_20_Internet_20_Link"><text:span text:style-name="T15">networks</text:span></text:a><text:span text:style-name="T10"> that serve billions of users worldwide. It is a network of networks that consists of millions of private, public, academic, business, and government networks. The Internet carries an extensive range of information resources and services, such as the </text:span><text:a xlink:type="simple" xlink:href="#nohzlu7b89yn" text:style-name="Internet_20_link" text:visited-style-name="Visited_20_Internet_20_Link"><text:span text:style-name="T15">inter-linked</text:span></text:a><text:span text:style-name="T10"> documents of the World Wide Web (www) and the systems that support </text:span><text:a xlink:type="simple" xlink:href="#nbwdhjx20kco" text:style-name="Internet_20_link" text:visited-style-name="Visited_20_Internet_20_Link"><text:span text:style-name="T18">email</text:span></text:a><text:span text:style-name="T10">. The public Internet has only existed as we know it today since about 1990.</text:span></text:p>
      <text:p text:style-name="P6"><text:span text:style-name="T10">- </text:span><text:bookmark text:name="k97jzwafjegz"/><text:span text:style-name="T12">IP</text:span><text:span text:style-name="T10"> or </text:span><text:span text:style-name="T12">IP Address </text:span><text:span text:style-name="T10">IP stands for Internet Protocol which is the method or protocol by which data is sent from one computer to another on the </text:span><text:a xlink:type="simple" xlink:href="#5vekqwntt7yh" text:style-name="Internet_20_link" text:visited-style-name="Visited_20_Internet_20_Link"><text:span text:style-name="T15">Internet</text:span></text:a><text:span text:style-name="T10">. Each computer (known as a host) on the Internet has at least one IP address that uniquely identifies it from all other computers on the Internet. When you send or receive data (for example, an email note or a Web page), the message gets divided into little chunks called packets. Each of these packets contains both the sender's Internet address and the receiver's address. The packets travel rapidly over the Internet from one part of the world to another part of the world to reach their destination. Each packet making up the data can travel around the world via different routes, but they all get reassembled together when they reach their destination - usually within a second or two, but sometimes only a fraction of a second.</text:span></text:p>
      <text:p text:style-name="P6"><text:span text:style-name="T10">- </text:span><text:bookmark text:name="3eixtuz0k2zx"/><text:span text:style-name="T12">IRC</text:span><text:span text:style-name="T10"> is a short name for Internet relay chat. IRC is an older system of chatting online using the </text:span><text:a xlink:type="simple" xlink:href="#5vekqwntt7yh" text:style-name="Internet_20_link" text:visited-style-name="Visited_20_Internet_20_Link"><text:span text:style-name="T15">Internet</text:span></text:a><text:span text:style-name="T10">. </text:span></text:p>
      <text:p text:style-name="P6"><text:span text:style-name="T10">- </text:span><text:bookmark text:name="5uh4ej5vnwf4"/><text:span text:style-name="T12">ISO 639 code </text:span><text:span text:style-name="T10">is a two or three letter code that has been assigned to every known </text:span><text:a xlink:type="simple" xlink:href="#p790xbn01hyf" text:style-name="Internet_20_link" text:visited-style-name="Visited_20_Internet_20_Link"><text:span text:style-name="T15">language</text:span></text:a><text:span text:style-name="T10"> of the world. For example, English has the code en or eng. Manus Province in PNG has about 29 language groups. Here are the iso-639 codes for some of those languages: Nyindrou (LID), Harengan (SBH), Kurti (KTM), Ede (TWP), Khehek (TLX), Bipi (BIQ), Levei (TLX - same as Khenek), Sori (SBH - same as Harengan), Likum (LIB), Titan (TTV), Nali (NSS), Lele (LLE), Pak (PKG), Tok Pisin (TPI). Some languages that linguists currently think are dialects of the same language share the same code (the code for Sori-Harengan is SBH; the code for Levei and Khehek is TLX). A list of all the known languages and their language codes can be viewed within </text:span><text:a xlink:type="simple" xlink:href="#k39ojmbyembe" text:style-name="Internet_20_link" text:visited-style-name="Visited_20_Internet_20_Link"><text:span text:style-name="T15">Adapt It</text:span></text:a><text:span text:style-name="T10"> and </text:span><text:a xlink:type="simple" xlink:href="#ezcd641l4mey" text:style-name="Internet_20_link" text:visited-style-name="Visited_20_Internet_20_Link"><text:span text:style-name="T15">Paratext</text:span></text:a><text:span text:style-name="T10">.</text:span></text:p>
      <text:p text:style-name="P6"><text:span text:style-name="T10">- </text:span><text:bookmark text:name="8opp2vpak0gn"/><text:span text:style-name="T12">ISP</text:span><text:span text:style-name="T10"> Internet Service Provider, a company typically providing </text:span><text:a xlink:type="simple" xlink:href="#5vekqwntt7yh" text:style-name="Internet_20_link" text:visited-style-name="Visited_20_Internet_20_Link"><text:span text:style-name="T15">Internet</text:span></text:a><text:span text:style-name="T10"> access and/or Internet services such as email or data services.</text:span><text:bookmark text:name="8zqwuyl8psak"/></text:p>
      <text:p text:style-name="P5">J</text:p>
      <text:p text:style-name="P6"><text:span text:style-name="T10">- </text:span><text:bookmark text:name="a766c5l22ez4"/><text:span text:style-name="T12">JPG</text:span><text:span text:style-name="T10"> or </text:span><text:span text:style-name="T12">JPEG</text:span><text:span text:style-name="T10"> (file extension) is a type of </text:span><text:a xlink:type="simple" xlink:href="#p8aw80kmrp" text:style-name="Internet_20_link" text:visited-style-name="Visited_20_Internet_20_Link"><text:span text:style-name="T18">compressed</text:span></text:a><text:span text:style-name="T10"> image or picture file. The degree of compression of a .jpg file can be adjusted, allowing a selectable tradeoff between file storage size and image quality. JPEG typically achieves 10:1 compression with little perceptible loss in image quality but great savings in disk space. See </text:span><text:a xlink:type="simple" xlink:href="#vcgbve27s7u9" text:style-name="Internet_20_link" text:visited-style-name="Visited_20_Internet_20_Link"><text:span text:style-name="T15">Extension</text:span></text:a><text:span text:style-name="T10">.</text:span></text:p>
      <text:p text:style-name="P6"><text:span text:style-name="T10">- </text:span><text:bookmark text:name="gllmc4ml9f1x"/><text:span text:style-name="T12">Jump Link</text:span><text:span text:style-name="T10"> See </text:span><text:a xlink:type="simple" xlink:href="#nohzlu7b89yn" text:style-name="Internet_20_link" text:visited-style-name="Visited_20_Internet_20_Link"><text:span text:style-name="T15">Hyperlink</text:span></text:a><text:span text:style-name="T10">.</text:span><text:bookmark text:name="9pnbjnrybwc2"/></text:p>
      <text:p text:style-name="P5">K</text:p>
      <text:p text:style-name="P6"><text:span text:style-name="T10">- </text:span><text:bookmark text:name="4ztl1si6du3w"/><text:span text:style-name="T12">Kernel</text:span><text:span text:style-name="T10"> is the center of a computer </text:span><text:a xlink:type="simple" xlink:href="#9yx3plmph8bg" text:style-name="Internet_20_link" text:visited-style-name="Visited_20_Internet_20_Link"><text:span text:style-name="T15">operating system</text:span></text:a><text:span text:style-name="T10">. The kernel is the core that provides basic services for all other parts of the operating system. The Linux Kernel is maintained and continually improved by thousands of volunteers, and led by a Finnish man named </text:span><text:a xlink:type="simple" xlink:href="#1aes2rxu0asz" text:style-name="Internet_20_link" text:visited-style-name="Visited_20_Internet_20_Link"><text:span text:style-name="T15">Linus</text:span></text:a><text:a xlink:type="simple" xlink:href="#1aes2rxu0asz" text:style-name="Internet_20_link" text:visited-style-name="Visited_20_Internet_20_Link"><text:span text:style-name="T17"> </text:span></text:a><text:a xlink:type="simple" xlink:href="#1aes2rxu0asz" text:style-name="Internet_20_link" text:visited-style-name="Visited_20_Internet_20_Link"><text:span text:style-name="T15">Torvalds</text:span></text:a><text:span text:style-name="T10"> who first invented the Linux kernel in 1991. See </text:span><text:a xlink:type="simple" xlink:href="#n9sozqqazchv" text:style-name="Internet_20_link" text:visited-style-name="Visited_20_Internet_20_Link"><text:span text:style-name="T15">Linux</text:span></text:a><text:span text:style-name="T10">. See </text:span><text:a xlink:type="simple" xlink:href="#30uaco82yezl" text:style-name="Internet_20_link" text:visited-style-name="Visited_20_Internet_20_Link"><text:span text:style-name="T15">Unix</text:span></text:a><text:span text:style-name="T10">.</text:span></text:p>
      <text:p text:style-name="P6"><text:span text:style-name="T12">- </text:span><text:bookmark text:name="ji5vwed9kw8f"/><text:span text:style-name="T12">Keyboard</text:span><text:span text:style-name="T10"> is a device for typing information into a </text:span><text:a xlink:type="simple" xlink:href="#fnulzbft5me1" text:style-name="Internet_20_link" text:visited-style-name="Visited_20_Internet_20_Link"><text:span text:style-name="T15">computer</text:span></text:a><text:span text:style-name="T10">. Most keyboards are patterned to resemble the keyboard of an old typewriter. A </text:span><text:a xlink:type="simple" xlink:href="#qysf8kgk9ue8" text:style-name="Internet_20_link" text:visited-style-name="Visited_20_Internet_20_Link"><text:span text:style-name="T15">laptop</text:span></text:a><text:span text:style-name="T10"> computer has a built-in keyboard. </text:span><text:a xlink:type="simple" xlink:href="#xsivggyuxiy4" text:style-name="Internet_20_link" text:visited-style-name="Visited_20_Internet_20_Link"><text:span text:style-name="T15">Desktop</text:span></text:a><text:span text:style-name="T10"> computers usually have a separate keyboard. </text:span><text:a xlink:type="simple" xlink:href="#vewcz2ly26pt" text:style-name="Internet_20_link" text:visited-style-name="Visited_20_Internet_20_Link"><text:span text:style-name="T15">Tablet</text:span></text:a><text:span text:style-name="T10"> computers and smart phones usually have a virtual </text:span><text:soft-page-break/><text:span text:style-name="T10">keyboard that appears on the screen where users can touch the keys to type information into the computer. </text:span></text:p>
      <text:p text:style-name="P6"><draw:frame draw:style-name="fr2" draw:name="image73.png" text:anchor-type="char" svg:x="0in" svg:y="0.0598in" svg:width="4.6634in" svg:height="2.1846in" draw:z-index="23"><draw:image xlink:href="../wasta-docs-images/Keyboard.png" xlink:type="simple" xlink:show="embed" xlink:actuate="onLoad"/></draw:frame></text:p>
      <text:p text:style-name="P6"><text:span text:style-name="T10">- </text:span><text:bookmark text:name="vxxa22w7prsb"/><text:span text:style-name="T12">Kilobyte</text:span><text:span text:style-name="T10"> is approximately a thousand bytes (actually, 2 to the 10th power, or decimal 1,024 bytes). See </text:span><text:a xlink:type="simple" xlink:href="#t9y4irt7gsdf" text:style-name="Internet_20_link" text:visited-style-name="Visited_20_Internet_20_Link"><text:span text:style-name="T15">Byte</text:span></text:a><text:span text:style-name="T10">. See </text:span><text:a xlink:type="simple" xlink:href="#9ti8amgpgqs2" text:style-name="Internet_20_link" text:visited-style-name="Visited_20_Internet_20_Link"><text:span text:style-name="T15">Megabyte</text:span></text:a><text:span text:style-name="T10">. See </text:span><text:a xlink:type="simple" xlink:href="#kf31357k7s6h" text:style-name="Internet_20_link" text:visited-style-name="Visited_20_Internet_20_Link"><text:span text:style-name="T15">Gigabyte</text:span></text:a><text:span text:style-name="T10">.</text:span></text:p>
      <text:p text:style-name="P6"><text:span text:style-name="T10">- </text:span><text:bookmark text:name="8b9kp8tzphv"/><text:span text:style-name="T12">Knowledge Base</text:span><text:span text:style-name="T10"> (Adapt It) is type of data storage that keeps track of how you </text:span><text:a xlink:type="simple" xlink:href="#7s7nlhgk77dg" text:style-name="Internet_20_link" text:visited-style-name="Visited_20_Internet_20_Link"><text:span text:style-name="T15">translate</text:span></text:a><text:span text:style-name="T10"> words and phrases from the </text:span><text:a xlink:type="simple" xlink:href="#adshmeb1ja8q" text:style-name="Internet_20_link" text:visited-style-name="Visited_20_Internet_20_Link"><text:span text:style-name="T15">source text</text:span></text:a><text:span text:style-name="T10"> to the </text:span><text:a xlink:type="simple" xlink:href="#uj4cnwe0ij9t" text:style-name="Internet_20_link" text:visited-style-name="Visited_20_Internet_20_Link"><text:span text:style-name="T15">target text</text:span></text:a><text:span text:style-name="T10">. The knowledge base (KB) stores your translations in </text:span><text:a xlink:type="simple" xlink:href="#5gond9s7pfb5" text:style-name="Internet_20_link" text:visited-style-name="Visited_20_Internet_20_Link"><text:span text:style-name="T15">RAM</text:span></text:a><text:span text:style-name="T10"> memory while you are working in Adapt It. When your </text:span><text:a xlink:type="simple" xlink:href="#3ovcz878ul7m" text:style-name="Internet_20_link" text:visited-style-name="Visited_20_Internet_20_Link"><text:span text:style-name="T15">adaptation</text:span></text:a><text:span text:style-name="T10"> work is saved Adapt It saves your work as adapted documents and also saves your translations in a separate knowledge base file. You can view and/or edit the content of the Knowledge Base by selecting Tools &gt; Knowledge Base Editor... which opens the KB edit dialog.</text:span><text:bookmark text:name="ock05b37c3lr"/></text:p>
      <text:p text:style-name="P5">L</text:p>
      <text:p text:style-name="P6"><text:span text:style-name="T10">- </text:span><text:bookmark text:name="h9do0g6fq5s0"/><text:span text:style-name="T12">LAN</text:span><text:span text:style-name="T10"> (</text:span><text:span text:style-name="T12">Local Area Network</text:span><text:span text:style-name="T10">) is a computer </text:span><text:span text:style-name="T21">network</text:span><text:span text:style-name="T10"> that interconnects computers in a limited area such as a home, school, computer laboratory, or office building. The computers on a LAN can be connected using a network wire/cable, or by using wireless signals from a </text:span><text:a xlink:type="simple" xlink:href="#xcjiogrx26bg" text:style-name="Internet_20_link" text:visited-style-name="Visited_20_Internet_20_Link"><text:span text:style-name="T15">wireless</text:span></text:a><text:span text:style-name="T10"> access point. When computers are connected on a LAN they can easily share </text:span><text:a xlink:type="simple" xlink:href="#8n69n7dsd6ek" text:style-name="Internet_20_link" text:visited-style-name="Visited_20_Internet_20_Link"><text:span text:style-name="T15">files</text:span></text:a><text:span text:style-name="T10"> and </text:span><text:a xlink:type="simple" xlink:href="#cs0c2ia9vn6j" text:style-name="Internet_20_link" text:visited-style-name="Visited_20_Internet_20_Link"><text:span text:style-name="T15">printers</text:span></text:a><text:span text:style-name="T10">.</text:span></text:p>
      <text:p text:style-name="P6"><text:span text:style-name="T10">- </text:span><text:bookmark text:name="p790xbn01hyf"/><text:span text:style-name="T12">Language</text:span><text:span text:style-name="T10"> (human) is a complex system of communication done between people. The study of human language is called linguistics. See </text:span><text:a xlink:type="simple" xlink:href="#ug0l5lhjckon" text:style-name="Internet_20_link" text:visited-style-name="Visited_20_Internet_20_Link"><text:span text:style-name="T15">Linguistics</text:span></text:a><text:span text:style-name="T10">.</text:span></text:p>
      <text:p text:style-name="P6"><text:span text:style-name="T10">- </text:span><text:bookmark text:name="knddvecleg90"/><text:span text:style-name="T12">Language</text:span><text:span text:style-name="T10"> (machine) is a basic system of electronic signals or instructions that are used to operate and control a </text:span><text:a xlink:type="simple" xlink:href="#fnulzbft5me1" text:style-name="Internet_20_link" text:visited-style-name="Visited_20_Internet_20_Link"><text:span text:style-name="T15">computer</text:span></text:a><text:span text:style-name="T10">. Essentially a computer's machine language is composed of zeros and ones (</text:span><text:a xlink:type="simple" xlink:href="#g8avw7nbwb0r" text:style-name="Internet_20_link" text:visited-style-name="Visited_20_Internet_20_Link"><text:span text:style-name="T18">binary</text:span></text:a><text:span text:style-name="T10"> code).</text:span></text:p>
      <text:p text:style-name="P6"><text:span text:style-name="T10">- </text:span><text:bookmark text:name="lsl7flaqk3uu"/><text:span text:style-name="T12">Language</text:span><text:span text:style-name="T10"> (programming) is used by </text:span><text:a xlink:type="simple" xlink:href="#4anbobbfr9yw" text:style-name="Internet_20_link" text:visited-style-name="Visited_20_Internet_20_Link"><text:span text:style-name="T15">programmers</text:span></text:a><text:span text:style-name="T10"> to create </text:span><text:a xlink:type="simple" xlink:href="#fnulzbft5me1" text:style-name="Internet_20_link" text:visited-style-name="Visited_20_Internet_20_Link"><text:span text:style-name="T15">computer</text:span></text:a><text:span text:style-name="T10"> </text:span><text:a xlink:type="simple" xlink:href="#54dy6r4pd41g" text:style-name="Internet_20_link" text:visited-style-name="Visited_20_Internet_20_Link"><text:span text:style-name="T15">programs</text:span></text:a><text:span text:style-name="T10">. There are many kinds of programming languages, but all of them are designed to create source code (see </text:span><text:a xlink:type="simple" xlink:href="#kfxdq1c21hiq" text:style-name="Internet_20_link" text:visited-style-name="Visited_20_Internet_20_Link"><text:span text:style-name="T15">Source Code</text:span></text:a><text:span text:style-name="T10">) that can be read by humans. Before a program's source code can be used by a computer, it must be converted to the computer's </text:span><text:a xlink:type="simple" xlink:href="#knddvecleg90" text:style-name="Internet_20_link" text:visited-style-name="Visited_20_Internet_20_Link"><text:span text:style-name="T15">machine language</text:span></text:a><text:span text:style-name="T10"> and saved in an executable file (see </text:span><text:a xlink:type="simple" xlink:href="#g6z3jcg49vti" text:style-name="Internet_20_link" text:visited-style-name="Visited_20_Internet_20_Link"><text:span text:style-name="T15">Executable</text:span></text:a><text:span text:style-name="T10">).</text:span></text:p>
      <text:p text:style-name="P6"><text:span text:style-name="T10">- </text:span><text:bookmark text:name="qysf8kgk9ue8"/><text:span text:style-name="T12">Laptop</text:span><text:span text:style-name="T10"> (hardware) is a </text:span><text:a xlink:type="simple" xlink:href="#fnulzbft5me1" text:style-name="Internet_20_link" text:visited-style-name="Visited_20_Internet_20_Link"><text:span text:style-name="T15">computer</text:span></text:a><text:span text:style-name="T10"> that is compact and portable, powered by a rechargeable battery. A laptop has a built-in screen, keyboard and internal storage.</text:span></text:p>
      <text:p text:style-name="P6"><text:span text:style-name="T12">- </text:span><text:bookmark text:name="yg5resfoud30"/><text:span text:style-name="T8">Launch Bar</text:span><text:span text:style-name="T10"> is located near the left end of the </text:span><text:a xlink:type="simple" xlink:href="#wy2k62f3late" text:style-name="Internet_20_link" text:visited-style-name="Visited_20_Internet_20_Link"><text:span text:style-name="T18">Wasta Linux</text:span></text:a><text:span text:style-name="T10"> </text:span><text:a xlink:type="simple" xlink:href="#odsk5hv0azid" text:style-name="Internet_20_link" text:visited-style-name="Visited_20_Internet_20_Link"><text:span text:style-name="T2">p</text:span></text:a><text:a xlink:type="simple" xlink:href="#odsk5hv0azid" text:style-name="Internet_20_link" text:visited-style-name="Visited_20_Internet_20_Link"><text:span text:style-name="T18">anel</text:span></text:a><text:span text:style-name="T10"> at the bottom of the computer </text:span><text:a xlink:type="simple" xlink:href="#1rf9gpq" text:style-name="Internet_20_link" text:visited-style-name="Visited_20_Internet_20_Link"><text:span text:style-name="T17">screen</text:span></text:a><text:span text:style-name="T10">. </text:span></text:p>
      <text:p text:style-name="P6"><text:span text:style-name="T10">The launch bar contains </text:span><text:a xlink:type="simple" xlink:href="#vbscpg7cf4pd" text:style-name="Internet_20_link" text:visited-style-name="Visited_20_Internet_20_Link"><text:span text:style-name="T15">icons</text:span></text:a><text:span text:style-name="T10"> representing commonly used </text:span><text:a xlink:type="simple" xlink:href="#54dy6r4pd41g" text:style-name="Internet_20_link" text:visited-style-name="Visited_20_Internet_20_Link"><text:span text:style-name="T15">programs</text:span></text:a><text:span text:style-name="T10">. </text:span><draw:frame draw:style-name="fr2" draw:name="image63.png" text:anchor-type="char" svg:x="0in" svg:y="0.05in" svg:width="2.989in" svg:height="0.3953in" draw:z-index="22"><draw:image xlink:href="../wasta-docs-images/LaunchBarAllIcons.png" xlink:type="simple" xlink:show="embed" xlink:actuate="onLoad"/></draw:frame></text:p>
      <text:p text:style-name="P6"><text:span text:style-name="T10">Programs on the launch bar can be started by a single </text:span><text:a xlink:type="simple" xlink:href="#rvh4z1smfy6n" text:style-name="Internet_20_link" text:visited-style-name="Visited_20_Internet_20_Link"><text:span text:style-name="T15">click</text:span></text:a><text:span text:style-name="T10"> on the icon representing that program.</text:span></text:p>
      <text:p text:style-name="P6"><text:span text:style-name="T12">- </text:span><text:bookmark text:name="kbsfvj8k916y"/><text:span text:style-name="T8">LeftArrow</text:span><text:span text:style-name="T10"> (key) is located near the lower right part of the </text:span><text:a xlink:type="simple" xlink:href="#3qg2avn" text:style-name="Internet_20_link" text:visited-style-name="Visited_20_Internet_20_Link"><text:span text:style-name="T16">keyboard</text:span></text:a><text:span text:style-name="T10">. It can be used to move the </text:span><text:a xlink:type="simple" xlink:href="#13acmbr" text:style-name="Internet_20_link" text:visited-style-name="Visited_20_Internet_20_Link"><text:span text:style-name="T16">insertion point</text:span></text:a><text:span text:style-name="T10"> to the left while </text:span><text:a xlink:type="simple" xlink:href="#206ipza" text:style-name="Internet_20_link" text:visited-style-name="Visited_20_Internet_20_Link"><text:span text:style-name="T16">editing</text:span></text:a><text:span text:style-name="T10"> </text:span><text:a xlink:type="simple" xlink:href="#hkkpf6" text:style-name="Internet_20_link" text:visited-style-name="Visited_20_Internet_20_Link"><text:span text:style-name="T16">text</text:span></text:a><text:span text:style-name="T10"> in a text </text:span><text:a xlink:type="simple" xlink:href="#3b2epr8" text:style-name="Internet_20_link" text:visited-style-name="Visited_20_Internet_20_Link"><text:span text:style-name="T16">window</text:span></text:a><text:span text:style-name="T10"> or a multi-line edit box. </text:span></text:p>
      <text:p text:style-name="P6"><text:span text:style-name="T10">The LeftArrow key can also be used along with the </text:span><text:a xlink:type="simple" xlink:href="#kkd1dwjblwjf" text:style-name="Internet_20_link" text:visited-style-name="Visited_20_Internet_20_Link"><text:span text:style-name="T15">Alt</text:span></text:a><text:span text:style-name="T10"> key within </text:span><text:a xlink:type="simple" xlink:href="#k39ojmbyembe" text:style-name="Internet_20_link" text:visited-style-name="Visited_20_Internet_20_Link"><text:span text:style-name="T15">Adapt It</text:span></text:a><text:span text:style-name="T10">. </text:span><draw:frame draw:style-name="fr2" draw:name="image62.png" text:anchor-type="char" svg:x="0in" svg:y="0.0799in" svg:width="1.3953in" svg:height="0.6138in" draw:z-index="21"><draw:image xlink:href="../wasta-docs-images/LeftArrowKey.png" xlink:type="simple" xlink:show="embed" xlink:actuate="onLoad"/></draw:frame></text:p>
      <text:p text:style-name="P6"><text:soft-page-break/><text:span text:style-name="T10">Alt+LeftArrow can be used to </text:span><text:a xlink:type="simple" xlink:href="#p2ailj4l6jti" text:style-name="Internet_20_link" text:visited-style-name="Visited_20_Internet_20_Link"><text:span text:style-name="T15">select</text:span></text:a><text:span text:style-name="T10"> </text:span><text:a xlink:type="simple" xlink:href="#adshmeb1ja8q" text:style-name="Internet_20_link" text:visited-style-name="Visited_20_Internet_20_Link"><text:span text:style-name="T15">source text</text:span></text:a><text:span text:style-name="T10"> words above and to the left of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in order to make a phrase with those source text words. See </text:span><text:a xlink:type="simple" xlink:href="#wu8dqjjkui24" text:style-name="Internet_20_link" text:visited-style-name="Visited_20_Internet_20_Link"><text:span text:style-name="T15">RightArrow</text:span></text:a><text:span text:style-name="T10">.</text:span></text:p>
      <text:p text:style-name="P6"><text:span text:style-name="T10">- </text:span><text:bookmark text:name="vkt2jbcnt5j8"/><text:span text:style-name="T12">License</text:span><text:span text:style-name="T10"> (software) A </text:span><text:a xlink:type="simple" xlink:href="#p3yebsqq8wfu" text:style-name="Internet_20_link" text:visited-style-name="Visited_20_Internet_20_Link"><text:span text:style-name="T15">software</text:span></text:a><text:span text:style-name="T10"> license s a legal contract that restricts the use or redistribution of software. A typical software license for Windows software is very restrictive. Most Windows software licenses are highly restrictive and grant an end-user permission to use one or more copies of the software on a single </text:span><text:a xlink:type="simple" xlink:href="#fnulzbft5me1" text:style-name="Internet_20_link" text:visited-style-name="Visited_20_Internet_20_Link"><text:span text:style-name="T15">computer</text:span></text:a><text:span text:style-name="T10">. Making more copies or installing the software on more than one computer, or giving the software away to others constitutes copyright infringement of the software owner's exclusive rights under copyright law. An </text:span><text:a xlink:type="simple" xlink:href="#rvl0yevvl7rh" text:style-name="Internet_20_link" text:visited-style-name="Visited_20_Internet_20_Link"><text:span text:style-name="T15">open source</text:span></text:a><text:span text:style-name="T10"> software license is different. It guarantees that a user has the freedom to copy and distribute the software </text:span><text:a xlink:type="simple" xlink:href="#ccezfvqgyhz" text:style-name="Internet_20_link" text:visited-style-name="Visited_20_Internet_20_Link"><text:span text:style-name="T15">free of charge</text:span></text:a><text:span text:style-name="T10"> and for the benefit of others. Nearly all </text:span><text:a xlink:type="simple" xlink:href="#n9sozqqazchv" text:style-name="Internet_20_link" text:visited-style-name="Visited_20_Internet_20_Link"><text:span text:style-name="T15">Linux</text:span></text:a><text:span text:style-name="T10"> software is not restrictive, but uses an open source type of license to protect the freedoms of users.</text:span></text:p>
      <text:p text:style-name="P6"><text:span text:style-name="T10">- </text:span><text:bookmark text:name="ug0l5lhjckon"/><text:span text:style-name="T12">Linguistics</text:span><text:span text:style-name="T10"> is the scientific study of </text:span><text:a xlink:type="simple" xlink:href="#p790xbn01hyf" text:style-name="Internet_20_link" text:visited-style-name="Visited_20_Internet_20_Link"><text:span text:style-name="T15">human language</text:span></text:a><text:span text:style-name="T10">. Linguists study the sound system of a language which can help in the development of an </text:span><text:a xlink:type="simple" xlink:href="#8nyrdvy3o6mu" text:style-name="Internet_20_link" text:visited-style-name="Visited_20_Internet_20_Link"><text:span text:style-name="T15">orthography</text:span></text:a><text:span text:style-name="T10"> (alphabet). They also study the structure of the language (grammar), and how meaning is represented by the language (semantics). SIL and PBT are organizations that focus on the study of languages in order to facilitate and improve </text:span><text:a xlink:type="simple" xlink:href="#7s7nlhgk77dg" text:style-name="Internet_20_link" text:visited-style-name="Visited_20_Internet_20_Link"><text:span text:style-name="T15">translation</text:span></text:a><text:span text:style-name="T10"> work, especially the translation of the Bible.</text:span></text:p>
      <text:p text:style-name="P6"><text:span text:style-name="T10">- </text:span><text:bookmark text:name="i0emmwt6iy4z"/><text:span text:style-name="T12">Link</text:span><text:span text:style-name="T10"> See </text:span><text:a xlink:type="simple" xlink:href="#nohzlu7b89yn" text:style-name="Internet_20_link" text:visited-style-name="Visited_20_Internet_20_Link"><text:span text:style-name="T15">Hyperlink</text:span></text:a><text:span text:style-name="T10">.</text:span></text:p>
      <text:p text:style-name="P6"><text:span text:style-name="T12">- </text:span><text:bookmark text:name="1aes2rxu0asz"/><text:span text:style-name="T8">Linus Torvalds</text:span><text:span text:style-name="T10"> is the creator of the </text:span><text:a xlink:type="simple" xlink:href="#n9sozqqazchv" text:style-name="Internet_20_link" text:visited-style-name="Visited_20_Internet_20_Link"><text:span text:style-name="T15">Linux</text:span></text:a><text:span text:style-name="T10"> </text:span><text:a xlink:type="simple" xlink:href="#4ztl1si6du3w" text:style-name="Internet_20_link" text:visited-style-name="Visited_20_Internet_20_Link"><text:span text:style-name="T15">kernel</text:span></text:a><text:span text:style-name="T10">, was born in Helsinki, Finland, on December 28, 1969. </text:span></text:p>
      <text:p text:style-name="P6"><text:span text:style-name="T10">Linu</text:span>s<text:span text:style-name="T10"> created Linux in 1991 while a student at </text:span>University of <text:span text:style-name="T10">Helsinki.</text:span><draw:frame draw:style-name="fr2" draw:name="image61.jpg" text:anchor-type="char" svg:x="0in" svg:y="0.15in" svg:width="1.5516in" svg:height="2.3118in" draw:z-index="20"><draw:image xlink:href="../wasta-docs-images/Linus_Torvalds.jpg" xlink:type="simple" xlink:show="embed" xlink:actuate="onLoad"/></draw:frame></text:p>
      <text:p text:style-name="P6"><text:span text:style-name="T10">- </text:span><text:bookmark text:name="n9sozqqazchv"/><text:span text:style-name="T12">Linux</text:span><text:span text:style-name="T10"> Linux was originally developed as a </text:span><text:a xlink:type="simple" xlink:href="#ccezfvqgyhz" text:style-name="Internet_20_link" text:visited-style-name="Visited_20_Internet_20_Link"><text:span text:style-name="T15">free</text:span></text:a><text:span text:style-name="T10"> </text:span><text:a xlink:type="simple" xlink:href="#9yx3plmph8bg" text:style-name="Internet_20_link" text:visited-style-name="Visited_20_Internet_20_Link"><text:span text:style-name="T15">operating system</text:span></text:a><text:span text:style-name="T10"> for personal computers. Linux works on more computer </text:span><text:a xlink:type="simple" xlink:href="#p8j85uwrra7a" text:style-name="Internet_20_link" text:visited-style-name="Visited_20_Internet_20_Link"><text:span text:style-name="T15">hardware</text:span></text:a><text:span text:style-name="T10"> platforms than any other operating system. Linux is a leading operating system on servers, mainframe computers and supercomputers. More than 90% of today's 500 fastest supercomputers run some kind of Linux, including the 10 fastest computers in the world. Linux also runs on devices where the operating system is typically built into the device such as mobile phones, </text:span><text:a xlink:type="simple" xlink:href="#vewcz2ly26pt" text:style-name="Internet_20_link" text:visited-style-name="Visited_20_Internet_20_Link"><text:span text:style-name="T15">tablet</text:span></text:a><text:span text:style-name="T10"> computers, network routers, building automation controls, televisions and video game consoles. The Android system in wide use on smart phones and mobile devices is also built on the Linux kernel. See </text:span><text:a xlink:type="simple" xlink:href="#4ztl1si6du3w" text:style-name="Internet_20_link" text:visited-style-name="Visited_20_Internet_20_Link"><text:span text:style-name="T15">Kernel</text:span></text:a><text:span text:style-name="T10">. See </text:span><text:a xlink:type="simple" xlink:href="#1aes2rxu0asz" text:style-name="Internet_20_link" text:visited-style-name="Visited_20_Internet_20_Link"><text:span text:style-name="T15">Linus Torvalds</text:span></text:a><text:span text:style-name="T10">. See </text:span><text:a xlink:type="simple" xlink:href="#30uaco82yezl" text:style-name="Internet_20_link" text:visited-style-name="Visited_20_Internet_20_Link"><text:span text:style-name="T15">Unix</text:span></text:a><text:span text:style-name="T10">.</text:span></text:p>
      <text:p text:style-name="P6"><text:span text:style-name="T10">- </text:span><text:bookmark text:name="z76c8ulr8qt"/><text:span text:style-name="T12">Linux Mint</text:span><text:span text:style-name="T10"> is one of many different </text:span><text:a xlink:type="simple" xlink:href="#n9sozqqazchv" text:style-name="Internet_20_link" text:visited-style-name="Visited_20_Internet_20_Link"><text:span text:style-name="T15">Linux</text:span></text:a><text:span text:style-name="T10"> </text:span><text:a xlink:type="simple" xlink:href="#vkybxhf92ddl" text:style-name="Internet_20_link" text:visited-style-name="Visited_20_Internet_20_Link"><text:span text:style-name="T15">graphical desktops</text:span></text:a><text:span text:style-name="T10"> that run on top of the Linux </text:span><text:a xlink:type="simple" xlink:href="#4ztl1si6du3w" text:style-name="Internet_20_link" text:visited-style-name="Visited_20_Internet_20_Link"><text:span text:style-name="T15">Kernel</text:span></text:a><text:span text:style-name="T10">. Linux Mint uses many resources of the Ubuntu graphical desktop, but Linux Mint looks and feels more like Microsoft Windows than the modern Ubuntu desktop. </text:span><text:a xlink:type="simple" xlink:href="#wy2k62f3late" text:style-name="Internet_20_link" text:visited-style-name="Visited_20_Internet_20_Link"><text:span text:style-name="T18">Wasta Linux</text:span></text:a><text:span text:style-name="T10"> incorporates some of the software programs and components that are used in Linux Mint.</text:span></text:p>
      <text:p text:style-name="P6"><text:span text:style-name="T10">- </text:span><text:bookmark text:name="h1d593irbg0s"/><text:span text:style-name="T12">List</text:span><text:span text:style-name="T10"> is a box or </text:span><text:a xlink:type="simple" xlink:href="#vezkek5eqyd3" text:style-name="Internet_20_link" text:visited-style-name="Visited_20_Internet_20_Link"><text:span text:style-name="T15">window</text:span></text:a><text:span text:style-name="T10"> in a </text:span><text:a xlink:type="simple" xlink:href="#vkybxhf92ddl" text:style-name="Internet_20_link" text:visited-style-name="Visited_20_Internet_20_Link"><text:span text:style-name="T18">graphical </text:span></text:a><text:a xlink:type="simple" xlink:href="#vkybxhf92ddl" text:style-name="Internet_20_link" text:visited-style-name="Visited_20_Internet_20_Link"><text:span text:style-name="T15">computer interface</text:span></text:a><text:span text:style-name="T10"> that contains a number of different but </text:span><text:soft-page-break/><text:span text:style-name="T10">usually related items. Some </text:span><text:a xlink:type="simple" xlink:href="#5jn9k5idnueq" text:style-name="Internet_20_link" text:visited-style-name="Visited_20_Internet_20_Link"><text:span text:style-name="T15">dialogs</text:span></text:a><text:span text:style-name="T10"> have lists from which the user can select one or more items.</text:span></text:p>
      <text:p text:style-name="P6">- <text:bookmark text:name="j01zgssschno"/><text:span text:style-name="T22">Literacy</text:span> is the ability to use <text:a xlink:type="simple" xlink:href="#p790xbn01hyf" text:style-name="Internet_20_link" text:visited-style-name="Visited_20_Internet_20_Link"><text:span text:style-name="T2">language</text:span></text:a>, numbers, images, computers, and other basic means to communicate and understand what others are communicating. Literacy includes knowing how to gain useful knowledge and develop the skills needed to access knowledge through books and electronic media.</text:p>
      <text:p text:style-name="P6"><text:span text:style-name="T10">- </text:span><text:bookmark text:name="fpua48jpx3np"/><text:span text:style-name="T12">LOG</text:span><text:span text:style-name="T10"> (file type) used for log files. Log files contain a ongoing log of events of a </text:span><text:a xlink:type="simple" xlink:href="#54dy6r4pd41g" text:style-name="Internet_20_link" text:visited-style-name="Visited_20_Internet_20_Link"><text:span text:style-name="T15">program</text:span></text:a><text:span text:style-name="T10"> or a user's actions. Some logs have a .log file extension, others may have a .txt file extension.</text:span></text:p>
      <text:p text:style-name="P6"><text:span text:style-name="T10">- </text:span><text:bookmark text:name="r5ns7mftnlas"/><text:span text:style-name="T12">Log</text:span><text:span text:style-name="T10"> </text:span><text:span text:style-name="T12">In</text:span><text:span text:style-name="T10"> is the process of activating the </text:span><text:a xlink:type="simple" xlink:href="#fnulzbft5me1" text:style-name="Internet_20_link" text:visited-style-name="Visited_20_Internet_20_Link"><text:span text:style-name="T15">computer</text:span></text:a><text:span text:style-name="T10"> for use by an individual </text:span><text:a xlink:type="simple" xlink:href="#hoedzaweqb21" text:style-name="Internet_20_link" text:visited-style-name="Visited_20_Internet_20_Link"><text:span text:style-name="T15">user</text:span></text:a><text:span text:style-name="T10">. When a computer is started that uses the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22"> </text:span><text:span text:style-name="T10">system, the computer shows the Log In screen with a list of current users. The user selects the appropriate </text:span><text:a xlink:type="simple" xlink:href="#hoedzaweqb21" text:style-name="Internet_20_link" text:visited-style-name="Visited_20_Internet_20_Link"><text:span text:style-name="T15">user name</text:span></text:a><text:span text:style-name="T10"> (if more than one user is shown) and enters the </text:span><text:a xlink:type="simple" xlink:href="#xao6qyc9i2xb" text:style-name="Internet_20_link" text:visited-style-name="Visited_20_Internet_20_Link"><text:span text:style-name="T15">password</text:span></text:a><text:span text:style-name="T10"> for that user. If the password entered is correct the computer loads the </text:span><text:a xlink:type="simple" xlink:href="#xl9vlpc8td4z" text:style-name="Internet_20_link" text:visited-style-name="Visited_20_Internet_20_Link"><text:span text:style-name="T15">desktop</text:span></text:a><text:span text:style-name="T10">, the </text:span><text:a xlink:type="simple" xlink:href="#yjcnx9p2mvao" text:style-name="Internet_20_link" text:visited-style-name="Visited_20_Internet_20_Link"><text:span text:style-name="T15">Home</text:span></text:a><text:span text:style-name="T10"> folder and other </text:span><text:a xlink:type="simple" xlink:href="#vkybxhf92ddl" text:style-name="Internet_20_link" text:visited-style-name="Visited_20_Internet_20_Link"><text:span text:style-name="T15">interface</text:span></text:a><text:span text:style-name="T10"> elements for that user. Every time the computer is started you must Log In to use the computer. See </text:span><text:a xlink:type="simple" xlink:href="#g6wx5bmz518z" text:style-name="Internet_20_link" text:visited-style-name="Visited_20_Internet_20_Link"><text:span text:style-name="T15">Log</text:span></text:a><text:a xlink:type="simple" xlink:href="#g6wx5bmz518z" text:style-name="Internet_20_link" text:visited-style-name="Visited_20_Internet_20_Link"><text:span text:style-name="T17"> </text:span></text:a><text:a xlink:type="simple" xlink:href="#g6wx5bmz518z" text:style-name="Internet_20_link" text:visited-style-name="Visited_20_Internet_20_Link"><text:span text:style-name="T15">Out</text:span></text:a><text:span text:style-name="T10">.</text:span></text:p>
      <text:p text:style-name="P6"><text:span text:style-name="T10">- </text:span><text:bookmark text:name="g6wx5bmz518z"/><text:span text:style-name="T12">Log</text:span><text:span text:style-name="T10"> </text:span><text:span text:style-name="T12">Out</text:span><text:span text:style-name="T10"> is the process of leaving a user's </text:span><text:a xlink:type="simple" xlink:href="#xl9vlpc8td4z" text:style-name="Internet_20_link" text:visited-style-name="Visited_20_Internet_20_Link"><text:span text:style-name="T15">desktop</text:span></text:a><text:span text:style-name="T10"> and </text:span><text:a xlink:type="simple" xlink:href="#yjcnx9p2mvao" text:style-name="Internet_20_link" text:visited-style-name="Visited_20_Internet_20_Link"><text:span text:style-name="T15">Home</text:span></text:a><text:span text:style-name="T10"> space, and going back to the Log In screen. You would not normally need to Log Out, unless more than one </text:span><text:a xlink:type="simple" xlink:href="#hoedzaweqb21" text:style-name="Internet_20_link" text:visited-style-name="Visited_20_Internet_20_Link"><text:span text:style-name="T15">user</text:span></text:a><text:span text:style-name="T10"> is set up on the same computer, and a different user wants to Log In after the first user has logged in. To change users, the current user must Log Out, so that the new user can Log In with his own </text:span><text:a xlink:type="simple" xlink:href="#hoedzaweqb21" text:style-name="Internet_20_link" text:visited-style-name="Visited_20_Internet_20_Link"><text:span text:style-name="T15">user name</text:span></text:a><text:span text:style-name="T10"> and </text:span><text:a xlink:type="simple" xlink:href="#xao6qyc9i2xb" text:style-name="Internet_20_link" text:visited-style-name="Visited_20_Internet_20_Link"><text:span text:style-name="T15">password</text:span></text:a><text:span text:style-name="T10">. See </text:span><text:a xlink:type="simple" xlink:href="#r5ns7mftnlas" text:style-name="Internet_20_link" text:visited-style-name="Visited_20_Internet_20_Link"><text:span text:style-name="T15">Log</text:span></text:a><text:a xlink:type="simple" xlink:href="#r5ns7mftnlas" text:style-name="Internet_20_link" text:visited-style-name="Visited_20_Internet_20_Link"><text:span text:style-name="T17"> </text:span></text:a><text:a xlink:type="simple" xlink:href="#r5ns7mftnlas" text:style-name="Internet_20_link" text:visited-style-name="Visited_20_Internet_20_Link"><text:span text:style-name="T15">In</text:span></text:a><text:span text:style-name="T10">.</text:span><text:bookmark text:name="wersd7q1old4"/></text:p>
      <text:p text:style-name="P5">M</text:p>
      <text:p text:style-name="P6"><text:span text:style-name="T12">- </text:span><text:bookmark text:name="hu4imal8cnmk"/><text:span text:style-name="T8">Make a Phrase</text:span><text:span text:style-name="T10"> (Adapt It) is a common action that is done during the work of </text:span><text:a xlink:type="simple" xlink:href="#1vc8v0i" text:style-name="Internet_20_link" text:visited-style-name="Visited_20_Internet_20_Link"><text:span text:style-name="T16">adapting</text:span></text:a><text:span text:style-name="T10"> </text:span><text:a xlink:type="simple" xlink:href="#hkkpf6" text:style-name="Internet_20_link" text:visited-style-name="Visited_20_Internet_20_Link"><text:span text:style-name="T16">text</text:span></text:a><text:span text:style-name="T10"> within </text:span><text:a xlink:type="simple" xlink:href="#3g6yksp" text:style-name="Internet_20_link" text:visited-style-name="Visited_20_Internet_20_Link"><text:span text:style-name="T16">Adapt It</text:span></text:a><text:span text:style-name="T10">. To make a phrase, the user first </text:span><text:a xlink:type="simple" xlink:href="#48zs1w5" text:style-name="Internet_20_link" text:visited-style-name="Visited_20_Internet_20_Link"><text:span text:style-name="T16">selects</text:span></text:a><text:span text:style-name="T12"> two or more </text:span><text:a xlink:type="simple" xlink:href="#adshmeb1ja8q" text:style-name="Internet_20_link" text:visited-style-name="Visited_20_Internet_20_Link"><text:span text:style-name="T18">source text</text:span></text:a><text:span text:style-name="T10"> words using the </text:span><text:a xlink:type="simple" xlink:href="#3qg2avn" text:style-name="Internet_20_link" text:visited-style-name="Visited_20_Internet_20_Link"><text:span text:style-name="T16">keyboard</text:span></text:a><text:span text:style-name="T10"> or the </text:span><text:a xlink:type="simple" xlink:href="#3z7bk57" text:style-name="Internet_20_link" text:visited-style-name="Visited_20_Internet_20_Link"><text:span text:style-name="T16">mouse</text:span></text:a><text:span text:style-name="T10"> (so that the source words are highlighted in yellow), then clicks on the "Make a Phrase" button on the Adapt It </text:span><text:a xlink:type="simple" xlink:href="#2s21qeq" text:style-name="Internet_20_link" text:visited-style-name="Visited_20_Internet_20_Link"><text:span text:style-name="T16">Tool Bar</text:span></text:a><text:span text:style-name="T10">. </text:span></text:p>
      <text:p text:style-name="P6"><text:span text:style-name="T10">If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was not located under the newly made phrase, it will automatically move to the </text:span><text:a xlink:type="simple" xlink:href="#uj4cnwe0ij9t" text:style-name="Internet_20_link" text:visited-style-name="Visited_20_Internet_20_Link"><text:span text:style-name="T15">target text</text:span></text:a><text:span text:style-name="T10"> line under that newly made phrase. There is also a short-cut way to make a phrase within Adapt It. If you want to make a phrase at the current location of the phrase box, you can use the Alt+RightArrow or Alt+LeftArrow keys to select source text words to the right or left of the phrase box location, then, with source text words selected (in yellow) simply start typing the </text:span><text:a xlink:type="simple" xlink:href="#7s7nlhgk77dg" text:style-name="Internet_20_link" text:visited-style-name="Visited_20_Internet_20_Link"><text:span text:style-name="T15">translation</text:span></text:a><text:span text:style-name="T10"> of those selected source text words. Adapt It automatically makes a phrase of the selected source text words when you start typing in the phrase box. In this case you do not need to click on the Make a Phrase button in the tool bar. When you have finished typing the translation in the phrase box press the </text:span><text:a xlink:type="simple" xlink:href="#k17x1ebnyv5r" text:style-name="Internet_20_link" text:visited-style-name="Visited_20_Internet_20_Link"><text:span text:style-name="T15">Enter</text:span></text:a><text:span text:style-name="T10"> key to move the phrase box to the next location (called a "</text:span><text:a xlink:type="simple" xlink:href="#c52yr99gbsi6" text:style-name="Internet_20_link" text:visited-style-name="Visited_20_Internet_20_Link"><text:span text:style-name="T15">hole</text:span></text:a><text:span text:style-name="T10">" in the text).</text:span><draw:frame draw:style-name="fr2" draw:name="image70.png" text:anchor-type="char" svg:x="0in" svg:y="0.0402in" svg:width="0.5409in" svg:height="0.5409in" draw:z-index="19"><draw:image xlink:href="../wasta-docs-images/Make_a_Phrase.png" xlink:type="simple" xlink:show="embed" xlink:actuate="onLoad"/></draw:frame></text:p>
      <text:p text:style-name="P6"><text:span text:style-name="T10">- </text:span><text:bookmark text:name="n366x4duu668"/><text:span text:style-name="T12">Malware</text:span><text:span text:style-name="T10"> is </text:span><text:a xlink:type="simple" xlink:href="#p3yebsqq8wfu" text:style-name="Internet_20_link" text:visited-style-name="Visited_20_Internet_20_Link"><text:span text:style-name="T15">software</text:span></text:a><text:span text:style-name="T10"> designed by attackers (or "hackers") to do harm to your </text:span><text:a xlink:type="simple" xlink:href="#fnulzbft5me1" text:style-name="Internet_20_link" text:visited-style-name="Visited_20_Internet_20_Link"><text:span text:style-name="T15">computer</text:span></text:a><text:span text:style-name="T10"> or your ability to use your computer. Malware can disrupt computer operations, gather sensitive information, or gain access to private computer systems. Malware includes computer </text:span><text:a xlink:type="simple" xlink:href="#hhiscme8gfuy" text:style-name="Internet_20_link" text:visited-style-name="Visited_20_Internet_20_Link"><text:span text:style-name="T15">viruses</text:span></text:a><text:span text:style-name="T10">, ransomware, </text:span><text:a xlink:type="simple" xlink:href="#m7ruo39c9c09" text:style-name="Internet_20_link" text:visited-style-name="Visited_20_Internet_20_Link"><text:span text:style-name="T15">worms</text:span></text:a><text:span text:style-name="T10">, </text:span><text:a xlink:type="simple" xlink:href="#3rz3ckjkeugo" text:style-name="Internet_20_link" text:visited-style-name="Visited_20_Internet_20_Link"><text:span text:style-name="T15">trojan horses</text:span></text:a><text:span text:style-name="T10">, rootkits, keyloggers, dialers, </text:span><text:a xlink:type="simple" xlink:href="#4l0xzr25o5w2" text:style-name="Internet_20_link" text:visited-style-name="Visited_20_Internet_20_Link"><text:span text:style-name="T15">spyware</text:span></text:a><text:a xlink:type="simple" xlink:href="#4l0xzr25o5w2" text:style-name="Internet_20_link" text:visited-style-name="Visited_20_Internet_20_Link"><text:span text:style-name="T17"> </text:span></text:a><text:a xlink:type="simple" xlink:href="#4l0xzr25o5w2" text:style-name="Internet_20_link" text:visited-style-name="Visited_20_Internet_20_Link"><text:span text:style-name="T15">or</text:span></text:a><text:a xlink:type="simple" xlink:href="#4l0xzr25o5w2" text:style-name="Internet_20_link" text:visited-style-name="Visited_20_Internet_20_Link"><text:span text:style-name="T17"> </text:span></text:a><text:a xlink:type="simple" xlink:href="#4l0xzr25o5w2" text:style-name="Internet_20_link" text:visited-style-name="Visited_20_Internet_20_Link"><text:span text:style-name="T15">adware</text:span></text:a><text:span text:style-name="T10">, and other malicious </text:span><text:a xlink:type="simple" xlink:href="#54dy6r4pd41g" text:style-name="Internet_20_link" text:visited-style-name="Visited_20_Internet_20_Link"><text:span text:style-name="T15">programs</text:span></text:a><text:span text:style-name="T10">. The majority of active malware threats today are usually worms or trojans rather than viruses. Fortunately, </text:span><text:a xlink:type="simple" xlink:href="#n9sozqqazchv" text:style-name="Internet_20_link" text:visited-style-name="Visited_20_Internet_20_Link"><text:span text:style-name="T15">Linux</text:span></text:a><text:span text:style-name="T10"> has been designed to be a very secure computer system, and so there are very few kinds of malware or viruses that can "infect" a computer that is running Linux. Even so it is wise to have good backup practices and to avoid accessing dangerous </text:span><text:a xlink:type="simple" xlink:href="#uogcqte4m5vf" text:style-name="Internet_20_link" text:visited-style-name="Visited_20_Internet_20_Link"><text:span text:style-name="T18">web sites</text:span></text:a><text:span text:style-name="T10"> where malware is often present. See also </text:span><text:a xlink:type="simple" xlink:href="#sqpt045d1xn4" text:style-name="Internet_20_link" text:visited-style-name="Visited_20_Internet_20_Link"><text:span text:style-name="T15">Hoax Emails</text:span></text:a><text:span text:style-name="T10">.</text:span></text:p>
      <text:p text:style-name="P6"><text:span text:style-name="T12">- </text:span><text:bookmark text:name="98fffarc2mmw"/><text:span text:style-name="T8">Maximize</text:span><text:span text:style-name="T10"> (a window) is to make the </text:span><text:a xlink:type="simple" xlink:href="#vezkek5eqyd3" text:style-name="Internet_20_link" text:visited-style-name="Visited_20_Internet_20_Link"><text:span text:style-name="T18">window</text:span></text:a><text:span text:style-name="T10"> expand to fill the whole </text:span><text:a xlink:type="simple" xlink:href="#2m6kmyk" text:style-name="Internet_20_link" text:visited-style-name="Visited_20_Internet_20_Link"><text:span text:style-name="T16">desktop</text:span></text:a><text:span text:style-name="T10"> or computer </text:span><text:a xlink:type="simple" xlink:href="#1rf9gpq" text:style-name="Internet_20_link" text:visited-style-name="Visited_20_Internet_20_Link"><text:span text:style-name="T16">screen</text:span></text:a><text:span text:style-name="T10">. The middle round button at the right end of the window's </text:span><text:a xlink:type="simple" xlink:href="#2hsy0bs" text:style-name="Internet_20_link" text:visited-style-name="Visited_20_Internet_20_Link"><text:span text:style-name="T16">title bar</text:span></text:a><text:span text:style-name="T10"> is used to maximize the window, and to restore a maximized window to its previous size. </text:span></text:p>
      <text:p text:style-name="P6"><text:span text:style-name="T10">When a window is maximized, other open windows cannot be seen directly because they will be located underneath and covered by the maximized window. The lower windows may be hidden, but </text:span><text:soft-page-break/><text:span text:style-name="T10">they can normally be brought to the front for viewing by clicking on the </text:span><text:a xlink:type="simple" xlink:href="#odsk5hv0azid" text:style-name="Internet_20_link" text:visited-style-name="Visited_20_Internet_20_Link"><text:span text:style-name="T18">panel's</text:span></text:a><text:span text:style-name="T10"> button that represents that hidden window. See </text:span><text:a xlink:type="simple" xlink:href="#ffd18qmwahe" text:style-name="Internet_20_link" text:visited-style-name="Visited_20_Internet_20_Link"><text:span text:style-name="T15">Restore (a window)</text:span></text:a><text:span text:style-name="T10">.</text:span><draw:frame draw:style-name="fr2" draw:name="image69.png" text:anchor-type="char" svg:x="0in" svg:y="0.1598in" svg:width="0.9681in" svg:height="0.5618in" draw:z-index="18"><draw:image xlink:href="../wasta-docs-images/MaximizeRestoreButton.png" xlink:type="simple" xlink:show="embed" xlink:actuate="onLoad"/></draw:frame></text:p>
      <text:p text:style-name="P6"><text:span text:style-name="T10">- </text:span><text:bookmark text:name="mnaxufx21wma"/><text:span text:style-name="T12">Media</text:span><text:span text:style-name="T10"> or </text:span><text:span text:style-name="T12">Multimedia</text:span><text:span text:style-name="T10"> (electronic) are words that describe electronic content including video recordings, audio recordings, pictures, multimedia presentations, slide presentations, CD/DVD and online content.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text:span></text:a><text:a xlink:type="simple" xlink:href="#wy2k62f3late" text:style-name="Internet_20_link" text:visited-style-name="Visited_20_Internet_20_Link"><text:span text:style-name="T2">x</text:span></text:a><text:span text:style-name="T10"> includes </text:span><text:a xlink:type="simple" xlink:href="#p3yebsqq8wfu" text:style-name="Internet_20_link" text:visited-style-name="Visited_20_Internet_20_Link"><text:span text:style-name="T15">software programs</text:span></text:a><text:span text:style-name="T10"> (VLC media player, Gnome MPlayer, Firefox, LibreOffice Impress, Brasero, Sound Recorder, Cheese, etc) that can create, display, or play all these types of electronic media.</text:span></text:p>
      <text:p text:style-name="P6"><text:span text:style-name="T10">- </text:span><text:bookmark text:name="9ti8amgpgqs2"/><text:span text:style-name="T12">Megabyte</text:span><text:span text:style-name="T10"> is 2 to the 20th power or 1,048,576 bytes </text:span><text:a xlink:type="simple" xlink:href="#t9y4irt7gsdf" text:style-name="Internet_20_link" text:visited-style-name="Visited_20_Internet_20_Link"><text:span text:style-name="T15">bytes</text:span></text:a><text:span text:style-name="T10"> of data. It takes about a 1,000 </text:span><text:a xlink:type="simple" xlink:href="#9ti8amgpgqs2" text:style-name="Internet_20_link" text:visited-style-name="Visited_20_Internet_20_Link"><text:span text:style-name="T18">megabytes</text:span></text:a><text:span text:style-name="T10"> to make a </text:span><text:a xlink:type="simple" xlink:href="#kf31357k7s6h" text:style-name="Internet_20_link" text:visited-style-name="Visited_20_Internet_20_Link"><text:span text:style-name="T15">gigabyte</text:span></text:a><text:span text:style-name="T10">. See </text:span><text:a xlink:type="simple" xlink:href="#vxxa22w7prsb" text:style-name="Internet_20_link" text:visited-style-name="Visited_20_Internet_20_Link"><text:span text:style-name="T15">Kilobyte</text:span></text:a><text:span text:style-name="T10">.</text:span></text:p>
      <text:p text:style-name="P6"><text:span text:style-name="T10">- </text:span><text:bookmark text:name="8wlayoh9mdeg"/><text:span text:style-name="T12">Memory</text:span><text:span text:style-name="T10"> or </text:span><text:span text:style-name="T12">RAM Memory</text:span><text:span text:style-name="T10"> is a form of temporary </text:span><text:a xlink:type="simple" xlink:href="#fnulzbft5me1" text:style-name="Internet_20_link" text:visited-style-name="Visited_20_Internet_20_Link"><text:span text:style-name="T15">computer</text:span></text:a><text:span text:style-name="T10"> data storage. The name RAM means "Random Access Memory". It is very fast memory that is used during the time your computer is supplying power to its central processing unit. Most Lenovo laptops have 4 or 6 </text:span><text:a xlink:type="simple" xlink:href="#kf31357k7s6h" text:style-name="Internet_20_link" text:visited-style-name="Visited_20_Internet_20_Link"><text:span text:style-name="T15">Gigabytes</text:span></text:a><text:span text:style-name="T10"> of RAM memory. RAM memory is normally lost when the computer is powered down, so any important data that has been created within your computer's temporary RAM memory should be saved to a </text:span><text:a xlink:type="simple" xlink:href="#mtc6g6zeig9r" text:style-name="Internet_20_link" text:visited-style-name="Visited_20_Internet_20_Link"><text:span text:style-name="T15">hard disk</text:span></text:a><text:span text:style-name="T10"> or </text:span><text:a xlink:type="simple" xlink:href="#oysu97nx0yth" text:style-name="Internet_20_link" text:visited-style-name="Visited_20_Internet_20_Link"><text:span text:style-name="T15">USB drive</text:span></text:a><text:span text:style-name="T10"> before shutting down the computer. Most computer programs like Adapt It, Paratext and LibreOffice Writer keep track of whether you have created or made changes to your data, and they will usually ask you if you want to </text:span><text:a xlink:type="simple" xlink:href="#f0lyqdwxyss8" text:style-name="Internet_20_link" text:visited-style-name="Visited_20_Internet_20_Link"><text:span text:style-name="T15">save</text:span></text:a><text:span text:style-name="T10"> your data before the program closes. Even so, you should make it a habit to save your data often while you are working on a computer. </text:span></text:p>
      <text:p text:style-name="P6"><text:span text:style-name="T12">- </text:span><text:bookmark text:name="gnby68vvcpyz"/><text:span text:style-name="T8">Menu</text:span><text:span text:style-name="T10"> (in task bar) is located at the left end of the task bar or </text:span><text:span text:style-name="T20">panel</text:span><text:span text:style-name="T10"> located at the bottom of the </text:span><text:span text:style-name="T20">computer screen</text:span><text:span text:style-name="T10">. </text:span><draw:frame draw:style-name="fr2" draw:name="image68.png" text:anchor-type="char" svg:x="0in" svg:y="0.5098in" svg:width="3.989in" svg:height="0.5307in" draw:z-index="17"><draw:image xlink:href="../wasta-docs-images/MenuIconInPanel.png" xlink:type="simple" xlink:show="embed" xlink:actuate="onLoad"/></draw:frame></text:p>
      <text:p text:style-name="P6"><text:span text:style-name="T10">Most of the </text:span><text:a xlink:type="simple" xlink:href="#54dy6r4pd41g" text:style-name="Internet_20_link" text:visited-style-name="Visited_20_Internet_20_Link"><text:span text:style-name="T18">computer programs</text:span></text:a><text:span text:style-name="T10"> that are available in </text:span><text:a xlink:type="simple" xlink:href="#wy2k62f3late" text:style-name="Internet_20_link" text:visited-style-name="Visited_20_Internet_20_Link"><text:span text:style-name="T18">Wasta Linux</text:span></text:a><text:span text:style-name="T20"> </text:span><text:span text:style-name="T10">are organized into groups of menus that you access by starting with a </text:span><text:a xlink:type="simple" xlink:href="#3z7bk57" text:style-name="Internet_20_link" text:visited-style-name="Visited_20_Internet_20_Link"><text:span text:style-name="T16">mouse</text:span></text:a><text:span text:style-name="T10"> </text:span><text:a xlink:type="simple" xlink:href="#3whwml4" text:style-name="Internet_20_link" text:visited-style-name="Visited_20_Internet_20_Link"><text:span text:style-name="T16">click</text:span></text:a><text:span text:style-name="T10"> on the </text:span><text:a xlink:type="simple" xlink:href="#3btby5x" text:style-name="Internet_20_link" text:visited-style-name="Visited_20_Internet_20_Link"><text:span text:style-name="T16">main Menu</text:span></text:a><text:span text:style-name="T10">. Keep your </text:span><text:a xlink:type="simple" xlink:href="#3z7bk57" text:style-name="Internet_20_link" text:visited-style-name="Visited_20_Internet_20_Link"><text:span text:style-name="T16">mouse</text:span></text:a><text:span text:style-name="T10"> still after clicking on the word Menu, since it may take a few seconds for the main Menu to appear. Another way to invoke the main Menu is to press and release the </text:span><text:a xlink:type="simple" xlink:href="#1yfg3n7jrvvh" text:style-name="Internet_20_link" text:visited-style-name="Visited_20_Internet_20_Link"><text:span text:style-name="T15">"Menu" key</text:span></text:a><text:span text:style-name="T10"> that is located between the left </text:span><text:a xlink:type="simple" xlink:href="#7k49sujdm1ia" text:style-name="Internet_20_link" text:visited-style-name="Visited_20_Internet_20_Link"><text:span text:style-name="T15">Ctrl</text:span></text:a><text:span text:style-name="T10"> and </text:span><text:a xlink:type="simple" xlink:href="#kkd1dwjblwjf" text:style-name="Internet_20_link" text:visited-style-name="Visited_20_Internet_20_Link"><text:span text:style-name="T15">Alt</text:span></text:a><text:span text:style-name="T10"> keys at the lower left part of the keyboard (it has a picture of a 4-pane "window" on the key). Once the main menu appears, it shows at least three columns of menu </text:span><text:a xlink:type="simple" xlink:href="#vbscpg7cf4pd" text:style-name="Internet_20_link" text:visited-style-name="Visited_20_Internet_20_Link"><text:span text:style-name="T15">icons</text:span></text:a><text:span text:style-name="T10"> or menu categories. The left column are icons which are called "favorites". These include the red coloured "Quit" icon at the bottom of the column which is used to shut down the computer. You can hover the mouse pointer over the menu icons and see a description of the menu icon at the bottom (and bottom right) of the main menu. The middle column lists the menu groups or menu categories. You can click on one of these menu group names, and the list of icons representing the menu items for that group will appear in the third or right column of the main menu. As you hover the mouse pointer over each menu group (in the middle column) the list of individual menu icons in the right column changes - showing the icons contained in that group. If you see the icon for a program you want to start up in the right column of the main menu, you will find it helpful to first click on the group name in the middle column to tell the computer that you are interested in selecting a program icon belonging to that group (in the right column). The computer will then make it easier for you to move your mouse over to the right column and select one of the icons of that group. You may need to practice this technique so that you can accurately navigate through the Wasta Linux Menu system with your </text:span><text:a xlink:type="simple" xlink:href="#e8p17xm7pw8g" text:style-name="Internet_20_link" text:visited-style-name="Visited_20_Internet_20_Link"><text:span text:style-name="T18">mouse</text:span></text:a><text:span text:style-name="T10">, </text:span><text:a xlink:type="simple" xlink:href="#mzlbe4qfi79e" text:style-name="Internet_20_link" text:visited-style-name="Visited_20_Internet_20_Link"><text:span text:style-name="T15">trackpad</text:span></text:a><text:span text:style-name="T10"> or </text:span><text:a xlink:type="simple" xlink:href="#p4q62ajmzttw" text:style-name="Internet_20_link" text:visited-style-name="Visited_20_Internet_20_Link"><text:span text:style-name="T15">pointing stick</text:span></text:a><text:span text:style-name="T10">. In this Glossary, we indicate a series of menu commands by separating them with a </text:span><text:span text:style-name="T12">&gt;</text:span><text:span text:style-name="T10"> character. For example, the Calculator program can be started up by clicking once on each of these menu items in </text:span><text:soft-page-break/><text:span text:style-name="T10">the order given: </text:span><text:span text:style-name="T12">Menu &gt; Accessories &gt; Calculator</text:span><text:span text:style-name="T10">. See </text:span><text:a xlink:type="simple" xlink:href="#hu9h4ou047it" text:style-name="Internet_20_link" text:visited-style-name="Visited_20_Internet_20_Link"><text:span text:style-name="T15">Menu Bar</text:span></text:a><text:span text:style-name="T10">.</text:span></text:p>
      <text:p text:style-name="P6"><text:span text:style-name="T10">- </text:span><text:bookmark text:name="hu9h4ou047it"/><text:span text:style-name="T12">Menu Bar</text:span><text:span text:style-name="T10"> A program's menu bar contains a list of menu names such as File Edit View, etc. Menu bars are part of individual computer </text:span><text:a xlink:type="simple" xlink:href="#54dy6r4pd41g" text:style-name="Internet_20_link" text:visited-style-name="Visited_20_Internet_20_Link"><text:span text:style-name="T15">programs</text:span></text:a><text:span text:style-name="T10"> such as Adapt It, Paratext or LibreOffice Writer. The menu bar is located at the top of the program's </text:span><text:a xlink:type="simple" xlink:href="#vezkek5eqyd3" text:style-name="Internet_20_link" text:visited-style-name="Visited_20_Internet_20_Link"><text:span text:style-name="T15">window</text:span></text:a><text:span text:style-name="T10"> frame just under the frame's </text:span><text:a xlink:type="simple" xlink:href="#epmli7q2c3am" text:style-name="Internet_20_link" text:visited-style-name="Visited_20_Internet_20_Link"><text:span text:style-name="T15">Title bar</text:span></text:a><text:span text:style-name="T10">. You "open" the menu by </text:span><text:a xlink:type="simple" xlink:href="#rvh4z1smfy6n" text:style-name="Internet_20_link" text:visited-style-name="Visited_20_Internet_20_Link"><text:span text:style-name="T15">clicking</text:span></text:a><text:span text:style-name="T10"> once on the name of the menu in the menu bar causing the menu's sublist of items to open, allowing you to </text:span><text:a xlink:type="simple" xlink:href="#p2ailj4l6jti" text:style-name="Internet_20_link" text:visited-style-name="Visited_20_Internet_20_Link"><text:span text:style-name="T15">select</text:span></text:a><text:span text:style-name="T10"> one of those items. In some programs, there are some menu items that have additional (third-level) sublists. If an item in the menu's sublist has a small right arrow at the right side of that menu item, an additional third-level list of menu items will appear to the right of the first list when you hover the mouse pointer over the menu item. In such cases, if you want to select an item from that third-level list, you must be careful to move the mouse pointer directly to the right over that little arrow in order to be able to click on a third-level list item, and avoid accidentally closing that additional list. Adapt It does not have third-level menu lists, but some other programs like Paratext and LibreOffice Writer do. </text:span></text:p>
      <text:p text:style-name="P6"><text:span text:style-name="T12">- </text:span><text:bookmark text:name="1yfg3n7jrvvh"/><text:span text:style-name="T8">Menu</text:span><text:span text:style-name="T10"> (key) is a keyboard key that can be used (instead of clicking the mouse pointer on </text:span><text:a xlink:type="simple" xlink:href="#gnby68vvcpyz" text:style-name="Internet_20_link" text:visited-style-name="Visited_20_Internet_20_Link"><text:span text:style-name="T15">"Menu"</text:span></text:a><text:span text:style-name="T10"> in the panel) to invoke the main Menu of the </text:span><text:a xlink:type="simple" xlink:href="#wy2k62f3late" text:style-name="Internet_20_link" text:visited-style-name="Visited_20_Internet_20_Link"><text:span text:style-name="T18">Wasta Linux</text:span></text:a> <text:span text:style-name="T10">system. This menu key is located between the left </text:span><text:a xlink:type="simple" xlink:href="#7k49sujdm1ia" text:style-name="Internet_20_link" text:visited-style-name="Visited_20_Internet_20_Link"><text:span text:style-name="T15">Ctrl</text:span></text:a><text:span text:style-name="T10"> and </text:span><text:a xlink:type="simple" xlink:href="#kkd1dwjblwjf" text:style-name="Internet_20_link" text:visited-style-name="Visited_20_Internet_20_Link"><text:span text:style-name="T15">Alt</text:span></text:a><text:span text:style-name="T10"> keys at the lower left part of the keyboard. </text:span><draw:frame draw:style-name="fr2" draw:name="image67.png" text:anchor-type="char" svg:x="0in" svg:y="0.6799in" svg:width="2.0618in" svg:height="0.6661in" draw:z-index="16"><draw:image xlink:href="../wasta-docs-images/Menu_Windows_key.png" xlink:type="simple" xlink:show="embed" xlink:actuate="onLoad"/></draw:frame></text:p>
      <text:p text:style-name="P6"><text:span text:style-name="T10">It has a picture of a 4-pane "window" on the key. On Windows computers, this same key is called the "Windows Key" and is used to invoke the Windows "Start" button. </text:span>In <text:a xlink:type="simple" xlink:href="#wy2k62f3late" text:style-name="Internet_20_link" text:visited-style-name="Visited_20_Internet_20_Link"><text:span text:style-name="T2">Wasta</text:span></text:a><text:a xlink:type="simple" xlink:href="#wy2k62f3late" text:style-name="Internet_20_link" text:visited-style-name="Visited_20_Internet_20_Link"><text:span text:style-name="T18"> </text:span></text:a><text:a xlink:type="simple" xlink:href="#wy2k62f3late" text:style-name="Internet_20_link" text:visited-style-name="Visited_20_Internet_20_Link"><text:span text:style-name="T15">Linux</text:span></text:a><text:span text:style-name="T19"> </text:span><text:span text:style-name="T10">we call this key the "Menu Key".</text:span></text:p>
      <text:p text:style-name="P6"><text:span text:style-name="T10">- </text:span><text:bookmark text:name="yy2m0poaze1n"/><text:span text:style-name="T12">Message</text:span><text:span text:style-name="T10"> The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text:span text:style-name="T10">system and most computer programs use a "message" </text:span><text:a xlink:type="simple" xlink:href="#5jn9k5idnueq" text:style-name="Internet_20_link" text:visited-style-name="Visited_20_Internet_20_Link"><text:span text:style-name="T15">dialog</text:span></text:a><text:span text:style-name="T10"> to communicate with you the user. The message is telling you something you should know. Messages may be only for information purposes, or they may give you a </text:span><text:a xlink:type="simple" xlink:href="#djfec7ilhs0x" text:style-name="Internet_20_link" text:visited-style-name="Visited_20_Internet_20_Link"><text:span text:style-name="T15">warning</text:span></text:a><text:span text:style-name="T10"> or tell about an </text:span><text:a xlink:type="simple" xlink:href="#qojnd27rqkg" text:style-name="Internet_20_link" text:visited-style-name="Visited_20_Internet_20_Link"><text:span text:style-name="T15">error</text:span></text:a><text:span text:style-name="T10">. Messages usually have an OK button which you should click on after you have read the message. See </text:span><text:a xlink:type="simple" xlink:href="#qojnd27rqkg" text:style-name="Internet_20_link" text:visited-style-name="Visited_20_Internet_20_Link"><text:span text:style-name="T15">Error</text:span></text:a><text:span text:style-name="T10">. See </text:span><text:a xlink:type="simple" xlink:href="#djfec7ilhs0x" text:style-name="Internet_20_link" text:visited-style-name="Visited_20_Internet_20_Link"><text:span text:style-name="T15">Warning</text:span></text:a><text:span text:style-name="T10">.</text:span></text:p>
      <text:p text:style-name="P6"><text:span text:style-name="T10">- </text:span><text:bookmark text:name="m58951ct95en"/><text:span text:style-name="T12">MHz</text:span><text:span text:style-name="T10"> or </text:span><text:span text:style-name="T12">Megahertz</text:span><text:span text:style-name="T10"> is a frequency expression in millions of cycles per second and is used as a unit of measure for the "clock speed" of computer microprocessors. One MHz is just over 1000 (1024) </text:span><text:a xlink:type="simple" xlink:href="#9a9aiy603zjo" text:style-name="Internet_20_link" text:visited-style-name="Visited_20_Internet_20_Link"><text:span text:style-name="T15">Hertz</text:span></text:a><text:span text:style-name="T10">. See </text:span><text:a xlink:type="simple" xlink:href="#ng4qwa5kjjsh" text:style-name="Internet_20_link" text:visited-style-name="Visited_20_Internet_20_Link"><text:span text:style-name="T15">GHz</text:span></text:a><text:a xlink:type="simple" xlink:href="#ng4qwa5kjjsh" text:style-name="Internet_20_link" text:visited-style-name="Visited_20_Internet_20_Link"><text:span text:style-name="T17"> or </text:span></text:a><text:a xlink:type="simple" xlink:href="#ng4qwa5kjjsh" text:style-name="Internet_20_link" text:visited-style-name="Visited_20_Internet_20_Link"><text:span text:style-name="T15">Gigahertz</text:span></text:a><text:span text:style-name="T10">.</text:span></text:p>
      <text:p text:style-name="P6"><text:span text:style-name="T10">- </text:span><text:bookmark text:name="7iwl08aeu0w1"/><text:span text:style-name="T12">Microsoft Windows</text:span><text:span text:style-name="T10"> See </text:span><text:a xlink:type="simple" xlink:href="#9yx3plmph8bg" text:style-name="Internet_20_link" text:visited-style-name="Visited_20_Internet_20_Link"><text:span text:style-name="T15">Operating System</text:span></text:a><text:span text:style-name="T10">.</text:span></text:p>
      <text:p text:style-name="P6">- <text:bookmark text:name="42f7o7v13bcq"/><text:span text:style-name="T22">Migration (of Paratext project data)</text:span>. See <text:a xlink:type="simple" xlink:href="#g5uncrn3pyzv" text:style-name="Internet_20_link" text:visited-style-name="Visited_20_Internet_20_Link"><text:span text:style-name="T2">Project migration (Paratext)</text:span></text:a>.</text:p>
      <text:p text:style-name="P6"><text:span text:style-name="T12">- </text:span><text:bookmark text:name="kcjcpx1qnm4p"/><text:span text:style-name="T8">Minimize</text:span><text:span text:style-name="T10"> (a window) is making a </text:span><text:a xlink:type="simple" xlink:href="#3b2epr8" text:style-name="Internet_20_link" text:visited-style-name="Visited_20_Internet_20_Link"><text:span text:style-name="T16">window</text:span></text:a><text:span text:style-name="T10"> on the computer screen shrink down so that it appears to be closed, but is still present as an button on the </text:span><text:a xlink:type="simple" xlink:href="#4hr1b5p" text:style-name="Internet_20_link" text:visited-style-name="Visited_20_Internet_20_Link"><text:span text:style-name="T16">panel</text:span></text:a><text:span text:style-name="T10"> at the bottom of the screen. </text:span></text:p>
      <text:p text:style-name="P6"><text:span text:style-name="T10">The first round button at the right end of the window's title bar can be used to minimize the window. Clicking the window's button on the task bar at the bottom of the screen will make the window visible again restoring the window to its last position on the computer screen. See </text:span><text:a xlink:type="simple" xlink:href="#ffd18qmwahe" text:style-name="Internet_20_link" text:visited-style-name="Visited_20_Internet_20_Link"><text:span text:style-name="T15">Restore</text:span></text:a><text:span text:style-name="T10">.</text:span><draw:frame draw:style-name="fr2" draw:name="image66.png" text:anchor-type="char" svg:x="0in" svg:y="0.1in" svg:width="0.9681in" svg:height="0.5618in" draw:z-index="15"><draw:image xlink:href="../wasta-docs-images/MinimizeButton.png" xlink:type="simple" xlink:show="embed" xlink:actuate="onLoad"/></draw:frame></text:p>
      <text:p text:style-name="P6"><text:span text:style-name="T10">- </text:span><text:bookmark text:name="9v3ytkfvlr72"/><text:span text:style-name="T12">Misinformation</text:span><text:span text:style-name="T10"> See </text:span><text:a xlink:type="simple" xlink:href="#sqpt045d1xn4" text:style-name="Internet_20_link" text:visited-style-name="Visited_20_Internet_20_Link"><text:span text:style-name="T15">Hoax Emails</text:span></text:a><text:span text:style-name="T10">.</text:span></text:p>
      <text:p text:style-name="P6"><text:span text:style-name="T10">- </text:span><text:bookmark text:name="dpzbd5vy1k3z"/><text:span text:style-name="T12">Mode Bar </text:span><text:span text:style-name="T10">(Adapt It) is located directly under the </text:span><text:a xlink:type="simple" xlink:href="#gzlzodyubgil" text:style-name="Internet_20_link" text:visited-style-name="Visited_20_Internet_20_Link"><text:span text:style-name="T15">tool bar</text:span></text:a><text:span text:style-name="T10">. Adapt It's mode bar has controls that can change the way Adapt It operates. These controls include Drafting and Reviewing radio buttons, Automatic, Save to Knowledge Base, and Force Choice For This Item check boxes, a &lt;no adaptation&gt; button, and a control that indicates whether any Delay has been set. The Mode Bar is displayed by default, but it can be hidden (or made visible again) if desired by selecting View &gt; Mode Bar.</text:span></text:p>
      <text:p text:style-name="P6"><text:span text:style-name="T10">- </text:span><text:bookmark text:name="glofwyolwcaf"/><text:span text:style-name="T12">Monitor</text:span><text:span text:style-name="T10"> is the term used for an external computer screen. Monitors are commonly used as a </text:span><text:soft-page-break/><text:span text:style-name="T10">component of a desktop computer system. See </text:span><text:a xlink:type="simple" xlink:href="#ugddljuxz3fp" text:style-name="Internet_20_link" text:visited-style-name="Visited_20_Internet_20_Link"><text:span text:style-name="T15">Screen</text:span></text:a><text:span text:style-name="T10">.</text:span></text:p>
      <text:p text:style-name="P6"><text:span text:style-name="T10">- </text:span><text:bookmark text:name="e8p17xm7pw8g"/><text:span text:style-name="T12">Mouse</text:span><text:span text:style-name="T10"> A mouse is a convenient pointing device that can be used with </text:span><text:a xlink:type="simple" xlink:href="#xsivggyuxiy4" text:style-name="Internet_20_link" text:visited-style-name="Visited_20_Internet_20_Link"><text:span text:style-name="T15">desktop</text:span></text:a><text:span text:style-name="T10"> and </text:span><text:a xlink:type="simple" xlink:href="#qysf8kgk9ue8" text:style-name="Internet_20_link" text:visited-style-name="Visited_20_Internet_20_Link"><text:span text:style-name="T15">laptop</text:span></text:a><text:span text:style-name="T10"> computers. A modern computer mouse has a laser light that shines on a surface such as a mouse pad or table top, and communicates with the computer using a </text:span><text:a xlink:type="simple" xlink:href="#xcjiogrx26bg" text:style-name="Internet_20_link" text:visited-style-name="Visited_20_Internet_20_Link"><text:span text:style-name="T15">wireless</text:span></text:a><text:span text:style-name="T10"> USB receiver that plugs into one of the computer's </text:span><text:a xlink:type="simple" xlink:href="#dz96gzfxsx8b" text:style-name="Internet_20_link" text:visited-style-name="Visited_20_Internet_20_Link"><text:span text:style-name="T15">USB</text:span></text:a><text:span text:style-name="T10"> ports. The user can move the mouse to make the screen's </text:span><text:a xlink:type="simple" xlink:href="#npqn2wwxv4h1" text:style-name="Internet_20_link" text:visited-style-name="Visited_20_Internet_20_Link"><text:span text:style-name="T15">cursor</text:span></text:a><text:span text:style-name="T10"> (or pointer) move and point at various things on the computer screen. A mouse (or </text:span><text:a xlink:type="simple" xlink:href="#mzlbe4qfi79e" text:style-name="Internet_20_link" text:visited-style-name="Visited_20_Internet_20_Link"><text:span text:style-name="T15">trackpad</text:span></text:a><text:span text:style-name="T10">) usually has two buttons that can be used to "</text:span><text:a xlink:type="simple" xlink:href="#rvh4z1smfy6n" text:style-name="Internet_20_link" text:visited-style-name="Visited_20_Internet_20_Link"><text:span text:style-name="T15">click</text:span></text:a><text:span text:style-name="T10">" or "</text:span><text:a xlink:type="simple" xlink:href="#3deozzag6h0n" text:style-name="Internet_20_link" text:visited-style-name="Visited_20_Internet_20_Link"><text:span text:style-name="T15">right-click</text:span></text:a><text:span text:style-name="T10">" on items on the computer's screen. See </text:span><text:a xlink:type="simple" xlink:href="#v4h4vnux8rpz" text:style-name="Internet_20_link" text:visited-style-name="Visited_20_Internet_20_Link"><text:span text:style-name="T15">Double-click</text:span></text:a><text:span text:style-name="T10">. A mouse also usually has a wheel which can be used to </text:span><text:a xlink:type="simple" xlink:href="#sczzfb4zud0e" text:style-name="Internet_20_link" text:visited-style-name="Visited_20_Internet_20_Link"><text:span text:style-name="T15">scroll</text:span></text:a><text:span text:style-name="T10"> a list or text in a window that has scroll bars. </text:span></text:p>
      <text:p text:style-name="P6"><text:span text:style-name="T10">- </text:span><text:bookmark text:name="a6v93wncqfpi"/><text:span text:style-name="T12">Move</text:span><text:span text:style-name="T10"> (file) Sometimes it is helpful to move a </text:span><text:a xlink:type="simple" xlink:href="#8n69n7dsd6ek" text:style-name="Internet_20_link" text:visited-style-name="Visited_20_Internet_20_Link"><text:span text:style-name="T15">file</text:span></text:a><text:span text:style-name="T10"> from one </text:span><text:a xlink:type="simple" xlink:href="#vxballdh42uf" text:style-name="Internet_20_link" text:visited-style-name="Visited_20_Internet_20_Link"><text:span text:style-name="T15">folder</text:span></text:a><text:span text:style-name="T10"> or location on a computer to a different location or folder, or even to an external </text:span><text:a xlink:type="simple" xlink:href="#oysu97nx0yth" text:style-name="Internet_20_link" text:visited-style-name="Visited_20_Internet_20_Link"><text:span text:style-name="T15">USB drive</text:span></text:a><text:span text:style-name="T10">. When a file is moved, no copy is left of that file in its original location. A </text:span><text:a xlink:type="simple" xlink:href="#2euhjuqfpiec" text:style-name="Internet_20_link" text:visited-style-name="Visited_20_Internet_20_Link"><text:span text:style-name="T15">File Manager</text:span></text:a><text:span text:style-name="T10"> can be used to move a file. You should take great care when moving a file, and be sure that the file is not needed or expected to be in that location by a software program. See </text:span><text:a xlink:type="simple" xlink:href="#pkwojwvmj23e" text:style-name="Internet_20_link" text:visited-style-name="Visited_20_Internet_20_Link"><text:span text:style-name="T15">Drag and Drop</text:span></text:a><text:span text:style-name="T10">. </text:span></text:p>
      <text:p text:style-name="P6"><text:span text:style-name="T10">- </text:span><text:bookmark text:name="bs95u11gxwl3"/><text:span text:style-name="T12">Move</text:span><text:span text:style-name="T10"> (text) Sometimes it is helpful to move some </text:span><text:a xlink:type="simple" xlink:href="#swzqjr39vyli" text:style-name="Internet_20_link" text:visited-style-name="Visited_20_Internet_20_Link"><text:span text:style-name="T15">text</text:span></text:a><text:span text:style-name="T10"> from one part of a text document to another location within that text document. Text can be moved by </text:span><text:a xlink:type="simple" xlink:href="#p2ailj4l6jti" text:style-name="Internet_20_link" text:visited-style-name="Visited_20_Internet_20_Link"><text:span text:style-name="T15">selecting</text:span></text:a><text:span text:style-name="T10"> the text to be moved, then doing Edit &gt; Cut, and then placing the </text:span><text:a xlink:type="simple" xlink:href="#2a7xfgpp44j5" text:style-name="Internet_20_link" text:visited-style-name="Visited_20_Internet_20_Link"><text:span text:style-name="T15">insertion point</text:span></text:a><text:span text:style-name="T10"> at the location you want the text to be moved to, and then selecting Edit &gt; Paste. In programs like Paratext and LibreOffice Writer, it is possible to move selected text by using the drag and drop technique. See </text:span><text:a xlink:type="simple" xlink:href="#pkwojwvmj23e" text:style-name="Internet_20_link" text:visited-style-name="Visited_20_Internet_20_Link"><text:span text:style-name="T15">Drag and Drop</text:span></text:a><text:span text:style-name="T10">.</text:span></text:p>
      <text:p text:style-name="P6"><text:span text:style-name="T10">- </text:span><text:bookmark text:name="rjimje5fyqay"/><text:span text:style-name="T12">Move</text:span><text:span text:style-name="T10"> (a window) Sometimes you may want to move a </text:span><text:a xlink:type="simple" xlink:href="#vezkek5eqyd3" text:style-name="Internet_20_link" text:visited-style-name="Visited_20_Internet_20_Link"><text:span text:style-name="T15">window</text:span></text:a><text:span text:style-name="T10"> frame on your screen to make other windows more visible. If a window is not maximized (taking up the entire screen), it can be moved by clicking and holding the window's </text:span><text:a xlink:type="simple" xlink:href="#epmli7q2c3am" text:style-name="Internet_20_link" text:visited-style-name="Visited_20_Internet_20_Link"><text:span text:style-name="T15">title bar</text:span></text:a><text:span text:style-name="T10"> (at the top of the window) to "grab" the window, and moving the mouse pointer - which will move the window. If the window is too big to see or access the buttons at the bottom of the window, you can hold the </text:span><text:a xlink:type="simple" xlink:href="#kkd1dwjblwjf" text:style-name="Internet_20_link" text:visited-style-name="Visited_20_Internet_20_Link"><text:span text:style-name="T15">Alt</text:span></text:a><text:span text:style-name="T10"> key down and drag the window (holding the mouse's left key down) against any part of the window. See </text:span><text:a xlink:type="simple" xlink:href="#yermye42scby" text:style-name="Internet_20_link" text:visited-style-name="Visited_20_Internet_20_Link"><text:span text:style-name="T15">Resize</text:span></text:a><text:a xlink:type="simple" xlink:href="#yermye42scby" text:style-name="Internet_20_link" text:visited-style-name="Visited_20_Internet_20_Link"><text:span text:style-name="T17"> (a window)</text:span></text:a><text:span text:style-name="T10">. See </text:span><text:a xlink:type="simple" xlink:href="#98fffarc2mmw" text:style-name="Internet_20_link" text:visited-style-name="Visited_20_Internet_20_Link"><text:span text:style-name="T15">Maximize</text:span></text:a><text:a xlink:type="simple" xlink:href="#98fffarc2mmw" text:style-name="Internet_20_link" text:visited-style-name="Visited_20_Internet_20_Link"><text:span text:style-name="T17"> (a window)</text:span></text:a><text:span text:style-name="T10">. See </text:span><text:a xlink:type="simple" xlink:href="#kcjcpx1qnm4p" text:style-name="Internet_20_link" text:visited-style-name="Visited_20_Internet_20_Link"><text:span text:style-name="T15">Minimize</text:span></text:a><text:a xlink:type="simple" xlink:href="#kcjcpx1qnm4p" text:style-name="Internet_20_link" text:visited-style-name="Visited_20_Internet_20_Link"><text:span text:style-name="T17"> (a window)</text:span></text:a><text:span text:style-name="T10">.</text:span></text:p>
      <text:p text:style-name="P6"><text:span text:style-name="T10">- </text:span><text:bookmark text:name="o9x26ovje8rr"/><text:span text:style-name="T12">MS</text:span><text:span text:style-name="T10"> (milliseconds) A millisecond (MS, ms or msec) is one thousandth of a second and is commonly used in measuring the time a </text:span><text:a xlink:type="simple" xlink:href="#fnulzbft5me1" text:style-name="Internet_20_link" text:visited-style-name="Visited_20_Internet_20_Link"><text:span text:style-name="T15">computer</text:span></text:a><text:span text:style-name="T10"> takes to complete an operation such as the time to read to or write from a hard disk or the time it takes a packet of information to travel on the </text:span><text:a xlink:type="simple" xlink:href="#5vekqwntt7yh" text:style-name="Internet_20_link" text:visited-style-name="Visited_20_Internet_20_Link"><text:span text:style-name="T15">Internet</text:span></text:a><text:span text:style-name="T10">. </text:span></text:p>
      <text:p text:style-name="P6"><text:span text:style-name="T10">- </text:span><text:bookmark text:name="lreg4kbvpc9n"/><text:span text:style-name="T12">Myths</text:span><text:span text:style-name="T10">. See </text:span><text:a xlink:type="simple" xlink:href="#sqpt045d1xn4" text:style-name="Internet_20_link" text:visited-style-name="Visited_20_Internet_20_Link"><text:span text:style-name="T15">Hoax Emails</text:span></text:a><text:span text:style-name="T10">.</text:span><text:bookmark text:name="b3kxytsmw2uq"/></text:p>
      <text:p text:style-name="P5">N</text:p>
      <text:p text:style-name="P6"><text:span text:style-name="T10">- </text:span><text:bookmark text:name="w5uhc6dxkvui"/><text:span text:style-name="T12">Netbook</text:span><text:span text:style-name="T10"> (hardware) is a </text:span><text:a xlink:type="simple" xlink:href="#fnulzbft5me1" text:style-name="Internet_20_link" text:visited-style-name="Visited_20_Internet_20_Link"><text:span text:style-name="T15">computer</text:span></text:a><text:span text:style-name="T10"> that is similar to a </text:span><text:a xlink:type="simple" xlink:href="#qysf8kgk9ue8" text:style-name="Internet_20_link" text:visited-style-name="Visited_20_Internet_20_Link"><text:span text:style-name="T15">laptop</text:span></text:a><text:span text:style-name="T10"> computer, but is smaller with a more limited </text:span><text:a xlink:type="simple" xlink:href="#ugddljuxz3fp" text:style-name="Internet_20_link" text:visited-style-name="Visited_20_Internet_20_Link"><text:span text:style-name="T15">screen</text:span></text:a><text:span text:style-name="T10"> size and </text:span><text:a xlink:type="simple" xlink:href="#ji5vwed9kw8f" text:style-name="Internet_20_link" text:visited-style-name="Visited_20_Internet_20_Link"><text:span text:style-name="T15">keyboard</text:span></text:a><text:span text:style-name="T10">, and a less powerful </text:span><text:a xlink:type="simple" xlink:href="#5tc9mjrk7q0r" text:style-name="Internet_20_link" text:visited-style-name="Visited_20_Internet_20_Link"><text:span text:style-name="T15">processor</text:span></text:a><text:span text:style-name="T10">. </text:span></text:p>
      <text:p text:style-name="P6"><text:span text:style-name="T10">- </text:span><text:bookmark text:name="x4qq00g8vcz0"/><text:span text:style-name="T12">Network</text:span><text:span text:style-name="T10"> See </text:span><text:a xlink:type="simple" xlink:href="#h9do0g6fq5s0" text:style-name="Internet_20_link" text:visited-style-name="Visited_20_Internet_20_Link"><text:span text:style-name="T15">LAN</text:span></text:a><text:a xlink:type="simple" xlink:href="#h9do0g6fq5s0" text:style-name="Internet_20_link" text:visited-style-name="Visited_20_Internet_20_Link"><text:span text:style-name="T17"> (</text:span></text:a><text:a xlink:type="simple" xlink:href="#h9do0g6fq5s0" text:style-name="Internet_20_link" text:visited-style-name="Visited_20_Internet_20_Link"><text:span text:style-name="T15">Local Area Network</text:span></text:a><text:a xlink:type="simple" xlink:href="#h9do0g6fq5s0" text:style-name="Internet_20_link" text:visited-style-name="Visited_20_Internet_20_Link"><text:span text:style-name="T17">)</text:span></text:a><text:span text:style-name="T10">.</text:span></text:p>
      <text:p text:style-name="P6"><text:span text:style-name="T10">- </text:span><text:bookmark text:name="2pe3147jr418"/><text:span text:style-name="T12">NTFS</text:span><text:span text:style-name="T10"> (Nes Technology File System) is a </text:span><text:a xlink:type="simple" xlink:href="#nkb6o0q6o3jj" text:style-name="Internet_20_link" text:visited-style-name="Visited_20_Internet_20_Link"><text:span text:style-name="T15">file system</text:span></text:a><text:span text:style-name="T10"> developed by Microsoft and commonly used on newer computers running the Microsoft Windows </text:span><text:a xlink:type="simple" xlink:href="#9yx3plmph8bg" text:style-name="Internet_20_link" text:visited-style-name="Visited_20_Internet_20_Link"><text:span text:style-name="T15">operating system</text:span></text:a><text:span text:style-name="T10">.</text:span><text:bookmark text:name="xuet5lqfgx9"/></text:p>
      <text:p text:style-name="P5">O</text:p>
      <text:p text:style-name="P6"><text:span text:style-name="T10">- </text:span><text:bookmark text:name="ttrard23cncy"/><text:span text:style-name="T12">ODT</text:span><text:span text:style-name="T10"> (file extension) used as the </text:span><text:a xlink:type="simple" xlink:href="#8nhsrigk6z7d" text:style-name="Internet_20_link" text:visited-style-name="Visited_20_Internet_20_Link"><text:span text:style-name="T15">default</text:span></text:a><text:span text:style-name="T10"> document format and the </text:span><text:a xlink:type="simple" xlink:href="#vcgbve27s7u9" text:style-name="Internet_20_link" text:visited-style-name="Visited_20_Internet_20_Link"><text:span text:style-name="T15">file name extension</text:span></text:a><text:span text:style-name="T10"> for documents created in the LibreOffice Writer program.</text:span></text:p>
      <text:p text:style-name="P6"><text:span text:style-name="T10">- </text:span><text:bookmark text:name="8cqdznzk6dp"/><text:span text:style-name="T12">Open</text:span><text:span text:style-name="T10"> (a window, a file, a folder, etc) Many </text:span><text:a xlink:type="simple" xlink:href="#p3yebsqq8wfu" text:style-name="Internet_20_link" text:visited-style-name="Visited_20_Internet_20_Link"><text:span text:style-name="T15">software programs</text:span></text:a><text:span text:style-name="T10"> including Adapt It and LibreOffice Writer have an Open command on their File menu. Paratext has an Open Project/Resource command on its File menu and has a number of other Open commands. You may use similar Open commands on the File menu of a </text:span><text:a xlink:type="simple" xlink:href="#2euhjuqfpiec" text:style-name="Internet_20_link" text:visited-style-name="Visited_20_Internet_20_Link"><text:span text:style-name="T15">File Browser</text:span></text:a><text:span text:style-name="T10"> to open a </text:span><text:a xlink:type="simple" xlink:href="#vxballdh42uf" text:style-name="Internet_20_link" text:visited-style-name="Visited_20_Internet_20_Link"><text:span text:style-name="T15">folder</text:span></text:a><text:span text:style-name="T10"> or open the </text:span><text:a xlink:type="simple" xlink:href="#54dy6r4pd41g" text:style-name="Internet_20_link" text:visited-style-name="Visited_20_Internet_20_Link"><text:span text:style-name="T15">program</text:span></text:a><text:span text:style-name="T10"> that is associated with a </text:span><text:a xlink:type="simple" xlink:href="#8n69n7dsd6ek" text:style-name="Internet_20_link" text:visited-style-name="Visited_20_Internet_20_Link"><text:span text:style-name="T15">file</text:span></text:a><text:span text:style-name="T10">. Within the File Browser program you may also </text:span><text:a xlink:type="simple" xlink:href="#v4h4vnux8rpz" text:style-name="Internet_20_link" text:visited-style-name="Visited_20_Internet_20_Link"><text:span text:style-name="T15">double-click</text:span></text:a><text:span text:style-name="T10"> on a folder or file to Open it.</text:span></text:p>
      <text:p text:style-name="P6"><text:span text:style-name="T10">- </text:span><text:bookmark text:name="rvl0yevvl7rh"/><text:span text:style-name="T12">Open Source</text:span><text:span text:style-name="T10"> (software) The </text:span><text:a xlink:type="simple" xlink:href="#kfxdq1c21hiq" text:style-name="Internet_20_link" text:visited-style-name="Visited_20_Internet_20_Link"><text:span text:style-name="T15">source code</text:span></text:a><text:span text:style-name="T10"> that is used to develop </text:span><text:a xlink:type="simple" xlink:href="#54dy6r4pd41g" text:style-name="Internet_20_link" text:visited-style-name="Visited_20_Internet_20_Link"><text:span text:style-name="T15">computer programs</text:span></text:a><text:span text:style-name="T10"> may be closed source or open source. Some companies like Microsoft and Apple keep the source code they use to create their software programs "closed" or "proprietary", in order to restrict the use of their software so they can sell it for great profit. Other companies and software developers design and develop open source software which is free and designed to be given away and used for the benefit of its users rather </text:span><text:soft-page-break/><text:span text:style-name="T10">than to make a profit. See </text:span><text:a xlink:type="simple" xlink:href="#ccezfvqgyhz" text:style-name="Internet_20_link" text:visited-style-name="Visited_20_Internet_20_Link"><text:span text:style-name="T15">Free Software</text:span></text:a><text:span text:style-name="T10">.</text:span></text:p>
      <text:p text:style-name="P6"><text:span text:style-name="T10">- </text:span><text:bookmark text:name="9yx3plmph8bg"/><text:span text:style-name="T12">Operating System</text:span><text:span text:style-name="T10"> All </text:span><text:a xlink:type="simple" xlink:href="#fnulzbft5me1" text:style-name="Internet_20_link" text:visited-style-name="Visited_20_Internet_20_Link"><text:span text:style-name="T15">computers</text:span></text:a><text:span text:style-name="T10"> and computing devices have an operating system that controls the basic functions of the computer or computing device. The most widely used operating systems in use today are: Microsoft Windows, Apple OS X, Apple IOS, Linux and Android (which uses the </text:span><text:a xlink:type="simple" xlink:href="#n9sozqqazchv" text:style-name="Internet_20_link" text:visited-style-name="Visited_20_Internet_20_Link"><text:span text:style-name="T15">Linux</text:span></text:a><text:span text:style-name="T10"> </text:span><text:a xlink:type="simple" xlink:href="#4ztl1si6du3w" text:style-name="Internet_20_link" text:visited-style-name="Visited_20_Internet_20_Link"><text:span text:style-name="T15">Kernel</text:span></text:a><text:span text:style-name="T10">). The Microsoft and Apple operating systems cost money and have restrictive licenses. The Linux and Android operating systems are mostly open source and free of cost and are licensed to encourage sharing.</text:span></text:p>
      <text:p text:style-name="P6"><text:span text:style-name="T10">- </text:span><text:bookmark text:name="zbpdxce5rnt"/><text:span text:style-name="T12">Options</text:span><text:span text:style-name="T10"> Many programs have Options or Settings that can be set or changed by the </text:span><text:a xlink:type="simple" xlink:href="#hoedzaweqb21" text:style-name="Internet_20_link" text:visited-style-name="Visited_20_Internet_20_Link"><text:span text:style-name="T15">user</text:span></text:a><text:span text:style-name="T10">. Within Adapt It most options are found on tabs in the Edit &gt; Preferences menu.</text:span></text:p>
      <text:p text:style-name="P6"><text:span text:style-name="T10">- </text:span><text:bookmark text:name="8nyrdvy3o6mu"/><text:span text:style-name="T12">Orthography</text:span><text:span text:style-name="T10"> is an alphabet for a language. It is a standardized system for using a particular writing system (script) to write a particular </text:span><text:a xlink:type="simple" xlink:href="#p790xbn01hyf" text:style-name="Internet_20_link" text:visited-style-name="Visited_20_Internet_20_Link"><text:span text:style-name="T15">language</text:span></text:a><text:span text:style-name="T10">. It includes rules of spelling. Other elements of written language that are part of its orthography include hyphenation, capitalization, word breaks, emphasis, and punctuation.</text:span></text:p>
      <text:p text:style-name="P6"><text:span text:style-name="T10">- </text:span><text:bookmark text:name="vrx1w33fwktb"/><text:span text:style-name="T12">Others</text:span><text:span text:style-name="T10"> (permissions) </text:span><text:a xlink:type="simple" xlink:href="#n9sozqqazchv" text:style-name="Internet_20_link" text:visited-style-name="Visited_20_Internet_20_Link"><text:span text:style-name="T15">Linux</text:span></text:a><text:span text:style-name="T10"> </text:span><text:a xlink:type="simple" xlink:href="#9yx3plmph8bg" text:style-name="Internet_20_link" text:visited-style-name="Visited_20_Internet_20_Link"><text:span text:style-name="T15">operating systems</text:span></text:a><text:span text:style-name="T10"> allow certain permissions to be granted to the "owner", to the "group", and to "others" with respect to the </text:span><text:a xlink:type="simple" xlink:href="#8n69n7dsd6ek" text:style-name="Internet_20_link" text:visited-style-name="Visited_20_Internet_20_Link"><text:span text:style-name="T15">files</text:span></text:a><text:span text:style-name="T10"> and </text:span><text:a xlink:type="simple" xlink:href="#vxballdh42uf" text:style-name="Internet_20_link" text:visited-style-name="Visited_20_Internet_20_Link"><text:span text:style-name="T15">folders</text:span></text:a><text:span text:style-name="T10"> in the </text:span><text:a xlink:type="simple" xlink:href="#fnulzbft5me1" text:style-name="Internet_20_link" text:visited-style-name="Visited_20_Internet_20_Link"><text:span text:style-name="T15">computer</text:span></text:a><text:span text:style-name="T10">. The others are distinct and have certain permissions that are distinct from the owner and from the group. See </text:span><text:a xlink:type="simple" xlink:href="#5u8hnsqff97y" text:style-name="Internet_20_link" text:visited-style-name="Visited_20_Internet_20_Link"><text:span text:style-name="T15">User (Permissions)</text:span></text:a><text:span text:style-name="T10">.</text:span></text:p>
      <text:p text:style-name="P6"><text:span text:style-name="T10">- </text:span><text:bookmark text:name="p4w976b865qk"/><text:span text:style-name="T12">Owner</text:span><text:span text:style-name="T10"> (permissions) </text:span><text:a xlink:type="simple" xlink:href="#n9sozqqazchv" text:style-name="Internet_20_link" text:visited-style-name="Visited_20_Internet_20_Link"><text:span text:style-name="T15">Linux</text:span></text:a><text:span text:style-name="T10"> </text:span><text:a xlink:type="simple" xlink:href="#9yx3plmph8bg" text:style-name="Internet_20_link" text:visited-style-name="Visited_20_Internet_20_Link"><text:span text:style-name="T15">operating systems</text:span></text:a><text:span text:style-name="T10"> allow certain permissions to be granted to the "owner", to the "group", and to "others" with respect to the </text:span><text:a xlink:type="simple" xlink:href="#8n69n7dsd6ek" text:style-name="Internet_20_link" text:visited-style-name="Visited_20_Internet_20_Link"><text:span text:style-name="T15">files</text:span></text:a><text:span text:style-name="T10"> and </text:span><text:a xlink:type="simple" xlink:href="#vxballdh42uf" text:style-name="Internet_20_link" text:visited-style-name="Visited_20_Internet_20_Link"><text:span text:style-name="T15">folders</text:span></text:a><text:span text:style-name="T10"> in the </text:span><text:a xlink:type="simple" xlink:href="#fnulzbft5me1" text:style-name="Internet_20_link" text:visited-style-name="Visited_20_Internet_20_Link"><text:span text:style-name="T15">computer</text:span></text:a><text:span text:style-name="T10">. The owner is distinct and has certain permissions that are distinct from the group and from the others. You are the "owner" of all files and folders in your Home folder. See </text:span><text:a xlink:type="simple" xlink:href="#5u8hnsqff97y" text:style-name="Internet_20_link" text:visited-style-name="Visited_20_Internet_20_Link"><text:span text:style-name="T15">User (Permissions)</text:span></text:a><text:span text:style-name="T10">.</text:span><text:bookmark text:name="lutvlzu88yuv"/></text:p>
      <text:p text:style-name="P3">P</text:p>
      <text:p text:style-name="P6"><text:span text:style-name="T10">- </text:span><text:bookmark text:name="odsk5hv0azid"/><text:span text:style-name="T12">Panel</text:span><text:span text:style-name="T10"> is another name for the task bar located at the bottom of the </text:span><text:a xlink:type="simple" xlink:href="#ugddljuxz3fp" text:style-name="Internet_20_link" text:visited-style-name="Visited_20_Internet_20_Link"><text:span text:style-name="T15">screen</text:span></text:a><text:span text:style-name="T10"> in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0">. See </text:span><text:a xlink:type="simple" xlink:href="#g4x4908yktx" text:style-name="Internet_20_link" text:visited-style-name="Visited_20_Internet_20_Link"><text:span text:style-name="T15">Task Bar</text:span></text:a><text:span text:style-name="T10">.</text:span></text:p>
      <text:p text:style-name="P6"><text:span text:style-name="T10">- </text:span><text:bookmark text:name="ezcd641l4mey"/><text:span text:style-name="T12">Paratext</text:span><text:span text:style-name="T10"> is a </text:span><text:a xlink:type="simple" xlink:href="#p3yebsqq8wfu" text:style-name="Internet_20_link" text:visited-style-name="Visited_20_Internet_20_Link"><text:span text:style-name="T15">software program</text:span></text:a><text:span text:style-name="T10"> that is designed as a comprehensive editor for Bible Scripture books. Paratext was originally created by the United Bible Societies (UBS). It is currently being jointly developed by UBS and SIL. Paratext (and Adapt It) both know about the </text:span><text:a xlink:type="simple" xlink:href="#utkdw5qqundz" text:style-name="Internet_20_link" text:visited-style-name="Visited_20_Internet_20_Link"><text:span text:style-name="T15">USFM</text:span></text:a><text:span text:style-name="T10"> marking system for marking the parts of Biblical </text:span><text:a xlink:type="simple" xlink:href="#swzqjr39vyli" text:style-name="Internet_20_link" text:visited-style-name="Visited_20_Internet_20_Link"><text:span text:style-name="T15">texts</text:span></text:a><text:span text:style-name="T10">. Paratext has many features that can help you to revise, check and polish your translation. Adapt It can collaborate with Paratext making it easy to adapt your initial drafts of Scripture in Adapt It and have the resulting drafts of your translation transferred automatically to Paratext where they can then be revised, checked and polished until they are ready for publishing. See </text:span><text:a xlink:type="simple" xlink:href="#100epxqcq7oz" text:style-name="Internet_20_link" text:visited-style-name="Visited_20_Internet_20_Link"><text:span text:style-name="T15">Collaboration Between Adapt It and Paratext</text:span></text:a><text:span text:style-name="T10">.</text:span></text:p>
      <text:p text:style-name="P6"><text:span text:style-name="T10">- </text:span><text:bookmark text:name="xao6qyc9i2xb"/><text:span text:style-name="T12">Password</text:span><text:span text:style-name="T10"> is a secret code that you must type to </text:span><text:a xlink:type="simple" xlink:href="#r5ns7mftnlas" text:style-name="Internet_20_link" text:visited-style-name="Visited_20_Internet_20_Link"><text:span text:style-name="T15">log in</text:span></text:a><text:span text:style-name="T10"> to your </text:span><text:a xlink:type="simple" xlink:href="#fnulzbft5me1" text:style-name="Internet_20_link" text:visited-style-name="Visited_20_Internet_20_Link"><text:span text:style-name="T15">computer</text:span></text:a><text:span text:style-name="T10"> and to access some functions of your computer - such as when you want to install new </text:span><text:a xlink:type="simple" xlink:href="#92v3p0lvkuiw" text:style-name="Internet_20_link" text:visited-style-name="Visited_20_Internet_20_Link"><text:span text:style-name="T15">software</text:span></text:a><text:span text:style-name="T10">. Some programs such as </text:span><text:a xlink:type="simple" xlink:href="#k39ojmbyembe" text:style-name="Internet_20_link" text:visited-style-name="Visited_20_Internet_20_Link"><text:span text:style-name="T15">Adapt It</text:span></text:a><text:span text:style-name="T10"> also require a password to access administrator functions and settings. Passwords help to keep your data safe and secure.</text:span></text:p>
      <text:p text:style-name="P6"><text:span text:style-name="T10">- </text:span><text:bookmark text:name="hy2ejttrg9gx"/><text:span text:style-name="T12">Paste</text:span><text:span text:style-name="T10"> (files or text) The Edit menu of many programs have a Paste menu item. Paste can be used after and Edit &gt; Copy or Edit &gt; Cut operation. Within a </text:span><text:a xlink:type="simple" xlink:href="#swzqjr39vyli" text:style-name="Internet_20_link" text:visited-style-name="Visited_20_Internet_20_Link"><text:span text:style-name="T15">text</text:span></text:a><text:span text:style-name="T10"> window or text box, the </text:span><text:a xlink:type="simple" xlink:href="#2a7xfgpp44j5" text:style-name="Internet_20_link" text:visited-style-name="Visited_20_Internet_20_Link"><text:span text:style-name="T15">insertion point</text:span></text:a><text:span text:style-name="T10"> must be placed into the text before a Paste can be done, pasting the copied (or cut) text at the location of the insertion point. Within the </text:span><text:a xlink:type="simple" xlink:href="#2euhjuqfpiec" text:style-name="Internet_20_link" text:visited-style-name="Visited_20_Internet_20_Link"><text:span text:style-name="T15">File Browser</text:span></text:a><text:span text:style-name="T10">, one or more </text:span><text:a xlink:type="simple" xlink:href="#vxballdh42uf" text:style-name="Internet_20_link" text:visited-style-name="Visited_20_Internet_20_Link"><text:span text:style-name="T15">folders</text:span></text:a><text:span text:style-name="T10"> or </text:span><text:a xlink:type="simple" xlink:href="#8n69n7dsd6ek" text:style-name="Internet_20_link" text:visited-style-name="Visited_20_Internet_20_Link"><text:span text:style-name="T15">files</text:span></text:a><text:span text:style-name="T10"> can be pasted into a </text:span><text:a xlink:type="simple" xlink:href="#p2ailj4l6jti" text:style-name="Internet_20_link" text:visited-style-name="Visited_20_Internet_20_Link"><text:span text:style-name="T15">selected</text:span></text:a><text:span text:style-name="T10"> folder - if you previously selected the folder(s) or file(s) and did an Edit &gt; Copy or Edit &gt; Cut operation.</text:span></text:p>
      <text:p text:style-name="P6"><text:span text:style-name="T10">- </text:span><text:bookmark text:name="snlnjn9vd7ru"/><text:span text:style-name="T12">Path</text:span><text:span text:style-name="T10"> is a road map that a </text:span><text:a xlink:type="simple" xlink:href="#fnulzbft5me1" text:style-name="Internet_20_link" text:visited-style-name="Visited_20_Internet_20_Link"><text:span text:style-name="T15">computer</text:span></text:a><text:span text:style-name="T10"> can understand to locate a </text:span><text:a xlink:type="simple" xlink:href="#vxballdh42uf" text:style-name="Internet_20_link" text:visited-style-name="Visited_20_Internet_20_Link"><text:span text:style-name="T15">folder</text:span></text:a><text:span text:style-name="T10"> or a </text:span><text:a xlink:type="simple" xlink:href="#8n69n7dsd6ek" text:style-name="Internet_20_link" text:visited-style-name="Visited_20_Internet_20_Link"><text:span text:style-name="T15">file</text:span></text:a><text:span text:style-name="T10">. The parts of a path on a </text:span><text:a xlink:type="simple" xlink:href="#n9sozqqazchv" text:style-name="Internet_20_link" text:visited-style-name="Visited_20_Internet_20_Link"><text:span text:style-name="T15">Linux</text:span></text:a><text:span text:style-name="T10"> computer are separated by the slash character </text:span><text:span text:style-name="T12">/ </text:span><text:span text:style-name="T10">which is located in the lower right part of the keyboard. For example, the path to your Documents folder is </text:span><text:span text:style-name="T12">/home/&lt;user&gt;/Documents</text:span><text:span text:style-name="T10"> where &lt;user&gt; is the short </text:span><text:a xlink:type="simple" xlink:href="#hoedzaweqb21" text:style-name="Internet_20_link" text:visited-style-name="Visited_20_Internet_20_Link"><text:span text:style-name="T15">user name</text:span></text:a><text:span text:style-name="T10"> of your user account on your computer. For example, if your user name is manus-jaha1 then the path to your Documents folder is </text:span><text:span text:style-name="T12">/home/manus-jaha1/Documents</text:span><text:span text:style-name="T10">. You can see the path road map to a file or folder within your </text:span><text:a xlink:type="simple" xlink:href="#2euhjuqfpiec" text:style-name="Internet_20_link" text:visited-style-name="Visited_20_Internet_20_Link"><text:span text:style-name="T15">File Browser</text:span></text:a><text:span text:style-name="T10">. With the folder open where a file or folder is located that you want to know its path, select View &gt; Location, and the path to the open folder </text:span><text:soft-page-break/><text:span text:style-name="T10">will appear in the Location box near the top of the File Browser. See </text:span><text:a xlink:type="simple" xlink:href="#5yh2a5xt3d" text:style-name="Internet_20_link" text:visited-style-name="Visited_20_Internet_20_Link"><text:span text:style-name="T15">Directory</text:span></text:a><text:span text:style-name="T10">. See </text:span><text:a xlink:type="simple" xlink:href="#vxballdh42uf" text:style-name="Internet_20_link" text:visited-style-name="Visited_20_Internet_20_Link"><text:span text:style-name="T15">Folder</text:span></text:a><text:span text:style-name="T10">. See </text:span><text:a xlink:type="simple" xlink:href="#8n69n7dsd6ek" text:style-name="Internet_20_link" text:visited-style-name="Visited_20_Internet_20_Link"><text:span text:style-name="T15">File</text:span></text:a><text:span text:style-name="T10">.</text:span></text:p>
      <text:p text:style-name="P6"><text:span text:style-name="T10">- </text:span><text:bookmark text:name="5u8hnsqff97y"/><text:span text:style-name="T12">Permissions</text:span><text:span text:style-name="T10"> Permission settings are used to allow or deny access to each </text:span><text:a xlink:type="simple" xlink:href="#8n69n7dsd6ek" text:style-name="Internet_20_link" text:visited-style-name="Visited_20_Internet_20_Link"><text:span text:style-name="T15">file</text:span></text:a><text:span text:style-name="T10"> or </text:span><text:a xlink:type="simple" xlink:href="#vxballdh42uf" text:style-name="Internet_20_link" text:visited-style-name="Visited_20_Internet_20_Link"><text:span text:style-name="T15">folder</text:span></text:a><text:span text:style-name="T10"> (directory) along with what a </text:span><text:a xlink:type="simple" xlink:href="#hoedzaweqb21" text:style-name="Internet_20_link" text:visited-style-name="Visited_20_Internet_20_Link"><text:span text:style-name="T15">user</text:span></text:a><text:span text:style-name="T10">, </text:span><text:a xlink:type="simple" xlink:href="#anqzdmiqrxii" text:style-name="Internet_20_link" text:visited-style-name="Visited_20_Internet_20_Link"><text:span text:style-name="T15">group</text:span></text:a><text:span text:style-name="T10"> and </text:span><text:a xlink:type="simple" xlink:href="#vrx1w33fwktb" text:style-name="Internet_20_link" text:visited-style-name="Visited_20_Internet_20_Link"><text:span text:style-name="T15">others</text:span></text:a><text:span text:style-name="T10"> can and cannot do with each one. Permissions apply to specific files and directories (or folders), and can be set differently for users, groups and others. </text:span></text:p>
      <text:p text:style-name="P7"><text:span text:style-name="T12">- </text:span><text:bookmark text:name="2j1rw9nv90il"/><text:span text:style-name="T8">Phrase</text:span><text:span text:style-name="T12"> </text:span><text:span text:style-name="T8">box</text:span><text:span text:style-name="T10"> (Adapt It) is a movable edit box that is used in </text:span><text:a xlink:type="simple" xlink:href="#3g6yksp" text:style-name="Internet_20_link" text:visited-style-name="Visited_20_Internet_20_Link"><text:span text:style-name="T16">Adapt It</text:span></text:a><text:span text:style-name="T10"> to enter your </text:span><text:a xlink:type="simple" xlink:href="#20gsq1z" text:style-name="Internet_20_link" text:visited-style-name="Visited_20_Internet_20_Link"><text:span text:style-name="T16">translations</text:span></text:a><text:span text:style-name="T10"> of </text:span><text:a xlink:type="simple" xlink:href="#2h20rx3" text:style-name="Internet_20_link" text:visited-style-name="Visited_20_Internet_20_Link"><text:span text:style-name="T16">source text</text:span></text:a><text:span text:style-name="T10"> words and phrases.</text:span></text:p>
      <text:p text:style-name="P9"><draw:frame draw:style-name="fr3" draw:name="Image1" text:anchor-type="paragraph" svg:x="0in" svg:y="0.1598in" svg:width="3.6457in" svg:height="0.6043in" draw:z-index="43"><draw:image xlink:href="../wasta-docs-images/PhraseBoxWithContext.png" xlink:type="simple" xlink:show="embed" xlink:actuate="onLoad"/></draw:frame><text:span text:style-name="T10">When you have finished typing your translation in the phrase box at its current location and press the </text:span><text:a xlink:type="simple" xlink:href="#k17x1ebnyv5r" text:style-name="Internet_20_link" text:visited-style-name="Visited_20_Internet_20_Link"><text:span text:style-name="T15">Enter</text:span></text:a><text:span text:style-name="T10"> key, the phrase box moves to the next empty location (called a "</text:span><text:a xlink:type="simple" xlink:href="#c52yr99gbsi6" text:style-name="Internet_20_link" text:visited-style-name="Visited_20_Internet_20_Link"><text:span text:style-name="T15">hole</text:span></text:a><text:span text:style-name="T10">") in the </text:span><text:a xlink:type="simple" xlink:href="#uj4cnwe0ij9t" text:style-name="Internet_20_link" text:visited-style-name="Visited_20_Internet_20_Link"><text:span text:style-name="T15">target text</text:span></text:a><text:span text:style-name="T10"> line. You can also move the phrase box manually by </text:span><text:a xlink:type="simple" xlink:href="#rvh4z1smfy6n" text:style-name="Internet_20_link" text:visited-style-name="Visited_20_Internet_20_Link"><text:span text:style-name="T15">clicking</text:span></text:a><text:span text:style-name="T10"> the </text:span><text:a xlink:type="simple" xlink:href="#e8p17xm7pw8g" text:style-name="Internet_20_link" text:visited-style-name="Visited_20_Internet_20_Link"><text:span text:style-name="T15">mouse pointer</text:span></text:a><text:span text:style-name="T10"> elsewhere in a target text line - either at a point in the target text where no translation exists yet, or at a point in the target text where a translation already exists, in order to </text:span><text:a xlink:type="simple" xlink:href="#cnl3phgull4p" text:style-name="Internet_20_link" text:visited-style-name="Visited_20_Internet_20_Link"><text:span text:style-name="T15">edit</text:span></text:a><text:span text:style-name="T10"> or change that translation. </text:span></text:p>
      <text:p text:style-name="P6"><text:span text:style-name="T10">- </text:span><text:bookmark text:name="2ziu30pgejo6"/><text:span text:style-name="T12">Phrase</text:span><text:span text:style-name="T10"> (Adapt It) is one or more words, of </text:span><text:a xlink:type="simple" xlink:href="#adshmeb1ja8q" text:style-name="Internet_20_link" text:visited-style-name="Visited_20_Internet_20_Link"><text:span text:style-name="T15">source text</text:span></text:a><text:span text:style-name="T10">, that can be </text:span><text:a xlink:type="simple" xlink:href="#7s7nlhgk77dg" text:style-name="Internet_20_link" text:visited-style-name="Visited_20_Internet_20_Link"><text:span text:style-name="T15">translated</text:span></text:a><text:span text:style-name="T10"> by one or more meaningful words (also a phrase) in the </text:span><text:a xlink:type="simple" xlink:href="#uj4cnwe0ij9t" text:style-name="Internet_20_link" text:visited-style-name="Visited_20_Internet_20_Link"><text:span text:style-name="T15">target language</text:span></text:a><text:span text:style-name="T10">. Translation within Adapt It is done by typing one or more words into the phrase box as it moves along the target text line. Se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ext:span></text:p>
      <text:p text:style-name="P6"><text:span text:style-name="T10">- </text:span><text:bookmark text:name="vnekx369gpk"/><text:span text:style-name="T12">Pile</text:span><text:span text:style-name="T10"> (Adapt It) is a vertical stack of </text:span><text:a xlink:type="simple" xlink:href="#swzqjr39vyli" text:style-name="Internet_20_link" text:visited-style-name="Visited_20_Internet_20_Link"><text:span text:style-name="T15">text</text:span></text:a><text:span text:style-name="T10"> elements that represents a </text:span><text:a xlink:type="simple" xlink:href="#7s7nlhgk77dg" text:style-name="Internet_20_link" text:visited-style-name="Visited_20_Internet_20_Link"><text:span text:style-name="T15">translation</text:span></text:a><text:span text:style-name="T10"> element or storage element. </text:span></text:p>
      <text:p text:style-name="P6"><text:span text:style-name="T10">Hence, a Pile is composed of a </text:span><text:a xlink:type="simple" xlink:href="#adshmeb1ja8q" text:style-name="Internet_20_link" text:visited-style-name="Visited_20_Internet_20_Link"><text:span text:style-name="T15">source text</text:span></text:a><text:span text:style-name="T10"> word or phrase, grouped together with a </text:span><text:a xlink:type="simple" xlink:href="#uj4cnwe0ij9t" text:style-name="Internet_20_link" text:visited-style-name="Visited_20_Internet_20_Link"><text:span text:style-name="T15">target text</text:span></text:a><text:span text:style-name="T10"> word or phrase, and optionally a glossing word or phrase. Each Strip across the Adapt It main window is composed of such Piles. See </text:span><text:a xlink:type="simple" xlink:href="#89ye2tjagwsk" text:style-name="Internet_20_link" text:visited-style-name="Visited_20_Internet_20_Link"><text:span text:style-name="T15">Strip</text:span></text:a><text:span text:style-name="T10">.</text:span><draw:frame draw:style-name="fr2" draw:name="image65.png" text:anchor-type="char" svg:x="0in" svg:y="0.05in" svg:width="2.739in" svg:height="0.4681in" draw:z-index="14"><draw:image xlink:href="../wasta-docs-images/Pile.png" xlink:type="simple" xlink:show="embed" xlink:actuate="onLoad"/></draw:frame></text:p>
      <text:p text:style-name="P6"><text:span text:style-name="T12">- </text:span><text:bookmark text:name="fr7ljldmnb27"/><text:span text:style-name="T8">Pg</text:span><text:span text:style-name="T12">Up</text:span><text:span text:style-name="T10"> (key) is located at the lower right part of the </text:span><text:a xlink:type="simple" xlink:href="#ji5vwed9kw8f" text:style-name="Internet_20_link" text:visited-style-name="Visited_20_Internet_20_Link"><text:span text:style-name="T15">keyboard</text:span></text:a><text:span text:style-name="T10">. PgUp stands for "Page Up". </text:span><draw:frame draw:style-name="fr2" draw:name="image64.png" text:anchor-type="char" svg:x="0in" svg:y="0.3in" svg:width="1.3016in" svg:height="0.6453in" draw:z-index="13"><draw:image xlink:href="../wasta-docs-images/PgUpKey.png" xlink:type="simple" xlink:show="embed" xlink:actuate="onLoad"/></draw:frame></text:p>
      <text:p text:style-name="P6"><text:span text:style-name="T10">The PgUp key can be used to </text:span><text:a xlink:type="simple" xlink:href="#sczzfb4zud0e" text:style-name="Internet_20_link" text:visited-style-name="Visited_20_Internet_20_Link"><text:span text:style-name="T15">scroll</text:span></text:a><text:span text:style-name="T10"> toward the top of a text file or other scrolling window.</text:span></text:p>
      <text:p text:style-name="P6"><text:span text:style-name="T12">- </text:span><text:bookmark text:name="83icoandwnxr"/><text:span text:style-name="T8">PgDn</text:span><text:span text:style-name="T10"> (key) is located at the lower right part of the </text:span><text:a xlink:type="simple" xlink:href="#3qg2avn" text:style-name="Internet_20_link" text:visited-style-name="Visited_20_Internet_20_Link"><text:span text:style-name="T16">keyboard</text:span></text:a><text:span text:style-name="T10">. PgDn stands for "Page Down". </text:span><draw:frame draw:style-name="fr2" draw:name="image55.png" text:anchor-type="char" svg:x="-0.05in" svg:y="0.2598in" svg:width="1.1866in" svg:height="0.6138in" draw:z-index="12"><draw:image xlink:href="../wasta-docs-images/PgDnKey.png" xlink:type="simple" xlink:show="embed" xlink:actuate="onLoad"/></draw:frame></text:p>
      <text:p text:style-name="P6"><text:span text:style-name="T10">The PgDn key can be used to </text:span><text:a xlink:type="simple" xlink:href="#sczzfb4zud0e" text:style-name="Internet_20_link" text:visited-style-name="Visited_20_Internet_20_Link"><text:span text:style-name="T15">scroll</text:span></text:a><text:span text:style-name="T10"> toward the bottom of a text file or other scrolling window.</text:span></text:p>
      <text:p text:style-name="P6"><text:span text:style-name="T10">- </text:span><text:bookmark text:name="xcgt7ekt616w"/><text:span text:style-name="T12">Placeholder</text:span><text:span text:style-name="T10"> (Adapt It) Sometimes you may need to insert some extra </text:span><text:a xlink:type="simple" xlink:href="#uj4cnwe0ij9t" text:style-name="Internet_20_link" text:visited-style-name="Visited_20_Internet_20_Link"><text:span text:style-name="T15">target text</text:span></text:a><text:span text:style-name="T10"> in the </text:span><text:a xlink:type="simple" xlink:href="#7s7nlhgk77dg" text:style-name="Internet_20_link" text:visited-style-name="Visited_20_Internet_20_Link"><text:span text:style-name="T15">translation</text:span></text:a><text:span text:style-name="T10">, but there is no suitable </text:span><text:a xlink:type="simple" xlink:href="#adshmeb1ja8q" text:style-name="Internet_20_link" text:visited-style-name="Visited_20_Internet_20_Link"><text:span text:style-name="T15">source text</text:span></text:a><text:span text:style-name="T10"> to "hang" it from. A placeholder (consisting of an ellipsis of three dots, ...) can be inserted in the source text to make a place for extra words that are needed to make a good translation in the target text. You can use the </text:span>Insert a Placeholder button on the<text:span text:style-name="T10"> </text:span><text:a xlink:type="simple" xlink:href="#gzlzodyubgil" text:style-name="Internet_20_link" text:visited-style-name="Visited_20_Internet_20_Link"><text:span text:style-name="T15">tool bar</text:span></text:a><text:span text:style-name="T10"> to insert a placeholder. </text:span><draw:frame draw:style-name="fr4" draw:name="image46.png" text:anchor-type="char" svg:x="0in" svg:y="1.0299in" svg:width="0.4165in" svg:height="0.4272in" draw:z-index="11"><draw:image xlink:href="../wasta-docs-images/placeholder-new.png" xlink:type="simple" xlink:show="embed" xlink:actuate="onLoad"/></draw:frame></text:p>
      <text:p text:style-name="P6">An existing placeholder can be removed by using the Remove a Placeholder button.<draw:frame draw:style-name="fr4" draw:name="image88.png" text:anchor-type="char" svg:x="0in" svg:y="1.05in" svg:width="0.3854in" svg:height="0.4272in" draw:z-index="10"><draw:image xlink:href="../wasta-docs-images/placeholder-delete.png" xlink:type="simple" xlink:show="embed" xlink:actuate="onLoad"/></draw:frame></text:p>
      <text:p text:style-name="P6"><text:soft-page-break/><text:span text:style-name="T10">There is also an </text:span><text:span text:style-name="T12">ALT + Down Arrow</text:span><text:span text:style-name="T10"> keyboard short cut for inserting a placeholder, that is, hold down the </text:span><text:a xlink:type="simple" xlink:href="#kkd1dwjblwjf" text:style-name="Internet_20_link" text:visited-style-name="Visited_20_Internet_20_Link"><text:span text:style-name="T15">ALT</text:span></text:a><text:span text:style-name="T10"> key and press the </text:span><text:span text:style-name="T12">Down Arrow</text:span><text:span text:style-name="T10"> key. If you have a </text:span><text:a xlink:type="simple" xlink:href="#p2ailj4l6jti" text:style-name="Internet_20_link" text:visited-style-name="Visited_20_Internet_20_Link"><text:span text:style-name="T15">selection</text:span></text:a><text:span text:style-name="T10"> somewhere, the placeholder will be inserted immediately before the first selected storage element, regardless of where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is, otherwise it will be put immediately before the phrase box location. To insert </text:span><text:span text:style-name="T13">AFTER</text:span><text:span text:style-name="T10"> these locations, the short cut is either </text:span><text:span text:style-name="T12">CTRL + Down Arrow</text:span><text:span text:style-name="T10">, or </text:span><text:span text:style-name="T12">CTRL + ALT + Down Arrow</text:span><text:span text:style-name="T10">. </text:span></text:p>
      <text:p text:style-name="P6"><text:span text:style-name="T10">- </text:span><text:bookmark text:name="3e7sq6n6h6m5"/><text:span text:style-name="T12">Plain Text</text:span><text:span text:style-name="T10"> is </text:span><text:a xlink:type="simple" xlink:href="#swzqjr39vyli" text:style-name="Internet_20_link" text:visited-style-name="Visited_20_Internet_20_Link"><text:span text:style-name="T15">text</text:span></text:a><text:span text:style-name="T10"> that is composed entirely of plain </text:span><text:a xlink:type="simple" xlink:href="#vhhaxe6xjx1d" text:style-name="Internet_20_link" text:visited-style-name="Visited_20_Internet_20_Link"><text:span text:style-name="T15">characters</text:span></text:a><text:span text:style-name="T10">, without any special (binary code) formatting added to enhance the appearance of the text. Plain text is the normal format for files created by the </text:span><text:a xlink:type="simple" xlink:href="#2uhrtclmdg7l" text:style-name="Internet_20_link" text:visited-style-name="Visited_20_Internet_20_Link"><text:span text:style-name="T15">Gedit</text:span></text:a><text:span text:style-name="T10"> editor. If a text is created within Word or LibreOffice Writer, it needs to be saved explicitly as "Plain Text" in order to ensure that the file produced will be a plain text file. Scripture files that are marked with USFM markers are also considered plain text files. See also </text:span><text:a xlink:type="simple" xlink:href="#utkdw5qqundz" text:style-name="Internet_20_link" text:visited-style-name="Visited_20_Internet_20_Link"><text:span text:style-name="T15">USFM</text:span></text:a><text:span text:style-name="T10">.</text:span></text:p>
      <text:p text:style-name="P6"><text:span text:style-name="T12">- </text:span><text:bookmark text:name="p4q62ajmzttw"/><text:span text:style-name="T8">Pointing Stick</text:span><text:span text:style-name="T10"> is found on some Lenovo "Thinkpad" computers between the G, H and B keys. </text:span><draw:frame draw:style-name="fr2" draw:name="image54.png" text:anchor-type="char" svg:x="0in" svg:y="0.2902in" svg:width="0.7807in" svg:height="0.739in" draw:z-index="9"><draw:image xlink:href="../wasta-docs-images/PointingStick.png" xlink:type="simple" xlink:show="embed" xlink:actuate="onLoad"/></draw:frame></text:p>
      <text:p text:style-name="P6"><text:span text:style-name="T10">The pointing stick can be used to move the screen </text:span><text:a xlink:type="simple" xlink:href="#2grqrue" text:style-name="Internet_20_link" text:visited-style-name="Visited_20_Internet_20_Link"><text:span text:style-name="T16">cursor</text:span></text:a><text:span text:style-name="T10"> with gentle pressure of the index finger of the right hand. Some people find this more convenient that using the </text:span><text:a xlink:type="simple" xlink:href="#mzlbe4qfi79e" text:style-name="Internet_20_link" text:visited-style-name="Visited_20_Internet_20_Link"><text:span text:style-name="T15">trackpad</text:span></text:a><text:span text:style-name="T10"> or a computer </text:span><text:a xlink:type="simple" xlink:href="#e8p17xm7pw8g" text:style-name="Internet_20_link" text:visited-style-name="Visited_20_Internet_20_Link"><text:span text:style-name="T15">mouse</text:span></text:a><text:span text:style-name="T10"> because it can be used without removing one hand from the </text:span><text:a xlink:type="simple" xlink:href="#ji5vwed9kw8f" text:style-name="Internet_20_link" text:visited-style-name="Visited_20_Internet_20_Link"><text:span text:style-name="T15">keyboard</text:span></text:a><text:span text:style-name="T10">. With practice it becomes easy to position the screen cursor and use your thumb to click the left trackpad button just as one would use a mouse and its left button.</text:span></text:p>
      <text:p text:style-name="P6"><text:span text:style-name="T10">- </text:span><text:bookmark text:name="o1ipeb1of4c4"/><text:span text:style-name="T12">POP3</text:span><text:span text:style-name="T10"> Post Office Protocol 3 is one of the standard protocols for receiving </text:span><text:a xlink:type="simple" xlink:href="#nbwdhjx20kco" text:style-name="Internet_20_link" text:visited-style-name="Visited_20_Internet_20_Link"><text:span text:style-name="T18">email</text:span></text:a><text:span text:style-name="T10">. POP3 is a client/server protocol in which email is downloaded to your computer and subsequently deleted from your Internet server. </text:span></text:p>
      <text:p text:style-name="P6"><text:span text:style-name="T10">- </text:span><text:bookmark text:name="cs0c2ia9vn6j"/><text:span text:style-name="T12">Print</text:span><text:span text:style-name="T10"> is an operation that can be done to an external printer in order to have a paper copy of </text:span><text:a xlink:type="simple" xlink:href="#8n69n7dsd6ek" text:style-name="Internet_20_link" text:visited-style-name="Visited_20_Internet_20_Link"><text:span text:style-name="T15">file</text:span></text:a><text:span text:style-name="T10"> that is stored on the computer.</text:span></text:p>
      <text:p text:style-name="P6"><text:span text:style-name="T10">- </text:span><text:bookmark text:name="e1r5x78mqlja"/><text:span text:style-name="T12">Print Preview</text:span><text:span text:style-name="T10"> is the display on the computer </text:span><text:a xlink:type="simple" xlink:href="#ugddljuxz3fp" text:style-name="Internet_20_link" text:visited-style-name="Visited_20_Internet_20_Link"><text:span text:style-name="T15">screen</text:span></text:a><text:span text:style-name="T10"> of what would be printed if that same data were sent to an external printer. Print Preview can be helpful to determine the number of pages a print out will take, or what page to select and send to a printer in cases where only a portion of a text needs to be printed.</text:span></text:p>
      <text:p text:style-name="P6"><text:span text:style-name="T10">- </text:span><text:bookmark text:name="54dy6r4pd41g"/><text:span text:style-name="T12">Program</text:span><text:span text:style-name="T10"> or </text:span><text:span text:style-name="T12">Computer Program</text:span><text:span text:style-name="T10"> is software that enables the computer user to interact with the computer and do work on the computer.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text:span text:style-name="T10">itself is a program that assists the user in accessing many other computer programs. See </text:span><text:a xlink:type="simple" xlink:href="#p3yebsqq8wfu" text:style-name="Internet_20_link" text:visited-style-name="Visited_20_Internet_20_Link"><text:span text:style-name="T15">Software</text:span></text:a><text:span text:style-name="T10">. See </text:span><text:a xlink:type="simple" xlink:href="#rvl0yevvl7rh" text:style-name="Internet_20_link" text:visited-style-name="Visited_20_Internet_20_Link"><text:span text:style-name="T15">Open Source</text:span></text:a><text:span text:style-name="T10">. See </text:span><text:a xlink:type="simple" xlink:href="#kfxdq1c21hiq" text:style-name="Internet_20_link" text:visited-style-name="Visited_20_Internet_20_Link"><text:span text:style-name="T15">Source (code)</text:span></text:a><text:span text:style-name="T10">.</text:span></text:p>
      <text:p text:style-name="P6"><text:span text:style-name="T10">- </text:span><text:bookmark text:name="4anbobbfr9yw"/><text:span text:style-name="T12">Programmer / Programming</text:span><text:span text:style-name="T10"> / </text:span><text:span text:style-name="T12">Programming Language</text:span><text:span text:style-name="T10"> A programmer is one who creates computer </text:span><text:a xlink:type="simple" xlink:href="#54dy6r4pd41g" text:style-name="Internet_20_link" text:visited-style-name="Visited_20_Internet_20_Link"><text:span text:style-name="T15">programs</text:span></text:a><text:span text:style-name="T10">. The process of creating a computer program is programming. The main tool a programmer uses to create computer programs is a </text:span><text:a xlink:type="simple" xlink:href="#lsl7flaqk3uu" text:style-name="Internet_20_link" text:visited-style-name="Visited_20_Internet_20_Link"><text:span text:style-name="T15">programming language</text:span></text:a><text:span text:style-name="T10">. See </text:span><text:a xlink:type="simple" xlink:href="#kfxdq1c21hiq" text:style-name="Internet_20_link" text:visited-style-name="Visited_20_Internet_20_Link"><text:span text:style-name="T15">Source (code)</text:span></text:a><text:span text:style-name="T10">. </text:span></text:p>
      <text:p text:style-name="P6"><text:span text:style-name="T10">- </text:span><text:bookmark text:name="sbwlkl5ia2al"/><text:span text:style-name="T12">Project.</text:span><text:span text:style-name="T10"> In </text:span><text:a xlink:type="simple" xlink:href="#k39ojmbyembe" text:style-name="Internet_20_link" text:visited-style-name="Visited_20_Internet_20_Link"><text:span text:style-name="T15">Adapt It</text:span></text:a><text:span text:style-name="T10">, a Project is a </text:span><text:span text:style-name="T12">pair of languages</text:span><text:span text:style-name="T10"> consisting of a </text:span><text:a xlink:type="simple" xlink:href="#adshmeb1ja8q" text:style-name="Internet_20_link" text:visited-style-name="Visited_20_Internet_20_Link"><text:span text:style-name="T16">source language</text:span></text:a><text:span text:style-name="T10"> and a </text:span><text:a xlink:type="simple" xlink:href="#uj4cnwe0ij9t" text:style-name="Internet_20_link" text:visited-style-name="Visited_20_Internet_20_Link"><text:span text:style-name="T16">target language</text:span></text:a><text:span text:style-name="T10">. The user working in that project adapts from the source language text into the target language text, and Adapt It stores composite documents which represent an interlinear form of the document and builds a </text:span><text:a xlink:type="simple" xlink:href="#8b9kp8tzphv" text:style-name="Internet_20_link" text:visited-style-name="Visited_20_Internet_20_Link"><text:span text:style-name="T15">knowledge base</text:span></text:a><text:span text:style-name="T10"> of words and phrases and how they relate the two languages together. In </text:span><text:a xlink:type="simple" xlink:href="#ezcd641l4mey" text:style-name="Internet_20_link" text:visited-style-name="Visited_20_Internet_20_Link"><text:span text:style-name="T15">Paratext</text:span></text:a><text:span text:style-name="T10">, a Project represents a </text:span><text:span text:style-name="T12">single language</text:span><text:span text:style-name="T10">. The user working in a Paratext project revises and polishes the Scripture texts stored within that single-language Project. Adapt It can be set up (by an </text:span><text:a xlink:type="simple" xlink:href="#kgsnad7vovgo" text:style-name="Internet_20_link" text:visited-style-name="Visited_20_Internet_20_Link"><text:span text:style-name="T18">administrator</text:span></text:a><text:span text:style-name="T10">) to automatically obtain its source texts from one Paratext project, and store the target text it produces through the adaptation process back into a different Paratext project. See </text:span><text:a xlink:type="simple" xlink:href="#100epxqcq7oz" text:style-name="Internet_20_link" text:visited-style-name="Visited_20_Internet_20_Link"><text:span text:style-name="T15">Collaboration Between Adapt It and Paratext</text:span></text:a><text:a xlink:type="simple" xlink:href="#100epxqcq7oz" text:style-name="Internet_20_link" text:visited-style-name="Visited_20_Internet_20_Link"><text:span text:style-name="T17">.</text:span></text:a></text:p>
      <text:p text:style-name="P6">-<text:bookmark text:name="g5uncrn3pyzv"/><text:span text:style-name="T22">Project migration</text:span> (Paratext). Translation team members who upgrade from Paratext version 7 to <text:soft-page-break/>Paratext <text:s/>version 8 must all migrate their Paratext 7 projects to Paratext 8. All members of the same translation program must migrate their projects at the same time to avoid problems in the upgrade.</text:p>
      <text:p text:style-name="P6"><text:span text:style-name="T10">- </text:span><text:bookmark text:name="abi9g1fbh4t2"/><text:span text:style-name="T12">Proprietary</text:span><text:span text:style-name="T10"> (software) or </text:span><text:span text:style-name="T12">closed source software</text:span><text:span text:style-name="T10"> is computer </text:span><text:a xlink:type="simple" xlink:href="#p3yebsqq8wfu" text:style-name="Internet_20_link" text:visited-style-name="Visited_20_Internet_20_Link"><text:span text:style-name="T15">software</text:span></text:a><text:span text:style-name="T10"> licensed under exclusive legal right of the copyright holder with the intent that the licensee is given the right to use the software only under certain conditions, and restricted from other uses, such as modification, sharing, studying, redistribution, or reverse engineering. The Windows </text:span><text:a xlink:type="simple" xlink:href="#9yx3plmph8bg" text:style-name="Internet_20_link" text:visited-style-name="Visited_20_Internet_20_Link"><text:span text:style-name="T15">operating system</text:span></text:a><text:span text:style-name="T10"> and many other Windows software </text:span><text:a xlink:type="simple" xlink:href="#54dy6r4pd41g" text:style-name="Internet_20_link" text:visited-style-name="Visited_20_Internet_20_Link"><text:span text:style-name="T15">programs</text:span></text:a><text:span text:style-name="T10"> are proprietary software. In contrast, </text:span><text:a xlink:type="simple" xlink:href="#ccezfvqgyhz" text:style-name="Internet_20_link" text:visited-style-name="Visited_20_Internet_20_Link"><text:span text:style-name="T15">free</text:span></text:a><text:span text:style-name="T10"> and </text:span><text:a xlink:type="simple" xlink:href="#rvl0yevvl7rh" text:style-name="Internet_20_link" text:visited-style-name="Visited_20_Internet_20_Link"><text:span text:style-name="T15">open source</text:span></text:a><text:span text:style-name="T10"> software is licensed by the owner under more permissive terms.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text:span text:style-name="T10">and most of the software that comes with Wasta Linux is free and open source. See </text:span><text:a xlink:type="simple" xlink:href="#rvl0yevvl7rh" text:style-name="Internet_20_link" text:visited-style-name="Visited_20_Internet_20_Link"><text:span text:style-name="T15">Open Source</text:span></text:a><text:span text:style-name="T10">.</text:span></text:p>
      <text:p text:style-name="P6"><text:span text:style-name="T12">- </text:span><text:bookmark text:name="v5sb78dbdyjn"/><text:span text:style-name="T8">PrtSc</text:span><text:span text:style-name="T10"> (key) On a Lenovo laptop the PrtSc key is located on the lower right part of the </text:span><text:a xlink:type="simple" xlink:href="#ji5vwed9kw8f" text:style-name="Internet_20_link" text:visited-style-name="Visited_20_Internet_20_Link"><text:span text:style-name="T18">keyboard</text:span></text:a><text:span text:style-name="T10">. </text:span></text:p>
      <text:p text:style-name="P6"><text:span text:style-name="T10">The PrtSc key is a short name for "Print Screen". The name is a little misleading, however, since that key on modern computers doesn't print anything, but actually takes a "picture" of what is currently on your computer </text:span><text:a xlink:type="simple" xlink:href="#1rf9gpq" text:style-name="Internet_20_link" text:visited-style-name="Visited_20_Internet_20_Link"><text:span text:style-name="T16">screen</text:span></text:a><text:span text:style-name="T10"> and stores that picture image in your Pictures folder with a name like "Screenshot from 2013-05-27 08:36:54.png" which includes in its file name the date and time the PtrSc key was pressed to take the picture. </text:span><draw:frame draw:style-name="fr2" draw:name="image53.png" text:anchor-type="char" svg:x="0in" svg:y="1.0902in" svg:width="1.572in" svg:height="0.7598in" draw:z-index="8"><draw:image xlink:href="../wasta-docs-images/PrtScKey.png" xlink:type="simple" xlink:show="embed" xlink:actuate="onLoad"/></draw:frame></text:p>
      <text:p text:style-name="P6"><text:span text:style-name="T10">The type of image is a .png file. You can view the image by </text:span><text:a xlink:type="simple" xlink:href="#v4h4vnux8rpz" text:style-name="Internet_20_link" text:visited-style-name="Visited_20_Internet_20_Link"><text:span text:style-name="T15">double clicking</text:span></text:a><text:span text:style-name="T10"> on the Screenshot from... file name. The image can be </text:span><text:a xlink:type="simple" xlink:href="#cnl3phgull4p" text:style-name="Internet_20_link" text:visited-style-name="Visited_20_Internet_20_Link"><text:span text:style-name="T15">edited</text:span></text:a><text:span text:style-name="T10"> using the </text:span><text:a xlink:type="simple" xlink:href="#mpq8zrqfgock" text:style-name="Internet_20_link" text:visited-style-name="Visited_20_Internet_20_Link"><text:span text:style-name="T15">Gimp</text:span></text:a><text:span text:style-name="T10"> Image Editor (Menu &gt; Graphics &gt; Gimp Image Editor). If you want to take a picture of just a single </text:span><text:a xlink:type="simple" xlink:href="#vezkek5eqyd3" text:style-name="Internet_20_link" text:visited-style-name="Visited_20_Internet_20_Link"><text:span text:style-name="T15">window</text:span></text:a><text:span text:style-name="T10"> appearing on your screen (instead of the whole screen), you can make sure that window is the window in focus, and then hold down the </text:span><text:a xlink:type="simple" xlink:href="#kkd1dwjblwjf" text:style-name="Internet_20_link" text:visited-style-name="Visited_20_Internet_20_Link"><text:span text:style-name="T15">Alt</text:span></text:a><text:span text:style-name="T10"> key while pressing the PrtSc key. The image saved in the Screenshot file will be of that focused window only - not the entire screen. On some computer keyboards the PrtSc key is located at the top right part of the keyboard. See </text:span><text:a xlink:type="simple" xlink:href="#xeq3qcq4p2a4" text:style-name="Internet_20_link" text:visited-style-name="Visited_20_Internet_20_Link"><text:span text:style-name="T15">Focus</text:span></text:a><text:span text:style-name="T10">.</text:span><text:bookmark text:name="jfp2flw5mk9v"/></text:p>
      <text:p text:style-name="P5">Q</text:p>
      <text:p text:style-name="P6"><text:span text:style-name="T10">- </text:span><text:bookmark text:name="q0709ynwfjsa"/><text:span text:style-name="T12">Quit</text:span><text:span text:style-name="T10"> See </text:span><text:a xlink:type="simple" xlink:href="#8prxdt8y1aqq" text:style-name="Internet_20_link" text:visited-style-name="Visited_20_Internet_20_Link"><text:span text:style-name="T15">Exit</text:span></text:a><text:span text:style-name="T10">.</text:span><text:bookmark text:name="qxd8qrnfoaed"/></text:p>
      <text:p text:style-name="P5">R</text:p>
      <text:p text:style-name="P6"><text:span text:style-name="T10">- </text:span><text:bookmark text:name="5gond9s7pfb5"/><text:span text:style-name="T12">RAM</text:span><text:span text:style-name="T10"> See </text:span><text:a xlink:type="simple" xlink:href="#8wlayoh9mdeg" text:style-name="Internet_20_link" text:visited-style-name="Visited_20_Internet_20_Link"><text:span text:style-name="T15">Memory</text:span></text:a><text:a xlink:type="simple" xlink:href="#8wlayoh9mdeg" text:style-name="Internet_20_link" text:visited-style-name="Visited_20_Internet_20_Link"><text:span text:style-name="T17"> or </text:span></text:a><text:a xlink:type="simple" xlink:href="#8wlayoh9mdeg" text:style-name="Internet_20_link" text:visited-style-name="Visited_20_Internet_20_Link"><text:span text:style-name="T15">RAM memory</text:span></text:a><text:span text:style-name="T10">.</text:span></text:p>
      <text:p text:style-name="P6"><text:span text:style-name="T10">- </text:span><text:bookmark text:name="d9baqr3g7w0l"/><text:span text:style-name="T12">Read Only (file property)</text:span><text:span text:style-name="T10"> Some </text:span><text:a xlink:type="simple" xlink:href="#8n69n7dsd6ek" text:style-name="Internet_20_link" text:visited-style-name="Visited_20_Internet_20_Link"><text:span text:style-name="T15">files</text:span></text:a><text:span text:style-name="T10"> are set to a read only state or property. When a file is read only it cannot be changed, unless its properties are changed to read and write. See </text:span><text:a xlink:type="simple" xlink:href="#tl5tm0k5g1m6" text:style-name="Internet_20_link" text:visited-style-name="Visited_20_Internet_20_Link"><text:span text:style-name="T15">File Properties</text:span></text:a><text:span text:style-name="T10">.</text:span></text:p>
      <text:p text:style-name="P6"><text:span text:style-name="T10">- </text:span><text:bookmark text:name="z78npp26hfbm"/><text:span text:style-name="T12">Registration</text:span><text:span text:style-name="T10"> (Paratext) </text:span><text:a xlink:type="simple" xlink:href="#ezcd641l4mey" text:style-name="Internet_20_link" text:visited-style-name="Visited_20_Internet_20_Link"><text:span text:style-name="T15">Paratext</text:span></text:a><text:span text:style-name="T10"> was designed for exclusive use by Bible </text:span><text:a xlink:type="simple" xlink:href="#7s7nlhgk77dg" text:style-name="Internet_20_link" text:visited-style-name="Visited_20_Internet_20_Link"><text:span text:style-name="T15">translators</text:span></text:a><text:span text:style-name="T10"> and their advisors and </text:span><text:a xlink:type="simple" xlink:href="#q96m723ukqte" text:style-name="Internet_20_link" text:visited-style-name="Visited_20_Internet_20_Link"><text:span text:style-name="T15">consultants</text:span></text:a><text:span text:style-name="T10">. The reason for this restriction is because Paratext includes access to some Bible resources and </text:span><text:a xlink:type="simple" xlink:href="#swzqjr39vyli" text:style-name="Internet_20_link" text:visited-style-name="Visited_20_Internet_20_Link"><text:span text:style-name="T15">texts</text:span></text:a><text:span text:style-name="T10"> whose copyright owners do not allow the free distribution of those resources and text, but allow Bible translation workers to use them if they agree to not give them away. Therefore, to use Paratext the user must request a registration and agree to its </text:span><text:a xlink:type="simple" xlink:href="#vkt2jbcnt5j8" text:style-name="Internet_20_link" text:visited-style-name="Visited_20_Internet_20_Link"><text:span text:style-name="T15">license</text:span></text:a><text:span text:style-name="T10"> terms which restrict you from giving copies of Paratext and its resources to someone not involved in Bible translation work. The Paratext program will not work unless your registration data has been entered into the Paratext program (Tools &gt; Registration Information...). Note: For Manus translators, Jerry Pfaff and Bill Martin h</text:span>ave<text:span text:style-name="T10"> requested registrations for each worker and ha</text:span>ve<text:span text:style-name="T10"> entered that registration data into their computers.</text:span></text:p>
      <text:p text:style-name="P6"><text:span text:style-name="T10">- </text:span><text:bookmark text:name="1am3w22m0omg"/><text:span text:style-name="T12">Reboot</text:span><text:span text:style-name="T10"> See </text:span><text:a xlink:type="simple" xlink:href="#kzkai5whotb9" text:style-name="Internet_20_link" text:visited-style-name="Visited_20_Internet_20_Link"><text:span text:style-name="T15">Restart</text:span></text:a></text:p>
      <text:p text:style-name="P6"><text:span text:style-name="T10">- </text:span><text:bookmark text:name="yermye42scby"/><text:span text:style-name="T12">Resize </text:span><text:span text:style-name="T10">(a window) The </text:span><text:a xlink:type="simple" xlink:href="#tz1budwnj5b7" text:style-name="Internet_20_link" text:visited-style-name="Visited_20_Internet_20_Link"><text:span text:style-name="T15">frames</text:span></text:a><text:span text:style-name="T10"> of many </text:span><text:a xlink:type="simple" xlink:href="#vezkek5eqyd3" text:style-name="Internet_20_link" text:visited-style-name="Visited_20_Internet_20_Link"><text:span text:style-name="T15">windows</text:span></text:a><text:span text:style-name="T10"> on your computer can be resized to make the text or data within those windows more visible - or to make multiple windows on your desktop fit better on the </text:span><text:a xlink:type="simple" xlink:href="#ugddljuxz3fp" text:style-name="Internet_20_link" text:visited-style-name="Visited_20_Internet_20_Link"><text:span text:style-name="T15">screen</text:span></text:a><text:span text:style-name="T10">. To resize a window you can move the </text:span><text:a xlink:type="simple" xlink:href="#e8p17xm7pw8g" text:style-name="Internet_20_link" text:visited-style-name="Visited_20_Internet_20_Link"><text:span text:style-name="T15">mouse</text:span></text:a><text:span text:style-name="T10"> pointer to the edge or to the corner of the window until the mouse pointer changes to indicate that the point is at the border (or corner) of the window - the position that can be used to resize the window. Hold the left mouse button down and drag </text:span><text:soft-page-break/><text:span text:style-name="T10">the window's border in the direction you want to change its size. Dragging the top, bottom or sides of a window frame will only change the window's height or width. Dragging at one of the corners of the window frame will change both the window's width and height at the same time. It takes a bit of practice to gain skill in resizing windows. See </text:span><text:a xlink:type="simple" xlink:href="#rjimje5fyqay" text:style-name="Internet_20_link" text:visited-style-name="Visited_20_Internet_20_Link"><text:span text:style-name="T15">Move (a window)</text:span></text:a><text:span text:style-name="T10">. See </text:span><text:a xlink:type="simple" xlink:href="#98fffarc2mmw" text:style-name="Internet_20_link" text:visited-style-name="Visited_20_Internet_20_Link"><text:span text:style-name="T15">Maximize (a window)</text:span></text:a><text:span text:style-name="T10">. See </text:span><text:a xlink:type="simple" xlink:href="#kcjcpx1qnm4p" text:style-name="Internet_20_link" text:visited-style-name="Visited_20_Internet_20_Link"><text:span text:style-name="T15">Minimize (a window)</text:span></text:a><text:span text:style-name="T12">.</text:span></text:p>
      <text:p text:style-name="P6"><text:span text:style-name="T22">- Resource</text:span> (in Paratext) is similar to a <text:a xlink:type="simple" xlink:href="#sbwlkl5ia2al" text:style-name="Internet_20_link" text:visited-style-name="Visited_20_Internet_20_Link"><text:span text:style-name="T2">project</text:span></text:a> in that a resource can be opened like a project from the <text:a xlink:type="simple" xlink:href="#ezcd641l4mey" text:style-name="Internet_20_link" text:visited-style-name="Visited_20_Internet_20_Link"><text:span text:style-name="T2">Paratext</text:span></text:a> File menu. A Paratext project may contain a published translation, a reference book of advice for translators, translator’s notes, and various other helps for translation. Most resources are <text:a xlink:type="simple" xlink:href="#d9baqr3g7w0l" text:style-name="Internet_20_link" text:visited-style-name="Visited_20_Internet_20_Link"><text:span text:style-name="T2">read only</text:span></text:a> and cannot be edited.</text:p>
      <text:p text:style-name="P6"><text:span text:style-name="T10">- </text:span><text:bookmark text:name="kzkai5whotb9"/><text:span text:style-name="T12">Restart</text:span><text:span text:style-name="T10"> Sometimes you may want to restart your </text:span><text:a xlink:type="simple" xlink:href="#kzkai5whotb9" text:style-name="Internet_20_link" text:visited-style-name="Visited_20_Internet_20_Link"><text:span text:style-name="T15">computer</text:span></text:a><text:span text:style-name="T10">. A restart might be necessary if the computer is not performing as expected or if a program running on the computer has </text:span><text:a xlink:type="simple" xlink:href="#rhzhtkwy206n" text:style-name="Internet_20_link" text:visited-style-name="Visited_20_Internet_20_Link"><text:span text:style-name="T15">crashed</text:span></text:a><text:span text:style-name="T10"> and made the computer unresponsive (hung up). If the computer is not hung up, you can select Menu &gt; Quit (the red button at bottom left of the main menu), and then select the "Restart" button. The computer will </text:span><text:a xlink:type="simple" xlink:href="#f5sgm37e5idw" text:style-name="Internet_20_link" text:visited-style-name="Visited_20_Internet_20_Link"><text:span text:style-name="T15">shut down</text:span></text:a><text:span text:style-name="T10"> and then automatically </text:span><text:a xlink:type="simple" xlink:href="#9jmgud6ft3e9" text:style-name="Internet_20_link" text:visited-style-name="Visited_20_Internet_20_Link"><text:span text:style-name="T15">boot</text:span></text:a><text:span text:style-name="T10"> up again. If the computer is hung up and nothing you do can make the computer respond, you can try briefly pressing the power button above the keyboard. That may cause the shut down dialog to appear and you may be able to Restart from there. If the shut down dialog does not appear, the last resort is to press and hold down the power button for a few seconds until the computer turns off. Remember that computers are complex machines and software programs are also highly complex and can sometimes have "</text:span><text:a xlink:type="simple" xlink:href="#z547pz100b3x" text:style-name="Internet_20_link" text:visited-style-name="Visited_20_Internet_20_Link"><text:span text:style-name="T15">bugs</text:span></text:a><text:span text:style-name="T10">" that have not been discovered or fixed. Therefore, on rare occasions your computer may not always work perfectly all the time. In such cases doing a restart can sometimes fix the problem. See </text:span><text:a xlink:type="simple" xlink:href="#qojnd27rqkg" text:style-name="Internet_20_link" text:visited-style-name="Visited_20_Internet_20_Link"><text:span text:style-name="T15">Error</text:span></text:a><text:span text:style-name="T10">. See </text:span><text:a xlink:type="simple" xlink:href="#rhzhtkwy206n" text:style-name="Internet_20_link" text:visited-style-name="Visited_20_Internet_20_Link"><text:span text:style-name="T15">Crash</text:span></text:a><text:span text:style-name="T10">.</text:span></text:p>
      <text:p text:style-name="P6"><text:span text:style-name="T10">- </text:span><text:bookmark text:name="ffd18qmwahe"/><text:span text:style-name="T12">Restore</text:span><text:span text:style-name="T10"> (a window) is returning a </text:span><text:a xlink:type="simple" xlink:href="#vezkek5eqyd3" text:style-name="Internet_20_link" text:visited-style-name="Visited_20_Internet_20_Link"><text:span text:style-name="T15">window</text:span></text:a><text:span text:style-name="T10"> to its former size and location after minimizing or maximizing the window. See </text:span><text:a xlink:type="simple" xlink:href="#kcjcpx1qnm4p" text:style-name="Internet_20_link" text:visited-style-name="Visited_20_Internet_20_Link"><text:span text:style-name="T15">Minimize (a window)</text:span></text:a><text:span text:style-name="T10">. See </text:span><text:a xlink:type="simple" xlink:href="#98fffarc2mmw" text:style-name="Internet_20_link" text:visited-style-name="Visited_20_Internet_20_Link"><text:span text:style-name="T15">Maximize (a window)</text:span></text:a><text:span text:style-name="T10">. </text:span></text:p>
      <text:p text:style-name="P6"><text:span text:style-name="T10">- </text:span><text:bookmark text:name="sdpmjj4xedrd"/><text:span text:style-name="T12">Restore</text:span><text:span text:style-name="T10"> (a file or folder) is to replace a bad or missing </text:span><text:a xlink:type="simple" xlink:href="#8n69n7dsd6ek" text:style-name="Internet_20_link" text:visited-style-name="Visited_20_Internet_20_Link"><text:span text:style-name="T15">file</text:span></text:a><text:span text:style-name="T10"> or </text:span><text:a xlink:type="simple" xlink:href="#vxballdh42uf" text:style-name="Internet_20_link" text:visited-style-name="Visited_20_Internet_20_Link"><text:span text:style-name="T15">folder</text:span></text:a><text:span text:style-name="T10"> from a </text:span><text:a xlink:type="simple" xlink:href="#xz62mo2g2qr" text:style-name="Internet_20_link" text:visited-style-name="Visited_20_Internet_20_Link"><text:span text:style-name="T15">backup</text:span></text:a><text:span text:style-name="T10"> copy. Sometimes you may accidentally </text:span><text:a xlink:type="simple" xlink:href="#7nsof398qik" text:style-name="Internet_20_link" text:visited-style-name="Visited_20_Internet_20_Link"><text:span text:style-name="T15">delete</text:span></text:a><text:span text:style-name="T10"> a file or a folder. The first place to look for an accidentally deleted file or folder is the computer's </text:span><text:a xlink:type="simple" xlink:href="#6d06dkk3yb7r" text:style-name="Internet_20_link" text:visited-style-name="Visited_20_Internet_20_Link"><text:span text:style-name="T15">Trash</text:span></text:a><text:span text:style-name="T10"> folder. You can see the contents of the Trash folder by </text:span><text:a xlink:type="simple" xlink:href="#p2ailj4l6jti" text:style-name="Internet_20_link" text:visited-style-name="Visited_20_Internet_20_Link"><text:span text:style-name="T15">selecting</text:span></text:a><text:span text:style-name="T10"> the Trash </text:span><text:a xlink:type="simple" xlink:href="#vbscpg7cf4pd" text:style-name="Internet_20_link" text:visited-style-name="Visited_20_Internet_20_Link"><text:span text:style-name="T15">icon</text:span></text:a><text:span text:style-name="T10"> in the left side of the </text:span><text:a xlink:type="simple" xlink:href="#2euhjuqfpiec" text:style-name="Internet_20_link" text:visited-style-name="Visited_20_Internet_20_Link"><text:span text:style-name="T15">File Browser</text:span></text:a><text:span text:style-name="T10">. If the accidentally deleted file or folder is there you can select it and click on the "Restore Selected Items" button, which will move the selected file(s) or folder(s) back to their original location. Wasta Linux has a program called </text:span><text:span text:style-name="T8">Wasta [Backup]</text:span><text:span text:style-name="T10">. It is a smart program that knows </text:span>where your computer stores your data - and ensures all important data is backed up to a thumb drive. <text:span text:style-name="T10">If you have used Wasta [Backup] and you want to restore a file from a backup copy, you </text:span>can<text:span text:style-name="T10"> </text:span>run the<text:span text:style-name="T10"> "Wasta [Backup]" program, and </text:span>execute<text:span text:style-name="T10"> the Restore operation </text:span>of<text:span text:style-name="T10"> th</text:span>e Wasta [<text:span text:style-name="T10">Backup] program. Paratext</text:span> data can be restored using the Paratext Send/Receive feature. <text:span text:style-name="T10">See </text:span><text:a xlink:type="simple" xlink:href="#xz62mo2g2qr" text:style-name="Internet_20_link" text:visited-style-name="Visited_20_Internet_20_Link"><text:span text:style-name="T15">Backup</text:span></text:a><text:span text:style-name="T10">.</text:span></text:p>
      <text:p text:style-name="P6"><text:span text:style-name="T10">- </text:span><text:bookmark text:name="ep714p65kvtk"/><text:span text:style-name="T12">Retranslation</text:span><text:span text:style-name="T10"> (in Adapt It) is making a new </text:span><text:a xlink:type="simple" xlink:href="#7s7nlhgk77dg" text:style-name="Internet_20_link" text:visited-style-name="Visited_20_Internet_20_Link"><text:span text:style-name="T15">translation</text:span></text:a><text:span text:style-name="T10"> of part of the </text:span><text:a xlink:type="simple" xlink:href="#adshmeb1ja8q" text:style-name="Internet_20_link" text:visited-style-name="Visited_20_Internet_20_Link"><text:span text:style-name="T15">source text</text:span></text:a><text:span text:style-name="T10">, instead of adapting that part of the source text. Sometimes on rare occasions, you may feel that the original source text is not as well-translated (from original sources) as you would like, so that rather than adapting that section of source text, you would prefer to </text:span><text:span text:style-name="T12">retranslate</text:span><text:span text:style-name="T10"> it so it has a different meaning. </text:span><text:a xlink:type="simple" xlink:href="#k39ojmbyembe" text:style-name="Internet_20_link" text:visited-style-name="Visited_20_Internet_20_Link"><text:span text:style-name="T15">Adapt It</text:span></text:a><text:span text:style-name="T10"> has </text:span><text:a xlink:type="simple" xlink:href="#gzlzodyubgil" text:style-name="Internet_20_link" text:visited-style-name="Visited_20_Internet_20_Link"><text:span text:style-name="T15">tool bar</text:span></text:a><text:span text:style-name="T10"> buttons that allow the user to "Do a Retranslation, Edit a Retranslation, and Remove a Retranslation. To do a retranslation, you must first </text:span><text:a xlink:type="simple" xlink:href="#p2ailj4l6jti" text:style-name="Internet_20_link" text:visited-style-name="Visited_20_Internet_20_Link"><text:span text:style-name="T15">select</text:span></text:a><text:span text:style-name="T10"> the source text that you want to be included in the retranslation, then click on the "Do a Retranslation" tool bar icon. </text:span><draw:frame draw:style-name="fr5" draw:name="image45.png" text:anchor-type="char" svg:x="0in" svg:y="1.6098in" svg:width="0.4689in" svg:height="0.4272in" draw:z-index="44"><draw:image xlink:href="../wasta-docs-images/retranslation-new.png" xlink:type="simple" xlink:show="embed" xlink:actuate="onLoad"/></draw:frame></text:p>
      <text:p text:style-name="P12">The retranslation is marked in a different color and is signaled by asterisks (*) above all the words (and placeholders if necessary) of the source text that makes up the retranslation. </text:p>
      <text:p text:style-name="P10"><draw:frame draw:style-name="fr5" draw:name="image47.png" text:anchor-type="char" svg:x="0in" svg:y="0.3701in" svg:width="0.4583in" svg:height="0.4374in" draw:z-index="7"><draw:image xlink:href="../wasta-docs-images/retranslation-edit.png" xlink:type="simple" xlink:show="embed" xlink:actuate="onLoad"/></draw:frame><text:span text:style-name="T10">To </text:span><text:a xlink:type="simple" xlink:href="#cnl3phgull4p" text:style-name="Internet_20_link" text:visited-style-name="Visited_20_Internet_20_Link"><text:span text:style-name="T15">edit</text:span></text:a><text:span text:style-name="T10"> a retranslation you simply need to click on any word within an existing retranslation and click </text:span><text:soft-page-break/><text:span text:style-name="T10">the Edit a Retranslation </text:span>button<text:span text:style-name="T10"> on the </text:span>tool bar.</text:p>
      <text:p text:style-name="P6">To <text:a xlink:type="simple" xlink:href="#7nsof398qik" text:style-name="Internet_20_link" text:visited-style-name="Visited_20_Internet_20_Link"><text:span text:style-name="T2">delete</text:span></text:a> a retranslation click on any work within an existing retranslation and click the Remove a <draw:frame draw:style-name="fr5" draw:name="image48.png" text:anchor-type="char" svg:x="0in" svg:y="0.3201in" svg:width="0.448in" svg:height="0.4374in" draw:z-index="6"><draw:image xlink:href="../wasta-docs-images/retranslation-delete.png" xlink:type="simple" xlink:show="embed" xlink:actuate="onLoad"/></draw:frame>Retranslation <text:span text:style-name="T10">button on the tool bar. </text:span></text:p>
      <text:p text:style-name="P6"><text:span text:style-name="T10">Note: The Make a Phrase operation of Adapt It is limited to 10 words or less. Hence, if while adapting, you need to make a phrase of more than 10 words of source text, Adapt It will consider that phrase to be a retranslation rather than a regular adaptation. Retranslations are not stored in the knowledge base. See </text:span><text:a xlink:type="simple" xlink:href="#7s7nlhgk77dg" text:style-name="Internet_20_link" text:visited-style-name="Visited_20_Internet_20_Link"><text:span text:style-name="T15">Translation</text:span></text:a><text:span text:style-name="T10">. See </text:span><text:a xlink:type="simple" xlink:href="#3ovcz878ul7m" text:style-name="Internet_20_link" text:visited-style-name="Visited_20_Internet_20_Link"><text:span text:style-name="T15">Adapt</text:span></text:a><text:a xlink:type="simple" xlink:href="#3ovcz878ul7m" text:style-name="Internet_20_link" text:visited-style-name="Visited_20_Internet_20_Link"><text:span text:style-name="T17">, </text:span></text:a><text:a xlink:type="simple" xlink:href="#3ovcz878ul7m" text:style-name="Internet_20_link" text:visited-style-name="Visited_20_Internet_20_Link"><text:span text:style-name="T15">Adapting</text:span></text:a><text:a xlink:type="simple" xlink:href="#3ovcz878ul7m" text:style-name="Internet_20_link" text:visited-style-name="Visited_20_Internet_20_Link"><text:span text:style-name="T17">, </text:span></text:a><text:a xlink:type="simple" xlink:href="#3ovcz878ul7m" text:style-name="Internet_20_link" text:visited-style-name="Visited_20_Internet_20_Link"><text:span text:style-name="T15">Adaptation</text:span></text:a><text:span text:style-name="T10">.</text:span></text:p>
      <text:p text:style-name="P6"><text:span text:style-name="T12">- </text:span><text:bookmark text:name="wu8dqjjkui24"/><text:span text:style-name="T8">RightArrow</text:span><text:span text:style-name="T10"> (key) is located near the lower right part of the </text:span><text:a xlink:type="simple" xlink:href="#3qg2avn" text:style-name="Internet_20_link" text:visited-style-name="Visited_20_Internet_20_Link"><text:span text:style-name="T16">keyboard</text:span></text:a><text:span text:style-name="T10">. It can be used to move the </text:span><text:a xlink:type="simple" xlink:href="#13acmbr" text:style-name="Internet_20_link" text:visited-style-name="Visited_20_Internet_20_Link"><text:span text:style-name="T16">insertion point</text:span></text:a><text:span text:style-name="T10"> to the right while </text:span><text:a xlink:type="simple" xlink:href="#206ipza" text:style-name="Internet_20_link" text:visited-style-name="Visited_20_Internet_20_Link"><text:span text:style-name="T16">editing</text:span></text:a><text:span text:style-name="T10"> text in a text window or a multi-line edit box. </text:span></text:p>
      <text:p text:style-name="P6"><text:span text:style-name="T10">The RightArrow key can also be used along with the </text:span><text:a xlink:type="simple" xlink:href="#kkd1dwjblwjf" text:style-name="Internet_20_link" text:visited-style-name="Visited_20_Internet_20_Link"><text:span text:style-name="T15">Alt</text:span></text:a><text:span text:style-name="T10"> key within </text:span><text:a xlink:type="simple" xlink:href="#k39ojmbyembe" text:style-name="Internet_20_link" text:visited-style-name="Visited_20_Internet_20_Link"><text:span text:style-name="T15">Adapt It</text:span></text:a><text:span text:style-name="T10">. Alt+RightArrow can be used to </text:span><text:a xlink:type="simple" xlink:href="#p2ailj4l6jti" text:style-name="Internet_20_link" text:visited-style-name="Visited_20_Internet_20_Link"><text:span text:style-name="T15">select</text:span></text:a><text:span text:style-name="T10"> </text:span><text:a xlink:type="simple" xlink:href="#adshmeb1ja8q" text:style-name="Internet_20_link" text:visited-style-name="Visited_20_Internet_20_Link"><text:span text:style-name="T15">source text</text:span></text:a><text:span text:style-name="T10"> words above and to the right of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in order to make a phrase with those source text words.</text:span><draw:frame draw:style-name="fr2" draw:name="image52.png" text:anchor-type="char" svg:x="0in" svg:y="0.0902in" svg:width="1.489in" svg:height="0.6972in" draw:z-index="5"><draw:image xlink:href="../wasta-docs-images/RightArrowKey.png" xlink:type="simple" xlink:show="embed" xlink:actuate="onLoad"/></draw:frame></text:p>
      <text:p text:style-name="P6"><text:span text:style-name="T10">- </text:span><text:bookmark text:name="3deozzag6h0n"/><text:span text:style-name="T12">Right-click</text:span><text:span text:style-name="T10"> (with a </text:span><text:a xlink:type="simple" xlink:href="#e8p17xm7pw8g" text:style-name="Internet_20_link" text:visited-style-name="Visited_20_Internet_20_Link"><text:span text:style-name="T15">mouse</text:span></text:a><text:span text:style-name="T10"> or </text:span><text:a xlink:type="simple" xlink:href="#mzlbe4qfi79e" text:style-name="Internet_20_link" text:visited-style-name="Visited_20_Internet_20_Link"><text:span text:style-name="T15">trackpad</text:span></text:a><text:span text:style-name="T10">) is See </text:span><text:a xlink:type="simple" xlink:href="#rvh4z1smfy6n" text:style-name="Internet_20_link" text:visited-style-name="Visited_20_Internet_20_Link"><text:span text:style-name="T15">Click</text:span></text:a><text:span text:style-name="T10">.</text:span></text:p>
      <text:p text:style-name="P6"><text:span text:style-name="T10">- </text:span><text:bookmark text:name="o20xu44kpdzg"/><text:span text:style-name="T12">Role</text:span><text:span text:style-name="T10"> or </text:span><text:span text:style-name="T12">Roles</text:span><text:span text:style-name="T10"> (in Paratext) Translation programs should normally have people who do certain roles within or for that translation program. For example, there will need to be a Translator and eventually a </text:span><text:a xlink:type="simple" xlink:href="#q96m723ukqte" text:style-name="Internet_20_link" text:visited-style-name="Visited_20_Internet_20_Link"><text:span text:style-name="T15">Consultant</text:span></text:a><text:span text:style-name="T10"> or Reviewer that advises and checks the translation. There also is an Administrator (which may be the same as the Translator). There may also be one or more Observers. These are the roles that are recognized by the </text:span><text:a xlink:type="simple" xlink:href="#ezcd641l4mey" text:style-name="Internet_20_link" text:visited-style-name="Visited_20_Internet_20_Link"><text:span text:style-name="T15">Paratext</text:span></text:a><text:span text:style-name="T10"> program, and these roles can be assigned to Paratext users by using the Paratext menu item at: Project &gt; Users, Roles, and Permissions... . </text:span></text:p>
      <text:p text:style-name="P6"><text:span text:style-name="T10">- </text:span><text:bookmark text:name="mr6t5c7vwm6z"/><text:span text:style-name="T12">Root</text:span><text:span text:style-name="T10"> The Root is also the "</text:span><text:span text:style-name="T21">Superuser</text:span><text:span text:style-name="T10">" or "Administrator" or simply " / ". The person who has access to root is the most powerful user on a </text:span><text:a xlink:type="simple" xlink:href="#n9sozqqazchv" text:style-name="Internet_20_link" text:visited-style-name="Visited_20_Internet_20_Link"><text:span text:style-name="T15">Linux</text:span></text:a><text:span text:style-name="T10"> system and has privileges to change everything on the Linux computer.</text:span></text:p>
      <text:p text:style-name="P6"><text:span text:style-name="T10">- </text:span><text:bookmark text:name="ua5dmpcwj31x"/><text:span text:style-name="T12">Router</text:span><text:span text:style-name="T10"> is a </text:span><text:a xlink:type="simple" xlink:href="#p8j85uwrra7a" text:style-name="Internet_20_link" text:visited-style-name="Visited_20_Internet_20_Link"><text:span text:style-name="T15">hardware</text:span></text:a><text:span text:style-name="T10"> device that directs the traffic on a </text:span><text:a xlink:type="simple" xlink:href="#h9do0g6fq5s0" text:style-name="Internet_20_link" text:visited-style-name="Visited_20_Internet_20_Link"><text:span text:style-name="T15">network</text:span></text:a><text:span text:style-name="T10"> from one path to another. It basically like a police officer directing traffic.</text:span></text:p>
      <text:p text:style-name="P6"><text:span text:style-name="T10">- </text:span><text:bookmark text:name="j47jqst8hbhs"/><text:span text:style-name="T12">RTF (file extension)</text:span><text:span text:style-name="T10"> RTF is an abbreviation for Rich Text Format. Files is RTF format have the </text:span><text:span text:style-name="T12">.rtf</text:span><text:span text:style-name="T10"> file </text:span><text:a xlink:type="simple" xlink:href="#vcgbve27s7u9" text:style-name="Internet_20_link" text:visited-style-name="Visited_20_Internet_20_Link"><text:span text:style-name="T15">extension</text:span></text:a><text:span text:style-name="T10">. RTF is a file format that preserves the enhanced formatting of documents when they are read opened on computers with different </text:span><text:a xlink:type="simple" xlink:href="#9yx3plmph8bg" text:style-name="Internet_20_link" text:visited-style-name="Visited_20_Internet_20_Link"><text:span text:style-name="T15">operating systems</text:span></text:a><text:span text:style-name="T10">. </text:span></text:p>
      <text:p text:style-name="P6"><text:span text:style-name="T10">- </text:span><text:bookmark text:name="c2f4v99klu5h"/><text:span text:style-name="T12">Rumors</text:span><text:span text:style-name="T10"> See </text:span><text:a xlink:type="simple" xlink:href="#sqpt045d1xn4" text:style-name="Internet_20_link" text:visited-style-name="Visited_20_Internet_20_Link"><text:span text:style-name="T15">Hoax Emails</text:span></text:a><text:span text:style-name="T10">.</text:span><text:bookmark text:name="87jzkfvczn9"/></text:p>
      <text:p text:style-name="P5">S</text:p>
      <text:p text:style-name="P6"><text:span text:style-name="T10">- </text:span><text:bookmark text:name="ppb23wavydmx"/><text:span text:style-name="T12">Samba</text:span><text:span text:style-name="T10"> A sharing service for </text:span><text:a xlink:type="simple" xlink:href="#n9sozqqazchv" text:style-name="Internet_20_link" text:visited-style-name="Visited_20_Internet_20_Link"><text:span text:style-name="T15">Linux</text:span></text:a><text:span text:style-name="T10"> that allows both Linux and Windows machines to share </text:span><text:a xlink:type="simple" xlink:href="#8n69n7dsd6ek" text:style-name="Internet_20_link" text:visited-style-name="Visited_20_Internet_20_Link"><text:span text:style-name="T15">files</text:span></text:a><text:span text:style-name="T10"> with each other. </text:span></text:p>
      <text:p text:style-name="P6"><text:span text:style-name="T10">- </text:span><text:bookmark text:name="f0lyqdwxyss8"/><text:span text:style-name="T12">Save</text:span><text:span text:style-name="T10"> is the process of writing the information or data from a computer </text:span><text:a xlink:type="simple" xlink:href="#54dy6r4pd41g" text:style-name="Internet_20_link" text:visited-style-name="Visited_20_Internet_20_Link"><text:span text:style-name="T15">program</text:span></text:a><text:span text:style-name="T10"> out to a </text:span><text:a xlink:type="simple" xlink:href="#8n69n7dsd6ek" text:style-name="Internet_20_link" text:visited-style-name="Visited_20_Internet_20_Link"><text:span text:style-name="T15">file</text:span></text:a><text:span text:style-name="T10"> on a </text:span><text:a xlink:type="simple" xlink:href="#1apuyjevveu4" text:style-name="Internet_20_link" text:visited-style-name="Visited_20_Internet_20_Link"><text:span text:style-name="T15">disk</text:span></text:a><text:span text:style-name="T10">. Each time a save operation is done the file is updated overwriting the previously saved information or data. It is good practice to save your work often. Most programs have a Save item on their File menu. You can also save your work using a Ctrl+S key short cut (Press the S key while holding the </text:span><text:a xlink:type="simple" xlink:href="#7k49sujdm1ia" text:style-name="Internet_20_link" text:visited-style-name="Visited_20_Internet_20_Link"><text:span text:style-name="T15">Ctrl</text:span></text:a><text:span text:style-name="T10"> key down). If a program experiences a "</text:span><text:a xlink:type="simple" xlink:href="#rhzhtkwy206n" text:style-name="Internet_20_link" text:visited-style-name="Visited_20_Internet_20_Link"><text:span text:style-name="T15">crash</text:span></text:a><text:span text:style-name="T10">" (quits suddenly while you are working) some information or data may not be saved since your last save operation. Some programs like Adapt It and LibreOffice Writer will auto-save your work every 10 or 15 minutes unless you do a </text:span><text:soft-page-break/><text:span text:style-name="T10">save operation more often. Paratext has an auto-saving feature that will save your work when you change to a different book or chapter. You can turn auto-save on by ticking a check box in the Paratext menu: Tools &gt; Options.</text:span></text:p>
      <text:p text:style-name="P6"><text:span text:style-name="T10">- </text:span><text:bookmark text:name="llwpxiqduqnu"/><text:span text:style-name="T12">Save As</text:span><text:span text:style-name="T10"> Some programs including Adapt It and LibreOffice Writer allow you to save the information or data they have loaded in the </text:span><text:a xlink:type="simple" xlink:href="#54dy6r4pd41g" text:style-name="Internet_20_link" text:visited-style-name="Visited_20_Internet_20_Link"><text:span text:style-name="T15">program</text:span></text:a><text:span text:style-name="T10">, to a </text:span><text:a xlink:type="simple" xlink:href="#8n69n7dsd6ek" text:style-name="Internet_20_link" text:visited-style-name="Visited_20_Internet_20_Link"><text:span text:style-name="T15">file</text:span></text:a><text:span text:style-name="T10"> using a different format or a different name. The menu item to do this special kind of saving is called Save As... and is located on the File menu. The Save As dialog has a dropdown list where you can change the format if needed.</text:span></text:p>
      <text:p text:style-name="P6"><text:span text:style-name="T10">- </text:span><text:bookmark text:name="ugddljuxz3fp"/><text:span text:style-name="T12">Screen</text:span><text:span text:style-name="T10"> is the part of a </text:span><text:a xlink:type="simple" xlink:href="#fnulzbft5me1" text:style-name="Internet_20_link" text:visited-style-name="Visited_20_Internet_20_Link"><text:span text:style-name="T15">computer</text:span></text:a><text:span text:style-name="T10"> that displays the information and the computer's graphical user interface to the user. See </text:span><text:a xlink:type="simple" xlink:href="#vkybxhf92ddl" text:style-name="Internet_20_link" text:visited-style-name="Visited_20_Internet_20_Link"><text:span text:style-name="T15">Graphical User Interface or GUI</text:span></text:a><text:span text:style-name="T10">. See </text:span><text:a xlink:type="simple" xlink:href="#5vtg0kn36jpc" text:style-name="Internet_20_link" text:visited-style-name="Visited_20_Internet_20_Link"><text:span text:style-name="T15">Backlight</text:span></text:a><text:span text:style-name="T10">. See </text:span><text:a xlink:type="simple" xlink:href="#fto3x6vx5jtv" text:style-name="Internet_20_link" text:visited-style-name="Visited_20_Internet_20_Link"><text:span text:style-name="T15">Screen Resolution</text:span></text:a><text:span text:style-name="T10">. </text:span></text:p>
      <text:p text:style-name="P6"><text:span text:style-name="T10">- </text:span><text:bookmark text:name="fto3x6vx5jtv"/><text:span text:style-name="T12">Screen Resolution</text:span><text:span text:style-name="T10"> is the number of dots of light (called pixels) that the computer </text:span><text:a xlink:type="simple" xlink:href="#1rf9gpq" text:style-name="Internet_20_link" text:visited-style-name="Visited_20_Internet_20_Link"><text:span text:style-name="T15">screen</text:span></text:a><text:span text:style-name="T10"> can display. The Lenovo x130e and x131e laptops have screens that have 1366 pixels of light horizontally, and 768 pixes of light vertically. Hence, they have a total of 1,049,088 pixels of light. The computer controls each dot of light to form text and images on the screen as well as the colours you see on the screen. The smaller </text:span><text:a xlink:type="simple" xlink:href="#w5uhc6dxkvui" text:style-name="Internet_20_link" text:visited-style-name="Visited_20_Internet_20_Link"><text:span text:style-name="T15">netbook</text:span></text:a><text:span text:style-name="T10"> computers usually have 1024 pixels in width and only 600 pixels in height. </text:span><text:a xlink:type="simple" xlink:href="#xsivggyuxiy4" text:style-name="Internet_20_link" text:visited-style-name="Visited_20_Internet_20_Link"><text:span text:style-name="T15">Desktop</text:span></text:a><text:span text:style-name="T10"> monitors may have 1900 pixels in width and 1200 pixels in height, or more. For many computers, there are about 100 pixels per inch across their screens. Screens with higher resolution can display more information on the screen at the same time, but if the physical size of the high resolution screen is not very big, the information displayed will look sharper but smaller.</text:span></text:p>
      <text:p text:style-name="P6"><text:span text:style-name="T10">- </text:span><text:bookmark text:name="uihelcp7tg53"/><text:span text:style-name="T12">Script</text:span><text:span text:style-name="T10"> is a program or sequence of instructions that is interpreted or carried out by another </text:span><text:a xlink:type="simple" xlink:href="#54dy6r4pd41g" text:style-name="Internet_20_link" text:visited-style-name="Visited_20_Internet_20_Link"><text:span text:style-name="T15">program</text:span></text:a><text:span text:style-name="T10"> rather than by the computer processor itself directly. </text:span><text:a xlink:type="simple" xlink:href="#n9sozqqazchv" text:style-name="Internet_20_link" text:visited-style-name="Visited_20_Internet_20_Link"><text:span text:style-name="T15">Linux</text:span></text:a><text:span text:style-name="T10"> computers often use scripts, but for people working in a </text:span><text:a xlink:type="simple" xlink:href="#vkybxhf92ddl" text:style-name="Internet_20_link" text:visited-style-name="Visited_20_Internet_20_Link"><text:span text:style-name="T15">graphical user interface </text:span></text:a><text:span text:style-name="T10">like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0">, they do not work directly with scripts.</text:span></text:p>
      <text:p text:style-name="P6"><text:span text:style-name="T10">- </text:span><text:bookmark text:name="sczzfb4zud0e"/><text:span text:style-name="T12">Scroll Bar</text:span><text:span text:style-name="T10"> is a narrow area of a </text:span><text:a xlink:type="simple" xlink:href="#vezkek5eqyd3" text:style-name="Internet_20_link" text:visited-style-name="Visited_20_Internet_20_Link"><text:span text:style-name="T15">window</text:span></text:a><text:span text:style-name="T10">, usually on the right side or the bottom of the window. The scroll bar appears on windows which have more information than can fit vertically or horizontally within the window. The scroll bar allows the user to move the content of the window up or down in order to see all of the window's content. The </text:span><text:a xlink:type="simple" xlink:href="#e8p17xm7pw8g" text:style-name="Internet_20_link" text:visited-style-name="Visited_20_Internet_20_Link"><text:span text:style-name="T15">mouse</text:span></text:a><text:span text:style-name="T10"> pointer can be used to </text:span><text:a xlink:type="simple" xlink:href="#sczzfb4zud0e" text:style-name="Internet_20_link" text:visited-style-name="Visited_20_Internet_20_Link"><text:span text:style-name="T15">scroll</text:span></text:a><text:span text:style-name="T10"> the window by clicking on parts of the scroll bar, or by dragging the </text:span><text:a xlink:type="simple" xlink:href="#7jkejxrtwry7" text:style-name="Internet_20_link" text:visited-style-name="Visited_20_Internet_20_Link"><text:span text:style-name="T18">scroll thumb</text:span></text:a><text:span text:style-name="T10"> (or scroll car) up or down within the scroll bar. When a scrollable window is in </text:span><text:a xlink:type="simple" xlink:href="#xeq3qcq4p2a4" text:style-name="Internet_20_link" text:visited-style-name="Visited_20_Internet_20_Link"><text:span text:style-name="T15">focus</text:span></text:a><text:span text:style-name="T10">, the mouse pointer can be positioned over the window and the mouse wheel can be used to scroll the window. Alternately, a scrollable window in focus can be scrolled using the arrow keys and/or the </text:span><text:a xlink:type="simple" xlink:href="#fr7ljldmnb27" text:style-name="Internet_20_link" text:visited-style-name="Visited_20_Internet_20_Link"><text:span text:style-name="T15">PgUp</text:span></text:a><text:span text:style-name="T10"> and </text:span><text:a xlink:type="simple" xlink:href="#83icoandwnxr" text:style-name="Internet_20_link" text:visited-style-name="Visited_20_Internet_20_Link"><text:span text:style-name="T15">PgDn</text:span></text:a><text:span text:style-name="T10"> keys.</text:span></text:p>
      <text:p text:style-name="P6"><text:span text:style-name="T10">- </text:span><text:bookmark text:name="7jkejxrtwry7"/><text:span text:style-name="T12">Scroll Thumb</text:span><text:span text:style-name="T10"> or </text:span><text:span text:style-name="T12">Scroll Car</text:span><text:span text:style-name="T10"> is part of a scroll bar (see </text:span><text:a xlink:type="simple" xlink:href="#sczzfb4zud0e" text:style-name="Internet_20_link" text:visited-style-name="Visited_20_Internet_20_Link"><text:span text:style-name="T15">Scroll Bar</text:span></text:a><text:span text:style-name="T10">). The scroll thumb/car can be pulled up or down with the mouse pointer to scroll the </text:span><text:a xlink:type="simple" xlink:href="#vezkek5eqyd3" text:style-name="Internet_20_link" text:visited-style-name="Visited_20_Internet_20_Link"><text:span text:style-name="T15">window</text:span></text:a><text:span text:style-name="T10">. Pull the thumb/car down to bring the area below the bottom of the window into view. Pull the thumb/car up to bring the area above the top of the window into view.</text:span></text:p>
      <text:p text:style-name="P6"><text:span text:style-name="T10">- </text:span><text:bookmark text:name="h3u1rtywqjy4"/><text:span text:style-name="T12">SD</text:span><text:span text:style-name="T10"> or </text:span><text:span text:style-name="T12">SDHC</text:span><text:span text:style-name="T10"> card is storage device that fits into a card slot found in many </text:span><text:a xlink:type="simple" xlink:href="#qysf8kgk9ue8" text:style-name="Internet_20_link" text:visited-style-name="Visited_20_Internet_20_Link"><text:span text:style-name="T15">laptop</text:span></text:a><text:span text:style-name="T10"> computers. When an SD or SDHC card is inserted into the computer, it becomes another storage "</text:span><text:a xlink:type="simple" xlink:href="#1apuyjevveu4" text:style-name="Internet_20_link" text:visited-style-name="Visited_20_Internet_20_Link"><text:span text:style-name="T15">disk</text:span></text:a><text:span text:style-name="T10">" in the same way that a </text:span><text:a xlink:type="simple" xlink:href="#oysu97nx0yth" text:style-name="Internet_20_link" text:visited-style-name="Visited_20_Internet_20_Link"><text:span text:style-name="T15">USB drive</text:span></text:a><text:span text:style-name="T10"> does.</text:span></text:p>
      <text:p text:style-name="P6"><text:span text:style-name="T10">- </text:span><text:bookmark text:name="838wun8za0ig"/><text:span text:style-name="T12">Secure (SSL)</text:span><text:span text:style-name="T10"> </text:span><text:span text:style-name="T12">connection</text:span><text:span text:style-name="T10"> is when your </text:span><text:a xlink:type="simple" xlink:href="#fnulzbft5me1" text:style-name="Internet_20_link" text:visited-style-name="Visited_20_Internet_20_Link"><text:span text:style-name="T15">computer</text:span></text:a><text:span text:style-name="T10"> is sending </text:span><text:a xlink:type="simple" xlink:href="#yy2m0poaze1n" text:style-name="Internet_20_link" text:visited-style-name="Visited_20_Internet_20_Link"><text:span text:style-name="T15">messages</text:span></text:a><text:span text:style-name="T10"> or data to another computer in an encrypted or coded form that other people cannot read or access. Usually the sending computer codes or encrypts the data and the data is not unencrypted until it reaches the receiving computer.</text:span></text:p>
      <text:p text:style-name="P6">- <text:bookmark text:name="x2f8a57u94ug"/><text:span text:style-name="T22">Send/Receive</text:span> is a feature of <text:a xlink:type="simple" xlink:href="#ezcd641l4mey" text:style-name="Internet_20_link" text:visited-style-name="Visited_20_Internet_20_Link"><text:span text:style-name="T2">Paratext</text:span></text:a> that enables project teams to easily and safely share <text:a xlink:type="simple" xlink:href="#sbwlkl5ia2al" text:style-name="Internet_20_link" text:visited-style-name="Visited_20_Internet_20_Link"><text:span text:style-name="T2">project</text:span></text:a> data with each other. To make sharing possible, Paratext maintains a detailed history of all the changes being made to every user's project files. The Paratext Send/Receive function is able to do the difficult and detailed work of transmitting and merging project changes between team members, carefully incorporating the history of changes made on one user's system into the project history for another user. This allows users to work independently, but then also be able to contribute work back to the rest of the team at any time. The transfer of project updates between users can be done over the <text:a xlink:type="simple" xlink:href="#5vekqwntt7yh" text:style-name="Internet_20_link" text:visited-style-name="Visited_20_Internet_20_Link"><text:span text:style-name="T2">Internet</text:span></text:a>, or locally by using a USB drive, or a <text:a xlink:type="simple" xlink:href="#h9do0g6fq5s0" text:style-name="Internet_20_link" text:visited-style-name="Visited_20_Internet_20_Link"><text:span text:style-name="T2">local area network</text:span></text:a>. The Send/Receive feature also is a way to <text:a xlink:type="simple" xlink:href="#xz62mo2g2qr" text:style-name="Internet_20_link" text:visited-style-name="Visited_20_Internet_20_Link"><text:span text:style-name="T2">backup</text:span></text:a> your Paratext data in case your computer breaks down or gets lost.</text:p>
      <text:p text:style-name="P6"><text:span text:style-name="T10">- </text:span><text:bookmark text:name="p2ailj4l6jti"/><text:span text:style-name="T12">Select</text:span><text:span text:style-name="T10"> or </text:span><text:span text:style-name="T12">Selection</text:span><text:span text:style-name="T10"> is marking something on the computer </text:span><text:a xlink:type="simple" xlink:href="#ugddljuxz3fp" text:style-name="Internet_20_link" text:visited-style-name="Visited_20_Internet_20_Link"><text:span text:style-name="T15">screen</text:span></text:a><text:span text:style-name="T10"> so that you can tell the computer to </text:span><text:soft-page-break/><text:span text:style-name="T10">do something with what is selected. A selection changes colour from other items that are not selected. Usually you select a </text:span><text:a xlink:type="simple" xlink:href="#hu9h4ou047it" text:style-name="Internet_20_link" text:visited-style-name="Visited_20_Internet_20_Link"><text:span text:style-name="T15">menu</text:span></text:a><text:span text:style-name="T10"> item by clicking on it with a </text:span><text:a xlink:type="simple" xlink:href="#e8p17xm7pw8g" text:style-name="Internet_20_link" text:visited-style-name="Visited_20_Internet_20_Link"><text:span text:style-name="T15">mouse</text:span></text:a><text:span text:style-name="T10">. You can select </text:span><text:a xlink:type="simple" xlink:href="#swzqjr39vyli" text:style-name="Internet_20_link" text:visited-style-name="Visited_20_Internet_20_Link"><text:span text:style-name="T15">text</text:span></text:a><text:span text:style-name="T10"> by dragging the mouse over the text with the left mouse button held down. Sometimes you can use the </text:span><text:a xlink:type="simple" xlink:href="#ji5vwed9kw8f" text:style-name="Internet_20_link" text:visited-style-name="Visited_20_Internet_20_Link"><text:span text:style-name="T15">keyboard</text:span></text:a><text:span text:style-name="T10"> to select things. For example, in Adapt It you can select </text:span><text:a xlink:type="simple" xlink:href="#adshmeb1ja8q" text:style-name="Internet_20_link" text:visited-style-name="Visited_20_Internet_20_Link"><text:span text:style-name="T15">source text</text:span></text:a><text:span text:style-name="T10"> words to the left or right of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by using the Alt+RightArrow or Alt+LeftArrow keys.</text:span></text:p>
      <text:p text:style-name="P6"><text:span text:style-name="T10">- </text:span><text:bookmark text:name="a0llz7x0wfry"/><text:span text:style-name="T12">Settings</text:span><text:span text:style-name="T10"> are decisions about how a computer </text:span><text:a xlink:type="simple" xlink:href="#54dy6r4pd41g" text:style-name="Internet_20_link" text:visited-style-name="Visited_20_Internet_20_Link"><text:span text:style-name="T15">program</text:span></text:a><text:span text:style-name="T10"> should operate. Settings are sometimes called </text:span><text:a xlink:type="simple" xlink:href="#zbpdxce5rnt" text:style-name="Internet_20_link" text:visited-style-name="Visited_20_Internet_20_Link"><text:span text:style-name="T15">options</text:span></text:a><text:span text:style-name="T10">. A computer stores settings away in a place where it can find them each time it starts up. See </text:span><text:a xlink:type="simple" xlink:href="#fbkb8iobp0f0" text:style-name="Internet_20_link" text:visited-style-name="Visited_20_Internet_20_Link"><text:span text:style-name="T15">Configuration File</text:span></text:a><text:span text:style-name="T10">. </text:span></text:p>
      <text:p text:style-name="P6"><text:span text:style-name="T10">- </text:span><text:bookmark text:name="9wmrf4ycidcf"/><text:span text:style-name="T12">Short</text:span><text:span text:style-name="T10"> </text:span><text:span text:style-name="T12">cut</text:span><text:span text:style-name="T10"> is quick way to go from one place to another, or an easy way to accomplish a task. On computers, a short cut allows you to use the </text:span><text:a xlink:type="simple" xlink:href="#e8p17xm7pw8g" text:style-name="Internet_20_link" text:visited-style-name="Visited_20_Internet_20_Link"><text:span text:style-name="T15">mouse</text:span></text:a><text:span text:style-name="T10"> or a </text:span><text:a xlink:type="simple" xlink:href="#ji5vwed9kw8f" text:style-name="Internet_20_link" text:visited-style-name="Visited_20_Internet_20_Link"><text:span text:style-name="T15">key</text:span></text:a><text:span text:style-name="T10"> to do something in one step that might otherwise take several steps to accomplish. For example, the </text:span><text:a xlink:type="simple" xlink:href="#yg5resfoud30" text:style-name="Internet_20_link" text:visited-style-name="Visited_20_Internet_20_Link"><text:span text:style-name="T15">launch bar</text:span></text:a><text:span text:style-name="T10"> has </text:span><text:a xlink:type="simple" xlink:href="#vbscpg7cf4pd" text:style-name="Internet_20_link" text:visited-style-name="Visited_20_Internet_20_Link"><text:span text:style-name="T15">icons</text:span></text:a><text:span text:style-name="T10"> that are short cuts to the </text:span><text:a xlink:type="simple" xlink:href="#54dy6r4pd41g" text:style-name="Internet_20_link" text:visited-style-name="Visited_20_Internet_20_Link"><text:span text:style-name="T15">programs</text:span></text:a><text:span text:style-name="T10"> they represent. A single </text:span><text:a xlink:type="simple" xlink:href="#rvh4z1smfy6n" text:style-name="Internet_20_link" text:visited-style-name="Visited_20_Internet_20_Link"><text:span text:style-name="T15">click</text:span></text:a><text:span text:style-name="T10"> on the Adapt It program icon on the launch bar launches launches Adapt It, whereas launching Adapt It from the </text:span><text:a xlink:type="simple" xlink:href="#hu9h4ou047it" text:style-name="Internet_20_link" text:visited-style-name="Visited_20_Internet_20_Link"><text:span text:style-name="T15">menu</text:span></text:a><text:span text:style-name="T10"> system takes several menu selections (Menu &gt; Office &gt; Adapt It) to launch that same program. </text:span></text:p>
      <text:p text:style-name="P6"><text:span text:style-name="T12"><text:line-break/>- </text:span><text:bookmark text:name="mpfm0voh85gi"/><text:span text:style-name="T8">Shift</text:span><text:span text:style-name="T10"> (key) is a large key located on both sides of the </text:span><text:a xlink:type="simple" xlink:href="#3qg2avn" text:style-name="Internet_20_link" text:visited-style-name="Visited_20_Internet_20_Link"><text:span text:style-name="T16">keyboard</text:span></text:a><text:span text:style-name="T10">. You hold the Shift key down while typing upper-case letters. </text:span><draw:frame draw:style-name="fr2" draw:name="image60.png" text:anchor-type="char" svg:x="0in" svg:y="0.6299in" svg:width="1.3638in" svg:height="0.6453in" draw:z-index="4"><draw:image xlink:href="../wasta-docs-images/ShiftKey_Left.png" xlink:type="simple" xlink:show="embed" xlink:actuate="onLoad"/></draw:frame></text:p>
      <text:p text:style-name="P6"><text:span text:style-name="T10">The Shift key is also used to modify the action of other keys. For example, pressing the </text:span><text:a xlink:type="simple" xlink:href="#bwf60z8vfrbz" text:style-name="Internet_20_link" text:visited-style-name="Visited_20_Internet_20_Link"><text:span text:style-name="T15">Tab</text:span></text:a><text:span text:style-name="T10"> key move the </text:span><text:a xlink:type="simple" xlink:href="#2a7xfgpp44j5" text:style-name="Internet_20_link" text:visited-style-name="Visited_20_Internet_20_Link"><text:span text:style-name="T15">insertion point</text:span></text:a><text:span text:style-name="T10"> forward through the cells of a table. However, if you hold down the Shift key while pressing the Tab key, it moves the insertion point backwards through the cells of a table.</text:span></text:p>
      <text:p text:style-name="P6"><text:span text:style-name="T10">- </text:span><text:bookmark text:name="f5sgm37e5idw"/><text:span text:style-name="T12">Shut Down</text:span><text:span text:style-name="T10"> is the same as turning the computer off. You can shut down the computer by </text:span><text:a xlink:type="simple" xlink:href="#rvh4z1smfy6n" text:style-name="Internet_20_link" text:visited-style-name="Visited_20_Internet_20_Link"><text:span text:style-name="T15">clicking</text:span></text:a><text:span text:style-name="T10"> on the red icon labeled "Quit" on the Menu, and then clicking the "Shut Down" button when the computer asks "Shut down this system now?"</text:span></text:p>
      <text:p text:style-name="P6"><text:span text:style-name="T10">- </text:span><text:bookmark text:name="6vs6lzviok6a"/><text:span text:style-name="T12">Signal</text:span><text:span text:style-name="T10"> and </text:span><text:span text:style-name="T12">Signal Strength</text:span><text:span text:style-name="T10"> are terms that describe a </text:span><text:a xlink:type="simple" xlink:href="#xcjiogrx26bg" text:style-name="Internet_20_link" text:visited-style-name="Visited_20_Internet_20_Link"><text:span text:style-name="T15">wireless</text:span></text:a><text:span text:style-name="T10"> </text:span><text:a xlink:type="simple" xlink:href="#x4qq00g8vcz0" text:style-name="Internet_20_link" text:visited-style-name="Visited_20_Internet_20_Link"><text:span text:style-name="T15">network</text:span></text:a><text:span text:style-name="T10"> and how strong the network's signal is. If the signal is too weak the </text:span><text:a xlink:type="simple" xlink:href="#fnulzbft5me1" text:style-name="Internet_20_link" text:visited-style-name="Visited_20_Internet_20_Link"><text:span text:style-name="T15">computer</text:span></text:a><text:span text:style-name="T10"> may not be able to connect to the device sending the signal, or the connection speed may slow down. See </text:span><text:a xlink:type="simple" xlink:href="#xcjiogrx26bg" text:style-name="Internet_20_link" text:visited-style-name="Visited_20_Internet_20_Link"><text:span text:style-name="T15">Wireless</text:span></text:a><text:span text:style-name="T10">.</text:span></text:p>
      <text:p text:style-name="P6"><text:span text:style-name="T10">- </text:span><text:bookmark text:name="17wutv8zomgt"/><text:span text:style-name="T12">Skype</text:span><text:span text:style-name="T10"> is a program that can be used to allow people to talk with and even see each other across the </text:span><text:a xlink:type="simple" xlink:href="#5vekqwntt7yh" text:style-name="Internet_20_link" text:visited-style-name="Visited_20_Internet_20_Link"><text:span text:style-name="T15">Internet</text:span></text:a><text:span text:style-name="T10">. Skype needs a good Internet connection to work well for both sound and video communication.</text:span></text:p>
      <text:p text:style-name="P6"><text:span text:style-name="T10">- </text:span><text:bookmark text:name="mkv3zom978rv"/><text:span text:style-name="T12">Sleep</text:span><text:span text:style-name="T10"> (mode) is when a computer turns off some of its parts - such as the </text:span><text:a xlink:type="simple" xlink:href="#ugddljuxz3fp" text:style-name="Internet_20_link" text:visited-style-name="Visited_20_Internet_20_Link"><text:span text:style-name="T15">screen</text:span></text:a><text:span text:style-name="T10"> and </text:span><text:a xlink:type="simple" xlink:href="#mtc6g6zeig9r" text:style-name="Internet_20_link" text:visited-style-name="Visited_20_Internet_20_Link"><text:span text:style-name="T15">hard drive</text:span></text:a><text:span text:style-name="T10"> - but keeps power going to its </text:span><text:a xlink:type="simple" xlink:href="#8wlayoh9mdeg" text:style-name="Internet_20_link" text:visited-style-name="Visited_20_Internet_20_Link"><text:span text:style-name="T15">RAM</text:span></text:a><text:span text:style-name="T10"> memory, so that the running programs and information in RAM memory do not disappear, as they would if the computer is completely </text:span><text:a xlink:type="simple" xlink:href="#f5sgm37e5idw" text:style-name="Internet_20_link" text:visited-style-name="Visited_20_Internet_20_Link"><text:span text:style-name="T15">shut down</text:span></text:a><text:span text:style-name="T10">. Sleep mode is also called "Suspend" mode. Many </text:span><text:a xlink:type="simple" xlink:href="#qysf8kgk9ue8" text:style-name="Internet_20_link" text:visited-style-name="Visited_20_Internet_20_Link"><text:span text:style-name="T15">laptop</text:span></text:a><text:span text:style-name="T10"> computers will go into sleep mode if you close the screen, and awaken when the screen is opened again. The computer can wake up faster from sleep mode than from powering up from a complete shutdown. When you won't be doing work for awhile, it is best to shut down the computer rather than putting it into sleep mode since sleep mode still drains power from the battery.</text:span></text:p>
      <text:p text:style-name="P6"><text:span text:style-name="T10">- </text:span><text:bookmark text:name="p3yebsqq8wfu"/><text:span text:style-name="T12">Software</text:span><text:span text:style-name="T10"> is the set of instructions making up a computer </text:span><text:a xlink:type="simple" xlink:href="#54dy6r4pd41g" text:style-name="Internet_20_link" text:visited-style-name="Visited_20_Internet_20_Link"><text:span text:style-name="T15">program</text:span></text:a><text:span text:style-name="T10">. It is software that directs the computer </text:span><text:a xlink:type="simple" xlink:href="#p8j85uwrra7a" text:style-name="Internet_20_link" text:visited-style-name="Visited_20_Internet_20_Link"><text:span text:style-name="T15">hardware</text:span></text:a><text:span text:style-name="T10"> to do its work. Software cannot do anything without appropriate hardware that the software can run on. Both software and hardware are needed for computers to be useful for doing work. </text:span></text:p>
      <text:p text:style-name="P6"><text:span text:style-name="T10">- </text:span><text:bookmark text:name="92v3p0lvkuiw"/><text:span text:style-name="T12">Software Updates</text:span><text:span text:style-name="T10"> See </text:span><text:a xlink:type="simple" xlink:href="#1d0j5euwvvk8" text:style-name="Internet_20_link" text:visited-style-name="Visited_20_Internet_20_Link"><text:span text:style-name="T15">Updates or Software Updates</text:span></text:a><text:span text:style-name="T10">.</text:span></text:p>
      <text:p text:style-name="P6"><text:span text:style-name="T10">- </text:span><text:bookmark text:name="kfxdq1c21hiq"/><text:span text:style-name="T12">Source</text:span><text:span text:style-name="T10"> (code) The set of human-readable instructions that are used to build a </text:span><text:a xlink:type="simple" xlink:href="#p3yebsqq8wfu" text:style-name="Internet_20_link" text:visited-style-name="Visited_20_Internet_20_Link"><text:span text:style-name="T15">software</text:span></text:a><text:span text:style-name="T10"> </text:span><text:a xlink:type="simple" xlink:href="#54dy6r4pd41g" text:style-name="Internet_20_link" text:visited-style-name="Visited_20_Internet_20_Link"><text:span text:style-name="T15">program</text:span></text:a><text:span text:style-name="T10">. Computer </text:span><text:a xlink:type="simple" xlink:href="#4anbobbfr9yw" text:style-name="Internet_20_link" text:visited-style-name="Visited_20_Internet_20_Link"><text:span text:style-name="T15">programmers</text:span></text:a><text:span text:style-name="T10"> write source code and use that code to create the software instructions that run on computers and enable them to do useful work. The source code that is used to develop computer programs may be </text:span><text:span text:style-name="T12">closed source</text:span><text:span text:style-name="T10"> or </text:span><text:a xlink:type="simple" xlink:href="#rvl0yevvl7rh" text:style-name="Internet_20_link" text:visited-style-name="Visited_20_Internet_20_Link"><text:span text:style-name="T15">open source</text:span></text:a><text:span text:style-name="T10">. Some companies like Microsoft and Apple keep the </text:span><text:soft-page-break/><text:span text:style-name="T10">source code they use to create their software programs "closed" or "proprietary", in order to restrict the use of their software which they sell for profit. Other companies and software developers design and develop open source software which is </text:span><text:a xlink:type="simple" xlink:href="#ccezfvqgyhz" text:style-name="Internet_20_link" text:visited-style-name="Visited_20_Internet_20_Link"><text:span text:style-name="T15">free</text:span></text:a><text:span text:style-name="T10"> and designed to be given away and used for the benefit of its users rather than to make a profit. See </text:span><text:a xlink:type="simple" xlink:href="#rvl0yevvl7rh" text:style-name="Internet_20_link" text:visited-style-name="Visited_20_Internet_20_Link"><text:span text:style-name="T15">Open Source</text:span></text:a><text:span text:style-name="T10">. </text:span></text:p>
      <text:p text:style-name="P6"><text:span text:style-name="T10">- </text:span><text:bookmark text:name="adshmeb1ja8q"/><text:span text:style-name="T12">Source Text</text:span><text:span text:style-name="T10"> (Adapt It) is the language text </text:span><text:span text:style-name="T12">from</text:span><text:span text:style-name="T10"> which you are doing adaptation work in </text:span><text:a xlink:type="simple" xlink:href="#k39ojmbyembe" text:style-name="Internet_20_link" text:visited-style-name="Visited_20_Internet_20_Link"><text:span text:style-name="T15">Adapt It</text:span></text:a><text:span text:style-name="T10">. See </text:span><text:a xlink:type="simple" xlink:href="#uj4cnwe0ij9t" text:style-name="Internet_20_link" text:visited-style-name="Visited_20_Internet_20_Link"><text:span text:style-name="T15">Target Text</text:span></text:a><text:span text:style-name="T10">.</text:span></text:p>
      <text:p text:style-name="P6"><text:span text:style-name="T12">- </text:span><text:bookmark text:name="juhrodi6xhf6"/><text:span text:style-name="T8">Space Bar</text:span><text:span text:style-name="T10"> The Space bar is the long key located at the bottom middle part of the </text:span><text:a xlink:type="simple" xlink:href="#3qg2avn" text:style-name="Internet_20_link" text:visited-style-name="Visited_20_Internet_20_Link"><text:span text:style-name="T16">keyboard</text:span></text:a><text:span text:style-name="T10">. It is used to add a space character when typing text. </text:span></text:p>
      <text:p text:style-name="P4">If you are using good typing position of your hands, you will use your thumb to press the space bar.<draw:frame draw:style-name="fr2" draw:name="image59.png" text:anchor-type="char" svg:x="0in" svg:y="0.05in" svg:width="2.8083in" svg:height="0.7602in" draw:z-index="3"><draw:image xlink:href="../wasta-docs-images/SpaceBarKey.png" xlink:type="simple" xlink:show="embed" xlink:actuate="onLoad"/></draw:frame></text:p>
      <text:p text:style-name="P6"><text:span text:style-name="T10"><text:line-break/>- </text:span><text:bookmark text:name="v1hzjentxk9w"/><text:span text:style-name="T12">SPAM, Junk Email, Unsolicited Bulk Email </text:span><text:span text:style-name="T10">is an email </text:span><text:a xlink:type="simple" xlink:href="#yy2m0poaze1n" text:style-name="Internet_20_link" text:visited-style-name="Visited_20_Internet_20_Link"><text:span text:style-name="T15">message</text:span></text:a><text:span text:style-name="T10"> that is sent out (in bulk) by people or organizations ("spammers") to many email users. Spam email attempts to get a computer user to respond to the email in a way that will only benefit the spammer, and often be harmful to the user or the user's pocketbook. Spam relies on deception, emotional stories, or outright lies to trick people into responding to the email by replying to the email or by clicking on a link within the email message. The link within spam email messages usually takes the user to a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text:span></text:a><text:span text:style-name="T10"> that the spammer designed to look genuine (like a familiar bank or store's web site) but is in reality just a deception (called "phishing" web site), designed to get the user to give away his identity or sensitive information such as </text:span><text:a xlink:type="simple" xlink:href="#xao6qyc9i2xb" text:style-name="Internet_20_link" text:visited-style-name="Visited_20_Internet_20_Link"><text:span text:style-name="T15">passwords</text:span></text:a><text:span text:style-name="T10">. The spammers can then use that information to steal from people, or even break in to the user's computer and control it, often using your computer as a bot or robot to send spam to other people - often to people on your own email address list. Spammers use computers to collect email addresses from chat rooms, web sites, customer lists, newsgroups, and </text:span><text:a xlink:type="simple" xlink:href="#hhiscme8gfuy" text:style-name="Internet_20_link" text:visited-style-name="Visited_20_Internet_20_Link"><text:span text:style-name="T15">viruses</text:span></text:a><text:span text:style-name="T10"> which harvest users' address books, and are sold to other spammers. Email spam is a big problem and more than 85% of all email messages are some kind of spam. See also </text:span><text:a xlink:type="simple" xlink:href="#sqpt045d1xn4" text:style-name="Internet_20_link" text:visited-style-name="Visited_20_Internet_20_Link"><text:span text:style-name="T15">Hoax Emails</text:span></text:a><text:span text:style-name="T10">.</text:span></text:p>
      <text:p text:style-name="P6"><text:span text:style-name="T10">- </text:span><text:bookmark text:name="4l0xzr25o5w2"/><text:span text:style-name="T12">Spyware or Adware</text:span><text:span text:style-name="T10"> Spyware is a computer </text:span><text:a xlink:type="simple" xlink:href="#54dy6r4pd41g" text:style-name="Internet_20_link" text:visited-style-name="Visited_20_Internet_20_Link"><text:span text:style-name="T15">program</text:span></text:a><text:span text:style-name="T10"> that has been created by someone (often with evil intent) in order to steal information such as passwords or bank account numbers from unsuspecting computer users. Spyware may send the information it gathers secretly to someone else, so that they can take control over a computer without the user's knowledge. Adware is similar to spyware. Adware is a software program that automatically displays advertisements in order to try to win money for the author of the program. Some adware watches and analyzes which </text:span><text:a xlink:type="simple" xlink:href="#5vekqwntt7yh" text:style-name="Internet_20_link" text:visited-style-name="Visited_20_Internet_20_Link"><text:span text:style-name="T15">Internet</text:span></text:a><text:span text:style-name="T10"> sites the user visits in order to show advertising about certain types of goods or services. Adware often displays unwanted advertisements.</text:span></text:p>
      <text:p text:style-name="P6"><text:span text:style-name="T10">- </text:span><text:bookmark text:name="bz6q64xv72aj"/><text:span text:style-name="T12">Status Bar</text:span><text:span text:style-name="T10"> is strip of information located at the bottom </text:span><text:a xlink:type="simple" xlink:href="#tz1budwnj5b7" text:style-name="Internet_20_link" text:visited-style-name="Visited_20_Internet_20_Link"><text:span text:style-name="T15">frame</text:span></text:a><text:span text:style-name="T10"> of many </text:span><text:a xlink:type="simple" xlink:href="#54dy6r4pd41g" text:style-name="Internet_20_link" text:visited-style-name="Visited_20_Internet_20_Link"><text:span text:style-name="T15">programs</text:span></text:a><text:span text:style-name="T10"> and </text:span><text:a xlink:type="simple" xlink:href="#vezkek5eqyd3" text:style-name="Internet_20_link" text:visited-style-name="Visited_20_Internet_20_Link"><text:span text:style-name="T15">windows</text:span></text:a><text:span text:style-name="T10">. A status bar is sometimes divided into sections, each of which shows different information. A status bar may tell the user what the program is doing, or it may display some current </text:span><text:a xlink:type="simple" xlink:href="#a0llz7x0wfry" text:style-name="Internet_20_link" text:visited-style-name="Visited_20_Internet_20_Link"><text:span text:style-name="T15">settings</text:span></text:a><text:span text:style-name="T10">, or help some </text:span><text:a xlink:type="simple" xlink:href="#yy2m0poaze1n" text:style-name="Internet_20_link" text:visited-style-name="Visited_20_Internet_20_Link"><text:span text:style-name="T15">messages</text:span></text:a><text:span text:style-name="T10"> depending on what the user is doing in the window.</text:span></text:p>
      <text:p text:style-name="P6"><text:span text:style-name="T10">- </text:span><text:bookmark text:name="89ye2tjagwsk"/><text:span text:style-name="T12">Strip</text:span><text:span text:style-name="T10"> (Adapt It) is a horizontal line of </text:span><text:a xlink:type="simple" xlink:href="#swzqjr39vyli" text:style-name="Internet_20_link" text:visited-style-name="Visited_20_Internet_20_Link"><text:span text:style-name="T15">texts</text:span></text:a><text:span text:style-name="T10"> that go together. A strip is made up of a line of </text:span><text:a xlink:type="simple" xlink:href="#adshmeb1ja8q" text:style-name="Internet_20_link" text:visited-style-name="Visited_20_Internet_20_Link"><text:span text:style-name="T15">source text</text:span></text:a><text:span text:style-name="T10"> that is aligned with its </text:span><text:a xlink:type="simple" xlink:href="#uj4cnwe0ij9t" text:style-name="Internet_20_link" text:visited-style-name="Visited_20_Internet_20_Link"><text:span text:style-name="T15">target text</text:span></text:a><text:span text:style-name="T10"> </text:span><text:a xlink:type="simple" xlink:href="#3ovcz878ul7m" text:style-name="Internet_20_link" text:visited-style-name="Visited_20_Internet_20_Link"><text:span text:style-name="T15">adaptations</text:span></text:a><text:span text:style-name="T10"> directly below the source text. Most strips span the width of the </text:span><text:a xlink:type="simple" xlink:href="#k39ojmbyembe" text:style-name="Internet_20_link" text:visited-style-name="Visited_20_Internet_20_Link"><text:span text:style-name="T15">Adapt It</text:span></text:a><text:span text:style-name="T10"> </text:span><text:a xlink:type="simple" xlink:href="#vezkek5eqyd3" text:style-name="Internet_20_link" text:visited-style-name="Visited_20_Internet_20_Link"><text:span text:style-name="T15">window</text:span></text:a><text:span text:style-name="T10">. A strip may also display a line of glosses or free translations below the source text. A strip may also have some navigation text above the source text line that shows where chapter numbers, verse numbers, paragraphs, section headings, and other information begin in the text. </text:span></text:p>
      <text:p text:style-name="P6"><text:span text:style-name="T10">- </text:span><text:bookmark text:name="hzuzilwyfxwi"/><text:span text:style-name="T12">Superuser</text:span><text:span text:style-name="T10"> see </text:span><text:a xlink:type="simple" xlink:href="#mr6t5c7vwm6z" text:style-name="Internet_20_link" text:visited-style-name="Visited_20_Internet_20_Link"><text:span text:style-name="T15">Root</text:span></text:a><text:span text:style-name="T10">. </text:span></text:p>
      <text:p text:style-name="P6"><text:span text:style-name="T10">- </text:span><text:bookmark text:name="9vt10m6fdjsa"/><text:span text:style-name="T12">Suspend</text:span><text:span text:style-name="T10"> See </text:span><text:a xlink:type="simple" xlink:href="#mkv3zom978rv" text:style-name="Internet_20_link" text:visited-style-name="Visited_20_Internet_20_Link"><text:span text:style-name="T15">Sleep</text:span></text:a><text:a xlink:type="simple" xlink:href="#mkv3zom978rv" text:style-name="Internet_20_link" text:visited-style-name="Visited_20_Internet_20_Link"><text:span text:style-name="T17"> (mode)</text:span></text:a></text:p>
      <text:p text:style-name="P6"><text:span text:style-name="T10">- </text:span><text:bookmark text:name="42fek3x3c232"/><text:span text:style-name="T12">Swap</text:span><text:span text:style-name="T10"> or </text:span><text:span text:style-name="T12">Swap</text:span><text:span text:style-name="T10"> </text:span><text:span text:style-name="T12">File</text:span><text:span text:style-name="T10"> is a space on a </text:span><text:a xlink:type="simple" xlink:href="#mtc6g6zeig9r" text:style-name="Internet_20_link" text:visited-style-name="Visited_20_Internet_20_Link"><text:span text:style-name="T15">hard disk</text:span></text:a><text:span text:style-name="T10"> that may be used to store part of the computer's </text:span><text:soft-page-break/><text:span text:style-name="T10">memory (</text:span><text:a xlink:type="simple" xlink:href="#8wlayoh9mdeg" text:style-name="Internet_20_link" text:visited-style-name="Visited_20_Internet_20_Link"><text:span text:style-name="T15">RAM</text:span></text:a><text:span text:style-name="T10">) at times when the computer needs to handle more information that can fit into its memory at one time. Having a swap file allows your computer's </text:span><text:a xlink:type="simple" xlink:href="#9yx3plmph8bg" text:style-name="Internet_20_link" text:visited-style-name="Visited_20_Internet_20_Link"><text:span text:style-name="T15">operating system</text:span></text:a><text:span text:style-name="T10"> to pretend that you have more RAM than you actually do. </text:span><text:bookmark text:name="810b1cr8bex0"/></text:p>
      <text:p text:style-name="P5">T</text:p>
      <text:p text:style-name="P6"><text:span text:style-name="T12">- </text:span><text:bookmark text:name="bwf60z8vfrbz"/><text:span text:style-name="T8">Tab</text:span><text:span text:style-name="T10"> (key) is located on the left side of the </text:span><text:a xlink:type="simple" xlink:href="#3qg2avn" text:style-name="Internet_20_link" text:visited-style-name="Visited_20_Internet_20_Link"><text:span text:style-name="T16">keyboard</text:span></text:a><text:span text:style-name="T10">. The tab key does different things depending on what </text:span><text:a xlink:type="simple" xlink:href="#3vkm5x4" text:style-name="Internet_20_link" text:visited-style-name="Visited_20_Internet_20_Link"><text:span text:style-name="T16">program</text:span></text:a><text:span text:style-name="T10"> is running and what part of the that program's </text:span><text:a xlink:type="simple" xlink:href="#3b2epr8" text:style-name="Internet_20_link" text:visited-style-name="Visited_20_Internet_20_Link"><text:span text:style-name="T16">window</text:span></text:a><text:span text:style-name="T10"> is in focus (see </text:span><text:a xlink:type="simple" xlink:href="#xeq3qcq4p2a4" text:style-name="Internet_20_link" text:visited-style-name="Visited_20_Internet_20_Link"><text:span text:style-name="T18">Focus</text:span></text:a><text:span text:style-name="T10">). </text:span></text:p>
      <text:p text:style-name="P6"><text:span text:style-name="T10">If an </text:span><text:a xlink:type="simple" xlink:href="#v4eked1tut2p" text:style-name="Internet_20_link" text:visited-style-name="Visited_20_Internet_20_Link"><text:span text:style-name="T15">editor</text:span></text:a><text:span text:style-name="T10"> program is running in a window, and the </text:span><text:a xlink:type="simple" xlink:href="#2a7xfgpp44j5" text:style-name="Internet_20_link" text:visited-style-name="Visited_20_Internet_20_Link"><text:span text:style-name="T15">insertion point</text:span></text:a><text:span text:style-name="T10"> has been placed within the </text:span><text:a xlink:type="simple" xlink:href="#swzqjr39vyli" text:style-name="Internet_20_link" text:visited-style-name="Visited_20_Internet_20_Link"><text:span text:style-name="T15">text</text:span></text:a><text:span text:style-name="T10"> at the beginning of a line or paragraph, the Tab key can be used to insert space to make the first line of the paragraph indented. </text:span></text:p>
      <text:p text:style-name="P6"><text:span text:style-name="T10">Within </text:span><text:a xlink:type="simple" xlink:href="#k39ojmbyembe" text:style-name="Internet_20_link" text:visited-style-name="Visited_20_Internet_20_Link"><text:span text:style-name="T15">Adapt It</text:span></text:a><text:span text:style-name="T10">, and when the focus is within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he Tab key works just like the Enter key (See </text:span><text:a xlink:type="simple" xlink:href="#k17x1ebnyv5r" text:style-name="Internet_20_link" text:visited-style-name="Visited_20_Internet_20_Link"><text:span text:style-name="T15">Enter</text:span></text:a><text:span text:style-name="T10"> key). Within </text:span><text:a xlink:type="simple" xlink:href="#5jn9k5idnueq" text:style-name="Internet_20_link" text:visited-style-name="Visited_20_Internet_20_Link"><text:span text:style-name="T15">dialogs</text:span></text:a><text:span text:style-name="T10"> the Tab key can be used to move the </text:span><text:a xlink:type="simple" xlink:href="#xeq3qcq4p2a4" text:style-name="Internet_20_link" text:visited-style-name="Visited_20_Internet_20_Link"><text:span text:style-name="T18">focus</text:span></text:a><text:span text:style-name="T10"> to different items or buttons in the dialog.</text:span><draw:frame draw:style-name="fr2" draw:name="image58.png" text:anchor-type="char" svg:x="0in" svg:y="0.0799in" svg:width="1.6244in" svg:height="0.7492in" draw:z-index="2"><draw:image xlink:href="../wasta-docs-images/TabKey.png" xlink:type="simple" xlink:show="embed" xlink:actuate="onLoad"/></draw:frame></text:p>
      <text:p text:style-name="P6"><text:span text:style-name="T10">- </text:span><text:bookmark text:name="myfyri836jb8"/><text:span text:style-name="T12">Tab</text:span><text:span text:style-name="T10"> (in window or dialog) A "Tab" (usually at the top) within a </text:span><text:a xlink:type="simple" xlink:href="#vezkek5eqyd3" text:style-name="Internet_20_link" text:visited-style-name="Visited_20_Internet_20_Link"><text:span text:style-name="T15">window</text:span></text:a><text:span text:style-name="T10"> has a word or short phrase on that tab to indicate what that tab will show if you </text:span><text:a xlink:type="simple" xlink:href="#rvh4z1smfy6n" text:style-name="Internet_20_link" text:visited-style-name="Visited_20_Internet_20_Link"><text:span text:style-name="T15">click</text:span></text:a><text:span text:style-name="T10"> on the tab. Such tabs are helpful when more than one window or view are stacked on top of each other. You can click on a particular tab to view that tab's window content in the main window. For example, </text:span><text:a xlink:type="simple" xlink:href="#43iz3rh0mm92" text:style-name="Internet_20_link" text:visited-style-name="Visited_20_Internet_20_Link"><text:span text:style-name="T15">Firefox</text:span></text:a><text:span text:style-name="T10"> uses tabs for different web pages or </text:span><text:a xlink:type="simple" xlink:href="#uogcqte4m5vf" text:style-name="Internet_20_link" text:visited-style-name="Visited_20_Internet_20_Link"><text:span text:style-name="T15">web sites</text:span></text:a><text:span text:style-name="T10"> that are open at the same time. You can click on a particular tab to view the </text:span><text:a xlink:type="simple" xlink:href="#uogcqte4m5vf" text:style-name="Internet_20_link" text:visited-style-name="Visited_20_Internet_20_Link"><text:span text:style-name="T15">web page</text:span></text:a><text:span text:style-name="T10"> loaded into that tab. </text:span><text:a xlink:type="simple" xlink:href="#5jn9k5idnueq" text:style-name="Internet_20_link" text:visited-style-name="Visited_20_Internet_20_Link"><text:span text:style-name="T15">Dialogs</text:span></text:a><text:span text:style-name="T10"> that have many </text:span><text:a xlink:type="simple" xlink:href="#a0llz7x0wfry" text:style-name="Internet_20_link" text:visited-style-name="Visited_20_Internet_20_Link"><text:span text:style-name="T15">settings</text:span></text:a><text:span text:style-name="T10"> sometimes use tabs to group related settings together. For example, the Preferences dialog within Adapt It has several tabs for the different kinds of settings that a user can make within the Adapt It program. Another example would be the </text:span><text:a xlink:type="simple" xlink:href="#2uhrtclmdg7l" text:style-name="Internet_20_link" text:visited-style-name="Visited_20_Internet_20_Link"><text:span text:style-name="T15">Gedit</text:span></text:a><text:span text:style-name="T10"> </text:span><text:a xlink:type="simple" xlink:href="#v4eked1tut2p" text:style-name="Internet_20_link" text:visited-style-name="Visited_20_Internet_20_Link"><text:span text:style-name="T15">editor</text:span></text:a><text:span text:style-name="T10">. It uses tabs when more than one </text:span><text:a xlink:type="simple" xlink:href="#swzqjr39vyli" text:style-name="Internet_20_link" text:visited-style-name="Visited_20_Internet_20_Link"><text:span text:style-name="T15">text file</text:span></text:a><text:span text:style-name="T10"> is open in the editor at the same time, allowing the user to click on the tab representing the document he wishes to view and/or edit.</text:span></text:p>
      <text:p text:style-name="P6"><text:span text:style-name="T10">- </text:span><text:bookmark text:name="vewcz2ly26pt"/><text:span text:style-name="T12">Tablet</text:span><text:span text:style-name="T10"> (computer) is very compact </text:span><text:a xlink:type="simple" xlink:href="#fnulzbft5me1" text:style-name="Internet_20_link" text:visited-style-name="Visited_20_Internet_20_Link"><text:span text:style-name="T15">computer</text:span></text:a><text:span text:style-name="T10"> that consists mainly of a touch </text:span><text:a xlink:type="simple" xlink:href="#ugddljuxz3fp" text:style-name="Internet_20_link" text:visited-style-name="Visited_20_Internet_20_Link"><text:span text:style-name="T15">screen</text:span></text:a><text:span text:style-name="T10"> with a few buttons or ports along the side(s) of the tablet. Tablets </text:span>usually do<text:span text:style-name="T10"> not have a physical </text:span><text:a xlink:type="simple" xlink:href="#ji5vwed9kw8f" text:style-name="Internet_20_link" text:visited-style-name="Visited_20_Internet_20_Link"><text:span text:style-name="T15">keyboard</text:span></text:a><text:span text:style-name="T10"> like </text:span><text:a xlink:type="simple" xlink:href="#qysf8kgk9ue8" text:style-name="Internet_20_link" text:visited-style-name="Visited_20_Internet_20_Link"><text:span text:style-name="T15">laptop</text:span></text:a><text:span text:style-name="T10"> and </text:span><text:a xlink:type="simple" xlink:href="#xsivggyuxiy4" text:style-name="Internet_20_link" text:visited-style-name="Visited_20_Internet_20_Link"><text:span text:style-name="T15">desktop</text:span></text:a><text:span text:style-name="T10"> computers have. Instead, if a user needs to type something, a virtual keyboard appears on the screen and the user touches the "keys" that appear on the screen to type information into the computer. Tablet computers are relatively new, but they are becoming very popular especially for reading and viewing text and videos. Generally for major word and text processing tasks like those involved in Bible translation work, a laptop (or desktop) computer with a real keyboard is preferable. Even so, there are efforts under way to provide Bible translation software such as </text:span><text:a xlink:type="simple" xlink:href="#k39ojmbyembe" text:style-name="Internet_20_link" text:visited-style-name="Visited_20_Internet_20_Link"><text:span text:style-name="T18">Adapt It</text:span></text:a><text:span text:style-name="T10"> and </text:span><text:a xlink:type="simple" xlink:href="#ezcd641l4mey" text:style-name="Internet_20_link" text:visited-style-name="Visited_20_Internet_20_Link"><text:span text:style-name="T18">Paratext</text:span></text:a><text:span text:style-name="T10"> that can be used on a tablet computer, or even on a smart phone.</text:span></text:p>
      <text:p text:style-name="P6"><text:span text:style-name="T10">- </text:span><text:bookmark text:name="m7r1zso2i3g0"/><text:span text:style-name="T12">Tar</text:span><text:span text:style-name="T10"> is a </text:span><text:a xlink:type="simple" xlink:href="#n9sozqqazchv" text:style-name="Internet_20_link" text:visited-style-name="Visited_20_Internet_20_Link"><text:span text:style-name="T15">Linux</text:span></text:a><text:span text:style-name="T10"> program that is commonly used to collect many </text:span><text:a xlink:type="simple" xlink:href="#8n69n7dsd6ek" text:style-name="Internet_20_link" text:visited-style-name="Visited_20_Internet_20_Link"><text:span text:style-name="T15">files</text:span></text:a><text:span text:style-name="T10"> into one larger file for distribution or </text:span><text:a xlink:type="simple" xlink:href="#e6tvwzu96v8n" text:style-name="Internet_20_link" text:visited-style-name="Visited_20_Internet_20_Link"><text:span text:style-name="T15">archiving</text:span></text:a><text:span text:style-name="T10">, while preserving </text:span><text:a xlink:type="simple" xlink:href="#nkb6o0q6o3jj" text:style-name="Internet_20_link" text:visited-style-name="Visited_20_Internet_20_Link"><text:span text:style-name="T15">file system</text:span></text:a><text:span text:style-name="T10"> information such as user and group permissions, dates, and directory structures. The Tar program produces tar files.</text:span></text:p>
      <text:p text:style-name="P6"><text:span text:style-name="T10">- </text:span><text:bookmark text:name="uj4cnwe0ij9t"/><text:span text:style-name="T12">Target Text</text:span><text:span text:style-name="T10"> (Adapt It) is the </text:span><text:a xlink:type="simple" xlink:href="#7s7nlhgk77dg" text:style-name="Internet_20_link" text:visited-style-name="Visited_20_Internet_20_Link"><text:span text:style-name="T15">translated</text:span></text:a><text:span text:style-name="T10"> (adapted) language </text:span><text:a xlink:type="simple" xlink:href="#swzqjr39vyli" text:style-name="Internet_20_link" text:visited-style-name="Visited_20_Internet_20_Link"><text:span text:style-name="T15">text</text:span></text:a><text:span text:style-name="T10"> that is being created within </text:span><text:a xlink:type="simple" xlink:href="#k39ojmbyembe" text:style-name="Internet_20_link" text:visited-style-name="Visited_20_Internet_20_Link"><text:span text:style-name="T15">Adapt It</text:span></text:a><text:span text:style-name="T10">. Adapt It automatically lines up the </text:span><text:a xlink:type="simple" xlink:href="#uj4cnwe0ij9t" text:style-name="Internet_20_link" text:visited-style-name="Visited_20_Internet_20_Link"><text:span text:style-name="T15">target text</text:span></text:a><text:span text:style-name="T10"> under the </text:span><text:a xlink:type="simple" xlink:href="#adshmeb1ja8q" text:style-name="Internet_20_link" text:visited-style-name="Visited_20_Internet_20_Link"><text:span text:style-name="T15">source text</text:span></text:a><text:span text:style-name="T10"> and keeps them aligned. </text:span></text:p>
      <text:p text:style-name="P6"><text:span text:style-name="T10">- </text:span><text:bookmark text:name="mkdk24vjbk1p"/><text:span text:style-name="T12">TCP</text:span><text:span text:style-name="T10"> Transmission Control Protocol is a set of rules (called a protocol) used along with the Internet Protocol (IP) to send data in the form of </text:span><text:a xlink:type="simple" xlink:href="#yy2m0poaze1n" text:style-name="Internet_20_link" text:visited-style-name="Visited_20_Internet_20_Link"><text:span text:style-name="T15">message</text:span></text:a><text:span text:style-name="T10"> units between </text:span><text:a xlink:type="simple" xlink:href="#fnulzbft5me1" text:style-name="Internet_20_link" text:visited-style-name="Visited_20_Internet_20_Link"><text:span text:style-name="T15">computers</text:span></text:a><text:span text:style-name="T10"> over the </text:span><text:a xlink:type="simple" xlink:href="#5vekqwntt7yh" text:style-name="Internet_20_link" text:visited-style-name="Visited_20_Internet_20_Link"><text:span text:style-name="T15">Internet</text:span></text:a><text:span text:style-name="T10">. </text:span></text:p>
      <text:p text:style-name="P6"><text:span text:style-name="T10">- </text:span><text:bookmark text:name="e256rlwm8m13"/><text:span text:style-name="T12">TCP/IP</text:span><text:span text:style-name="T10"> Transmission Control Protocol/Internet Protocol is the basic communication language or protocol of the </text:span><text:a xlink:type="simple" xlink:href="#5vekqwntt7yh" text:style-name="Internet_20_link" text:visited-style-name="Visited_20_Internet_20_Link"><text:span text:style-name="T15">Internet</text:span></text:a><text:span text:style-name="T10">. It can also be used as a communications protocol in a private </text:span><text:a xlink:type="simple" xlink:href="#h9do0g6fq5s0" text:style-name="Internet_20_link" text:visited-style-name="Visited_20_Internet_20_Link"><text:span text:style-name="T15">network</text:span></text:a><text:span text:style-name="T10"> (either an intranet or an extranet). </text:span></text:p>
      <text:p text:style-name="P6"><text:span text:style-name="T10">- </text:span><text:bookmark text:name="l4rpalw5vzdr"/><text:span text:style-name="T12">Terabyte</text:span><text:span text:style-name="T10"> (TB) is is a measure of </text:span><text:a xlink:type="simple" xlink:href="#fnulzbft5me1" text:style-name="Internet_20_link" text:visited-style-name="Visited_20_Internet_20_Link"><text:span text:style-name="T15">computer</text:span></text:a><text:span text:style-name="T10"> storage capacity and is 2 to the 40th power or approximately a thousand billion bytes (that is, a thousand </text:span><text:a xlink:type="simple" xlink:href="#kf31357k7s6h" text:style-name="Internet_20_link" text:visited-style-name="Visited_20_Internet_20_Link"><text:span text:style-name="T15">gigabytes</text:span></text:a><text:span text:style-name="T10">). It is common for desktop computers to have a </text:span><text:a xlink:type="simple" xlink:href="#mtc6g6zeig9r" text:style-name="Internet_20_link" text:visited-style-name="Visited_20_Internet_20_Link"><text:span text:style-name="T15">hard drive</text:span></text:a><text:span text:style-name="T10"> that can store a Terabyte of </text:span><text:a xlink:type="simple" xlink:href="#swzqjr39vyli" text:style-name="Internet_20_link" text:visited-style-name="Visited_20_Internet_20_Link"><text:span text:style-name="T15">text</text:span></text:a><text:span text:style-name="T10"> or data.</text:span></text:p>
      <text:p text:style-name="P6"><text:soft-page-break/><text:span text:style-name="T10">- </text:span><text:bookmark text:name="g4x4908yktx"/><text:span text:style-name="T12">Task Bar</text:span><text:span text:style-name="T10"> is the thin horizontal area at the bottom of the computer's </text:span><text:a xlink:type="simple" xlink:href="#ugddljuxz3fp" text:style-name="Internet_20_link" text:visited-style-name="Visited_20_Internet_20_Link"><text:span text:style-name="T15">screen</text:span></text:a><text:span text:style-name="T10"> in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0">. It is also known as the panel. The task bar may have many buttons on it. You can hover the </text:span><text:a xlink:type="simple" xlink:href="#e8p17xm7pw8g" text:style-name="Internet_20_link" text:visited-style-name="Visited_20_Internet_20_Link"><text:span text:style-name="T15">mouse pointer</text:span></text:a><text:span text:style-name="T10"> over each button to get an idea of what the task bar button represents. The task bar has the </text:span><text:a xlink:type="simple" xlink:href="#gnby68vvcpyz" text:style-name="Internet_20_link" text:visited-style-name="Visited_20_Internet_20_Link"><text:span text:style-name="T15">main "Menu"</text:span></text:a><text:span text:style-name="T10"> button at the left end of the panel. Next to the Menu button is a "Show Desktop" button. Next to that is the part of the task bar that functions as the </text:span><text:a xlink:type="simple" xlink:href="#54dy6r4pd41g" text:style-name="Internet_20_link" text:visited-style-name="Visited_20_Internet_20_Link"><text:span text:style-name="T15">program</text:span></text:a><text:span text:style-name="T10"> </text:span><text:a xlink:type="simple" xlink:href="#yg5resfoud30" text:style-name="Internet_20_link" text:visited-style-name="Visited_20_Internet_20_Link"><text:span text:style-name="T15">launcher</text:span></text:a><text:span text:style-name="T10"> - which has a number of </text:span><text:a xlink:type="simple" xlink:href="#vbscpg7cf4pd" text:style-name="Internet_20_link" text:visited-style-name="Visited_20_Internet_20_Link"><text:span text:style-name="T15">icons</text:span></text:a><text:span text:style-name="T10"> for commonly used programs. Then the middle part of the task bar shows buttons for running software programs or </text:span><text:a xlink:type="simple" xlink:href="#vezkek5eqyd3" text:style-name="Internet_20_link" text:visited-style-name="Visited_20_Internet_20_Link"><text:span text:style-name="T15">windows</text:span></text:a><text:span text:style-name="T10"> that are currently open. At the right end of the task bar are a number of icons and segments of the bar that indicate the status of things like removable drives, network connections, speaker volume, battery charge, update manager, and the current date and time. See </text:span><text:a xlink:type="simple" xlink:href="#odsk5hv0azid" text:style-name="Internet_20_link" text:visited-style-name="Visited_20_Internet_20_Link"><text:span text:style-name="T15">Panel</text:span></text:a><text:span text:style-name="T10">.</text:span></text:p>
      <text:p text:style-name="P6"><text:span text:style-name="T10">- </text:span><text:bookmark text:name="swzqjr39vyli"/><text:span text:style-name="T12">Text</text:span><text:span text:style-name="T10"> or </text:span><text:span text:style-name="T12">Text File </text:span><text:span text:style-name="T10">is composed of </text:span><text:a xlink:type="simple" xlink:href="#vhhaxe6xjx1d" text:style-name="Internet_20_link" text:visited-style-name="Visited_20_Internet_20_Link"><text:span text:style-name="T15">characters</text:span></text:a><text:span text:style-name="T10">, such as those you can type on the </text:span><text:a xlink:type="simple" xlink:href="#ji5vwed9kw8f" text:style-name="Internet_20_link" text:visited-style-name="Visited_20_Internet_20_Link"><text:span text:style-name="T15">keyboard</text:span></text:a><text:span text:style-name="T10">, that represent a written </text:span><text:a xlink:type="simple" xlink:href="#p790xbn01hyf" text:style-name="Internet_20_link" text:visited-style-name="Visited_20_Internet_20_Link"><text:span text:style-name="T15">language</text:span></text:a><text:span text:style-name="T10">.</text:span></text:p>
      <text:p text:style-name="P6"><text:span text:style-name="T10">- </text:span><text:bookmark text:name="95z2419bpi2l"/><text:span text:style-name="T12">Thunderbird</text:span><text:span text:style-name="T10"> is the name of a popular </text:span><text:a xlink:type="simple" xlink:href="#p3yebsqq8wfu" text:style-name="Internet_20_link" text:visited-style-name="Visited_20_Internet_20_Link"><text:span text:style-name="T15">software</text:span></text:a><text:span text:style-name="T10"> </text:span><text:a xlink:type="simple" xlink:href="#54dy6r4pd41g" text:style-name="Internet_20_link" text:visited-style-name="Visited_20_Internet_20_Link"><text:span text:style-name="T15">program</text:span></text:a><text:span text:style-name="T10"> that is used to create, send and receive email.</text:span></text:p>
      <text:p text:style-name="P6"><text:span text:style-name="T10">- </text:span><text:bookmark text:name="epmli7q2c3am"/><text:span text:style-name="T12">Title Bar</text:span><text:span text:style-name="T10"> is the top part of a window </text:span><text:a xlink:type="simple" xlink:href="#tz1budwnj5b7" text:style-name="Internet_20_link" text:visited-style-name="Visited_20_Internet_20_Link"><text:span text:style-name="T15">frame</text:span></text:a><text:span text:style-name="T10">. The title bar often contains the name of the </text:span><text:a xlink:type="simple" xlink:href="#54dy6r4pd41g" text:style-name="Internet_20_link" text:visited-style-name="Visited_20_Internet_20_Link"><text:span text:style-name="T15">program</text:span></text:a><text:span text:style-name="T10"> running in the window frame, and may also display the name of a </text:span><text:a xlink:type="simple" xlink:href="#8n69n7dsd6ek" text:style-name="Internet_20_link" text:visited-style-name="Visited_20_Internet_20_Link"><text:span text:style-name="T15">file</text:span></text:a><text:span text:style-name="T10"> that is open within the program's window. A title bar also usually has buttons that can be used to </text:span><text:a xlink:type="simple" xlink:href="#kcjcpx1qnm4p" text:style-name="Internet_20_link" text:visited-style-name="Visited_20_Internet_20_Link"><text:span text:style-name="T15">minimize</text:span></text:a><text:span text:style-name="T10">, </text:span><text:a xlink:type="simple" xlink:href="#98fffarc2mmw" text:style-name="Internet_20_link" text:visited-style-name="Visited_20_Internet_20_Link"><text:span text:style-name="T15">maximize</text:span></text:a><text:span text:style-name="T10">, </text:span><text:a xlink:type="simple" xlink:href="#ffd18qmwahe" text:style-name="Internet_20_link" text:visited-style-name="Visited_20_Internet_20_Link"><text:span text:style-name="T15">restore</text:span></text:a><text:span text:style-name="T10"> the window to its former size, or </text:span><text:a xlink:type="simple" xlink:href="#ujkm1mdq98ha" text:style-name="Internet_20_link" text:visited-style-name="Visited_20_Internet_20_Link"><text:span text:style-name="T15">close</text:span></text:a><text:span text:style-name="T10"> the window.</text:span></text:p>
      <text:p text:style-name="P6"><text:span text:style-name="T10">- </text:span><text:bookmark text:name="gzlzodyubgil"/><text:span text:style-name="T12">Tool Bar</text:span><text:span text:style-name="T10"> is the part of a </text:span><text:a xlink:type="simple" xlink:href="#54dy6r4pd41g" text:style-name="Internet_20_link" text:visited-style-name="Visited_20_Internet_20_Link"><text:span text:style-name="T15">program</text:span></text:a><text:span text:style-name="T10"> </text:span><text:a xlink:type="simple" xlink:href="#vezkek5eqyd3" text:style-name="Internet_20_link" text:visited-style-name="Visited_20_Internet_20_Link"><text:span text:style-name="T15">window</text:span></text:a><text:span text:style-name="T10"> that has </text:span><text:a xlink:type="simple" xlink:href="#vbscpg7cf4pd" text:style-name="Internet_20_link" text:visited-style-name="Visited_20_Internet_20_Link"><text:span text:style-name="T15">icons</text:span></text:a><text:span text:style-name="T10">, buttons or other controls that can be used to do things within the program. The tool bar is usually located directly under the </text:span><text:a xlink:type="simple" xlink:href="#hu9h4ou047it" text:style-name="Internet_20_link" text:visited-style-name="Visited_20_Internet_20_Link"><text:span text:style-name="T15">menu bar</text:span></text:a><text:span text:style-name="T10"> at the top of the program's window.</text:span></text:p>
      <text:p text:style-name="P6"><text:span text:style-name="T10">- </text:span><text:bookmark text:name="mzlbe4qfi79e"/><text:span text:style-name="T12">Touchpad</text:span><text:span text:style-name="T10"> or </text:span><text:span text:style-name="T12">Trackpad</text:span><text:span text:style-name="T10"> is a rectangular area in the lower middle part of a </text:span><text:a xlink:type="simple" xlink:href="#qysf8kgk9ue8" text:style-name="Internet_20_link" text:visited-style-name="Visited_20_Internet_20_Link"><text:span text:style-name="T15">laptop</text:span></text:a><text:span text:style-name="T10"> computer just below the </text:span><text:a xlink:type="simple" xlink:href="#ji5vwed9kw8f" text:style-name="Internet_20_link" text:visited-style-name="Visited_20_Internet_20_Link"><text:span text:style-name="T15">keyboard</text:span></text:a><text:span text:style-name="T10">. You can use the touchpad to control the movement of the </text:span><text:a xlink:type="simple" xlink:href="#e8p17xm7pw8g" text:style-name="Internet_20_link" text:visited-style-name="Visited_20_Internet_20_Link"><text:span text:style-name="T15">mouse</text:span></text:a><text:span text:style-name="T10"> pointer by moving your finger(s) over the surface of the touchpad. The touchpad also has buttons that act like the left and right buttons of a computer mouse.</text:span></text:p>
      <text:p text:style-name="P6"><text:span text:style-name="T10">- </text:span><text:bookmark text:name="7s7nlhgk77dg"/><text:span text:style-name="T12">Translation</text:span><text:span text:style-name="T10"> is the communication of the meaning of a </text:span><text:a xlink:type="simple" xlink:href="#adshmeb1ja8q" text:style-name="Internet_20_link" text:visited-style-name="Visited_20_Internet_20_Link"><text:span text:style-name="T15">source-language text</text:span></text:a><text:span text:style-name="T10"> by means of an equivalent </text:span><text:a xlink:type="simple" xlink:href="#uj4cnwe0ij9t" text:style-name="Internet_20_link" text:visited-style-name="Visited_20_Internet_20_Link"><text:span text:style-name="T15">target-language text</text:span></text:a><text:span text:style-name="T10">. See </text:span><text:a xlink:type="simple" xlink:href="#3ovcz878ul7m" text:style-name="Internet_20_link" text:visited-style-name="Visited_20_Internet_20_Link"><text:span text:style-name="T15">Adapt</text:span></text:a><text:a xlink:type="simple" xlink:href="#3ovcz878ul7m" text:style-name="Internet_20_link" text:visited-style-name="Visited_20_Internet_20_Link"><text:span text:style-name="T17">, </text:span></text:a><text:a xlink:type="simple" xlink:href="#3ovcz878ul7m" text:style-name="Internet_20_link" text:visited-style-name="Visited_20_Internet_20_Link"><text:span text:style-name="T15">Adapting</text:span></text:a><text:a xlink:type="simple" xlink:href="#3ovcz878ul7m" text:style-name="Internet_20_link" text:visited-style-name="Visited_20_Internet_20_Link"><text:span text:style-name="T17">, </text:span></text:a><text:a xlink:type="simple" xlink:href="#3ovcz878ul7m" text:style-name="Internet_20_link" text:visited-style-name="Visited_20_Internet_20_Link"><text:span text:style-name="T15">Adaptation</text:span></text:a><text:span text:style-name="T10">.</text:span></text:p>
      <text:p text:style-name="P6"><text:span text:style-name="T10">- </text:span><text:bookmark text:name="6d06dkk3yb7r"/><text:span text:style-name="T12">Trash</text:span><text:span text:style-name="T10"> is a special </text:span><text:a xlink:type="simple" xlink:href="#vxballdh42uf" text:style-name="Internet_20_link" text:visited-style-name="Visited_20_Internet_20_Link"><text:span text:style-name="T15">folder</text:span></text:a><text:span text:style-name="T10"> on a </text:span><text:a xlink:type="simple" xlink:href="#fnulzbft5me1" text:style-name="Internet_20_link" text:visited-style-name="Visited_20_Internet_20_Link"><text:span text:style-name="T15">computer</text:span></text:a><text:span text:style-name="T10"> which temporarily holds </text:span><text:a xlink:type="simple" xlink:href="#8n69n7dsd6ek" text:style-name="Internet_20_link" text:visited-style-name="Visited_20_Internet_20_Link"><text:span text:style-name="T15">files</text:span></text:a><text:span text:style-name="T10"> or folders that you </text:span><text:a xlink:type="simple" xlink:href="#7nsof398qik" text:style-name="Internet_20_link" text:visited-style-name="Visited_20_Internet_20_Link"><text:span text:style-name="T15">delete</text:span></text:a><text:span text:style-name="T10"> from the computer. Deleted files and folders remain in the trash folder until you "empty" the trash or until the computer empties the trash when it needs to recover the space used by the deleted files and folders. The trash folder is listed in the left pane of the </text:span><text:a xlink:type="simple" xlink:href="#2euhjuqfpiec" text:style-name="Internet_20_link" text:visited-style-name="Visited_20_Internet_20_Link"><text:span text:style-name="T15">File Manager</text:span></text:a><text:span text:style-name="T10">. Click on the trash folder to see what files and folders are currently in the trash folder.</text:span></text:p>
      <text:p text:style-name="P6"><text:span text:style-name="T10">- </text:span><text:bookmark text:name="3rz3ckjkeugo"/><text:span text:style-name="T12">Trojans</text:span><text:span text:style-name="T10"> or </text:span><text:span text:style-name="T12">Trojan Horse</text:span><text:span text:style-name="T10"> A trojan horse is a deceitful </text:span><text:a xlink:type="simple" xlink:href="#p3yebsqq8wfu" text:style-name="Internet_20_link" text:visited-style-name="Visited_20_Internet_20_Link"><text:span text:style-name="T15">software</text:span></text:a><text:span text:style-name="T10"> </text:span><text:a xlink:type="simple" xlink:href="#54dy6r4pd41g" text:style-name="Internet_20_link" text:visited-style-name="Visited_20_Internet_20_Link"><text:span text:style-name="T15">program</text:span></text:a><text:span text:style-name="T10"> that appears to serve a useful function but carries a </text:span><text:a xlink:type="simple" xlink:href="#hhiscme8gfuy" text:style-name="Internet_20_link" text:visited-style-name="Visited_20_Internet_20_Link"><text:span text:style-name="T15">virus</text:span></text:a><text:span text:style-name="T10"> or </text:span><text:a xlink:type="simple" xlink:href="#m7ruo39c9c09" text:style-name="Internet_20_link" text:visited-style-name="Visited_20_Internet_20_Link"><text:span text:style-name="T15">worm</text:span></text:a><text:span text:style-name="T10"> that infects your </text:span><text:a xlink:type="simple" xlink:href="#fnulzbft5me1" text:style-name="Internet_20_link" text:visited-style-name="Visited_20_Internet_20_Link"><text:span text:style-name="T15">computer</text:span></text:a><text:span text:style-name="T10">. Trojans often have a "back door" that allows someone to gain access to your computer secretly. Trojan horses may steal information, or harm their host computer systems. These usually come from downloading software from the </text:span><text:a xlink:type="simple" xlink:href="#5vekqwntt7yh" text:style-name="Internet_20_link" text:visited-style-name="Visited_20_Internet_20_Link"><text:span text:style-name="T15">Internet</text:span></text:a><text:span text:style-name="T10">. See </text:span><text:a xlink:type="simple" xlink:href="#hhiscme8gfuy" text:style-name="Internet_20_link" text:visited-style-name="Visited_20_Internet_20_Link"><text:span text:style-name="T15">Virus</text:span></text:a><text:span text:style-name="T10">. See </text:span><text:a xlink:type="simple" xlink:href="#m7ruo39c9c09" text:style-name="Internet_20_link" text:visited-style-name="Visited_20_Internet_20_Link"><text:span text:style-name="T15">Worm</text:span></text:a><text:span text:style-name="T10">.</text:span></text:p>
      <text:p text:style-name="P6"><text:span text:style-name="T10">- </text:span><text:bookmark text:name="jwthz61avyc9"/><text:span text:style-name="T12">TXT</text:span><text:span text:style-name="T10"> (file extension) TXT is short for TEXT which is made of characters, numbers and symbols that are commonly used on computer keyboards. See </text:span><text:a xlink:type="simple" xlink:href="#swzqjr39vyli" text:style-name="Internet_20_link" text:visited-style-name="Visited_20_Internet_20_Link"><text:span text:style-name="T15">Text</text:span></text:a><text:a xlink:type="simple" xlink:href="#swzqjr39vyli" text:style-name="Internet_20_link" text:visited-style-name="Visited_20_Internet_20_Link"><text:span text:style-name="T17"> or </text:span></text:a><text:a xlink:type="simple" xlink:href="#swzqjr39vyli" text:style-name="Internet_20_link" text:visited-style-name="Visited_20_Internet_20_Link"><text:span text:style-name="T15">Text File</text:span></text:a><text:span text:style-name="T10">. </text:span><text:bookmark text:name="atyphm2x2m51"/></text:p>
      <text:p text:style-name="P5">U</text:p>
      <text:p text:style-name="P6"><text:span text:style-name="T10">- </text:span><text:bookmark text:name="xz9vdoydwqls"/><text:span text:style-name="T12">User Interface</text:span><text:span text:style-name="T10"> or </text:span><text:span text:style-name="T12">UI</text:span><text:span text:style-name="T10">. See </text:span><text:a xlink:type="simple" xlink:href="#vkybxhf92ddl" text:style-name="Internet_20_link" text:visited-style-name="Visited_20_Internet_20_Link"><text:span text:style-name="T15">Graphical User Interface (GUI)</text:span></text:a><text:span text:style-name="T10">.</text:span></text:p>
      <text:p text:style-name="P6"><text:span text:style-name="T10">- </text:span><text:bookmark text:name="y47j04qzs8c7"/><text:span text:style-name="T12">Urban Legends</text:span><text:span text:style-name="T10"> See </text:span><text:a xlink:type="simple" xlink:href="#sqpt045d1xn4" text:style-name="Internet_20_link" text:visited-style-name="Visited_20_Internet_20_Link"><text:span text:style-name="T15">Hoax Emails</text:span></text:a><text:span text:style-name="T10">. </text:span></text:p>
      <text:p text:style-name="P6"><text:span text:style-name="T10">- </text:span><text:bookmark text:name="z8822femgum9"/><text:span text:style-name="T12">Ultrabook</text:span><text:span text:style-name="T10"> is a powerful, but very thin and </text:span>lightweight<text:span text:style-name="T10"> laptop</text:span><text:span text:style-name="T12">-</text:span><text:span text:style-name="T10">style </text:span><text:a xlink:type="simple" xlink:href="#fnulzbft5me1" text:style-name="Internet_20_link" text:visited-style-name="Visited_20_Internet_20_Link"><text:span text:style-name="T15">computer</text:span></text:a><text:span text:style-name="T10">. An Ultrabook usually has no CD/DVD drive to save space. It also usually has a solid state memory hard drive rather than one that has moving parts. Ultrabooks are designed for long battery life, and they are generally more expensive than other portable computers. See </text:span><text:a xlink:type="simple" xlink:href="#qysf8kgk9ue8" text:style-name="Internet_20_link" text:visited-style-name="Visited_20_Internet_20_Link"><text:span text:style-name="T15">Laptop</text:span></text:a><text:span text:style-name="T10">. See </text:span><text:a xlink:type="simple" xlink:href="#vewcz2ly26pt" text:style-name="Internet_20_link" text:visited-style-name="Visited_20_Internet_20_Link"><text:span text:style-name="T15">Tablet</text:span></text:a><text:span text:style-name="T10">. See </text:span><text:a xlink:type="simple" xlink:href="#xsivggyuxiy4" text:style-name="Internet_20_link" text:visited-style-name="Visited_20_Internet_20_Link"><text:span text:style-name="T15">Desktop</text:span></text:a><text:span text:style-name="T10">. See </text:span><text:a xlink:type="simple" xlink:href="#fvf3p5w0613r" text:style-name="Internet_20_link" text:visited-style-name="Visited_20_Internet_20_Link"><text:span text:style-name="T18">Chromebook</text:span></text:a><text:span text:style-name="T10">.</text:span></text:p>
      <text:p text:style-name="P6"><text:span text:style-name="T10">- </text:span><text:bookmark text:name="2i8c74hvurz5"/><text:span text:style-name="T12">UnZip</text:span><text:span text:style-name="T10"> or </text:span><text:span text:style-name="T12">Uncompress</text:span><text:span text:style-name="T10"> Sometimes computer </text:span><text:a xlink:type="simple" xlink:href="#8n69n7dsd6ek" text:style-name="Internet_20_link" text:visited-style-name="Visited_20_Internet_20_Link"><text:span text:style-name="T15">files</text:span></text:a><text:span text:style-name="T10"> are </text:span><text:a xlink:type="simple" xlink:href="#p8aw80kmrp" text:style-name="Internet_20_link" text:visited-style-name="Visited_20_Internet_20_Link"><text:span text:style-name="T15">compressed</text:span></text:a><text:span text:style-name="T10"> to a smaller size to save space. One kind of compression is done by the </text:span><text:a xlink:type="simple" xlink:href="#pygvrggi38my" text:style-name="Internet_20_link" text:visited-style-name="Visited_20_Internet_20_Link"><text:span text:style-name="T15">zip</text:span></text:a><text:span text:style-name="T10"> program and the resulting compressed file is called a zip file. When files are zipped they take up less space, but no data is lost when they are unzipped. Usually, before you can use compressed or zipped files, they need to be uncompressed or unzipped. Another </text:span><text:soft-page-break/><text:span text:style-name="T10">common type of compressed file on Linux computers is done by the gzip program and the resulting compressed file is called a gz file. </text:span></text:p>
      <text:p text:style-name="P6"><text:span text:style-name="T10">- </text:span><text:bookmark text:name="ohth4lx93s56"/><text:span text:style-name="T12">Unicode</text:span><text:span text:style-name="T10"> is a standard and consistent way of representing </text:span><text:a xlink:type="simple" xlink:href="#swzqjr39vyli" text:style-name="Internet_20_link" text:visited-style-name="Visited_20_Internet_20_Link"><text:span text:style-name="T15">text</text:span></text:a><text:span text:style-name="T10"> that can be used for most of the world's </text:span><text:a xlink:type="simple" xlink:href="#p790xbn01hyf" text:style-name="Internet_20_link" text:visited-style-name="Visited_20_Internet_20_Link"><text:span text:style-name="T15">languages</text:span></text:a><text:span text:style-name="T10"> and writing systems. The latest version of Unicode contains more than 110,000 characters covering 100 scripts. In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9"> </text:span><text:span text:style-name="T10">the data you create and store using Adapt It, Paratext, LibreOffice Writer, and other Linux programs is all in Unicode. </text:span></text:p>
      <text:p text:style-name="P6"><text:span text:style-name="T10">- </text:span><text:bookmark text:name="30uaco82yezl"/><text:span text:style-name="T12">Unix</text:span><text:span text:style-name="T10"> is an operating system that originated at Bell Labs in 1969 as an interactive time-sharing system. Ken Thompson and Dennis Ritchie are considered the inventors of Unix. In 1974, Unix became the first </text:span><text:a xlink:type="simple" xlink:href="#9yx3plmph8bg" text:style-name="Internet_20_link" text:visited-style-name="Visited_20_Internet_20_Link"><text:span text:style-name="T15">operating system</text:span></text:a><text:span text:style-name="T10"> written in the C </text:span><text:a xlink:type="simple" xlink:href="#lsl7flaqk3uu" text:style-name="Internet_20_link" text:visited-style-name="Visited_20_Internet_20_Link"><text:span text:style-name="T15">computer language</text:span></text:a><text:span text:style-name="T10"> and </text:span><text:a xlink:type="simple" xlink:href="#rvl0yevvl7rh" text:style-name="Internet_20_link" text:visited-style-name="Visited_20_Internet_20_Link"><text:span text:style-name="T15">open source</text:span></text:a><text:span text:style-name="T10">. </text:span><text:a xlink:type="simple" xlink:href="#n9sozqqazchv" text:style-name="Internet_20_link" text:visited-style-name="Visited_20_Internet_20_Link"><text:span text:style-name="T15">Linux</text:span></text:a><text:span text:style-name="T10"> is an operating system that </text:span><text:a xlink:type="simple" xlink:href="#1aes2rxu0asz" text:style-name="Internet_20_link" text:visited-style-name="Visited_20_Internet_20_Link"><text:span text:style-name="T15">Linus Torvalds</text:span></text:a><text:span text:style-name="T10"> created modeled after the older Unix operating system.</text:span></text:p>
      <text:p text:style-name="P6"><text:span text:style-name="T12">- </text:span><text:bookmark text:name="l6uca4jt0j2q"/><text:span text:style-name="T8">Unmake a Phrase</text:span><text:span text:style-name="T10"> (in Adapt It) is a common action that is done while </text:span><text:a xlink:type="simple" xlink:href="#1vc8v0i" text:style-name="Internet_20_link" text:visited-style-name="Visited_20_Internet_20_Link"><text:span text:style-name="T16">adapting</text:span></text:a><text:span text:style-name="T10"> </text:span><text:a xlink:type="simple" xlink:href="#hkkpf6" text:style-name="Internet_20_link" text:visited-style-name="Visited_20_Internet_20_Link"><text:span text:style-name="T16">text</text:span></text:a><text:span text:style-name="T10"> within </text:span><text:a xlink:type="simple" xlink:href="#3g6yksp" text:style-name="Internet_20_link" text:visited-style-name="Visited_20_Internet_20_Link"><text:span text:style-name="T16">Adapt It</text:span></text:a><text:span text:style-name="T10">. You may decide that a previously made source phrase was not a good grouping of source words to </text:span><text:a xlink:type="simple" xlink:href="#20gsq1z" text:style-name="Internet_20_link" text:visited-style-name="Visited_20_Internet_20_Link"><text:span text:style-name="T16">translate</text:span></text:a><text:span text:style-name="T10">, or that a different grouping of words should be made, and you need to unmake the existing phrase of source words. To unmake a phrase the user first </text:span><text:a xlink:type="simple" xlink:href="#48zs1w5" text:style-name="Internet_20_link" text:visited-style-name="Visited_20_Internet_20_Link"><text:span text:style-name="T16">selects</text:span></text:a><text:span text:style-name="T12"> </text:span><text:span text:style-name="T9">the</text:span><text:span text:style-name="T12"> </text:span><text:span text:style-name="T10">source text words making up the phrase using the </text:span><text:a xlink:type="simple" xlink:href="#3qg2avn" text:style-name="Internet_20_link" text:visited-style-name="Visited_20_Internet_20_Link"><text:span text:style-name="T16">keyboard</text:span></text:a><text:span text:style-name="T10"> or the </text:span><text:a xlink:type="simple" xlink:href="#3z7bk57" text:style-name="Internet_20_link" text:visited-style-name="Visited_20_Internet_20_Link"><text:span text:style-name="T16">mouse</text:span></text:a><text:span text:style-name="T10"> (or places the </text:span><text:a xlink:type="simple" xlink:href="#1lu2dc9" text:style-name="Internet_20_link" text:visited-style-name="Visited_20_Internet_20_Link"><text:span text:style-name="T16">phrase box</text:span></text:a><text:span text:style-name="T10"> directly under the previously made source text phrase), then clicks on the "Unmake a Phrase" button on the Adapt It </text:span><text:a xlink:type="simple" xlink:href="#2s21qeq" text:style-name="Internet_20_link" text:visited-style-name="Visited_20_Internet_20_Link"><text:span text:style-name="T16">Tool Bar</text:span></text:a><text:span text:style-name="T10">. </text:span></text:p>
      <text:p text:style-name="P6"><text:span text:style-name="T10">Adapt It automatically separates the words making up the phrase into separate words again - as they were before they were made into a phrase - including any previously done adaptations of the individual words. There is a keyboard </text:span><text:a xlink:type="simple" xlink:href="#9wmrf4ycidcf" text:style-name="Internet_20_link" text:visited-style-name="Visited_20_Internet_20_Link"><text:span text:style-name="T15">short</text:span></text:a><text:a xlink:type="simple" xlink:href="#9wmrf4ycidcf" text:style-name="Internet_20_link" text:visited-style-name="Visited_20_Internet_20_Link"><text:span text:style-name="T17"> </text:span></text:a><text:a xlink:type="simple" xlink:href="#9wmrf4ycidcf" text:style-name="Internet_20_link" text:visited-style-name="Visited_20_Internet_20_Link"><text:span text:style-name="T15">cut</text:span></text:a><text:span text:style-name="T10"> for unmaking a phrase, which is </text:span><text:span text:style-name="T12">Alt+Delete</text:span><text:span text:style-name="T10">, that is, hold down the </text:span><text:a xlink:type="simple" xlink:href="#kkd1dwjblwjf" text:style-name="Internet_20_link" text:visited-style-name="Visited_20_Internet_20_Link"><text:span text:style-name="T15">Alt</text:span></text:a><text:span text:style-name="T10"> key and press the </text:span><text:a xlink:type="simple" xlink:href="#7nsof398qik" text:style-name="Internet_20_link" text:visited-style-name="Visited_20_Internet_20_Link"><text:span text:style-name="T2">D</text:span></text:a><text:a xlink:type="simple" xlink:href="#7nsof398qik" text:style-name="Internet_20_link" text:visited-style-name="Visited_20_Internet_20_Link"><text:span text:style-name="T15">elete</text:span></text:a><text:span text:style-name="T10"> key. If the source phrase being unmade was selected at a location away from the current location of the phrase box, then the unmaking is done at the selection location, and the phrase box will then be placed at the first of the unmade words.</text:span><draw:frame draw:style-name="fr2" draw:name="image57.png" text:anchor-type="char" svg:x="0in" svg:y="0.0902in" svg:width="0.5409in" svg:height="0.5409in" draw:z-index="1"><draw:image xlink:href="../wasta-docs-images/phrase-remove.png" xlink:type="simple" xlink:show="embed" xlink:actuate="onLoad"/></draw:frame></text:p>
      <text:p text:style-name="P6"><text:span text:style-name="T12">- </text:span><text:bookmark text:name="id96n3cq0ks7"/><text:span text:style-name="T8">UpArrow</text:span><text:span text:style-name="T10"> (key) is located near the lower right part of the </text:span><text:a xlink:type="simple" xlink:href="#3qg2avn" text:style-name="Internet_20_link" text:visited-style-name="Visited_20_Internet_20_Link"><text:span text:style-name="T16">keyboard</text:span></text:a><text:span text:style-name="T10">. This key can be used when the </text:span><text:a xlink:type="simple" xlink:href="#13acmbr" text:style-name="Internet_20_link" text:visited-style-name="Visited_20_Internet_20_Link"><text:span text:style-name="T16">insertion point</text:span></text:a><text:span text:style-name="T10"> has been placed within a </text:span><text:a xlink:type="simple" xlink:href="#hkkpf6" text:style-name="Internet_20_link" text:visited-style-name="Visited_20_Internet_20_Link"><text:span text:style-name="T16">text</text:span></text:a><text:span text:style-name="T10"> window or edit box (in Paratext or LibreOffice Writer) to move the insertion point up in the text. </text:span></text:p>
      <text:p text:style-name="P6"><text:span text:style-name="T10">The UpArrow also has other uses within </text:span><text:a xlink:type="simple" xlink:href="#k39ojmbyembe" text:style-name="Internet_20_link" text:visited-style-name="Visited_20_Internet_20_Link"><text:span text:style-name="T15">Adapt It</text:span></text:a><text:span text:style-name="T10">. When there is no insertion point in the </text:span><text:a xlink:type="simple" xlink:href="#2j1rw9nv90il" text:style-name="Internet_20_link" text:visited-style-name="Visited_20_Internet_20_Link"><text:span text:style-name="T15">phrase</text:span></text:a><text:a xlink:type="simple" xlink:href="#2j1rw9nv90il" text:style-name="Internet_20_link" text:visited-style-name="Visited_20_Internet_20_Link"><text:span text:style-name="T17"> </text:span></text:a><text:a xlink:type="simple" xlink:href="#2j1rw9nv90il" text:style-name="Internet_20_link" text:visited-style-name="Visited_20_Internet_20_Link"><text:span text:style-name="T15">box</text:span></text:a><text:span text:style-name="T10">, the UpArrow can be used to </text:span><text:a xlink:type="simple" xlink:href="#7jkejxrtwry7" text:style-name="Internet_20_link" text:visited-style-name="Visited_20_Internet_20_Link"><text:span text:style-name="T15">scroll up</text:span></text:a><text:span text:style-name="T10"> in the document showing in the main window. The UpArrow also has another use when used with the </text:span><text:a xlink:type="simple" xlink:href="#kkd1dwjblwjf" text:style-name="Internet_20_link" text:visited-style-name="Visited_20_Internet_20_Link"><text:span text:style-name="T15">Alt</text:span></text:a><text:span text:style-name="T10"> key. When a </text:span><text:a xlink:type="simple" xlink:href="#p2ailj4l6jti" text:style-name="Internet_20_link" text:visited-style-name="Visited_20_Internet_20_Link"><text:span text:style-name="T15">selection</text:span></text:a><text:span text:style-name="T10"> is current, </text:span><text:span text:style-name="T12">Alt+UpArrow</text:span><text:span text:style-name="T10"> causes the </text:span><text:a xlink:type="simple" xlink:href="#ep714p65kvtk" text:style-name="Internet_20_link" text:visited-style-name="Visited_20_Internet_20_Link"><text:span text:style-name="T15">Retranslation</text:span></text:a><text:span text:style-name="T12"> </text:span><text:a xlink:type="simple" xlink:href="#5jn9k5idnueq" text:style-name="Internet_20_link" text:visited-style-name="Visited_20_Internet_20_Link"><text:span text:style-name="T15">dialog</text:span></text:a><text:span text:style-name="T10"> to open for the selected text, but if no selection is current, the Retranslation dialog opens just on the text in the storage element at the current phrase box location.</text:span><draw:frame draw:style-name="fr2" draw:name="image56.png" text:anchor-type="char" svg:x="0in" svg:y="0.0299in" svg:width="1.5618in" svg:height="0.7492in" draw:z-index="0"><draw:image xlink:href="../wasta-docs-images/UpArrowKey.png" xlink:type="simple" xlink:show="embed" xlink:actuate="onLoad"/></draw:frame></text:p>
      <text:p text:style-name="P6"><text:span text:style-name="T10">- </text:span><text:bookmark text:name="1d0j5euwvvk8"/><text:span text:style-name="T12">Updates</text:span><text:span text:style-name="T10"> or </text:span><text:span text:style-name="T12">Software Updates</text:span><text:span text:style-name="T10"> The </text:span><text:a xlink:type="simple" xlink:href="#p3yebsqq8wfu" text:style-name="Internet_20_link" text:visited-style-name="Visited_20_Internet_20_Link"><text:span text:style-name="T15">software</text:span></text:a><text:span text:style-name="T10"> used on computers eventually gets out-of-date, or needs new features, or sometimes software </text:span><text:a xlink:type="simple" xlink:href="#qojnd27rqkg" text:style-name="Internet_20_link" text:visited-style-name="Visited_20_Internet_20_Link"><text:span text:style-name="T15">errors (or "bugs")</text:span></text:a><text:span text:style-name="T10"> are found that need fixing. For these reasons, the </text:span><text:a xlink:type="simple" xlink:href="#4anbobbfr9yw" text:style-name="Internet_20_link" text:visited-style-name="Visited_20_Internet_20_Link"><text:span text:style-name="T15">programmers</text:span></text:a><text:span text:style-name="T10"> who created the software may issue software updates which are stored at locations on the </text:span><text:a xlink:type="simple" xlink:href="#5vekqwntt7yh" text:style-name="Internet_20_link" text:visited-style-name="Visited_20_Internet_20_Link"><text:span text:style-name="T15">Internet</text:span></text:a><text:span text:style-name="T10"> (or on private servers) known as software repositories. Your </text:span><text:a xlink:type="simple" xlink:href="#wy2k62f3late" text:style-name="Internet_20_link" text:visited-style-name="Visited_20_Internet_20_Link"><text:span text:style-name="T18">Wasta </text:span></text:a><text:a xlink:type="simple" xlink:href="#wy2k62f3late" text:style-name="Internet_20_link" text:visited-style-name="Visited_20_Internet_20_Link"><text:span text:style-name="T15">Linux</text:span></text:a><text:span text:style-name="T10"> computer generally knows where those software repositories are, and has an </text:span><text:a xlink:type="simple" xlink:href="#vbscpg7cf4pd" text:style-name="Internet_20_link" text:visited-style-name="Visited_20_Internet_20_Link"><text:span text:style-name="T15">icon</text:span></text:a><text:span text:style-name="T10"> in the </text:span><text:a xlink:type="simple" xlink:href="#odsk5hv0azid" text:style-name="Internet_20_link" text:visited-style-name="Visited_20_Internet_20_Link"><text:span text:style-name="T15">panel</text:span></text:a><text:span text:style-name="T10"> (next to the date -time display) that you can click on to check for, and install, any updates that might be available. Note: To get software updates requires that your computer has access to a </text:span><text:a xlink:type="simple" xlink:href="#x4qq00g8vcz0" text:style-name="Internet_20_link" text:visited-style-name="Visited_20_Internet_20_Link"><text:span text:style-name="T15">network</text:span></text:a><text:span text:style-name="T10"> (such as the private Ukarumpa network), or to the Internet, in order to download the software updates. You may have to spend money for any Internet connection time and data that is required to get software updates.</text:span></text:p>
      <text:p text:style-name="P6"><text:span text:style-name="T10">- </text:span><text:bookmark text:name="wq4d2ohh20u0"/><text:span text:style-name="T12">URL</text:span><text:span text:style-name="T10"> is an abbreviation for Uniform Resource Locator. A URL is the address of a </text:span><text:a xlink:type="simple" xlink:href="#8n69n7dsd6ek" text:style-name="Internet_20_link" text:visited-style-name="Visited_20_Internet_20_Link"><text:span text:style-name="T15">file</text:span></text:a><text:span text:style-name="T10"> (resource) on your own computer, or a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text:span></text:a><text:span text:style-name="T10"> out on the </text:span><text:a xlink:type="simple" xlink:href="#5vekqwntt7yh" text:style-name="Internet_20_link" text:visited-style-name="Visited_20_Internet_20_Link"><text:span text:style-name="T15">Internet</text:span></text:a><text:span text:style-name="T10">. You can type a URL into the address box near </text:span><text:soft-page-break/><text:span text:style-name="T10">the top of your </text:span><text:a xlink:type="simple" xlink:href="#4nqyyzfu3nlb" text:style-name="Internet_20_link" text:visited-style-name="Visited_20_Internet_20_Link"><text:span text:style-name="T15">web browser</text:span></text:a><text:span text:style-name="T10">. There are different kinds of addresses. Common Internet web addresses begin with http:// or https:// and are followed by the web address. For example the URL of the SIL International web site on the Internet is: http://www.sil.org. Most browsers like </text:span><text:a xlink:type="simple" xlink:href="#43iz3rh0mm92" text:style-name="Internet_20_link" text:visited-style-name="Visited_20_Internet_20_Link"><text:span text:style-name="T15">Firefox</text:span></text:a><text:span text:style-name="T10"> allow you to just enter the web address without the http:// part, for example, the SIL International web site can be entered as www.sil.org in the address box. Web browsers usually remember previous URL addresses you have entered in the address box, and they may automatically fill in part of an address that you have typed previously, saving you some typing effort. There are more than a trillion URLs that make up the World Wide Web part of the Internet. See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Web, World Wide Web</text:span></text:a><text:a xlink:type="simple" xlink:href="#uogcqte4m5vf" text:style-name="Internet_20_link" text:visited-style-name="Visited_20_Internet_20_Link"><text:span text:style-name="T17"> (www)</text:span></text:a><text:span text:style-name="T10">.</text:span></text:p>
      <text:p text:style-name="P6"><text:span text:style-name="T10">- </text:span><text:bookmark text:name="dz96gzfxsx8b"/><text:span text:style-name="T12">USB</text:span><text:span text:style-name="T10"> is an abbreviation for Universal Serial Bus. A USB is a connector or socket on a </text:span><text:a xlink:type="simple" xlink:href="#fnulzbft5me1" text:style-name="Internet_20_link" text:visited-style-name="Visited_20_Internet_20_Link"><text:span text:style-name="T15">computer</text:span></text:a><text:span text:style-name="T10"> that allows you to connect (with a USB cable or connector) to other devices such as </text:span><text:a xlink:type="simple" xlink:href="#oysu97nx0yth" text:style-name="Internet_20_link" text:visited-style-name="Visited_20_Internet_20_Link"><text:span text:style-name="T15">USB memory sticks</text:span></text:a><text:span text:style-name="T10">, cameras, CD/DVD players, keyboards, cell phones, scanners, and printers. If the device you are connecting via USB cable has a file storage area, it will be listed under the "Devices" heading in the left panel of the </text:span><text:a xlink:type="simple" xlink:href="#2euhjuqfpiec" text:style-name="Internet_20_link" text:visited-style-name="Visited_20_Internet_20_Link"><text:span text:style-name="T15">File Manager</text:span></text:a><text:span text:style-name="T10">. </text:span></text:p>
      <text:p text:style-name="P6"><text:span text:style-name="T10">- </text:span><text:bookmark text:name="oysu97nx0yth"/><text:span text:style-name="T12">USB Drive </text:span><text:span text:style-name="T10">or </text:span><text:span text:style-name="T12">Thumb Drive</text:span><text:span text:style-name="T10"> is a </text:span><text:a xlink:type="simple" xlink:href="#8n69n7dsd6ek" text:style-name="Internet_20_link" text:visited-style-name="Visited_20_Internet_20_Link"><text:span text:style-name="T15">file</text:span></text:a><text:span text:style-name="T10"> storage device that can be inserted into a </text:span><text:a xlink:type="simple" xlink:href="#dz96gzfxsx8b" text:style-name="Internet_20_link" text:visited-style-name="Visited_20_Internet_20_Link"><text:span text:style-name="T15">USB</text:span></text:a><text:span text:style-name="T10"> connector on your </text:span><text:a xlink:type="simple" xlink:href="#fnulzbft5me1" text:style-name="Internet_20_link" text:visited-style-name="Visited_20_Internet_20_Link"><text:span text:style-name="T15">computer</text:span></text:a><text:span text:style-name="T10">. When connected the name or "label" of the drive will be listed as an external </text:span><text:a xlink:type="simple" xlink:href="#mtc6g6zeig9r" text:style-name="Internet_20_link" text:visited-style-name="Visited_20_Internet_20_Link"><text:span text:style-name="T15">hard drive</text:span></text:a><text:span text:style-name="T10"> under the "Devices" heading in the left panel of the File Manager. To view the contents of the drive click on its name or label. The contents will appear in the right side of your </text:span><text:a xlink:type="simple" xlink:href="#2euhjuqfpiec" text:style-name="Internet_20_link" text:visited-style-name="Visited_20_Internet_20_Link"><text:span text:style-name="T15">File Manager</text:span></text:a><text:span text:style-name="T10">.</text:span></text:p>
      <text:p text:style-name="P6"><text:span text:style-name="T10">- </text:span><text:bookmark text:name="ael3w6qwb1lk"/><text:span text:style-name="T12">User</text:span><text:span text:style-name="T10"> (permissions) </text:span><text:a xlink:type="simple" xlink:href="#n9sozqqazchv" text:style-name="Internet_20_link" text:visited-style-name="Visited_20_Internet_20_Link"><text:span text:style-name="T15">Linux</text:span></text:a><text:span text:style-name="T10"> operating systems allow certain permissions to be granted to the "owner", to the "group", and to "others" with respect to the files and folders in the computer. Each is distinct and has certain permissions that are distinct from the other permission categories. You are the "owner" of all files and folders in your </text:span><text:a xlink:type="simple" xlink:href="#yjcnx9p2mvao" text:style-name="Internet_20_link" text:visited-style-name="Visited_20_Internet_20_Link"><text:span text:style-name="T15">Home folder</text:span></text:a><text:span text:style-name="T10">. See </text:span><text:a xlink:type="simple" xlink:href="#p4w976b865qk" text:style-name="Internet_20_link" text:visited-style-name="Visited_20_Internet_20_Link"><text:span text:style-name="T15">Owner</text:span></text:a><text:span text:style-name="T10">. See </text:span><text:a xlink:type="simple" xlink:href="#anqzdmiqrxii" text:style-name="Internet_20_link" text:visited-style-name="Visited_20_Internet_20_Link"><text:span text:style-name="T15">Group</text:span></text:a><text:span text:style-name="T10">. See </text:span><text:a xlink:type="simple" xlink:href="#vrx1w33fwktb" text:style-name="Internet_20_link" text:visited-style-name="Visited_20_Internet_20_Link"><text:span text:style-name="T15">Others</text:span></text:a><text:span text:style-name="T10">.</text:span></text:p>
      <text:p text:style-name="P6"><text:span text:style-name="T10">- </text:span><text:bookmark text:name="hoedzaweqb21"/><text:span text:style-name="T12">User</text:span><text:span text:style-name="T10"> or </text:span><text:span text:style-name="T12">Username</text:span><text:span text:style-name="T10"> is the name created for you to use when you </text:span><text:a xlink:type="simple" xlink:href="#r5ns7mftnlas" text:style-name="Internet_20_link" text:visited-style-name="Visited_20_Internet_20_Link"><text:span text:style-name="T15">log in</text:span></text:a><text:span text:style-name="T10"> to the </text:span><text:a xlink:type="simple" xlink:href="#fnulzbft5me1" text:style-name="Internet_20_link" text:visited-style-name="Visited_20_Internet_20_Link"><text:span text:style-name="T15">computer</text:span></text:a><text:span text:style-name="T10">. It is the name that is associated with your </text:span><text:a xlink:type="simple" xlink:href="#yjcnx9p2mvao" text:style-name="Internet_20_link" text:visited-style-name="Visited_20_Internet_20_Link"><text:span text:style-name="T15">Home folder</text:span></text:a><text:span text:style-name="T10">. A computer can be set up for other </text:span><text:a xlink:type="simple" xlink:href="#hoedzaweqb21" text:style-name="Internet_20_link" text:visited-style-name="Visited_20_Internet_20_Link"><text:span text:style-name="T15">users</text:span></text:a><text:span text:style-name="T10"> which would each have their own user name that they use to log in to the computer. The Home folder for each user is separate from all other users; one user cannot see or access a different user's files or data.</text:span></text:p>
      <text:p text:style-name="P6"><text:span text:style-name="T10">- </text:span><text:bookmark text:name="utkdw5qqundz"/><text:span text:style-name="T12">USFM (Uniform Standard Format Markers)</text:span><text:span text:style-name="T10"> is a method of marking the parts of Scripture </text:span><text:a xlink:type="simple" xlink:href="#8n69n7dsd6ek" text:style-name="Internet_20_link" text:visited-style-name="Visited_20_Internet_20_Link"><text:span text:style-name="T15">files</text:span></text:a><text:span text:style-name="T10">. USFM markers start with a </text:span><text:a xlink:type="simple" xlink:href="#c17157dp4p92" text:style-name="Internet_20_link" text:visited-style-name="Visited_20_Internet_20_Link"><text:span text:style-name="T15">backslash</text:span></text:a><text:span text:style-name="T10"> character which is directly followed by one or more code letters. Some USFM markers a also followed by a space and a number; or a space and some special text. Some common USFM markers are:<text:line-break/></text:span><text:span text:style-name="T12">\v n</text:span><text:span text:style-name="T10"> marks the start of a verse, where </text:span><text:span text:style-name="T12">n</text:span><text:span text:style-name="T10"> is a number that indicates the verse number<text:line-break/></text:span><text:span text:style-name="T12">\c n</text:span><text:span text:style-name="T10"> marks the start of a chapter, where </text:span><text:span text:style-name="T12">n</text:span><text:span text:style-name="T10"> is a number that indicates the chapter number<text:line-break/></text:span><text:span text:style-name="T12">\s text</text:span><text:span text:style-name="T10"> marks the location of a sub heading, where </text:span><text:span text:style-name="T12">text</text:span><text:span text:style-name="T10"> is the wording of the subheading<text:line-break/></text:span><text:span text:style-name="T12">\f text... \f*</text:span><text:span text:style-name="T10"> marks the start and end of footnote text, where </text:span><text:span text:style-name="T12">text...</text:span><text:span text:style-name="T10"> is the content of the footnote<text:line-break/>Some markers (like \c and \s above) indicate the presence of a new paragraph or break in the Scripture text. Other markers (like \v and \f ... \f*) may be found embedded within the Scripture text. Footnotes and other "embedded" markers have a beginning marker and an end marker that always ends with an asterisk *. For example, the </text:span><text:span text:style-name="T12">begin</text:span><text:span text:style-name="T10"> footnote marker is </text:span><text:span text:style-name="T12">\f</text:span><text:span text:style-name="T10"> and the </text:span><text:span text:style-name="T12">end</text:span><text:span text:style-name="T10"> footnote marker is </text:span><text:span text:style-name="T12">\f*</text:span><text:span text:style-name="T10">. There are many other USFM markers for marking the other parts of Scripture texts. USFM is the standard marking system that is used in </text:span><text:a xlink:type="simple" xlink:href="#ezcd641l4mey" text:style-name="Internet_20_link" text:visited-style-name="Visited_20_Internet_20_Link"><text:span text:style-name="T15">Paratext</text:span></text:a><text:span text:style-name="T10">, </text:span><text:a xlink:type="simple" xlink:href="#k39ojmbyembe" text:style-name="Internet_20_link" text:visited-style-name="Visited_20_Internet_20_Link"><text:span text:style-name="T15">Adapt It</text:span></text:a><text:span text:style-name="T10">, and some other software used for </text:span><text:a xlink:type="simple" xlink:href="#7s7nlhgk77dg" text:style-name="Internet_20_link" text:visited-style-name="Visited_20_Internet_20_Link"><text:span text:style-name="T15">translation</text:span></text:a><text:span text:style-name="T10"> and </text:span><text:a xlink:type="simple" xlink:href="#ug0l5lhjckon" text:style-name="Internet_20_link" text:visited-style-name="Visited_20_Internet_20_Link"><text:span text:style-name="T15">linguistics</text:span></text:a><text:span text:style-name="T10">. Scripture files that are marked with USFM markers are a kind of plain text file. See </text:span><text:a xlink:type="simple" xlink:href="#3e7sq6n6h6m5" text:style-name="Internet_20_link" text:visited-style-name="Visited_20_Internet_20_Link"><text:span text:style-name="T15">Plain Text</text:span></text:a><text:span text:style-name="T10">.</text:span><text:bookmark text:name="mzs3985qipj1"/></text:p>
      <text:p text:style-name="P5">V</text:p>
      <text:p text:style-name="P1">- <text:bookmark text:name="7pnfeolff8w5"/><text:span text:style-name="T22">Video adapter</text:span> or <text:span text:style-name="T22">Graphics adapter</text:span> is the part of the computer hardware that creates and controls what is shown on the computer’s <text:a xlink:type="simple" xlink:href="#ugddljuxz3fp" text:style-name="Internet_20_link" text:visited-style-name="Visited_20_Internet_20_Link"><text:span text:style-name="T2">screen</text:span></text:a>. A video adapter may also have its own <text:a xlink:type="simple" xlink:href="#5tc9mjrk7q0r" text:style-name="Internet_20_link" text:visited-style-name="Visited_20_Internet_20_Link"><text:span text:style-name="T2">CPU</text:span></text:a> to accelerate the drawing of graphics on the computer’s screen.</text:p>
      <text:p text:style-name="P6"><text:span text:style-name="T10">- </text:span><text:bookmark text:name="pagbxcxru81t"/><text:span text:style-name="T12">View</text:span><text:span text:style-name="T10"> In a computer interface, a "view" is what you see through a "</text:span><text:a xlink:type="simple" xlink:href="#vezkek5eqyd3" text:style-name="Internet_20_link" text:visited-style-name="Visited_20_Internet_20_Link"><text:span text:style-name="T15">window</text:span></text:a><text:span text:style-name="T10">" - a rectangular part of the screen through which a user can see some information or image. Many computer </text:span><text:a xlink:type="simple" xlink:href="#54dy6r4pd41g" text:style-name="Internet_20_link" text:visited-style-name="Visited_20_Internet_20_Link"><text:span text:style-name="T15">programs</text:span></text:a><text:span text:style-name="T10"> have a View menu that allows you to change some aspects of the "view" you see within the computer program. A View menu may also allow you to turn </text:span><text:span text:style-name="T12">on</text:span><text:span text:style-name="T10"> or turn </text:span><text:span text:style-name="T12">off</text:span><text:span text:style-name="T10"> certain parts of the program's </text:span><text:soft-page-break/><text:a xlink:type="simple" xlink:href="#nzgrtwq1g0um" text:style-name="Internet_20_link" text:visited-style-name="Visited_20_Internet_20_Link"><text:span text:style-name="T15">interface</text:span></text:a><text:span text:style-name="T10">, such as which </text:span><text:a xlink:type="simple" xlink:href="#gzlzodyubgil" text:style-name="Internet_20_link" text:visited-style-name="Visited_20_Internet_20_Link"><text:span text:style-name="T15">tool bars</text:span></text:a><text:span text:style-name="T10"> are shown to the user. See </text:span><text:a xlink:type="simple" xlink:href="#xl9vlpc8td4z" text:style-name="Internet_20_link" text:visited-style-name="Visited_20_Internet_20_Link"><text:span text:style-name="T15">Desktop (computer interface)</text:span></text:a><text:span text:style-name="T10">.</text:span></text:p>
      <text:p text:style-name="P6"><text:span text:style-name="T10">- </text:span><text:bookmark text:name="hhiscme8gfuy"/><text:span text:style-name="T12">Virus</text:span><text:span text:style-name="T10"> is a program written by someone with evil intent to take control of your </text:span><text:a xlink:type="simple" xlink:href="#fnulzbft5me1" text:style-name="Internet_20_link" text:visited-style-name="Visited_20_Internet_20_Link"><text:span text:style-name="T15">computer</text:span></text:a><text:span text:style-name="T10"> for various purposes. A computer virus can destroy your computer's </text:span><text:a xlink:type="simple" xlink:href="#9yx3plmph8bg" text:style-name="Internet_20_link" text:visited-style-name="Visited_20_Internet_20_Link"><text:span text:style-name="T15">operating system</text:span></text:a><text:span text:style-name="T10">, applications, data, files, or even remotely control your computer to harm other computers. Viruses usually attach themselves to computer program </text:span><text:a xlink:type="simple" xlink:href="#8n69n7dsd6ek" text:style-name="Internet_20_link" text:visited-style-name="Visited_20_Internet_20_Link"><text:span text:style-name="T15">files</text:span></text:a><text:span text:style-name="T10">. A computer may get a virus from a </text:span><text:a xlink:type="simple" xlink:href="#oysu97nx0yth" text:style-name="Internet_20_link" text:visited-style-name="Visited_20_Internet_20_Link"><text:span text:style-name="T15">USB drive</text:span></text:a><text:span text:style-name="T10"> inserted into the computer, or from opening an email attachment, or from visiting a compromised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text:span></text:a><text:span text:style-name="T10"> that contains a virus. Computer viruses are an especially bad problem for computers that run the Windows operating system. Viruses are not a big problem for </text:span><text:a xlink:type="simple" xlink:href="#n9sozqqazchv" text:style-name="Internet_20_link" text:visited-style-name="Visited_20_Internet_20_Link"><text:span text:style-name="T15">Linux</text:span></text:a><text:span text:style-name="T10"> computers. See </text:span><text:a xlink:type="simple" xlink:href="#825zkts27imo" text:style-name="Internet_20_link" text:visited-style-name="Visited_20_Internet_20_Link"><text:span text:style-name="T15">AV </text:span></text:a><text:a xlink:type="simple" xlink:href="#825zkts27imo" text:style-name="Internet_20_link" text:visited-style-name="Visited_20_Internet_20_Link"><text:span text:style-name="T17">or </text:span></text:a><text:a xlink:type="simple" xlink:href="#825zkts27imo" text:style-name="Internet_20_link" text:visited-style-name="Visited_20_Internet_20_Link"><text:span text:style-name="T15">Anti-Virus</text:span></text:a><text:span text:style-name="T10">. See </text:span><text:a xlink:type="simple" xlink:href="#n366x4duu668" text:style-name="Internet_20_link" text:visited-style-name="Visited_20_Internet_20_Link"><text:span text:style-name="T15">Malware</text:span></text:a><text:span text:style-name="T10">. See </text:span><text:a xlink:type="simple" xlink:href="#m7ruo39c9c09" text:style-name="Internet_20_link" text:visited-style-name="Visited_20_Internet_20_Link"><text:span text:style-name="T15">Worm</text:span></text:a><text:span text:style-name="T10">.</text:span><text:bookmark text:name="g72uefoabjx1"/></text:p>
      <text:p text:style-name="P5">W</text:p>
      <text:p text:style-name="P6"><text:span text:style-name="T10">- </text:span><text:bookmark text:name="djfec7ilhs0x"/><text:span text:style-name="T12">Warning</text:span><text:span text:style-name="T10"> is </text:span><text:a xlink:type="simple" xlink:href="#yy2m0poaze1n" text:style-name="Internet_20_link" text:visited-style-name="Visited_20_Internet_20_Link"><text:span text:style-name="T15">message</text:span></text:a><text:span text:style-name="T10"> that tells you about a condition or a result that might not be what you intend or want to happen. A computer </text:span><text:a xlink:type="simple" xlink:href="#54dy6r4pd41g" text:style-name="Internet_20_link" text:visited-style-name="Visited_20_Internet_20_Link"><text:span text:style-name="T15">program</text:span></text:a><text:span text:style-name="T10"> will usually give you a warning if you attempt to do something that the program thinks might be dangerous to your computer or to your data, or when your action might result in something happening that you don't expect. See </text:span><text:a xlink:type="simple" xlink:href="#qojnd27rqkg" text:style-name="Internet_20_link" text:visited-style-name="Visited_20_Internet_20_Link"><text:span text:style-name="T15">Error</text:span></text:a><text:span text:style-name="T10">.</text:span></text:p>
      <text:p text:style-name="P6">- <text:bookmark text:name="wy2k62f3late"/><text:span text:style-name="T22">Wasta Linux</text:span> is one of many different <text:a xlink:type="simple" xlink:href="#n9sozqqazchv" text:style-name="Internet_20_link" text:visited-style-name="Visited_20_Internet_20_Link"><text:span text:style-name="T2">Linux</text:span></text:a> <text:a xlink:type="simple" xlink:href="#vkybxhf92ddl" text:style-name="Internet_20_link" text:visited-style-name="Visited_20_Internet_20_Link"><text:span text:style-name="T2">graphical desktops</text:span></text:a> that run on top of the Linux <text:a xlink:type="simple" xlink:href="#4ztl1si6du3w" text:style-name="Internet_20_link" text:visited-style-name="Visited_20_Internet_20_Link"><text:span text:style-name="T2">Kernel</text:span></text:a>. Wasta Linux uses many resources of the Ubuntu graphical desktop, but Wasta Linux looks and feels more like Microsoft Windows than the modern Ubuntu desktop.</text:p>
      <text:p text:style-name="P6"><text:span text:style-name="T10">- </text:span><text:bookmark text:name="4nqyyzfu3nlb"/><text:span text:style-name="T12">Web Browser</text:span><text:span text:style-name="T10"> is a computer </text:span><text:a xlink:type="simple" xlink:href="#4nqyyzfu3nlb" text:style-name="Internet_20_link" text:visited-style-name="Visited_20_Internet_20_Link"><text:span text:style-name="T15">program</text:span></text:a><text:span text:style-name="T10"> designed especially for loading and displaying </text:span><text:a xlink:type="simple" xlink:href="#uogcqte4m5vf" text:style-name="Internet_20_link" text:visited-style-name="Visited_20_Internet_20_Link"><text:span text:style-name="T15">web</text:span></text:a><text:span text:style-name="T10"> pages and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s</text:span></text:a><text:span text:style-name="T10">. Popular web browsers include </text:span><text:a xlink:type="simple" xlink:href="#43iz3rh0mm92" text:style-name="Internet_20_link" text:visited-style-name="Visited_20_Internet_20_Link"><text:span text:style-name="T15">Firefox</text:span></text:a><text:span text:style-name="T10">, Internet Explorer (Windows), and Safari (Apple).</text:span></text:p>
      <text:p text:style-name="P6"><text:span text:style-name="T10">- </text:span><text:bookmark text:name="uogcqte4m5vf"/><text:span text:style-name="T12">Web</text:span><text:span text:style-name="T10"> </text:span><text:span text:style-name="T12">site,</text:span><text:span text:style-name="T10"> </text:span><text:span text:style-name="T12">Web, World Wide Web</text:span><text:span text:style-name="T10"> (www) These are words that describe the vast network of information that is available from computers, especially those connected to the </text:span><text:a xlink:type="simple" xlink:href="#5vekqwntt7yh" text:style-name="Internet_20_link" text:visited-style-name="Visited_20_Internet_20_Link"><text:span text:style-name="T15">Internet</text:span></text:a><text:span text:style-name="T10">. Individual web sites usually consist of at least one and sometimes many "pages" of information that can be viewed from your computer when it "loads" the web site. Every "page" of information on the Internet has a unique address or </text:span><text:a xlink:type="simple" xlink:href="#wq4d2ohh20u0" text:style-name="Internet_20_link" text:visited-style-name="Visited_20_Internet_20_Link"><text:span text:style-name="T15">URL</text:span></text:a><text:span text:style-name="T10">. Many websites have </text:span><text:a xlink:type="simple" xlink:href="#nohzlu7b89yn" text:style-name="Internet_20_link" text:visited-style-name="Visited_20_Internet_20_Link"><text:span text:style-name="T15">hyperlinks or jump links</text:span></text:a><text:span text:style-name="T10"> that can connect your </text:span><text:a xlink:type="simple" xlink:href="#4nqyyzfu3nlb" text:style-name="Internet_20_link" text:visited-style-name="Visited_20_Internet_20_Link"><text:span text:style-name="T15">browser</text:span></text:a><text:span text:style-name="T10"> to other web sites and pages on the Internet. You can use "search engines" such as </text:span><text:a xlink:type="simple" xlink:href="#36ec2jgk4o14" text:style-name="Internet_20_link" text:visited-style-name="Visited_20_Internet_20_Link"><text:span text:style-name="T15">Google</text:span></text:a><text:span text:style-name="T10">, Bing and </text:span><text:a xlink:type="simple" xlink:href="#1iurcs86geg3" text:style-name="Internet_20_link" text:visited-style-name="Visited_20_Internet_20_Link"><text:span text:style-name="T15">Yahoo</text:span></text:a><text:span text:style-name="T10"> to find information on the world wide web. See </text:span><text:a xlink:type="simple" xlink:href="#wq4d2ohh20u0" text:style-name="Internet_20_link" text:visited-style-name="Visited_20_Internet_20_Link"><text:span text:style-name="T15">URL</text:span></text:a><text:span text:style-name="T10">. See </text:span><text:a xlink:type="simple" xlink:href="#nohzlu7b89yn" text:style-name="Internet_20_link" text:visited-style-name="Visited_20_Internet_20_Link"><text:span text:style-name="T15">Hyperlink or Jump Link</text:span></text:a><text:span text:style-name="T10">. See </text:span><text:a xlink:type="simple" xlink:href="#5vekqwntt7yh" text:style-name="Internet_20_link" text:visited-style-name="Visited_20_Internet_20_Link"><text:span text:style-name="T15">Internet</text:span></text:a><text:span text:style-name="T10">.</text:span></text:p>
      <text:p text:style-name="P6"><text:span text:style-name="T10">- </text:span><text:bookmark text:name="vezkek5eqyd3"/><text:span text:style-name="T12">Window</text:span><text:span text:style-name="T10"> is the rectangular area of the screen that displays a "</text:span><text:a xlink:type="simple" xlink:href="#pagbxcxru81t" text:style-name="Internet_20_link" text:visited-style-name="Visited_20_Internet_20_Link"><text:span text:style-name="T15">view</text:span></text:a><text:span text:style-name="T10">" to the user. A window usually has a </text:span><text:a xlink:type="simple" xlink:href="#tz1budwnj5b7" text:style-name="Internet_20_link" text:visited-style-name="Visited_20_Internet_20_Link"><text:span text:style-name="T15">frame</text:span></text:a><text:span text:style-name="T10"> around the four borders of the window. The computer </text:span><text:a xlink:type="simple" xlink:href="#ugddljuxz3fp" text:style-name="Internet_20_link" text:visited-style-name="Visited_20_Internet_20_Link"><text:span text:style-name="T15">screen</text:span></text:a><text:span text:style-name="T10"> itself acts like a window that shows the computer's "</text:span><text:a xlink:type="simple" xlink:href="#xl9vlpc8td4z" text:style-name="Internet_20_link" text:visited-style-name="Visited_20_Internet_20_Link"><text:span text:style-name="T15">desktop</text:span></text:a><text:span text:style-name="T10">" and can contain other windows. Most computer </text:span><text:a xlink:type="simple" xlink:href="#54dy6r4pd41g" text:style-name="Internet_20_link" text:visited-style-name="Visited_20_Internet_20_Link"><text:span text:style-name="T15">programs</text:span></text:a><text:span text:style-name="T10"> run within a window on the computer screen. A computer window can contain the contents of a </text:span><text:a xlink:type="simple" xlink:href="#8n69n7dsd6ek" text:style-name="Internet_20_link" text:visited-style-name="Visited_20_Internet_20_Link"><text:span text:style-name="T15">file</text:span></text:a><text:span text:style-name="T10">, such as a text, a picture, or even other windows. </text:span><text:a xlink:type="simple" xlink:href="#yy2m0poaze1n" text:style-name="Internet_20_link" text:visited-style-name="Visited_20_Internet_20_Link"><text:span text:style-name="T15">Messages</text:span></text:a><text:span text:style-name="T10"> and </text:span><text:a xlink:type="simple" xlink:href="#5jn9k5idnueq" text:style-name="Internet_20_link" text:visited-style-name="Visited_20_Internet_20_Link"><text:span text:style-name="T15">dialogs</text:span></text:a><text:span text:style-name="T10"> display their information in windows. See </text:span><text:a xlink:type="simple" xlink:href="#vkybxhf92ddl" text:style-name="Internet_20_link" text:visited-style-name="Visited_20_Internet_20_Link"><text:span text:style-name="T15">Graphical User Interface</text:span></text:a><text:a xlink:type="simple" xlink:href="#vkybxhf92ddl" text:style-name="Internet_20_link" text:visited-style-name="Visited_20_Internet_20_Link"><text:span text:style-name="T17"> or </text:span></text:a><text:a xlink:type="simple" xlink:href="#vkybxhf92ddl" text:style-name="Internet_20_link" text:visited-style-name="Visited_20_Internet_20_Link"><text:span text:style-name="T15">GUI</text:span></text:a><text:span text:style-name="T10">.</text:span></text:p>
      <text:p text:style-name="P6"><text:span text:style-name="T10">- </text:span><text:bookmark text:name="83rc0znadm5a"/><text:span text:style-name="T12">Wine</text:span><text:span text:style-name="T10"> is a </text:span><text:a xlink:type="simple" xlink:href="#n9sozqqazchv" text:style-name="Internet_20_link" text:visited-style-name="Visited_20_Internet_20_Link"><text:span text:style-name="T15">Linux</text:span></text:a><text:span text:style-name="T10"> </text:span><text:a xlink:type="simple" xlink:href="#54dy6r4pd41g" text:style-name="Internet_20_link" text:visited-style-name="Visited_20_Internet_20_Link"><text:span text:style-name="T15">program</text:span></text:a><text:span text:style-name="T10"> that can run some Windows programs within a </text:span><text:a xlink:type="simple" xlink:href="#vezkek5eqyd3" text:style-name="Internet_20_link" text:visited-style-name="Visited_20_Internet_20_Link"><text:span text:style-name="T15">window</text:span></text:a><text:span text:style-name="T10"> on the Linux computer. The Wine program provides a way for Linux to execute Windows programs that normally only run on Windows computers. Wine does not require Microsoft Windows, but is a </text:span><text:a xlink:type="simple" xlink:href="#ccezfvqgyhz" text:style-name="Internet_20_link" text:visited-style-name="Visited_20_Internet_20_Link"><text:span text:style-name="T15">free</text:span></text:a><text:span text:style-name="T10"> open source program. Not all Windows programs can run within a Wine window on Linux. Generally it is best to run genuine Linux programs on Linux computers. </text:span></text:p>
      <text:p text:style-name="P6"><text:span text:style-name="T10">- </text:span><text:bookmark text:name="xcjiogrx26bg"/><text:span text:style-name="T12">Wireless</text:span><text:span text:style-name="T10"> was traditionally known as a radio, but in the modern computer age a wireless is a device that can use an electrical signal to transmit and receive information between </text:span><text:a xlink:type="simple" xlink:href="#fnulzbft5me1" text:style-name="Internet_20_link" text:visited-style-name="Visited_20_Internet_20_Link"><text:span text:style-name="T15">computers</text:span></text:a><text:span text:style-name="T10"> and computer </text:span><text:a xlink:type="simple" xlink:href="#x4qq00g8vcz0" text:style-name="Internet_20_link" text:visited-style-name="Visited_20_Internet_20_Link"><text:span text:style-name="T15">networks</text:span></text:a><text:span text:style-name="T10">. Most </text:span><text:a xlink:type="simple" xlink:href="#qysf8kgk9ue8" text:style-name="Internet_20_link" text:visited-style-name="Visited_20_Internet_20_Link"><text:span text:style-name="T15">laptop</text:span></text:a><text:span text:style-name="T10"> computers, </text:span><text:a xlink:type="simple" xlink:href="#vewcz2ly26pt" text:style-name="Internet_20_link" text:visited-style-name="Visited_20_Internet_20_Link"><text:span text:style-name="T15">tablet</text:span></text:a><text:span text:style-name="T10"> computers and cell phones have wireless transmitters and receivers that can be used to transfer information at high rates of speed. There are various hardware devices that can be used to send, receive and route wireless signals (called traffic), including modems, gateways, switches and routers. </text:span></text:p>
      <text:p text:style-name="P6"><text:span text:style-name="T10">- </text:span><text:bookmark text:name="m7ruo39c9c09"/><text:span text:style-name="T12">Worm</text:span><text:span text:style-name="T10"> is a type of computer </text:span><text:a xlink:type="simple" xlink:href="#n366x4duu668" text:style-name="Internet_20_link" text:visited-style-name="Visited_20_Internet_20_Link"><text:span text:style-name="T15">malware</text:span></text:a><text:span text:style-name="T10"> that can infect and do harm to a computer's </text:span><text:a xlink:type="simple" xlink:href="#9yx3plmph8bg" text:style-name="Internet_20_link" text:visited-style-name="Visited_20_Internet_20_Link"><text:span text:style-name="T15">operating system</text:span></text:a><text:span text:style-name="T10"> or its data. A computer worm reproduces itself in order to spread to other computers. Often, a worm uses a computer </text:span><text:a xlink:type="simple" xlink:href="#x4qq00g8vcz0" text:style-name="Internet_20_link" text:visited-style-name="Visited_20_Internet_20_Link"><text:span text:style-name="T15">network</text:span></text:a><text:span text:style-name="T10"> to spread itself, relying on security failures on the target computer to access it. Unlike a computer </text:span><text:a xlink:type="simple" xlink:href="#hhiscme8gfuy" text:style-name="Internet_20_link" text:visited-style-name="Visited_20_Internet_20_Link"><text:span text:style-name="T15">virus</text:span></text:a><text:span text:style-name="T10">, a worm does not need to attach itself to an existing computer </text:span><text:a xlink:type="simple" xlink:href="#54dy6r4pd41g" text:style-name="Internet_20_link" text:visited-style-name="Visited_20_Internet_20_Link"><text:span text:style-name="T15">program</text:span></text:a><text:span text:style-name="T10">. Worms almost always cause at least some harm to the computer network they infect, even if only by consuming space and keeping the network too busy, whereas viruses almost always corrupt or modify </text:span><text:soft-page-break/><text:a xlink:type="simple" xlink:href="#8n69n7dsd6ek" text:style-name="Internet_20_link" text:visited-style-name="Visited_20_Internet_20_Link"><text:span text:style-name="T15">files</text:span></text:a><text:span text:style-name="T10"> on a targeted computer. A very common strategy of computer worms is to install a "backdoor" in an infected computer to secretly make the computer into a "zombie", that is, to make it obey the wishes of the creator of the worm. Networks of such infected machines are often referred to as "botnets" and are very commonly used by </text:span><text:a xlink:type="simple" xlink:href="#v1hzjentxk9w" text:style-name="Internet_20_link" text:visited-style-name="Visited_20_Internet_20_Link"><text:span text:style-name="T15">spam</text:span></text:a><text:span text:style-name="T10"> senders for sending junk email or by malicious hackers to attack business </text:span><text:a xlink:type="simple" xlink:href="#uogcqte4m5vf" text:style-name="Internet_20_link" text:visited-style-name="Visited_20_Internet_20_Link"><text:span text:style-name="T15">web</text:span></text:a><text:a xlink:type="simple" xlink:href="#uogcqte4m5vf" text:style-name="Internet_20_link" text:visited-style-name="Visited_20_Internet_20_Link"><text:span text:style-name="T17"> </text:span></text:a><text:a xlink:type="simple" xlink:href="#uogcqte4m5vf" text:style-name="Internet_20_link" text:visited-style-name="Visited_20_Internet_20_Link"><text:span text:style-name="T15">sites</text:span></text:a><text:span text:style-name="T10"> and computer networks. See </text:span><text:a xlink:type="simple" xlink:href="#hhiscme8gfuy" text:style-name="Internet_20_link" text:visited-style-name="Visited_20_Internet_20_Link"><text:span text:style-name="T18">Virus</text:span></text:a><text:span text:style-name="T10">. See </text:span><text:a xlink:type="simple" xlink:href="#n366x4duu668" text:style-name="Internet_20_link" text:visited-style-name="Visited_20_Internet_20_Link"><text:span text:style-name="T15">Malware</text:span></text:a><text:span text:style-name="T10">. </text:span><text:bookmark text:name="4207wptvrwkm"/></text:p>
      <text:p text:style-name="P5">X</text:p>
      <text:p text:style-name="P6"><text:span text:style-name="T10">- </text:span><text:bookmark text:name="x67p3sz1t4w"/><text:span text:style-name="T12">XML</text:span><text:span text:style-name="T10"> (file type) is an abbreviation for Extensible Markup Language. XML is a </text:span><text:a xlink:type="simple" xlink:href="http://en.wikipedia.org/wiki/Markup_language" text:style-name="Internet_20_link" text:visited-style-name="Visited_20_Internet_20_Link"><text:span text:style-name="T17">t</text:span></text:a><text:span text:style-name="T10">ype of </text:span><text:a xlink:type="simple" xlink:href="#lsl7flaqk3uu" text:style-name="Internet_20_link" text:visited-style-name="Visited_20_Internet_20_Link"><text:span text:style-name="T15">code language</text:span></text:a><text:span text:style-name="T10"> that defines a set of rules for giving structure to documents. XML documents can be read by both humans and machines/computers.</text:span><text:bookmark text:name="s8fvlovyb8rh"/></text:p>
      <text:p text:style-name="P5">Y</text:p>
      <text:p text:style-name="P6"><text:span text:style-name="T10">- </text:span><text:bookmark text:name="1iurcs86geg3"/><text:span text:style-name="T12">Yahoo!</text:span><text:span text:style-name="T10"> is a multinational </text:span><text:a xlink:type="simple" xlink:href="#5vekqwntt7yh" text:style-name="Internet_20_link" text:visited-style-name="Visited_20_Internet_20_Link"><text:span text:style-name="T15">Internet</text:span></text:a><text:span text:style-name="T10"> corporation. It is widely known for its web portal, search engine, and related services. See </text:span><text:a xlink:type="simple" xlink:href="#36ec2jgk4o14" text:style-name="Internet_20_link" text:visited-style-name="Visited_20_Internet_20_Link"><text:span text:style-name="T15">Google</text:span></text:a><text:span text:style-name="T10">.</text:span><text:bookmark text:name="ihsltak2ri1z"/></text:p>
      <text:p text:style-name="P5">Z</text:p>
      <text:p text:style-name="P6"><text:span text:style-name="T10">- </text:span><text:bookmark text:name="pygvrggi38my"/><text:span text:style-name="T12">ZIP</text:span><text:span text:style-name="T10"> is a method for </text:span><text:a xlink:type="simple" xlink:href="#p8aw80kmrp" text:style-name="Internet_20_link" text:visited-style-name="Visited_20_Internet_20_Link"><text:span text:style-name="T15">compressing</text:span></text:a><text:span text:style-name="T10"> computer </text:span><text:a xlink:type="simple" xlink:href="#8n69n7dsd6ek" text:style-name="Internet_20_link" text:visited-style-name="Visited_20_Internet_20_Link"><text:span text:style-name="T15">files</text:span></text:a><text:span text:style-name="T10"> to make them take up less space. The Zip program can be used to compress one or more files into a single file which is called an </text:span><text:a xlink:type="simple" xlink:href="#e6tvwzu96v8n" text:style-name="Internet_20_link" text:visited-style-name="Visited_20_Internet_20_Link"><text:span text:style-name="T15">archive</text:span></text:a><text:span text:style-name="T10">. When files are zipped they take up less space, but no data is lost when they are subsequently </text:span><text:a xlink:type="simple" xlink:href="#2i8c74hvurz5" text:style-name="Internet_20_link" text:visited-style-name="Visited_20_Internet_20_Link"><text:span text:style-name="T15">unzipped</text:span></text:a><text:span text:style-name="T10">. Usually, before you can use zipped or archived files, they need to be uncompressed or unzipped. Another common type of compression program on Linux computers is gzip. The resulting file compressed by gzip is called a gz file. See </text:span><text:a xlink:type="simple" xlink:href="#tl5tm0k5g1m6" text:style-name="Internet_20_link" text:visited-style-name="Visited_20_Internet_20_Link"><text:span text:style-name="T15">File Properties</text:span></text:a><text:span text:style-name="T10">. See </text:span><text:a xlink:type="simple" xlink:href="#2i8c74hvurz5" text:style-name="Internet_20_link" text:visited-style-name="Visited_20_Internet_20_Link"><text:span text:style-name="T15">Unzip or Uncompress</text:span></text:a><text:span text:style-name="T10">.</text:span></text:p>
      <text:p text:style-name="P11"><text:span text:style-name="T10">- </text:span><text:bookmark text:name="t9ibcb1hf2mz"/><text:span text:style-name="T12">Zoom</text:span><text:span text:style-name="T10"> is a feature that is available in some computer </text:span><text:a xlink:type="simple" xlink:href="#54dy6r4pd41g" text:style-name="Internet_20_link" text:visited-style-name="Visited_20_Internet_20_Link"><text:span text:style-name="T15">programs</text:span></text:a><text:span text:style-name="T10">. Zoom allow the user to make the content of a </text:span><text:a xlink:type="simple" xlink:href="#vezkek5eqyd3" text:style-name="Internet_20_link" text:visited-style-name="Visited_20_Internet_20_Link"><text:span text:style-name="T15">window</text:span></text:a><text:span text:style-name="T10"> larger or smaller. When you "zoom </text:span><text:span text:style-name="T12">in</text:span><text:span text:style-name="T10">" the objects or </text:span><text:a xlink:type="simple" xlink:href="#swzqjr39vyli" text:style-name="Internet_20_link" text:visited-style-name="Visited_20_Internet_20_Link"><text:span text:style-name="T15">text</text:span></text:a><text:span text:style-name="T10"> within the window get larger, but less of the entire content of the window becomes visible. When you "zoom </text:span><text:span text:style-name="T12">out</text:span><text:span text:style-name="T10">" the objects or text within the window get smaller, but more of the content of the window becomes visibl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Thorndale1" svg:font-family="Thorndal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965in" loext:contextual-spacing="false" fo:line-height="100%" fo:orphans="0" fo:widows="0" fo:keep-with-next="always"/>
      <style:text-properties style:text-position="0% 100%" style:font-name="Thorndale" fo:font-family="Thorndale" style:font-family-generic="roman" style:font-pitch="variable" fo:font-size="24pt" fo:font-weight="bold" style:font-name-asian="Thorndale1" style:font-family-asian="Thorndale" style:font-family-generic-asian="system" style:font-pitch-asian="variable" style:font-size-asian="24pt" style:font-weight-asian="bold" style:font-name-complex="Thorndale1" style:font-family-complex="Thorndale"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style:font-name="Arial" fo:font-size="10pt" fo:font-weight="bold" style:font-name-asian="Arial1" style:font-size-asian="10pt" style:font-weight-asian="bold" style:font-name-complex="Arial1" style:font-size-complex="10pt"/>
    </style:style>
    <style:style style:name="MP2" style:family="paragraph" style:parent-style-name="Standard">
      <style:paragraph-properties fo:margin-top="0in" fo:margin-bottom="0in" loext:contextual-spacing="false"/>
    </style:style>
    <style:style style:name="MT1" style:family="text">
      <style:text-properties fo:color="#000080" style:font-name="Arial" fo:font-size="10pt" style:text-underline-style="solid" style:text-underline-width="auto" style:text-underline-color="font-color" fo:font-weight="bold" style:font-name-asian="Arial1" style:font-size-asian="10pt" style:font-weight-asian="bold" style:font-name-complex="Arial1" style:font-size-complex="10pt"/>
    </style:style>
    <style:style style:name="MT2" style:family="text">
      <style:text-properties style:font-name="Arial" fo:font-size="10pt" fo:font-weight="bold" style:font-name-asian="Arial1" style:font-size-asian="10pt" style:font-weight-asian="bold" style:font-name-complex="Arial1" style:font-size-complex="10pt"/>
    </style:style>
    <style:page-layout style:name="Mpm1">
      <style:page-layout-properties fo:page-width="8.5in" fo:page-height="11in" style:num-format="1" style:print-orientation="portrait" fo:margin-top="0.5in" fo:margin-bottom="0.5in" fo:margin-left="0.7902in" fo:margin-right="0.7902in" style:writing-mode="lr-tb" style:layout-grid-color="#c0c0c0" style:layout-grid-lines="2392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02in" fo:margin-left="0in" fo:margin-right="0in" fo:margin-bottom="0.2508in" style:dynamic-spacing="true"/>
      </style:header-style>
      <style:footer-style>
        <style:header-footer-properties fo:min-height="0.2902in" fo:margin-left="0in" fo:margin-right="0in" fo:margin-top="0.250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lossary of Common Terms for Translators using Adapt It and Paratext on Wasta Linux</text:p>
      </style:header>
      <style:footer>
        <text:p text:style-name="MP2"><text:a xlink:type="simple" xlink:href="#5wbblmalahqi" text:style-name="Internet_20_link" text:visited-style-name="Visited_20_Internet_20_Link"><text:span text:style-name="MT1">Go back to alphabetical index at top</text:span></text:a><text:span text:style-name="MT2"><text:tab/><text:tab/><text:tab/><text:tab/><text:tab/><text:tab/><text:tab/><text:tab/>Page </text:span><text:span text:style-name="MT2"><text:page-number text:select-page="current">38</text:page-number></text:span></text:p>
      </style:footer>
    </style:master-page>
    <style:master-page style:name="First_20_Page" style:display-name="First Page" style:page-layout-name="Mpm1" style:next-style-name="Standard">
      <style:header>
        <text:p text:style-name="MP2"/>
      </style:header>
      <style:footer>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Linux_X86_64 LibreOffice_project/30m0$Build-2</meta:generator>
    <dc:date>2017-12-22T20:11:44.361519612</dc:date>
    <meta:editing-duration>PT48M26S</meta:editing-duration>
    <meta:editing-cycles>6</meta:editing-cycles>
    <meta:document-statistic meta:table-count="0" meta:image-count="45" meta:object-count="0" meta:page-count="38" meta:paragraph-count="384" meta:word-count="24924" meta:character-count="140760" meta:non-whitespace-character-count="116107"/>
  </office:meta>
</office:document-meta>
</file>